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8.47mm"/>
    </style:style>
    <style:style style:name="co2" style:family="table-column">
      <style:table-column-properties fo:break-before="auto" style:column-width="39.62mm"/>
    </style:style>
    <style:style style:name="co3" style:family="table-column">
      <style:table-column-properties fo:break-before="auto" style:column-width="32.84mm"/>
    </style:style>
    <style:style style:name="co4" style:family="table-column">
      <style:table-column-properties fo:break-before="auto" style:column-width="43.02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shapes>
          <draw:frame draw:z-index="0" draw:style-name="gr1" draw:text-style-name="P1" svg:width="314.8mm" svg:height="170.53mm" svg:x="332.89mm" svg:y="3.01mm">
            <draw:object draw:notify-on-update-of-ranges="Foglio1.A1:Foglio1.A4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312.45mm" svg:height="175.67mm" svg:x="329.61mm" svg:y="175.2mm">
            <draw:object draw:notify-on-update-of-ranges="Foglio1.X1:Foglio1.X400 Foglio1.B1:Foglio1.B40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311.35mm" svg:height="175.12mm" svg:x="329.73mm" svg:y="358.32mm">
            <draw:object draw:notify-on-update-of-ranges="Foglio1.X1:Foglio1.X400 Foglio1.C1:Foglio1.C40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307.05mm" svg:height="172.71mm" svg:x="327.78mm" svg:y="543.63mm">
            <draw:object draw:notify-on-update-of-ranges="Foglio1.X1:Foglio1.X400 Foglio1.D1:Foglio1.D40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306.52mm" svg:height="172.41mm" svg:x="325.88mm" svg:y="725.97mm">
            <draw:object draw:notify-on-update-of-ranges="Foglio1.X1:Foglio1.X400 Foglio1.E1:Foglio1.E40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301.69mm" svg:height="169.69mm" svg:x="325.27mm" svg:y="907.04mm">
            <draw:object draw:notify-on-update-of-ranges="Foglio1.X1:Foglio1.X400 Foglio1.F1:Foglio1.F400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298.83mm" svg:height="168.08mm" svg:x="327.32mm" svg:y="1087.74mm">
            <draw:object draw:notify-on-update-of-ranges="Foglio1.X1:Foglio1.X400 Foglio1.G1:Foglio1.G501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291.23mm" svg:height="163.81mm" svg:x="330.97mm" svg:y="1262.35mm">
            <draw:object draw:notify-on-update-of-ranges="Foglio1.X1:Foglio1.X400 Foglio1.I1:Foglio1.I400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1" table:default-cell-style-name="ce1"/>
        <table:table-column table:style-name="co3" table:default-cell-style-name="ce1"/>
        <table:table-column table:style-name="co4" table:number-columns-repeated="2" table:default-cell-style-name="ce2"/>
        <table:table-column table:style-name="co4" table:default-cell-style-name="Default"/>
        <table:table-column table:style-name="co5" table:number-columns-repeated="14" table:default-cell-style-name="Default"/>
        <table:table-column table:style-name="co1" table:default-cell-style-name="Default"/>
        <table:table-column table:style-name="co5" table:default-cell-style-name="Default"/>
        <table:table-row table:style-name="ro1">
          <table:table-cell office:value-type="float" office:value="0.214527979493141" calcext:value-type="float">
            <text:p>0,214527979493141</text:p>
          </table:table-cell>
          <table:table-cell office:value-type="float" office:value="0.578363358974457" calcext:value-type="float">
            <text:p>0,578363358974457</text:p>
          </table:table-cell>
          <table:table-cell office:value-type="float" office:value="0.242861434817314" calcext:value-type="float">
            <text:p>0,242861434817314</text:p>
          </table:table-cell>
          <table:table-cell office:value-type="float" office:value="0.449738562107086" calcext:value-type="float">
            <text:p>0,449738562107086</text:p>
          </table:table-cell>
          <table:table-cell office:value-type="float" office:value="0.222085624933243" calcext:value-type="float">
            <text:p>0,222085624933243</text:p>
          </table:table-cell>
          <table:table-cell office:value-type="float" office:value="0.234898716211319" calcext:value-type="float">
            <text:p>0,234898716211319</text:p>
          </table:table-cell>
          <table:table-cell office:value-type="float" office:value="0.242089718580246" calcext:value-type="float">
            <text:p>0,242089718580246</text:p>
          </table:table-cell>
          <table:table-cell office:value-type="float" office:value="0.234779760241508" calcext:value-type="float">
            <text:p>0,234779760241508</text:p>
          </table:table-cell>
          <table:table-cell office:value-type="float" office:value="0.235722064971924" calcext:value-type="float">
            <text:p>0,235722064971924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.24054133892059" calcext:value-type="float">
            <text:p>1,24054133892059</text:p>
          </table:table-cell>
          <table:table-cell office:value-type="float" office:value="0.576224565505981" calcext:value-type="float">
            <text:p>0,576224565505981</text:p>
          </table:table-cell>
          <table:table-cell office:value-type="float" office:value="0.265308111906052" calcext:value-type="float">
            <text:p>0,265308111906052</text:p>
          </table:table-cell>
          <table:table-cell office:value-type="float" office:value="0.436292767524719" calcext:value-type="float">
            <text:p>0,436292767524719</text:p>
          </table:table-cell>
          <table:table-cell office:value-type="float" office:value="0.400036126375198" calcext:value-type="float">
            <text:p>0,400036126375198</text:p>
          </table:table-cell>
          <table:table-cell office:value-type="float" office:value="11.7507762908936" calcext:value-type="float">
            <text:p>11,7507762908936</text:p>
          </table:table-cell>
          <table:table-cell office:value-type="float" office:value="11.7339286804199" calcext:value-type="float">
            <text:p>11,7339286804199</text:p>
          </table:table-cell>
          <table:table-cell office:value-type="float" office:value="11.7446489334106" calcext:value-type="float">
            <text:p>11,7446489334106</text:p>
          </table:table-cell>
          <table:table-cell office:value-type="float" office:value="1.75507497787476" calcext:value-type="float">
            <text:p>1,75507497787476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.20566534996033" calcext:value-type="float">
            <text:p>1,20566534996033</text:p>
          </table:table-cell>
          <table:table-cell office:value-type="float" office:value="0.559428632259369" calcext:value-type="float">
            <text:p>0,559428632259369</text:p>
          </table:table-cell>
          <table:table-cell office:value-type="float" office:value="0.272704929113388" calcext:value-type="float">
            <text:p>0,272704929113388</text:p>
          </table:table-cell>
          <table:table-cell office:value-type="float" office:value="0.444909900426865" calcext:value-type="float">
            <text:p>0,444909900426865</text:p>
          </table:table-cell>
          <table:table-cell office:value-type="float" office:value="0.422372311353684" calcext:value-type="float">
            <text:p>0,422372311353684</text:p>
          </table:table-cell>
          <table:table-cell office:value-type="float" office:value="11.748007774353" calcext:value-type="float">
            <text:p>11,748007774353</text:p>
          </table:table-cell>
          <table:table-cell office:value-type="float" office:value="11.7574253082275" calcext:value-type="float">
            <text:p>11,7574253082275</text:p>
          </table:table-cell>
          <table:table-cell office:value-type="float" office:value="11.7454214096069" calcext:value-type="float">
            <text:p>11,7454214096069</text:p>
          </table:table-cell>
          <table:table-cell office:value-type="float" office:value="1.74045467376709" calcext:value-type="float">
            <text:p>1,7404546737670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.1901068687439" calcext:value-type="float">
            <text:p>1,1901068687439</text:p>
          </table:table-cell>
          <table:table-cell office:value-type="float" office:value="0.565454542636871" calcext:value-type="float">
            <text:p>0,565454542636871</text:p>
          </table:table-cell>
          <table:table-cell office:value-type="float" office:value="0.274525433778763" calcext:value-type="float">
            <text:p>0,274525433778763</text:p>
          </table:table-cell>
          <table:table-cell office:value-type="float" office:value="0.467215836048126" calcext:value-type="float">
            <text:p>0,467215836048126</text:p>
          </table:table-cell>
          <table:table-cell office:value-type="float" office:value="0.404386758804321" calcext:value-type="float">
            <text:p>0,404386758804321</text:p>
          </table:table-cell>
          <table:table-cell office:value-type="float" office:value="11.7653837203979" calcext:value-type="float">
            <text:p>11,7653837203979</text:p>
          </table:table-cell>
          <table:table-cell office:value-type="float" office:value="11.7626123428345" calcext:value-type="float">
            <text:p>11,7626123428345</text:p>
          </table:table-cell>
          <table:table-cell office:value-type="float" office:value="11.7417869567871" calcext:value-type="float">
            <text:p>11,7417869567871</text:p>
          </table:table-cell>
          <table:table-cell office:value-type="float" office:value="1.70987129211426" calcext:value-type="float">
            <text:p>1,70987129211426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.20196986198425" calcext:value-type="float">
            <text:p>1,20196986198425</text:p>
          </table:table-cell>
          <table:table-cell office:value-type="float" office:value="0.563776135444641" calcext:value-type="float">
            <text:p>0,563776135444641</text:p>
          </table:table-cell>
          <table:table-cell office:value-type="float" office:value="0.2654889523983" calcext:value-type="float">
            <text:p>0,2654889523983</text:p>
          </table:table-cell>
          <table:table-cell office:value-type="float" office:value="0.433258563280106" calcext:value-type="float">
            <text:p>0,433258563280106</text:p>
          </table:table-cell>
          <table:table-cell office:value-type="float" office:value="0.399135410785675" calcext:value-type="float">
            <text:p>0,399135410785675</text:p>
          </table:table-cell>
          <table:table-cell office:value-type="float" office:value="11.7731790542603" calcext:value-type="float">
            <text:p>11,7731790542603</text:p>
          </table:table-cell>
          <table:table-cell office:value-type="float" office:value="11.7508544921875" calcext:value-type="float">
            <text:p>11,7508544921875</text:p>
          </table:table-cell>
          <table:table-cell office:value-type="float" office:value="11.7737216949463" calcext:value-type="float">
            <text:p>11,7737216949463</text:p>
          </table:table-cell>
          <table:table-cell office:value-type="float" office:value="1.63159835338593" calcext:value-type="float">
            <text:p>1,63159835338593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.18353652954102" calcext:value-type="float">
            <text:p>1,18353652954102</text:p>
          </table:table-cell>
          <table:table-cell office:value-type="float" office:value="0.560959279537201" calcext:value-type="float">
            <text:p>0,560959279537201</text:p>
          </table:table-cell>
          <table:table-cell office:value-type="float" office:value="0.253740429878235" calcext:value-type="float">
            <text:p>0,253740429878235</text:p>
          </table:table-cell>
          <table:table-cell office:value-type="float" office:value="0.428085505962372" calcext:value-type="float">
            <text:p>0,428085505962372</text:p>
          </table:table-cell>
          <table:table-cell office:value-type="float" office:value="0.402703613042831" calcext:value-type="float">
            <text:p>0,402703613042831</text:p>
          </table:table-cell>
          <table:table-cell office:value-type="float" office:value="11.7932014465332" calcext:value-type="float">
            <text:p>11,7932014465332</text:p>
          </table:table-cell>
          <table:table-cell office:value-type="float" office:value="11.7781162261963" calcext:value-type="float">
            <text:p>11,7781162261963</text:p>
          </table:table-cell>
          <table:table-cell office:value-type="float" office:value="11.7858057022095" calcext:value-type="float">
            <text:p>11,7858057022095</text:p>
          </table:table-cell>
          <table:table-cell office:value-type="float" office:value="1.53418850898743" calcext:value-type="float">
            <text:p>1,53418850898743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.19581520557404" calcext:value-type="float">
            <text:p>1,19581520557404</text:p>
          </table:table-cell>
          <table:table-cell office:value-type="float" office:value="0.545015275478363" calcext:value-type="float">
            <text:p>0,545015275478363</text:p>
          </table:table-cell>
          <table:table-cell office:value-type="float" office:value="0.277058750391007" calcext:value-type="float">
            <text:p>0,277058750391007</text:p>
          </table:table-cell>
          <table:table-cell office:value-type="float" office:value="0.426627397537231" calcext:value-type="float">
            <text:p>0,426627397537231</text:p>
          </table:table-cell>
          <table:table-cell office:value-type="float" office:value="0.407367140054703" calcext:value-type="float">
            <text:p>0,407367140054703</text:p>
          </table:table-cell>
          <table:table-cell office:value-type="float" office:value="11.8083467483521" calcext:value-type="float">
            <text:p>11,8083467483521</text:p>
          </table:table-cell>
          <table:table-cell office:value-type="float" office:value="11.8023309707642" calcext:value-type="float">
            <text:p>11,8023309707642</text:p>
          </table:table-cell>
          <table:table-cell office:value-type="float" office:value="11.800989151001" calcext:value-type="float">
            <text:p>11,800989151001</text:p>
          </table:table-cell>
          <table:table-cell office:value-type="float" office:value="1.48798596858978" calcext:value-type="float">
            <text:p>1,48798596858978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1.1967146396637" calcext:value-type="float">
            <text:p>1,1967146396637</text:p>
          </table:table-cell>
          <table:table-cell office:value-type="float" office:value="0.548519670963287" calcext:value-type="float">
            <text:p>0,548519670963287</text:p>
          </table:table-cell>
          <table:table-cell office:value-type="float" office:value="0.260277599096298" calcext:value-type="float">
            <text:p>0,260277599096298</text:p>
          </table:table-cell>
          <table:table-cell office:value-type="float" office:value="0.446218192577362" calcext:value-type="float">
            <text:p>0,446218192577362</text:p>
          </table:table-cell>
          <table:table-cell office:value-type="float" office:value="0.422930389642715" calcext:value-type="float">
            <text:p>0,422930389642715</text:p>
          </table:table-cell>
          <table:table-cell office:value-type="float" office:value="11.819803237915" calcext:value-type="float">
            <text:p>11,819803237915</text:p>
          </table:table-cell>
          <table:table-cell office:value-type="float" office:value="11.8098936080933" calcext:value-type="float">
            <text:p>11,8098936080933</text:p>
          </table:table-cell>
          <table:table-cell office:value-type="float" office:value="11.8169479370117" calcext:value-type="float">
            <text:p>11,8169479370117</text:p>
          </table:table-cell>
          <table:table-cell office:value-type="float" office:value="1.40067887306213" calcext:value-type="float">
            <text:p>1,40067887306213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.20914900302887" calcext:value-type="float">
            <text:p>1,20914900302887</text:p>
          </table:table-cell>
          <table:table-cell office:value-type="float" office:value="0.55574768781662" calcext:value-type="float">
            <text:p>0,55574768781662</text:p>
          </table:table-cell>
          <table:table-cell office:value-type="float" office:value="0.250065296888351" calcext:value-type="float">
            <text:p>0,250065296888351</text:p>
          </table:table-cell>
          <table:table-cell office:value-type="float" office:value="0.444523245096207" calcext:value-type="float">
            <text:p>0,444523245096207</text:p>
          </table:table-cell>
          <table:table-cell office:value-type="float" office:value="0.410974055528641" calcext:value-type="float">
            <text:p>0,410974055528641</text:p>
          </table:table-cell>
          <table:table-cell office:value-type="float" office:value="11.830454826355" calcext:value-type="float">
            <text:p>11,830454826355</text:p>
          </table:table-cell>
          <table:table-cell office:value-type="float" office:value="11.845157623291" calcext:value-type="float">
            <text:p>11,845157623291</text:p>
          </table:table-cell>
          <table:table-cell office:value-type="float" office:value="11.8299684524536" calcext:value-type="float">
            <text:p>11,8299684524536</text:p>
          </table:table-cell>
          <table:table-cell office:value-type="float" office:value="1.3660169839859" calcext:value-type="float">
            <text:p>1,366016983985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1.2401921749115" calcext:value-type="float">
            <text:p>1,2401921749115</text:p>
          </table:table-cell>
          <table:table-cell office:value-type="float" office:value="0.576307237148285" calcext:value-type="float">
            <text:p>0,576307237148285</text:p>
          </table:table-cell>
          <table:table-cell office:value-type="float" office:value="0.266553997993469" calcext:value-type="float">
            <text:p>0,266553997993469</text:p>
          </table:table-cell>
          <table:table-cell office:value-type="float" office:value="0.437385559082031" calcext:value-type="float">
            <text:p>0,437385559082031</text:p>
          </table:table-cell>
          <table:table-cell office:value-type="float" office:value="0.455826759338379" calcext:value-type="float">
            <text:p>0,455826759338379</text:p>
          </table:table-cell>
          <table:table-cell office:value-type="float" office:value="11.8591575622559" calcext:value-type="float">
            <text:p>11,8591575622559</text:p>
          </table:table-cell>
          <table:table-cell office:value-type="float" office:value="11.8468647003174" calcext:value-type="float">
            <text:p>11,8468647003174</text:p>
          </table:table-cell>
          <table:table-cell office:value-type="float" office:value="11.8534736633301" calcext:value-type="float">
            <text:p>11,8534736633301</text:p>
          </table:table-cell>
          <table:table-cell office:value-type="float" office:value="1.3019472360611" calcext:value-type="float">
            <text:p>1,3019472360611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.25553667545319" calcext:value-type="float">
            <text:p>1,25553667545319</text:p>
          </table:table-cell>
          <table:table-cell office:value-type="float" office:value="0.562657952308655" calcext:value-type="float">
            <text:p>0,562657952308655</text:p>
          </table:table-cell>
          <table:table-cell office:value-type="float" office:value="0.253085762262344" calcext:value-type="float">
            <text:p>0,253085762262344</text:p>
          </table:table-cell>
          <table:table-cell office:value-type="float" office:value="0.427957028150559" calcext:value-type="float">
            <text:p>0,427957028150559</text:p>
          </table:table-cell>
          <table:table-cell office:value-type="float" office:value="0.469480782747269" calcext:value-type="float">
            <text:p>0,469480782747269</text:p>
          </table:table-cell>
          <table:table-cell office:value-type="float" office:value="11.8782043457031" calcext:value-type="float">
            <text:p>11,8782043457031</text:p>
          </table:table-cell>
          <table:table-cell office:value-type="float" office:value="11.8889379501343" calcext:value-type="float">
            <text:p>11,8889379501343</text:p>
          </table:table-cell>
          <table:table-cell office:value-type="float" office:value="11.8842525482178" calcext:value-type="float">
            <text:p>11,8842525482178</text:p>
          </table:table-cell>
          <table:table-cell office:value-type="float" office:value="1.26284861564636" calcext:value-type="float">
            <text:p>1,26284861564636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1.65159928798676" calcext:value-type="float">
            <text:p>1,65159928798676</text:p>
          </table:table-cell>
          <table:table-cell office:value-type="float" office:value="0.564184844493866" calcext:value-type="float">
            <text:p>0,564184844493866</text:p>
          </table:table-cell>
          <table:table-cell office:value-type="float" office:value="0.27097687125206" calcext:value-type="float">
            <text:p>0,27097687125206</text:p>
          </table:table-cell>
          <table:table-cell office:value-type="float" office:value="0.444033324718475" calcext:value-type="float">
            <text:p>0,444033324718475</text:p>
          </table:table-cell>
          <table:table-cell office:value-type="float" office:value="11.9169397354126" calcext:value-type="float">
            <text:p>11,9169397354126</text:p>
          </table:table-cell>
          <table:table-cell office:value-type="float" office:value="11.9042072296143" calcext:value-type="float">
            <text:p>11,9042072296143</text:p>
          </table:table-cell>
          <table:table-cell office:value-type="float" office:value="11.9185056686401" calcext:value-type="float">
            <text:p>11,9185056686401</text:p>
          </table:table-cell>
          <table:table-cell office:value-type="float" office:value="11.9160223007202" calcext:value-type="float">
            <text:p>11,9160223007202</text:p>
          </table:table-cell>
          <table:table-cell office:value-type="float" office:value="1.21231341362" calcext:value-type="float">
            <text:p>1,21231341362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1.60684096813202" calcext:value-type="float">
            <text:p>1,60684096813202</text:p>
          </table:table-cell>
          <table:table-cell office:value-type="float" office:value="0.582925200462341" calcext:value-type="float">
            <text:p>0,582925200462341</text:p>
          </table:table-cell>
          <table:table-cell office:value-type="float" office:value="0.282661408185959" calcext:value-type="float">
            <text:p>0,282661408185959</text:p>
          </table:table-cell>
          <table:table-cell office:value-type="float" office:value="0.452729552984238" calcext:value-type="float">
            <text:p>0,452729552984238</text:p>
          </table:table-cell>
          <table:table-cell office:value-type="float" office:value="11.9505176544189" calcext:value-type="float">
            <text:p>11,9505176544189</text:p>
          </table:table-cell>
          <table:table-cell office:value-type="float" office:value="11.9438714981079" calcext:value-type="float">
            <text:p>11,9438714981079</text:p>
          </table:table-cell>
          <table:table-cell office:value-type="float" office:value="11.9529113769531" calcext:value-type="float">
            <text:p>11,9529113769531</text:p>
          </table:table-cell>
          <table:table-cell office:value-type="float" office:value="11.9459991455078" calcext:value-type="float">
            <text:p>11,9459991455078</text:p>
          </table:table-cell>
          <table:table-cell office:value-type="float" office:value="1.18061316013336" calcext:value-type="float">
            <text:p>1,18061316013336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1.57714140415192" calcext:value-type="float">
            <text:p>1,57714140415192</text:p>
          </table:table-cell>
          <table:table-cell office:value-type="float" office:value="0.559718072414398" calcext:value-type="float">
            <text:p>0,559718072414398</text:p>
          </table:table-cell>
          <table:table-cell office:value-type="float" office:value="0.268512606620789" calcext:value-type="float">
            <text:p>0,268512606620789</text:p>
          </table:table-cell>
          <table:table-cell office:value-type="float" office:value="0.445705652236939" calcext:value-type="float">
            <text:p>0,445705652236939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11.9923505783081" calcext:value-type="float">
            <text:p>11,9923505783081</text:p>
          </table:table-cell>
          <table:table-cell office:value-type="float" office:value="11.9984483718872" calcext:value-type="float">
            <text:p>11,9984483718872</text:p>
          </table:table-cell>
          <table:table-cell office:value-type="float" office:value="1.12802410125732" calcext:value-type="float">
            <text:p>1,12802410125732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1.55415618419647" calcext:value-type="float">
            <text:p>1,55415618419647</text:p>
          </table:table-cell>
          <table:table-cell office:value-type="float" office:value="0.555593073368073" calcext:value-type="float">
            <text:p>0,555593073368073</text:p>
          </table:table-cell>
          <table:table-cell office:value-type="float" office:value="0.262565106153488" calcext:value-type="float">
            <text:p>0,262565106153488</text:p>
          </table:table-cell>
          <table:table-cell office:value-type="float" office:value="0.437656253576279" calcext:value-type="float">
            <text:p>0,437656253576279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1.09871387481689" calcext:value-type="float">
            <text:p>1,0987138748168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1.53166663646698" calcext:value-type="float">
            <text:p>1,53166663646698</text:p>
          </table:table-cell>
          <table:table-cell office:value-type="float" office:value="0.56151682138443" calcext:value-type="float">
            <text:p>0,56151682138443</text:p>
          </table:table-cell>
          <table:table-cell office:value-type="float" office:value="0.292432755231857" calcext:value-type="float">
            <text:p>0,292432755231857</text:p>
          </table:table-cell>
          <table:table-cell office:value-type="float" office:value="0.449510395526886" calcext:value-type="float">
            <text:p>0,449510395526886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1.0514714717865" calcext:value-type="float">
            <text:p>1,0514714717865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6" calcext:value-type="float">
            <text:p>16</text:p>
          </table:table-cell>
          <table:table-cell office:value-type="float" office:value="11.99999" calcext:value-type="float">
            <text:p>11,99999</text:p>
          </table:table-cell>
        </table:table-row>
        <table:table-row table:style-name="ro1">
          <table:table-cell office:value-type="float" office:value="1.54330766201019" calcext:value-type="float">
            <text:p>1,54330766201019</text:p>
          </table:table-cell>
          <table:table-cell office:value-type="float" office:value="0.55488395690918" calcext:value-type="float">
            <text:p>0,55488395690918</text:p>
          </table:table-cell>
          <table:table-cell office:value-type="float" office:value="0.259095847606659" calcext:value-type="float">
            <text:p>0,259095847606659</text:p>
          </table:table-cell>
          <table:table-cell office:value-type="float" office:value="0.434062153100967" calcext:value-type="float">
            <text:p>0,434062153100967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1.04209864139557" calcext:value-type="float">
            <text:p>1,04209864139557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1.47847735881805" calcext:value-type="float">
            <text:p>1,47847735881805</text:p>
          </table:table-cell>
          <table:table-cell office:value-type="float" office:value="0.564518511295319" calcext:value-type="float">
            <text:p>0,564518511295319</text:p>
          </table:table-cell>
          <table:table-cell office:value-type="float" office:value="0.268129289150238" calcext:value-type="float">
            <text:p>0,268129289150238</text:p>
          </table:table-cell>
          <table:table-cell office:value-type="float" office:value="0.420498549938202" calcext:value-type="float">
            <text:p>0,420498549938202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1.01641309261322" calcext:value-type="float">
            <text:p>1,01641309261322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1.47425496578217" calcext:value-type="float">
            <text:p>1,47425496578217</text:p>
          </table:table-cell>
          <table:table-cell office:value-type="float" office:value="0.57684850692749" calcext:value-type="float">
            <text:p>0,57684850692749</text:p>
          </table:table-cell>
          <table:table-cell office:value-type="float" office:value="0.272742480039597" calcext:value-type="float">
            <text:p>0,272742480039597</text:p>
          </table:table-cell>
          <table:table-cell office:value-type="float" office:value="0.445685535669327" calcext:value-type="float">
            <text:p>0,445685535669327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988304495811462" calcext:value-type="float">
            <text:p>0,988304495811462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1.46438646316528" calcext:value-type="float">
            <text:p>1,46438646316528</text:p>
          </table:table-cell>
          <table:table-cell office:value-type="float" office:value="0.557826519012451" calcext:value-type="float">
            <text:p>0,557826519012451</text:p>
          </table:table-cell>
          <table:table-cell office:value-type="float" office:value="0.275507748126984" calcext:value-type="float">
            <text:p>0,275507748126984</text:p>
          </table:table-cell>
          <table:table-cell office:value-type="float" office:value="0.45089665055275" calcext:value-type="float">
            <text:p>0,45089665055275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965415716171265" calcext:value-type="float">
            <text:p>0,965415716171265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1.43093430995941" calcext:value-type="float">
            <text:p>1,43093430995941</text:p>
          </table:table-cell>
          <table:table-cell office:value-type="float" office:value="0.557727098464966" calcext:value-type="float">
            <text:p>0,557727098464966</text:p>
          </table:table-cell>
          <table:table-cell office:value-type="float" office:value="0.273923993110657" calcext:value-type="float">
            <text:p>0,273923993110657</text:p>
          </table:table-cell>
          <table:table-cell office:value-type="float" office:value="0.468195199966431" calcext:value-type="float">
            <text:p>0,468195199966431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930702447891235" calcext:value-type="float">
            <text:p>0,930702447891235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1.40412449836731" calcext:value-type="float">
            <text:p>1,40412449836731</text:p>
          </table:table-cell>
          <table:table-cell office:value-type="float" office:value="0.561700820922852" calcext:value-type="float">
            <text:p>0,561700820922852</text:p>
          </table:table-cell>
          <table:table-cell office:value-type="float" office:value="0.279113799333572" calcext:value-type="float">
            <text:p>0,279113799333572</text:p>
          </table:table-cell>
          <table:table-cell office:value-type="float" office:value="0.458660155534744" calcext:value-type="float">
            <text:p>0,458660155534744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900092720985413" calcext:value-type="float">
            <text:p>0,900092720985413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1.39787614345551" calcext:value-type="float">
            <text:p>1,39787614345551</text:p>
          </table:table-cell>
          <table:table-cell office:value-type="float" office:value="0.573920786380768" calcext:value-type="float">
            <text:p>0,573920786380768</text:p>
          </table:table-cell>
          <table:table-cell office:value-type="float" office:value="0.299592733383179" calcext:value-type="float">
            <text:p>0,299592733383179</text:p>
          </table:table-cell>
          <table:table-cell office:value-type="float" office:value="0.464977234601975" calcext:value-type="float">
            <text:p>0,464977234601975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879079163074493" calcext:value-type="float">
            <text:p>0,879079163074493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1.36077845096588" calcext:value-type="float">
            <text:p>1,36077845096588</text:p>
          </table:table-cell>
          <table:table-cell office:value-type="float" office:value="0.567420780658722" calcext:value-type="float">
            <text:p>0,567420780658722</text:p>
          </table:table-cell>
          <table:table-cell office:value-type="float" office:value="0.291132718324661" calcext:value-type="float">
            <text:p>0,291132718324661</text:p>
          </table:table-cell>
          <table:table-cell office:value-type="float" office:value="0.458359748125076" calcext:value-type="float">
            <text:p>0,458359748125076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859895408153534" calcext:value-type="float">
            <text:p>0,859895408153534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1.35267198085785" calcext:value-type="float">
            <text:p>1,35267198085785</text:p>
          </table:table-cell>
          <table:table-cell office:value-type="float" office:value="0.574315965175629" calcext:value-type="float">
            <text:p>0,574315965175629</text:p>
          </table:table-cell>
          <table:table-cell office:value-type="float" office:value="0.290203511714935" calcext:value-type="float">
            <text:p>0,290203511714935</text:p>
          </table:table-cell>
          <table:table-cell office:value-type="float" office:value="0.459230542182922" calcext:value-type="float">
            <text:p>0,459230542182922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840799748897553" calcext:value-type="float">
            <text:p>0,840799748897553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1.32957816123962" calcext:value-type="float">
            <text:p>1,32957816123962</text:p>
          </table:table-cell>
          <table:table-cell office:value-type="float" office:value="0.555193722248077" calcext:value-type="float">
            <text:p>0,555193722248077</text:p>
          </table:table-cell>
          <table:table-cell office:value-type="float" office:value="0.274258762598038" calcext:value-type="float">
            <text:p>0,274258762598038</text:p>
          </table:table-cell>
          <table:table-cell office:value-type="float" office:value="0.471518129110336" calcext:value-type="float">
            <text:p>0,471518129110336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842531144618988" calcext:value-type="float">
            <text:p>0,842531144618988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1.3171591758728" calcext:value-type="float">
            <text:p>1,3171591758728</text:p>
          </table:table-cell>
          <table:table-cell office:value-type="float" office:value="0.572288572788239" calcext:value-type="float">
            <text:p>0,572288572788239</text:p>
          </table:table-cell>
          <table:table-cell office:value-type="float" office:value="0.301173120737076" calcext:value-type="float">
            <text:p>0,301173120737076</text:p>
          </table:table-cell>
          <table:table-cell office:value-type="float" office:value="0.475585490465164" calcext:value-type="float">
            <text:p>0,475585490465164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806881487369537" calcext:value-type="float">
            <text:p>0,806881487369537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1.28814339637756" calcext:value-type="float">
            <text:p>1,28814339637756</text:p>
          </table:table-cell>
          <table:table-cell office:value-type="float" office:value="0.268868982791901" calcext:value-type="float">
            <text:p>0,268868982791901</text:p>
          </table:table-cell>
          <table:table-cell office:value-type="float" office:value="0.287398517131805" calcext:value-type="float">
            <text:p>0,287398517131805</text:p>
          </table:table-cell>
          <table:table-cell office:value-type="float" office:value="0.484084278345108" calcext:value-type="float">
            <text:p>0,484084278345108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77979302406311" calcext:value-type="float">
            <text:p>0,77979302406311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1.30248880386353" calcext:value-type="float">
            <text:p>1,30248880386353</text:p>
          </table:table-cell>
          <table:table-cell office:value-type="float" office:value="0.584796965122223" calcext:value-type="float">
            <text:p>0,584796965122223</text:p>
          </table:table-cell>
          <table:table-cell office:value-type="float" office:value="0.306158363819122" calcext:value-type="float">
            <text:p>0,306158363819122</text:p>
          </table:table-cell>
          <table:table-cell office:value-type="float" office:value="0.461588859558106" calcext:value-type="float">
            <text:p>0,461588859558106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765949249267578" calcext:value-type="float">
            <text:p>0,765949249267578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1.27867650985718" calcext:value-type="float">
            <text:p>1,27867650985718</text:p>
          </table:table-cell>
          <table:table-cell office:value-type="float" office:value="0.581612050533295" calcext:value-type="float">
            <text:p>0,581612050533295</text:p>
          </table:table-cell>
          <table:table-cell office:value-type="float" office:value="0.304357647895813" calcext:value-type="float">
            <text:p>0,304357647895813</text:p>
          </table:table-cell>
          <table:table-cell office:value-type="float" office:value="0.423700779676437" calcext:value-type="float">
            <text:p>0,423700779676437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756264388561249" calcext:value-type="float">
            <text:p>0,75626438856124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1.28233850002289" calcext:value-type="float">
            <text:p>1,28233850002289</text:p>
          </table:table-cell>
          <table:table-cell office:value-type="float" office:value="0.583202719688416" calcext:value-type="float">
            <text:p>0,583202719688416</text:p>
          </table:table-cell>
          <table:table-cell office:value-type="float" office:value="0.296502381563187" calcext:value-type="float">
            <text:p>0,296502381563187</text:p>
          </table:table-cell>
          <table:table-cell office:value-type="float" office:value="0.425685495138168" calcext:value-type="float">
            <text:p>0,425685495138168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745281219482422" calcext:value-type="float">
            <text:p>0,745281219482422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1.24681460857391" calcext:value-type="float">
            <text:p>1,24681460857391</text:p>
          </table:table-cell>
          <table:table-cell office:value-type="float" office:value="0.58248907327652" calcext:value-type="float">
            <text:p>0,58248907327652</text:p>
          </table:table-cell>
          <table:table-cell office:value-type="float" office:value="0.30632945895195" calcext:value-type="float">
            <text:p>0,30632945895195</text:p>
          </table:table-cell>
          <table:table-cell office:value-type="float" office:value="0.419647127389908" calcext:value-type="float">
            <text:p>0,419647127389908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742670357227325" calcext:value-type="float">
            <text:p>0,742670357227325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1.22230052947998" calcext:value-type="float">
            <text:p>1,22230052947998</text:p>
          </table:table-cell>
          <table:table-cell office:value-type="float" office:value="0.598536133766174" calcext:value-type="float">
            <text:p>0,598536133766174</text:p>
          </table:table-cell>
          <table:table-cell office:value-type="float" office:value="0.319152265787125" calcext:value-type="float">
            <text:p>0,319152265787125</text:p>
          </table:table-cell>
          <table:table-cell office:value-type="float" office:value="0.421973556280136" calcext:value-type="float">
            <text:p>0,421973556280136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733499765396118" calcext:value-type="float">
            <text:p>0,733499765396118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float" office:value="1.21991062164307" calcext:value-type="float">
            <text:p>1,21991062164307</text:p>
          </table:table-cell>
          <table:table-cell office:value-type="float" office:value="0.610410094261169" calcext:value-type="float">
            <text:p>0,610410094261169</text:p>
          </table:table-cell>
          <table:table-cell office:value-type="float" office:value="0.293523788452148" calcext:value-type="float">
            <text:p>0,293523788452148</text:p>
          </table:table-cell>
          <table:table-cell office:value-type="float" office:value="0.404630213975906" calcext:value-type="float">
            <text:p>0,404630213975906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703458428382874" calcext:value-type="float">
            <text:p>0,703458428382874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1.22234427928925" calcext:value-type="float">
            <text:p>1,22234427928925</text:p>
          </table:table-cell>
          <table:table-cell office:value-type="float" office:value="0.611851215362549" calcext:value-type="float">
            <text:p>0,611851215362549</text:p>
          </table:table-cell>
          <table:table-cell office:value-type="float" office:value="0.319896072149277" calcext:value-type="float">
            <text:p>0,319896072149277</text:p>
          </table:table-cell>
          <table:table-cell office:value-type="float" office:value="0.38218691945076" calcext:value-type="float">
            <text:p>0,38218691945076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710951685905456" calcext:value-type="float">
            <text:p>0,710951685905456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1.20778667926788" calcext:value-type="float">
            <text:p>1,20778667926788</text:p>
          </table:table-cell>
          <table:table-cell office:value-type="float" office:value="0.620677709579468" calcext:value-type="float">
            <text:p>0,620677709579468</text:p>
          </table:table-cell>
          <table:table-cell office:value-type="float" office:value="0.313667833805084" calcext:value-type="float">
            <text:p>0,313667833805084</text:p>
          </table:table-cell>
          <table:table-cell office:value-type="float" office:value="0.386794030666351" calcext:value-type="float">
            <text:p>0,386794030666351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689350068569183" calcext:value-type="float">
            <text:p>0,689350068569183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1.19632923603058" calcext:value-type="float">
            <text:p>1,19632923603058</text:p>
          </table:table-cell>
          <table:table-cell office:value-type="float" office:value="0.616597473621368" calcext:value-type="float">
            <text:p>0,616597473621368</text:p>
          </table:table-cell>
          <table:table-cell office:value-type="float" office:value="0.310283541679382" calcext:value-type="float">
            <text:p>0,310283541679382</text:p>
          </table:table-cell>
          <table:table-cell office:value-type="float" office:value="0.380278557538986" calcext:value-type="float">
            <text:p>0,380278557538986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673306941986084" calcext:value-type="float">
            <text:p>0,673306941986084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1.17792546749115" calcext:value-type="float">
            <text:p>1,17792546749115</text:p>
          </table:table-cell>
          <table:table-cell office:value-type="float" office:value="0.616867125034332" calcext:value-type="float">
            <text:p>0,616867125034332</text:p>
          </table:table-cell>
          <table:table-cell office:value-type="float" office:value="0.32229083776474" calcext:value-type="float">
            <text:p>0,32229083776474</text:p>
          </table:table-cell>
          <table:table-cell office:value-type="float" office:value="0.367281287908554" calcext:value-type="float">
            <text:p>0,367281287908554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671284675598145" calcext:value-type="float">
            <text:p>0,671284675598145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1.1652809381485" calcext:value-type="float">
            <text:p>1,1652809381485</text:p>
          </table:table-cell>
          <table:table-cell office:value-type="float" office:value="0.608845293521881" calcext:value-type="float">
            <text:p>0,608845293521881</text:p>
          </table:table-cell>
          <table:table-cell office:value-type="float" office:value="0.331203371286392" calcext:value-type="float">
            <text:p>0,331203371286392</text:p>
          </table:table-cell>
          <table:table-cell office:value-type="float" office:value="0.370481878519058" calcext:value-type="float">
            <text:p>0,370481878519058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652707695960999" calcext:value-type="float">
            <text:p>0,65270769596099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1.17446851730347" calcext:value-type="float">
            <text:p>1,17446851730347</text:p>
          </table:table-cell>
          <table:table-cell office:value-type="float" office:value="0.622048437595367" calcext:value-type="float">
            <text:p>0,622048437595367</text:p>
          </table:table-cell>
          <table:table-cell office:value-type="float" office:value="0.320691138505936" calcext:value-type="float">
            <text:p>0,320691138505936</text:p>
          </table:table-cell>
          <table:table-cell office:value-type="float" office:value="0.365030020475388" calcext:value-type="float">
            <text:p>0,365030020475388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64491868019104" calcext:value-type="float">
            <text:p>0,64491868019104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1.18517363071442" calcext:value-type="float">
            <text:p>1,18517363071442</text:p>
          </table:table-cell>
          <table:table-cell office:value-type="float" office:value="0.626977264881134" calcext:value-type="float">
            <text:p>0,626977264881134</text:p>
          </table:table-cell>
          <table:table-cell office:value-type="float" office:value="0.343646585941315" calcext:value-type="float">
            <text:p>0,343646585941315</text:p>
          </table:table-cell>
          <table:table-cell office:value-type="float" office:value="0.334964364767075" calcext:value-type="float">
            <text:p>0,334964364767075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649120092391968" calcext:value-type="float">
            <text:p>0,649120092391968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float" office:value="0.274152189493179" calcext:value-type="float">
            <text:p>0,274152189493179</text:p>
          </table:table-cell>
          <table:table-cell office:value-type="float" office:value="0.277906388044357" calcext:value-type="float">
            <text:p>0,277906388044357</text:p>
          </table:table-cell>
          <table:table-cell office:value-type="float" office:value="0.287392497062683" calcext:value-type="float">
            <text:p>0,287392497062683</text:p>
          </table:table-cell>
          <table:table-cell office:value-type="float" office:value="0.287436485290527" calcext:value-type="float">
            <text:p>0,287436485290527</text:p>
          </table:table-cell>
          <table:table-cell office:value-type="float" office:value="0.281146973371506" calcext:value-type="float">
            <text:p>0,281146973371506</text:p>
          </table:table-cell>
          <table:table-cell office:value-type="float" office:value="0.294285356998444" calcext:value-type="float">
            <text:p>0,294285356998444</text:p>
          </table:table-cell>
          <table:table-cell office:value-type="float" office:value="0.28615739941597" calcext:value-type="float">
            <text:p>0,28615739941597</text:p>
          </table:table-cell>
          <table:table-cell office:value-type="float" office:value="0.298988550901413" calcext:value-type="float">
            <text:p>0,298988550901413</text:p>
          </table:table-cell>
          <table:table-cell office:value-type="float" office:value="0.282875061035156" calcext:value-type="float">
            <text:p>0,282875061035156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float" office:value="0.298786610364914" calcext:value-type="float">
            <text:p>0,298786610364914</text:p>
          </table:table-cell>
          <table:table-cell office:value-type="float" office:value="0.30141282081604" calcext:value-type="float">
            <text:p>0,30141282081604</text:p>
          </table:table-cell>
          <table:table-cell office:value-type="float" office:value="0.289553433656693" calcext:value-type="float">
            <text:p>0,289553433656693</text:p>
          </table:table-cell>
          <table:table-cell office:value-type="float" office:value="0.276274740695953" calcext:value-type="float">
            <text:p>0,276274740695953</text:p>
          </table:table-cell>
          <table:table-cell office:value-type="float" office:value="0.304691910743713" calcext:value-type="float">
            <text:p>0,304691910743713</text:p>
          </table:table-cell>
          <table:table-cell office:value-type="float" office:value="0.295256942510605" calcext:value-type="float">
            <text:p>0,295256942510605</text:p>
          </table:table-cell>
          <table:table-cell office:value-type="float" office:value="0.292407006025314" calcext:value-type="float">
            <text:p>0,292407006025314</text:p>
          </table:table-cell>
          <table:table-cell office:value-type="float" office:value="0.301244348287582" calcext:value-type="float">
            <text:p>0,301244348287582</text:p>
          </table:table-cell>
          <table:table-cell office:value-type="float" office:value="0.3020880818367" calcext:value-type="float">
            <text:p>0,3020880818367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float" office:value="0.298029541969299" calcext:value-type="float">
            <text:p>0,298029541969299</text:p>
          </table:table-cell>
          <table:table-cell office:value-type="float" office:value="0.281600505113602" calcext:value-type="float">
            <text:p>0,281600505113602</text:p>
          </table:table-cell>
          <table:table-cell office:value-type="float" office:value="0.29761129617691" calcext:value-type="float">
            <text:p>0,29761129617691</text:p>
          </table:table-cell>
          <table:table-cell office:value-type="float" office:value="0.297138184309006" calcext:value-type="float">
            <text:p>0,297138184309006</text:p>
          </table:table-cell>
          <table:table-cell office:value-type="float" office:value="0.294272273778915" calcext:value-type="float">
            <text:p>0,294272273778915</text:p>
          </table:table-cell>
          <table:table-cell office:value-type="float" office:value="0.30321004986763" calcext:value-type="float">
            <text:p>0,30321004986763</text:p>
          </table:table-cell>
          <table:table-cell office:value-type="float" office:value="0.292667478322983" calcext:value-type="float">
            <text:p>0,292667478322983</text:p>
          </table:table-cell>
          <table:table-cell office:value-type="float" office:value="0.310522437095642" calcext:value-type="float">
            <text:p>0,310522437095642</text:p>
          </table:table-cell>
          <table:table-cell office:value-type="float" office:value="0.307229429483414" calcext:value-type="float">
            <text:p>0,307229429483414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float" office:value="1.14537858963013" calcext:value-type="float">
            <text:p>1,14537858963013</text:p>
          </table:table-cell>
          <table:table-cell office:value-type="float" office:value="0.648333489894867" calcext:value-type="float">
            <text:p>0,648333489894867</text:p>
          </table:table-cell>
          <table:table-cell office:value-type="float" office:value="0.35843351483345" calcext:value-type="float">
            <text:p>0,35843351483345</text:p>
          </table:table-cell>
          <table:table-cell office:value-type="float" office:value="0.318028002977371" calcext:value-type="float">
            <text:p>0,318028002977371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603885352611542" calcext:value-type="float">
            <text:p>0,603885352611542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1.13298666477203" calcext:value-type="float">
            <text:p>1,13298666477203</text:p>
          </table:table-cell>
          <table:table-cell office:value-type="float" office:value="0.663168013095856" calcext:value-type="float">
            <text:p>0,663168013095856</text:p>
          </table:table-cell>
          <table:table-cell office:value-type="float" office:value="0.362680554389954" calcext:value-type="float">
            <text:p>0,362680554389954</text:p>
          </table:table-cell>
          <table:table-cell office:value-type="float" office:value="0.288466930389404" calcext:value-type="float">
            <text:p>0,288466930389404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595311403274536" calcext:value-type="float">
            <text:p>0,595311403274536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float" office:value="1.1549985408783" calcext:value-type="float">
            <text:p>1,1549985408783</text:p>
          </table:table-cell>
          <table:table-cell office:value-type="float" office:value="0.658270001411438" calcext:value-type="float">
            <text:p>0,658270001411438</text:p>
          </table:table-cell>
          <table:table-cell office:value-type="float" office:value="0.350404530763626" calcext:value-type="float">
            <text:p>0,350404530763626</text:p>
          </table:table-cell>
          <table:table-cell office:value-type="float" office:value="0.30862745642662" calcext:value-type="float">
            <text:p>0,30862745642662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615300059318543" calcext:value-type="float">
            <text:p>0,615300059318543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float" office:value="1.10225355625153" calcext:value-type="float">
            <text:p>1,10225355625153</text:p>
          </table:table-cell>
          <table:table-cell office:value-type="float" office:value="0.657853126525879" calcext:value-type="float">
            <text:p>0,657853126525879</text:p>
          </table:table-cell>
          <table:table-cell office:value-type="float" office:value="0.350172907114029" calcext:value-type="float">
            <text:p>0,350172907114029</text:p>
          </table:table-cell>
          <table:table-cell office:value-type="float" office:value="0.308126449584961" calcext:value-type="float">
            <text:p>0,308126449584961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593334317207336" calcext:value-type="float">
            <text:p>0,593334317207336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float" office:value="1.1354752779007" calcext:value-type="float">
            <text:p>1,1354752779007</text:p>
          </table:table-cell>
          <table:table-cell office:value-type="float" office:value="0.676565587520599" calcext:value-type="float">
            <text:p>0,676565587520599</text:p>
          </table:table-cell>
          <table:table-cell office:value-type="float" office:value="0.367645412683487" calcext:value-type="float">
            <text:p>0,367645412683487</text:p>
          </table:table-cell>
          <table:table-cell office:value-type="float" office:value="0.304684698581696" calcext:value-type="float">
            <text:p>0,304684698581696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596639513969421" calcext:value-type="float">
            <text:p>0,596639513969421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float" office:value="1.09243762493134" calcext:value-type="float">
            <text:p>1,09243762493134</text:p>
          </table:table-cell>
          <table:table-cell office:value-type="float" office:value="0.691521763801575" calcext:value-type="float">
            <text:p>0,691521763801575</text:p>
          </table:table-cell>
          <table:table-cell office:value-type="float" office:value="0.372873395681381" calcext:value-type="float">
            <text:p>0,372873395681381</text:p>
          </table:table-cell>
          <table:table-cell office:value-type="float" office:value="0.292630344629288" calcext:value-type="float">
            <text:p>0,292630344629288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570423424243927" calcext:value-type="float">
            <text:p>0,570423424243927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.10393834114075" calcext:value-type="float">
            <text:p>1,10393834114075</text:p>
          </table:table-cell>
          <table:table-cell office:value-type="float" office:value="0.67396491765976" calcext:value-type="float">
            <text:p>0,67396491765976</text:p>
          </table:table-cell>
          <table:table-cell office:value-type="float" office:value="0.389664202928543" calcext:value-type="float">
            <text:p>0,389664202928543</text:p>
          </table:table-cell>
          <table:table-cell office:value-type="float" office:value="0.293072551488876" calcext:value-type="float">
            <text:p>0,293072551488876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583971858024597" calcext:value-type="float">
            <text:p>0,583971858024597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float" office:value="1.08729267120361" calcext:value-type="float">
            <text:p>1,08729267120361</text:p>
          </table:table-cell>
          <table:table-cell office:value-type="float" office:value="0.697026312351227" calcext:value-type="float">
            <text:p>0,697026312351227</text:p>
          </table:table-cell>
          <table:table-cell office:value-type="float" office:value="0.380095839500427" calcext:value-type="float">
            <text:p>0,380095839500427</text:p>
          </table:table-cell>
          <table:table-cell office:value-type="float" office:value="0.28632441163063" calcext:value-type="float">
            <text:p>0,28632441163063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569279670715332" calcext:value-type="float">
            <text:p>0,569279670715332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float" office:value="1.08824527263641" calcext:value-type="float">
            <text:p>1,08824527263641</text:p>
          </table:table-cell>
          <table:table-cell office:value-type="float" office:value="0.703568279743195" calcext:value-type="float">
            <text:p>0,703568279743195</text:p>
          </table:table-cell>
          <table:table-cell office:value-type="float" office:value="0.395885169506073" calcext:value-type="float">
            <text:p>0,395885169506073</text:p>
          </table:table-cell>
          <table:table-cell office:value-type="float" office:value="0.283703118562698" calcext:value-type="float">
            <text:p>0,283703118562698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564352452754974" calcext:value-type="float">
            <text:p>0,564352452754974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float" office:value="1.09807026386261" calcext:value-type="float">
            <text:p>1,09807026386261</text:p>
          </table:table-cell>
          <table:table-cell office:value-type="float" office:value="0.697068274021149" calcext:value-type="float">
            <text:p>0,697068274021149</text:p>
          </table:table-cell>
          <table:table-cell office:value-type="float" office:value="0.424031376838684" calcext:value-type="float">
            <text:p>0,424031376838684</text:p>
          </table:table-cell>
          <table:table-cell office:value-type="float" office:value="0.281427979469299" calcext:value-type="float">
            <text:p>0,281427979469299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562939643859863" calcext:value-type="float">
            <text:p>0,562939643859863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float" office:value="1.0977931022644" calcext:value-type="float">
            <text:p>1,0977931022644</text:p>
          </table:table-cell>
          <table:table-cell office:value-type="float" office:value="0.720079183578491" calcext:value-type="float">
            <text:p>0,720079183578491</text:p>
          </table:table-cell>
          <table:table-cell office:value-type="float" office:value="0.403987228870392" calcext:value-type="float">
            <text:p>0,403987228870392</text:p>
          </table:table-cell>
          <table:table-cell office:value-type="float" office:value="0.260323464870453" calcext:value-type="float">
            <text:p>0,260323464870453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552316904067993" calcext:value-type="float">
            <text:p>0,552316904067993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float" office:value="1.09292221069336" calcext:value-type="float">
            <text:p>1,09292221069336</text:p>
          </table:table-cell>
          <table:table-cell office:value-type="float" office:value="0.714653372764587" calcext:value-type="float">
            <text:p>0,714653372764587</text:p>
          </table:table-cell>
          <table:table-cell office:value-type="float" office:value="0.425680220127106" calcext:value-type="float">
            <text:p>0,425680220127106</text:p>
          </table:table-cell>
          <table:table-cell office:value-type="float" office:value="0.269203305244446" calcext:value-type="float">
            <text:p>0,269203305244446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55361533164978" calcext:value-type="float">
            <text:p>0,55361533164978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float" office:value="1.07628059387207" calcext:value-type="float">
            <text:p>1,07628059387207</text:p>
          </table:table-cell>
          <table:table-cell office:value-type="float" office:value="0.719436347484589" calcext:value-type="float">
            <text:p>0,719436347484589</text:p>
          </table:table-cell>
          <table:table-cell office:value-type="float" office:value="0.423545897006988" calcext:value-type="float">
            <text:p>0,423545897006988</text:p>
          </table:table-cell>
          <table:table-cell office:value-type="float" office:value="0.272396951913834" calcext:value-type="float">
            <text:p>0,272396951913834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534598886966705" calcext:value-type="float">
            <text:p>0,534598886966705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float" office:value="0.958192408084869" calcext:value-type="float">
            <text:p>0,958192408084869</text:p>
          </table:table-cell>
          <table:table-cell office:value-type="float" office:value="0.707964420318604" calcext:value-type="float">
            <text:p>0,707964420318604</text:p>
          </table:table-cell>
          <table:table-cell office:value-type="float" office:value="0.424197494983673" calcext:value-type="float">
            <text:p>0,424197494983673</text:p>
          </table:table-cell>
          <table:table-cell office:value-type="float" office:value="0.2623310983181" calcext:value-type="float">
            <text:p>0,2623310983181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524761021137237" calcext:value-type="float">
            <text:p>0,524761021137237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float" office:value="0.938451409339905" calcext:value-type="float">
            <text:p>0,938451409339905</text:p>
          </table:table-cell>
          <table:table-cell office:value-type="float" office:value="0.680187344551086" calcext:value-type="float">
            <text:p>0,680187344551086</text:p>
          </table:table-cell>
          <table:table-cell office:value-type="float" office:value="0.45106565952301" calcext:value-type="float">
            <text:p>0,45106565952301</text:p>
          </table:table-cell>
          <table:table-cell office:value-type="float" office:value="0.258559852838516" calcext:value-type="float">
            <text:p>0,258559852838516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531398057937622" calcext:value-type="float">
            <text:p>0,531398057937622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float" office:value="1.08679819107056" calcext:value-type="float">
            <text:p>1,08679819107056</text:p>
          </table:table-cell>
          <table:table-cell office:value-type="float" office:value="0.668291568756104" calcext:value-type="float">
            <text:p>0,668291568756104</text:p>
          </table:table-cell>
          <table:table-cell office:value-type="float" office:value="0.451113641262054" calcext:value-type="float">
            <text:p>0,451113641262054</text:p>
          </table:table-cell>
          <table:table-cell office:value-type="float" office:value="0.25501212477684" calcext:value-type="float">
            <text:p>0,25501212477684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519431114196777" calcext:value-type="float">
            <text:p>0,519431114196777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1.24478471279144" calcext:value-type="float">
            <text:p>1,24478471279144</text:p>
          </table:table-cell>
          <table:table-cell office:value-type="float" office:value="0.670343518257141" calcext:value-type="float">
            <text:p>0,670343518257141</text:p>
          </table:table-cell>
          <table:table-cell office:value-type="float" office:value="0.465107262134552" calcext:value-type="float">
            <text:p>0,465107262134552</text:p>
          </table:table-cell>
          <table:table-cell office:value-type="float" office:value="0.249667540192604" calcext:value-type="float">
            <text:p>0,249667540192604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531002521514893" calcext:value-type="float">
            <text:p>0,531002521514893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float" office:value="1.49607408046722" calcext:value-type="float">
            <text:p>1,49607408046722</text:p>
          </table:table-cell>
          <table:table-cell office:value-type="float" office:value="0.653187394142151" calcext:value-type="float">
            <text:p>0,653187394142151</text:p>
          </table:table-cell>
          <table:table-cell office:value-type="float" office:value="0.471837133169174" calcext:value-type="float">
            <text:p>0,471837133169174</text:p>
          </table:table-cell>
          <table:table-cell office:value-type="float" office:value="0.243672057986259" calcext:value-type="float">
            <text:p>0,243672057986259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530929148197174" calcext:value-type="float">
            <text:p>0,530929148197174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float" office:value="1.59473478794098" calcext:value-type="float">
            <text:p>1,59473478794098</text:p>
          </table:table-cell>
          <table:table-cell office:value-type="float" office:value="0.627485513687134" calcext:value-type="float">
            <text:p>0,627485513687134</text:p>
          </table:table-cell>
          <table:table-cell office:value-type="float" office:value="0.472814500331879" calcext:value-type="float">
            <text:p>0,472814500331879</text:p>
          </table:table-cell>
          <table:table-cell office:value-type="float" office:value="0.260119140148163" calcext:value-type="float">
            <text:p>0,260119140148163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523312449455261" calcext:value-type="float">
            <text:p>0,523312449455261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float" office:value="1.60468208789825" calcext:value-type="float">
            <text:p>1,60468208789825</text:p>
          </table:table-cell>
          <table:table-cell office:value-type="float" office:value="0.631847023963928" calcext:value-type="float">
            <text:p>0,631847023963928</text:p>
          </table:table-cell>
          <table:table-cell office:value-type="float" office:value="0.507704079151154" calcext:value-type="float">
            <text:p>0,507704079151154</text:p>
          </table:table-cell>
          <table:table-cell office:value-type="float" office:value="0.250087052583694" calcext:value-type="float">
            <text:p>0,250087052583694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514873802661896" calcext:value-type="float">
            <text:p>0,514873802661896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float" office:value="1.61291015148163" calcext:value-type="float">
            <text:p>1,61291015148163</text:p>
          </table:table-cell>
          <table:table-cell office:value-type="float" office:value="0.615218043327331" calcext:value-type="float">
            <text:p>0,615218043327331</text:p>
          </table:table-cell>
          <table:table-cell office:value-type="float" office:value="0.496710807085037" calcext:value-type="float">
            <text:p>0,496710807085037</text:p>
          </table:table-cell>
          <table:table-cell office:value-type="float" office:value="0.227475970983505" calcext:value-type="float">
            <text:p>0,227475970983505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512037038803101" calcext:value-type="float">
            <text:p>0,512037038803101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float" office:value="1.60333847999573" calcext:value-type="float">
            <text:p>1,60333847999573</text:p>
          </table:table-cell>
          <table:table-cell office:value-type="float" office:value="0.624518513679504" calcext:value-type="float">
            <text:p>0,624518513679504</text:p>
          </table:table-cell>
          <table:table-cell office:value-type="float" office:value="0.523084223270416" calcext:value-type="float">
            <text:p>0,523084223270416</text:p>
          </table:table-cell>
          <table:table-cell office:value-type="float" office:value="0.235004067420959" calcext:value-type="float">
            <text:p>0,235004067420959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510276198387146" calcext:value-type="float">
            <text:p>0,510276198387146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66" calcext:value-type="float">
            <text:p>66</text:p>
          </table:table-cell>
          <table:table-cell/>
        </table:table-row>
        <table:table-row table:style-name="ro1">
          <table:table-cell office:value-type="float" office:value="1.6058429479599" calcext:value-type="float">
            <text:p>1,6058429479599</text:p>
          </table:table-cell>
          <table:table-cell office:value-type="float" office:value="0.610442042350769" calcext:value-type="float">
            <text:p>0,610442042350769</text:p>
          </table:table-cell>
          <table:table-cell office:value-type="float" office:value="0.52569979429245" calcext:value-type="float">
            <text:p>0,52569979429245</text:p>
          </table:table-cell>
          <table:table-cell office:value-type="float" office:value="0.260334342718124" calcext:value-type="float">
            <text:p>0,260334342718124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525414288043976" calcext:value-type="float">
            <text:p>0,525414288043976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float" office:value="1.59578466415405" calcext:value-type="float">
            <text:p>1,59578466415405</text:p>
          </table:table-cell>
          <table:table-cell office:value-type="float" office:value="0.590458571910858" calcext:value-type="float">
            <text:p>0,590458571910858</text:p>
          </table:table-cell>
          <table:table-cell office:value-type="float" office:value="0.52258574962616" calcext:value-type="float">
            <text:p>0,52258574962616</text:p>
          </table:table-cell>
          <table:table-cell office:value-type="float" office:value="0.222105890512466" calcext:value-type="float">
            <text:p>0,222105890512466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511715829372406" calcext:value-type="float">
            <text:p>0,511715829372406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float" office:value="1.62518763542175" calcext:value-type="float">
            <text:p>1,62518763542175</text:p>
          </table:table-cell>
          <table:table-cell office:value-type="float" office:value="0.569571018218994" calcext:value-type="float">
            <text:p>0,569571018218994</text:p>
          </table:table-cell>
          <table:table-cell office:value-type="float" office:value="0.509866118431091" calcext:value-type="float">
            <text:p>0,509866118431091</text:p>
          </table:table-cell>
          <table:table-cell office:value-type="float" office:value="0.219505071640015" calcext:value-type="float">
            <text:p>0,219505071640015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508685946464539" calcext:value-type="float">
            <text:p>0,50868594646453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float" office:value="1.59490370750427" calcext:value-type="float">
            <text:p>1,59490370750427</text:p>
          </table:table-cell>
          <table:table-cell office:value-type="float" office:value="0.555498719215393" calcext:value-type="float">
            <text:p>0,555498719215393</text:p>
          </table:table-cell>
          <table:table-cell office:value-type="float" office:value="0.510871469974518" calcext:value-type="float">
            <text:p>0,510871469974518</text:p>
          </table:table-cell>
          <table:table-cell office:value-type="float" office:value="0.233656361699104" calcext:value-type="float">
            <text:p>0,233656361699104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514338612556458" calcext:value-type="float">
            <text:p>0,514338612556458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1.59773242473602" calcext:value-type="float">
            <text:p>1,59773242473602</text:p>
          </table:table-cell>
          <table:table-cell office:value-type="float" office:value="0.57608550786972" calcext:value-type="float">
            <text:p>0,57608550786972</text:p>
          </table:table-cell>
          <table:table-cell office:value-type="float" office:value="0.512059211730957" calcext:value-type="float">
            <text:p>0,512059211730957</text:p>
          </table:table-cell>
          <table:table-cell office:value-type="float" office:value="0.220763504505157" calcext:value-type="float">
            <text:p>0,220763504505157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526912152767181" calcext:value-type="float">
            <text:p>0,526912152767181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71" calcext:value-type="float">
            <text:p>71</text:p>
          </table:table-cell>
          <table:table-cell/>
        </table:table-row>
        <table:table-row table:style-name="ro1">
          <table:table-cell office:value-type="float" office:value="1.61548638343811" calcext:value-type="float">
            <text:p>1,61548638343811</text:p>
          </table:table-cell>
          <table:table-cell office:value-type="float" office:value="0.563985466957092" calcext:value-type="float">
            <text:p>0,563985466957092</text:p>
          </table:table-cell>
          <table:table-cell office:value-type="float" office:value="0.489565223455429" calcext:value-type="float">
            <text:p>0,489565223455429</text:p>
          </table:table-cell>
          <table:table-cell office:value-type="float" office:value="0.232467651367187" calcext:value-type="float">
            <text:p>0,232467651367187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4890296459198" calcext:value-type="float">
            <text:p>0,4890296459198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float" office:value="1.61816430091858" calcext:value-type="float">
            <text:p>1,61816430091858</text:p>
          </table:table-cell>
          <table:table-cell office:value-type="float" office:value="0.573047339916229" calcext:value-type="float">
            <text:p>0,573047339916229</text:p>
          </table:table-cell>
          <table:table-cell office:value-type="float" office:value="0.51920074224472" calcext:value-type="float">
            <text:p>0,51920074224472</text:p>
          </table:table-cell>
          <table:table-cell office:value-type="float" office:value="0.217958554625511" calcext:value-type="float">
            <text:p>0,217958554625511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503171443939209" calcext:value-type="float">
            <text:p>0,50317144393920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73" calcext:value-type="float">
            <text:p>73</text:p>
          </table:table-cell>
          <table:table-cell/>
        </table:table-row>
        <table:table-row table:style-name="ro1">
          <table:table-cell office:value-type="float" office:value="1.62456142902374" calcext:value-type="float">
            <text:p>1,62456142902374</text:p>
          </table:table-cell>
          <table:table-cell office:value-type="float" office:value="0.543706238269806" calcext:value-type="float">
            <text:p>0,543706238269806</text:p>
          </table:table-cell>
          <table:table-cell office:value-type="float" office:value="0.504936397075653" calcext:value-type="float">
            <text:p>0,504936397075653</text:p>
          </table:table-cell>
          <table:table-cell office:value-type="float" office:value="0.23269185423851" calcext:value-type="float">
            <text:p>0,23269185423851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491254985332489" calcext:value-type="float">
            <text:p>0,49125498533248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float" office:value="1.63087129592896" calcext:value-type="float">
            <text:p>1,63087129592896</text:p>
          </table:table-cell>
          <table:table-cell office:value-type="float" office:value="0.567741692066193" calcext:value-type="float">
            <text:p>0,567741692066193</text:p>
          </table:table-cell>
          <table:table-cell office:value-type="float" office:value="0.495902866125107" calcext:value-type="float">
            <text:p>0,495902866125107</text:p>
          </table:table-cell>
          <table:table-cell office:value-type="float" office:value="0.203085407614708" calcext:value-type="float">
            <text:p>0,203085407614708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503054141998291" calcext:value-type="float">
            <text:p>0,503054141998291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float" office:value="1.63920104503632" calcext:value-type="float">
            <text:p>1,63920104503632</text:p>
          </table:table-cell>
          <table:table-cell office:value-type="float" office:value="0.549159049987793" calcext:value-type="float">
            <text:p>0,549159049987793</text:p>
          </table:table-cell>
          <table:table-cell office:value-type="float" office:value="0.491237699985504" calcext:value-type="float">
            <text:p>0,491237699985504</text:p>
          </table:table-cell>
          <table:table-cell office:value-type="float" office:value="0.223855510354042" calcext:value-type="float">
            <text:p>0,223855510354042</text:p>
          </table:table-cell>
          <table:table-cell office:value-type="float" office:value="6.66671562194824" calcext:value-type="float">
            <text:p>6,66671562194824</text:p>
          </table:table-cell>
          <table:table-cell office:value-type="float" office:value="6.6904411315918" calcext:value-type="float">
            <text:p>6,6904411315918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503543794155121" calcext:value-type="float">
            <text:p>0,503543794155121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76" calcext:value-type="float">
            <text:p>76</text:p>
          </table:table-cell>
          <table:table-cell/>
        </table:table-row>
        <table:table-row table:style-name="ro1">
          <table:table-cell office:value-type="float" office:value="1.6293853521347" calcext:value-type="float">
            <text:p>1,6293853521347</text:p>
          </table:table-cell>
          <table:table-cell office:value-type="float" office:value="0.554121434688568" calcext:value-type="float">
            <text:p>0,554121434688568</text:p>
          </table:table-cell>
          <table:table-cell office:value-type="float" office:value="0.491461992263794" calcext:value-type="float">
            <text:p>0,491461992263794</text:p>
          </table:table-cell>
          <table:table-cell office:value-type="float" office:value="0.22778856754303" calcext:value-type="float">
            <text:p>0,22778856754303</text:p>
          </table:table-cell>
          <table:table-cell office:value-type="float" office:value="6.76592254638672" calcext:value-type="float">
            <text:p>6,76592254638672</text:p>
          </table:table-cell>
          <table:table-cell office:value-type="float" office:value="6.75714063644409" calcext:value-type="float">
            <text:p>6,7571406364440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478734701871872" calcext:value-type="float">
            <text:p>0,478734701871872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77" calcext:value-type="float">
            <text:p>77</text:p>
          </table:table-cell>
          <table:table-cell/>
        </table:table-row>
        <table:table-row table:style-name="ro1">
          <table:table-cell office:value-type="float" office:value="1.63284265995026" calcext:value-type="float">
            <text:p>1,63284265995026</text:p>
          </table:table-cell>
          <table:table-cell office:value-type="float" office:value="0.526574671268463" calcext:value-type="float">
            <text:p>0,526574671268463</text:p>
          </table:table-cell>
          <table:table-cell office:value-type="float" office:value="0.481513738632202" calcext:value-type="float">
            <text:p>0,481513738632202</text:p>
          </table:table-cell>
          <table:table-cell office:value-type="float" office:value="0.214144870638847" calcext:value-type="float">
            <text:p>0,214144870638847</text:p>
          </table:table-cell>
          <table:table-cell office:value-type="float" office:value="7.04053497314453" calcext:value-type="float">
            <text:p>7,04053497314453</text:p>
          </table:table-cell>
          <table:table-cell office:value-type="float" office:value="7.04616546630859" calcext:value-type="float">
            <text:p>7,0461654663085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473181784152985" calcext:value-type="float">
            <text:p>0,473181784152985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float" office:value="1.62834048271179" calcext:value-type="float">
            <text:p>1,62834048271179</text:p>
          </table:table-cell>
          <table:table-cell office:value-type="float" office:value="0.524158179759979" calcext:value-type="float">
            <text:p>0,524158179759979</text:p>
          </table:table-cell>
          <table:table-cell office:value-type="float" office:value="0.469251811504364" calcext:value-type="float">
            <text:p>0,469251811504364</text:p>
          </table:table-cell>
          <table:table-cell office:value-type="float" office:value="0.202682986855507" calcext:value-type="float">
            <text:p>0,202682986855507</text:p>
          </table:table-cell>
          <table:table-cell office:value-type="float" office:value="7.35252094268799" calcext:value-type="float">
            <text:p>7,35252094268799</text:p>
          </table:table-cell>
          <table:table-cell office:value-type="float" office:value="7.33981609344482" calcext:value-type="float">
            <text:p>7,33981609344482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503685712814331" calcext:value-type="float">
            <text:p>0,503685712814331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79" calcext:value-type="float">
            <text:p>79</text:p>
          </table:table-cell>
          <table:table-cell/>
        </table:table-row>
        <table:table-row table:style-name="ro1">
          <table:table-cell office:value-type="float" office:value="1.63980615139008" calcext:value-type="float">
            <text:p>1,63980615139008</text:p>
          </table:table-cell>
          <table:table-cell office:value-type="float" office:value="0.519609749317169" calcext:value-type="float">
            <text:p>0,519609749317169</text:p>
          </table:table-cell>
          <table:table-cell office:value-type="float" office:value="0.485812455415726" calcext:value-type="float">
            <text:p>0,485812455415726</text:p>
          </table:table-cell>
          <table:table-cell office:value-type="float" office:value="0.21143938601017" calcext:value-type="float">
            <text:p>0,21143938601017</text:p>
          </table:table-cell>
          <table:table-cell office:value-type="float" office:value="7.69809627532959" calcext:value-type="float">
            <text:p>7,69809627532959</text:p>
          </table:table-cell>
          <table:table-cell office:value-type="float" office:value="7.68087291717529" calcext:value-type="float">
            <text:p>7,6808729171752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488336831331253" calcext:value-type="float">
            <text:p>0,488336831331253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float" office:value="1.63882052898407" calcext:value-type="float">
            <text:p>1,63882052898407</text:p>
          </table:table-cell>
          <table:table-cell office:value-type="float" office:value="0.522435307502747" calcext:value-type="float">
            <text:p>0,522435307502747</text:p>
          </table:table-cell>
          <table:table-cell office:value-type="float" office:value="0.48550745844841" calcext:value-type="float">
            <text:p>0,48550745844841</text:p>
          </table:table-cell>
          <table:table-cell office:value-type="float" office:value="0.234523087739944" calcext:value-type="float">
            <text:p>0,234523087739944</text:p>
          </table:table-cell>
          <table:table-cell office:value-type="float" office:value="8.07129192352295" calcext:value-type="float">
            <text:p>8,07129192352295</text:p>
          </table:table-cell>
          <table:table-cell office:value-type="float" office:value="8.06040096282959" calcext:value-type="float">
            <text:p>8,0604009628295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480477958917618" calcext:value-type="float">
            <text:p>0,480477958917618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81" calcext:value-type="float">
            <text:p>81</text:p>
          </table:table-cell>
          <table:table-cell/>
        </table:table-row>
        <table:table-row table:style-name="ro1">
          <table:table-cell office:value-type="float" office:value="1.64502739906311" calcext:value-type="float">
            <text:p>1,64502739906311</text:p>
          </table:table-cell>
          <table:table-cell office:value-type="float" office:value="0.515361189842224" calcext:value-type="float">
            <text:p>0,515361189842224</text:p>
          </table:table-cell>
          <table:table-cell office:value-type="float" office:value="0.467045992612839" calcext:value-type="float">
            <text:p>0,467045992612839</text:p>
          </table:table-cell>
          <table:table-cell office:value-type="float" office:value="0.222827032208443" calcext:value-type="float">
            <text:p>0,222827032208443</text:p>
          </table:table-cell>
          <table:table-cell office:value-type="float" office:value="8.47997856140137" calcext:value-type="float">
            <text:p>8,47997856140137</text:p>
          </table:table-cell>
          <table:table-cell office:value-type="float" office:value="8.47888660430908" calcext:value-type="float">
            <text:p>8,47888660430908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502487719058991" calcext:value-type="float">
            <text:p>0,502487719058991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82" calcext:value-type="float">
            <text:p>82</text:p>
          </table:table-cell>
          <table:table-cell/>
        </table:table-row>
        <table:table-row table:style-name="ro1">
          <table:table-cell office:value-type="float" office:value="1.6520277261734" calcext:value-type="float">
            <text:p>1,6520277261734</text:p>
          </table:table-cell>
          <table:table-cell office:value-type="float" office:value="0.518263697624207" calcext:value-type="float">
            <text:p>0,518263697624207</text:p>
          </table:table-cell>
          <table:table-cell office:value-type="float" office:value="0.473509877920151" calcext:value-type="float">
            <text:p>0,473509877920151</text:p>
          </table:table-cell>
          <table:table-cell office:value-type="float" office:value="0.232822999358177" calcext:value-type="float">
            <text:p>0,232822999358177</text:p>
          </table:table-cell>
          <table:table-cell office:value-type="float" office:value="8.95731163024902" calcext:value-type="float">
            <text:p>8,95731163024902</text:p>
          </table:table-cell>
          <table:table-cell office:value-type="float" office:value="8.94290351867676" calcext:value-type="float">
            <text:p>8,94290351867676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512292444705963" calcext:value-type="float">
            <text:p>0,512292444705963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float" office:value="1.66140305995941" calcext:value-type="float">
            <text:p>1,66140305995941</text:p>
          </table:table-cell>
          <table:table-cell office:value-type="float" office:value="0.507958233356476" calcext:value-type="float">
            <text:p>0,507958233356476</text:p>
          </table:table-cell>
          <table:table-cell office:value-type="float" office:value="0.442604720592499" calcext:value-type="float">
            <text:p>0,442604720592499</text:p>
          </table:table-cell>
          <table:table-cell office:value-type="float" office:value="0.218001618981361" calcext:value-type="float">
            <text:p>0,218001618981361</text:p>
          </table:table-cell>
          <table:table-cell office:value-type="float" office:value="9.46708583831787" calcext:value-type="float">
            <text:p>9,46708583831787</text:p>
          </table:table-cell>
          <table:table-cell office:value-type="float" office:value="9.46919918060303" calcext:value-type="float">
            <text:p>9,46919918060303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486565619707108" calcext:value-type="float">
            <text:p>0,486565619707108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84" calcext:value-type="float">
            <text:p>84</text:p>
          </table:table-cell>
          <table:table-cell/>
        </table:table-row>
        <table:table-row table:style-name="ro1">
          <table:table-cell office:value-type="float" office:value="1.67017948627472" calcext:value-type="float">
            <text:p>1,67017948627472</text:p>
          </table:table-cell>
          <table:table-cell office:value-type="float" office:value="0.50326418876648" calcext:value-type="float">
            <text:p>0,50326418876648</text:p>
          </table:table-cell>
          <table:table-cell office:value-type="float" office:value="0.498421221971512" calcext:value-type="float">
            <text:p>0,498421221971512</text:p>
          </table:table-cell>
          <table:table-cell office:value-type="float" office:value="0.211243748664856" calcext:value-type="float">
            <text:p>0,211243748664856</text:p>
          </table:table-cell>
          <table:table-cell office:value-type="float" office:value="6.74620914459229" calcext:value-type="float">
            <text:p>6,74620914459229</text:p>
          </table:table-cell>
          <table:table-cell office:value-type="float" office:value="6.76848888397217" calcext:value-type="float">
            <text:p>6,76848888397217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500894963741303" calcext:value-type="float">
            <text:p>0,500894963741303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float" office:value="1.67696511745453" calcext:value-type="float">
            <text:p>1,67696511745453</text:p>
          </table:table-cell>
          <table:table-cell office:value-type="float" office:value="0.494225829839706" calcext:value-type="float">
            <text:p>0,494225829839706</text:p>
          </table:table-cell>
          <table:table-cell office:value-type="float" office:value="0.47539833188057" calcext:value-type="float">
            <text:p>0,47539833188057</text:p>
          </table:table-cell>
          <table:table-cell office:value-type="float" office:value="0.199397996068001" calcext:value-type="float">
            <text:p>0,199397996068001</text:p>
          </table:table-cell>
          <table:table-cell office:value-type="float" office:value="6.71585083007813" calcext:value-type="float">
            <text:p>6,71585083007813</text:p>
          </table:table-cell>
          <table:table-cell office:value-type="float" office:value="6.71966409683228" calcext:value-type="float">
            <text:p>6,71966409683228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488584518432617" calcext:value-type="float">
            <text:p>0,488584518432617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float" office:value="1.69957423210144" calcext:value-type="float">
            <text:p>1,69957423210144</text:p>
          </table:table-cell>
          <table:table-cell office:value-type="float" office:value="0.509516656398773" calcext:value-type="float">
            <text:p>0,509516656398773</text:p>
          </table:table-cell>
          <table:table-cell office:value-type="float" office:value="0.470694124698639" calcext:value-type="float">
            <text:p>0,470694124698639</text:p>
          </table:table-cell>
          <table:table-cell office:value-type="float" office:value="0.222271233797073" calcext:value-type="float">
            <text:p>0,222271233797073</text:p>
          </table:table-cell>
          <table:table-cell office:value-type="float" office:value="6.72480869293213" calcext:value-type="float">
            <text:p>6,72480869293213</text:p>
          </table:table-cell>
          <table:table-cell office:value-type="float" office:value="6.70197725296021" calcext:value-type="float">
            <text:p>6,70197725296021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508115708827972" calcext:value-type="float">
            <text:p>0,508115708827972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87" calcext:value-type="float">
            <text:p>87</text:p>
          </table:table-cell>
          <table:table-cell/>
        </table:table-row>
        <table:table-row table:style-name="ro1">
          <table:table-cell office:value-type="float" office:value="1.69284081459045" calcext:value-type="float">
            <text:p>1,69284081459045</text:p>
          </table:table-cell>
          <table:table-cell office:value-type="float" office:value="0.494703054428101" calcext:value-type="float">
            <text:p>0,494703054428101</text:p>
          </table:table-cell>
          <table:table-cell office:value-type="float" office:value="0.457354933023453" calcext:value-type="float">
            <text:p>0,457354933023453</text:p>
          </table:table-cell>
          <table:table-cell office:value-type="float" office:value="0.213769033551216" calcext:value-type="float">
            <text:p>0,213769033551216</text:p>
          </table:table-cell>
          <table:table-cell office:value-type="float" office:value="6.68110704421997" calcext:value-type="float">
            <text:p>6,68110704421997</text:p>
          </table:table-cell>
          <table:table-cell office:value-type="float" office:value="6.67015504837036" calcext:value-type="float">
            <text:p>6,67015504837036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497163593769074" calcext:value-type="float">
            <text:p>0,497163593769074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88" calcext:value-type="float">
            <text:p>88</text:p>
          </table:table-cell>
          <table:table-cell/>
        </table:table-row>
        <table:table-row table:style-name="ro1">
          <table:table-cell office:value-type="float" office:value="1.71119666099548" calcext:value-type="float">
            <text:p>1,71119666099548</text:p>
          </table:table-cell>
          <table:table-cell office:value-type="float" office:value="0.472460001707077" calcext:value-type="float">
            <text:p>0,472460001707077</text:p>
          </table:table-cell>
          <table:table-cell office:value-type="float" office:value="0.452256232500076" calcext:value-type="float">
            <text:p>0,452256232500076</text:p>
          </table:table-cell>
          <table:table-cell office:value-type="float" office:value="0.216925352811813" calcext:value-type="float">
            <text:p>0,216925352811813</text:p>
          </table:table-cell>
          <table:table-cell office:value-type="float" office:value="6.65117311477661" calcext:value-type="float">
            <text:p>6,65117311477661</text:p>
          </table:table-cell>
          <table:table-cell office:value-type="float" office:value="6.66702842712402" calcext:value-type="float">
            <text:p>6,66702842712402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498530954122543" calcext:value-type="float">
            <text:p>0,498530954122543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float" office:value="1.72375094890594" calcext:value-type="float">
            <text:p>1,72375094890594</text:p>
          </table:table-cell>
          <table:table-cell office:value-type="float" office:value="0.44155016541481" calcext:value-type="float">
            <text:p>0,44155016541481</text:p>
          </table:table-cell>
          <table:table-cell office:value-type="float" office:value="0.454729974269867" calcext:value-type="float">
            <text:p>0,454729974269867</text:p>
          </table:table-cell>
          <table:table-cell office:value-type="float" office:value="0.204912275075912" calcext:value-type="float">
            <text:p>0,204912275075912</text:p>
          </table:table-cell>
          <table:table-cell office:value-type="float" office:value="6.64394187927246" calcext:value-type="float">
            <text:p>6,64394187927246</text:p>
          </table:table-cell>
          <table:table-cell office:value-type="float" office:value="6.63755178451538" calcext:value-type="float">
            <text:p>6,63755178451538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502098083496094" calcext:value-type="float">
            <text:p>0,502098083496094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float" office:value="1.72279846668243" calcext:value-type="float">
            <text:p>1,72279846668243</text:p>
          </table:table-cell>
          <table:table-cell office:value-type="float" office:value="0.402565091848373" calcext:value-type="float">
            <text:p>0,402565091848373</text:p>
          </table:table-cell>
          <table:table-cell office:value-type="float" office:value="0.448471784591675" calcext:value-type="float">
            <text:p>0,448471784591675</text:p>
          </table:table-cell>
          <table:table-cell office:value-type="float" office:value="0.230572327971458" calcext:value-type="float">
            <text:p>0,230572327971458</text:p>
          </table:table-cell>
          <table:table-cell office:value-type="float" office:value="6.61774063110352" calcext:value-type="float">
            <text:p>6,61774063110352</text:p>
          </table:table-cell>
          <table:table-cell office:value-type="float" office:value="6.62289953231812" calcext:value-type="float">
            <text:p>6,62289953231812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505363404750824" calcext:value-type="float">
            <text:p>0,505363404750824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91" calcext:value-type="float">
            <text:p>91</text:p>
          </table:table-cell>
          <table:table-cell/>
        </table:table-row>
        <table:table-row table:style-name="ro1">
          <table:table-cell office:value-type="float" office:value="1.74962723255157" calcext:value-type="float">
            <text:p>1,74962723255157</text:p>
          </table:table-cell>
          <table:table-cell office:value-type="float" office:value="0.379636406898499" calcext:value-type="float">
            <text:p>0,379636406898499</text:p>
          </table:table-cell>
          <table:table-cell office:value-type="float" office:value="0.448798477649689" calcext:value-type="float">
            <text:p>0,448798477649689</text:p>
          </table:table-cell>
          <table:table-cell office:value-type="float" office:value="0.206295624375343" calcext:value-type="float">
            <text:p>0,206295624375343</text:p>
          </table:table-cell>
          <table:table-cell office:value-type="float" office:value="6.60304021835327" calcext:value-type="float">
            <text:p>6,60304021835327</text:p>
          </table:table-cell>
          <table:table-cell office:value-type="float" office:value="6.5973334312439" calcext:value-type="float">
            <text:p>6,597333431243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472920387983322" calcext:value-type="float">
            <text:p>0,472920387983322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92" calcext:value-type="float">
            <text:p>92</text:p>
          </table:table-cell>
          <table:table-cell/>
        </table:table-row>
        <table:table-row table:style-name="ro1">
          <table:table-cell office:value-type="float" office:value="1.75074863433838" calcext:value-type="float">
            <text:p>1,75074863433838</text:p>
          </table:table-cell>
          <table:table-cell office:value-type="float" office:value="0.345111876726151" calcext:value-type="float">
            <text:p>0,345111876726151</text:p>
          </table:table-cell>
          <table:table-cell office:value-type="float" office:value="0.452542573213577" calcext:value-type="float">
            <text:p>0,452542573213577</text:p>
          </table:table-cell>
          <table:table-cell office:value-type="float" office:value="0.213329091668129" calcext:value-type="float">
            <text:p>0,213329091668129</text:p>
          </table:table-cell>
          <table:table-cell office:value-type="float" office:value="6.58990287780762" calcext:value-type="float">
            <text:p>6,58990287780762</text:p>
          </table:table-cell>
          <table:table-cell office:value-type="float" office:value="6.59955024719238" calcext:value-type="float">
            <text:p>6,59955024719238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493247210979462" calcext:value-type="float">
            <text:p>0,493247210979462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93" calcext:value-type="float">
            <text:p>93</text:p>
          </table:table-cell>
          <table:table-cell/>
        </table:table-row>
        <table:table-row table:style-name="ro1">
          <table:table-cell office:value-type="float" office:value="1.75447559356689" calcext:value-type="float">
            <text:p>1,75447559356689</text:p>
          </table:table-cell>
          <table:table-cell office:value-type="float" office:value="0.320352584123611" calcext:value-type="float">
            <text:p>0,320352584123611</text:p>
          </table:table-cell>
          <table:table-cell office:value-type="float" office:value="0.446362853050232" calcext:value-type="float">
            <text:p>0,446362853050232</text:p>
          </table:table-cell>
          <table:table-cell office:value-type="float" office:value="0.217303350567818" calcext:value-type="float">
            <text:p>0,217303350567818</text:p>
          </table:table-cell>
          <table:table-cell office:value-type="float" office:value="6.58267831802368" calcext:value-type="float">
            <text:p>6,58267831802368</text:p>
          </table:table-cell>
          <table:table-cell office:value-type="float" office:value="6.57866334915161" calcext:value-type="float">
            <text:p>6,57866334915161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489948332309723" calcext:value-type="float">
            <text:p>0,489948332309723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94" calcext:value-type="float">
            <text:p>94</text:p>
          </table:table-cell>
          <table:table-cell/>
        </table:table-row>
        <table:table-row table:style-name="ro1">
          <table:table-cell office:value-type="float" office:value="1.7850638628006" calcext:value-type="float">
            <text:p>1,7850638628006</text:p>
          </table:table-cell>
          <table:table-cell office:value-type="float" office:value="0.309553503990173" calcext:value-type="float">
            <text:p>0,309553503990173</text:p>
          </table:table-cell>
          <table:table-cell office:value-type="float" office:value="0.45950847864151" calcext:value-type="float">
            <text:p>0,45950847864151</text:p>
          </table:table-cell>
          <table:table-cell office:value-type="float" office:value="0.206174269318581" calcext:value-type="float">
            <text:p>0,206174269318581</text:p>
          </table:table-cell>
          <table:table-cell office:value-type="float" office:value="6.57764768600464" calcext:value-type="float">
            <text:p>6,57764768600464</text:p>
          </table:table-cell>
          <table:table-cell office:value-type="float" office:value="6.56856870651245" calcext:value-type="float">
            <text:p>6,56856870651245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48912051320076" calcext:value-type="float">
            <text:p>0,48912051320076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float" office:value="1.78641784191132" calcext:value-type="float">
            <text:p>1,78641784191132</text:p>
          </table:table-cell>
          <table:table-cell office:value-type="float" office:value="0.276167631149292" calcext:value-type="float">
            <text:p>0,276167631149292</text:p>
          </table:table-cell>
          <table:table-cell office:value-type="float" office:value="0.448551833629608" calcext:value-type="float">
            <text:p>0,448551833629608</text:p>
          </table:table-cell>
          <table:table-cell office:value-type="float" office:value="0.223442241549492" calcext:value-type="float">
            <text:p>0,223442241549492</text:p>
          </table:table-cell>
          <table:table-cell office:value-type="float" office:value="6.5864462852478" calcext:value-type="float">
            <text:p>6,5864462852478</text:p>
          </table:table-cell>
          <table:table-cell office:value-type="float" office:value="6.56134462356567" calcext:value-type="float">
            <text:p>6,56134462356567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505656599998474" calcext:value-type="float">
            <text:p>0,505656599998474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96" calcext:value-type="float">
            <text:p>96</text:p>
          </table:table-cell>
          <table:table-cell/>
        </table:table-row>
        <table:table-row table:style-name="ro1">
          <table:table-cell office:value-type="float" office:value="1.8222541809082" calcext:value-type="float">
            <text:p>1,8222541809082</text:p>
          </table:table-cell>
          <table:table-cell office:value-type="float" office:value="0.282526761293411" calcext:value-type="float">
            <text:p>0,282526761293411</text:p>
          </table:table-cell>
          <table:table-cell office:value-type="float" office:value="0.449597150087357" calcext:value-type="float">
            <text:p>0,449597150087357</text:p>
          </table:table-cell>
          <table:table-cell office:value-type="float" office:value="0.202048197388649" calcext:value-type="float">
            <text:p>0,202048197388649</text:p>
          </table:table-cell>
          <table:table-cell office:value-type="float" office:value="6.56274747848511" calcext:value-type="float">
            <text:p>6,56274747848511</text:p>
          </table:table-cell>
          <table:table-cell office:value-type="float" office:value="6.56224155426025" calcext:value-type="float">
            <text:p>6,56224155426025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489686071872711" calcext:value-type="float">
            <text:p>0,489686071872711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97" calcext:value-type="float">
            <text:p>97</text:p>
          </table:table-cell>
          <table:table-cell/>
        </table:table-row>
        <table:table-row table:style-name="ro1">
          <table:table-cell office:value-type="float" office:value="1.8179030418396" calcext:value-type="float">
            <text:p>1,8179030418396</text:p>
          </table:table-cell>
          <table:table-cell office:value-type="float" office:value="0.293764233589172" calcext:value-type="float">
            <text:p>0,293764233589172</text:p>
          </table:table-cell>
          <table:table-cell office:value-type="float" office:value="0.443202048540115" calcext:value-type="float">
            <text:p>0,443202048540115</text:p>
          </table:table-cell>
          <table:table-cell office:value-type="float" office:value="0.227253064513206" calcext:value-type="float">
            <text:p>0,227253064513206</text:p>
          </table:table-cell>
          <table:table-cell office:value-type="float" office:value="6.54929351806641" calcext:value-type="float">
            <text:p>6,54929351806641</text:p>
          </table:table-cell>
          <table:table-cell office:value-type="float" office:value="6.56067800521851" calcext:value-type="float">
            <text:p>6,56067800521851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517345070838928" calcext:value-type="float">
            <text:p>0,517345070838928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98" calcext:value-type="float">
            <text:p>98</text:p>
          </table:table-cell>
          <table:table-cell/>
        </table:table-row>
        <table:table-row table:style-name="ro1">
          <table:table-cell office:value-type="float" office:value="1.83236050605774" calcext:value-type="float">
            <text:p>1,83236050605774</text:p>
          </table:table-cell>
          <table:table-cell office:value-type="float" office:value="0.290590584278107" calcext:value-type="float">
            <text:p>0,290590584278107</text:p>
          </table:table-cell>
          <table:table-cell office:value-type="float" office:value="0.461143285036087" calcext:value-type="float">
            <text:p>0,461143285036087</text:p>
          </table:table-cell>
          <table:table-cell office:value-type="float" office:value="0.212190508842468" calcext:value-type="float">
            <text:p>0,212190508842468</text:p>
          </table:table-cell>
          <table:table-cell office:value-type="float" office:value="6.55163526535034" calcext:value-type="float">
            <text:p>6,55163526535034</text:p>
          </table:table-cell>
          <table:table-cell office:value-type="float" office:value="6.54154586791992" calcext:value-type="float">
            <text:p>6,54154586791992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493873775005341" calcext:value-type="float">
            <text:p>0,493873775005341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99" calcext:value-type="float">
            <text:p>99</text:p>
          </table:table-cell>
          <table:table-cell/>
        </table:table-row>
        <table:table-row table:style-name="ro1">
          <table:table-cell office:value-type="float" office:value="1.84674513339996" calcext:value-type="float">
            <text:p>1,84674513339996</text:p>
          </table:table-cell>
          <table:table-cell office:value-type="float" office:value="0.276544719934463" calcext:value-type="float">
            <text:p>0,276544719934463</text:p>
          </table:table-cell>
          <table:table-cell office:value-type="float" office:value="0.446694493293762" calcext:value-type="float">
            <text:p>0,446694493293762</text:p>
          </table:table-cell>
          <table:table-cell office:value-type="float" office:value="0.202620163559914" calcext:value-type="float">
            <text:p>0,202620163559914</text:p>
          </table:table-cell>
          <table:table-cell office:value-type="float" office:value="6.54195261001587" calcext:value-type="float">
            <text:p>6,54195261001587</text:p>
          </table:table-cell>
          <table:table-cell office:value-type="float" office:value="6.55803346633911" calcext:value-type="float">
            <text:p>6,55803346633911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50959438085556" calcext:value-type="float">
            <text:p>0,50959438085556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1.80546319484711" calcext:value-type="float">
            <text:p>1,80546319484711</text:p>
          </table:table-cell>
          <table:table-cell office:value-type="float" office:value="0.284731596708298" calcext:value-type="float">
            <text:p>0,284731596708298</text:p>
          </table:table-cell>
          <table:table-cell office:value-type="float" office:value="0.474401921033859" calcext:value-type="float">
            <text:p>0,474401921033859</text:p>
          </table:table-cell>
          <table:table-cell office:value-type="float" office:value="0.190281197428703" calcext:value-type="float">
            <text:p>0,190281197428703</text:p>
          </table:table-cell>
          <table:table-cell office:value-type="float" office:value="6.55944490432739" calcext:value-type="float">
            <text:p>6,55944490432739</text:p>
          </table:table-cell>
          <table:table-cell office:value-type="float" office:value="6.54339075088501" calcext:value-type="float">
            <text:p>6,54339075088501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510996222496033" calcext:value-type="float">
            <text:p>0,510996222496033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01" calcext:value-type="float">
            <text:p>101</text:p>
          </table:table-cell>
          <table:table-cell/>
        </table:table-row>
        <table:table-row table:style-name="ro1">
          <table:table-cell office:value-type="float" office:value="1.76391756534576" calcext:value-type="float">
            <text:p>1,76391756534576</text:p>
          </table:table-cell>
          <table:table-cell office:value-type="float" office:value="0.282457202672958" calcext:value-type="float">
            <text:p>0,282457202672958</text:p>
          </table:table-cell>
          <table:table-cell office:value-type="float" office:value="0.460635155439377" calcext:value-type="float">
            <text:p>0,460635155439377</text:p>
          </table:table-cell>
          <table:table-cell office:value-type="float" office:value="0.191380858421326" calcext:value-type="float">
            <text:p>0,191380858421326</text:p>
          </table:table-cell>
          <table:table-cell office:value-type="float" office:value="6.55518627166748" calcext:value-type="float">
            <text:p>6,55518627166748</text:p>
          </table:table-cell>
          <table:table-cell office:value-type="float" office:value="6.55213308334351" calcext:value-type="float">
            <text:p>6,55213308334351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513425052165985" calcext:value-type="float">
            <text:p>0,513425052165985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02" calcext:value-type="float">
            <text:p>102</text:p>
          </table:table-cell>
          <table:table-cell/>
        </table:table-row>
        <table:table-row table:style-name="ro1">
          <table:table-cell office:value-type="float" office:value="1.71485137939453" calcext:value-type="float">
            <text:p>1,71485137939453</text:p>
          </table:table-cell>
          <table:table-cell office:value-type="float" office:value="0.286158472299576" calcext:value-type="float">
            <text:p>0,286158472299576</text:p>
          </table:table-cell>
          <table:table-cell office:value-type="float" office:value="0.448558151721954" calcext:value-type="float">
            <text:p>0,448558151721954</text:p>
          </table:table-cell>
          <table:table-cell office:value-type="float" office:value="0.195477932691574" calcext:value-type="float">
            <text:p>0,195477932691574</text:p>
          </table:table-cell>
          <table:table-cell office:value-type="float" office:value="6.55871820449829" calcext:value-type="float">
            <text:p>6,55871820449829</text:p>
          </table:table-cell>
          <table:table-cell office:value-type="float" office:value="6.55137348175049" calcext:value-type="float">
            <text:p>6,5513734817504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517783284187317" calcext:value-type="float">
            <text:p>0,517783284187317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03" calcext:value-type="float">
            <text:p>103</text:p>
          </table:table-cell>
          <table:table-cell/>
        </table:table-row>
        <table:table-row table:style-name="ro1">
          <table:table-cell office:value-type="float" office:value="1.67406702041626" calcext:value-type="float">
            <text:p>1,67406702041626</text:p>
          </table:table-cell>
          <table:table-cell office:value-type="float" office:value="0.28755795955658" calcext:value-type="float">
            <text:p>0,28755795955658</text:p>
          </table:table-cell>
          <table:table-cell office:value-type="float" office:value="0.467724084854126" calcext:value-type="float">
            <text:p>0,467724084854126</text:p>
          </table:table-cell>
          <table:table-cell office:value-type="float" office:value="0.185214757919312" calcext:value-type="float">
            <text:p>0,185214757919312</text:p>
          </table:table-cell>
          <table:table-cell office:value-type="float" office:value="6.57333087921143" calcext:value-type="float">
            <text:p>6,57333087921143</text:p>
          </table:table-cell>
          <table:table-cell office:value-type="float" office:value="6.54465293884277" calcext:value-type="float">
            <text:p>6,54465293884277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519578278064728" calcext:value-type="float">
            <text:p>0,519578278064728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float" office:value="1.62991738319397" calcext:value-type="float">
            <text:p>1,62991738319397</text:p>
          </table:table-cell>
          <table:table-cell office:value-type="float" office:value="0.284102231264114" calcext:value-type="float">
            <text:p>0,284102231264114</text:p>
          </table:table-cell>
          <table:table-cell office:value-type="float" office:value="0.46089431643486" calcext:value-type="float">
            <text:p>0,46089431643486</text:p>
          </table:table-cell>
          <table:table-cell office:value-type="float" office:value="0.210216403007507" calcext:value-type="float">
            <text:p>0,210216403007507</text:p>
          </table:table-cell>
          <table:table-cell office:value-type="float" office:value="6.54607057571411" calcext:value-type="float">
            <text:p>6,54607057571411</text:p>
          </table:table-cell>
          <table:table-cell office:value-type="float" office:value="6.57574510574341" calcext:value-type="float">
            <text:p>6,57574510574341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500373303890228" calcext:value-type="float">
            <text:p>0,500373303890228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05" calcext:value-type="float">
            <text:p>105</text:p>
          </table:table-cell>
          <table:table-cell/>
        </table:table-row>
        <table:table-row table:style-name="ro1">
          <table:table-cell office:value-type="float" office:value="1.59758877754211" calcext:value-type="float">
            <text:p>1,59758877754211</text:p>
          </table:table-cell>
          <table:table-cell office:value-type="float" office:value="0.290988922119141" calcext:value-type="float">
            <text:p>0,290988922119141</text:p>
          </table:table-cell>
          <table:table-cell office:value-type="float" office:value="0.48992845416069" calcext:value-type="float">
            <text:p>0,48992845416069</text:p>
          </table:table-cell>
          <table:table-cell office:value-type="float" office:value="0.218001797795296" calcext:value-type="float">
            <text:p>0,218001797795296</text:p>
          </table:table-cell>
          <table:table-cell office:value-type="float" office:value="6.57647943496704" calcext:value-type="float">
            <text:p>6,57647943496704</text:p>
          </table:table-cell>
          <table:table-cell office:value-type="float" office:value="6.59227848052979" calcext:value-type="float">
            <text:p>6,5922784805297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530284404754639" calcext:value-type="float">
            <text:p>0,53028440475463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06" calcext:value-type="float">
            <text:p>106</text:p>
          </table:table-cell>
          <table:table-cell/>
        </table:table-row>
        <table:table-row table:style-name="ro1">
          <table:table-cell office:value-type="float" office:value="1.564861536026" calcext:value-type="float">
            <text:p>1,564861536026</text:p>
          </table:table-cell>
          <table:table-cell office:value-type="float" office:value="0.28480389714241" calcext:value-type="float">
            <text:p>0,28480389714241</text:p>
          </table:table-cell>
          <table:table-cell office:value-type="float" office:value="0.462375521659851" calcext:value-type="float">
            <text:p>0,462375521659851</text:p>
          </table:table-cell>
          <table:table-cell office:value-type="float" office:value="0.216791346669197" calcext:value-type="float">
            <text:p>0,216791346669197</text:p>
          </table:table-cell>
          <table:table-cell office:value-type="float" office:value="6.58295965194702" calcext:value-type="float">
            <text:p>6,58295965194702</text:p>
          </table:table-cell>
          <table:table-cell office:value-type="float" office:value="6.58367300033569" calcext:value-type="float">
            <text:p>6,5836730003356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522903442382813" calcext:value-type="float">
            <text:p>0,522903442382813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1.52450263500214" calcext:value-type="float">
            <text:p>1,52450263500214</text:p>
          </table:table-cell>
          <table:table-cell office:value-type="float" office:value="0.27874219417572" calcext:value-type="float">
            <text:p>0,27874219417572</text:p>
          </table:table-cell>
          <table:table-cell office:value-type="float" office:value="0.450271457433701" calcext:value-type="float">
            <text:p>0,450271457433701</text:p>
          </table:table-cell>
          <table:table-cell office:value-type="float" office:value="0.213738784193993" calcext:value-type="float">
            <text:p>0,213738784193993</text:p>
          </table:table-cell>
          <table:table-cell office:value-type="float" office:value="6.58338117599487" calcext:value-type="float">
            <text:p>6,58338117599487</text:p>
          </table:table-cell>
          <table:table-cell office:value-type="float" office:value="6.60548114776611" calcext:value-type="float">
            <text:p>6,60548114776611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512884438037872" calcext:value-type="float">
            <text:p>0,512884438037872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08" calcext:value-type="float">
            <text:p>108</text:p>
          </table:table-cell>
          <table:table-cell/>
        </table:table-row>
        <table:table-row table:style-name="ro1">
          <table:table-cell office:value-type="float" office:value="1.51805138587952" calcext:value-type="float">
            <text:p>1,51805138587952</text:p>
          </table:table-cell>
          <table:table-cell office:value-type="float" office:value="0.277667135000229" calcext:value-type="float">
            <text:p>0,277667135000229</text:p>
          </table:table-cell>
          <table:table-cell office:value-type="float" office:value="0.439353555440903" calcext:value-type="float">
            <text:p>0,439353555440903</text:p>
          </table:table-cell>
          <table:table-cell office:value-type="float" office:value="0.187736764550209" calcext:value-type="float">
            <text:p>0,187736764550209</text:p>
          </table:table-cell>
          <table:table-cell office:value-type="float" office:value="6.6061577796936" calcext:value-type="float">
            <text:p>6,6061577796936</text:p>
          </table:table-cell>
          <table:table-cell office:value-type="float" office:value="6.58080768585205" calcext:value-type="float">
            <text:p>6,58080768585205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526838004589081" calcext:value-type="float">
            <text:p>0,526838004589081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09" calcext:value-type="float">
            <text:p>109</text:p>
          </table:table-cell>
          <table:table-cell/>
        </table:table-row>
        <table:table-row table:style-name="ro1">
          <table:table-cell office:value-type="float" office:value="1.4772629737854" calcext:value-type="float">
            <text:p>1,4772629737854</text:p>
          </table:table-cell>
          <table:table-cell office:value-type="float" office:value="0.279640793800354" calcext:value-type="float">
            <text:p>0,279640793800354</text:p>
          </table:table-cell>
          <table:table-cell office:value-type="float" office:value="0.45458397269249" calcext:value-type="float">
            <text:p>0,45458397269249</text:p>
          </table:table-cell>
          <table:table-cell office:value-type="float" office:value="0.213396593928337" calcext:value-type="float">
            <text:p>0,213396593928337</text:p>
          </table:table-cell>
          <table:table-cell office:value-type="float" office:value="6.60519647598267" calcext:value-type="float">
            <text:p>6,60519647598267</text:p>
          </table:table-cell>
          <table:table-cell office:value-type="float" office:value="6.60537719726563" calcext:value-type="float">
            <text:p>6,60537719726563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521961867809296" calcext:value-type="float">
            <text:p>0,521961867809296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10" calcext:value-type="float">
            <text:p>110</text:p>
          </table:table-cell>
          <table:table-cell/>
        </table:table-row>
        <table:table-row table:style-name="ro1">
          <table:table-cell office:value-type="float" office:value="0.183575615286827" calcext:value-type="float">
            <text:p>0,183575615286827</text:p>
          </table:table-cell>
          <table:table-cell office:value-type="float" office:value="0.19001916050911" calcext:value-type="float">
            <text:p>0,19001916050911</text:p>
          </table:table-cell>
          <table:table-cell office:value-type="float" office:value="0.183395132422447" calcext:value-type="float">
            <text:p>0,183395132422447</text:p>
          </table:table-cell>
          <table:table-cell office:value-type="float" office:value="0.181316390633583" calcext:value-type="float">
            <text:p>0,181316390633583</text:p>
          </table:table-cell>
          <table:table-cell office:value-type="float" office:value="0.179492354393005" calcext:value-type="float">
            <text:p>0,179492354393005</text:p>
          </table:table-cell>
          <table:table-cell office:value-type="float" office:value="0.187490701675415" calcext:value-type="float">
            <text:p>0,187490701675415</text:p>
          </table:table-cell>
          <table:table-cell office:value-type="float" office:value="0.198668956756592" calcext:value-type="float">
            <text:p>0,198668956756592</text:p>
          </table:table-cell>
          <table:table-cell office:value-type="float" office:value="0.182749941945076" calcext:value-type="float">
            <text:p>0,182749941945076</text:p>
          </table:table-cell>
          <table:table-cell office:value-type="float" office:value="0.172628670930862" calcext:value-type="float">
            <text:p>0,172628670930862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11" calcext:value-type="float">
            <text:p>111</text:p>
          </table:table-cell>
          <table:table-cell/>
        </table:table-row>
        <table:table-row table:style-name="ro1">
          <table:table-cell office:value-type="float" office:value="0.168843269348145" calcext:value-type="float">
            <text:p>0,168843269348145</text:p>
          </table:table-cell>
          <table:table-cell office:value-type="float" office:value="0.17118427157402" calcext:value-type="float">
            <text:p>0,17118427157402</text:p>
          </table:table-cell>
          <table:table-cell office:value-type="float" office:value="0.175621032714844" calcext:value-type="float">
            <text:p>0,175621032714844</text:p>
          </table:table-cell>
          <table:table-cell office:value-type="float" office:value="0.192945674061775" calcext:value-type="float">
            <text:p>0,192945674061775</text:p>
          </table:table-cell>
          <table:table-cell office:value-type="float" office:value="0.177931949496269" calcext:value-type="float">
            <text:p>0,177931949496269</text:p>
          </table:table-cell>
          <table:table-cell office:value-type="float" office:value="0.190135359764099" calcext:value-type="float">
            <text:p>0,190135359764099</text:p>
          </table:table-cell>
          <table:table-cell office:value-type="float" office:value="0.18079075217247" calcext:value-type="float">
            <text:p>0,18079075217247</text:p>
          </table:table-cell>
          <table:table-cell office:value-type="float" office:value="0.168119415640831" calcext:value-type="float">
            <text:p>0,168119415640831</text:p>
          </table:table-cell>
          <table:table-cell office:value-type="float" office:value="0.175843089818955" calcext:value-type="float">
            <text:p>0,175843089818955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0.178782194852829" calcext:value-type="float">
            <text:p>0,178782194852829</text:p>
          </table:table-cell>
          <table:table-cell office:value-type="float" office:value="0.186824262142181" calcext:value-type="float">
            <text:p>0,186824262142181</text:p>
          </table:table-cell>
          <table:table-cell office:value-type="float" office:value="0.181978553533554" calcext:value-type="float">
            <text:p>0,181978553533554</text:p>
          </table:table-cell>
          <table:table-cell office:value-type="float" office:value="0.170889645814896" calcext:value-type="float">
            <text:p>0,170889645814896</text:p>
          </table:table-cell>
          <table:table-cell office:value-type="float" office:value="0.179683104157448" calcext:value-type="float">
            <text:p>0,179683104157448</text:p>
          </table:table-cell>
          <table:table-cell office:value-type="float" office:value="0.191121384501457" calcext:value-type="float">
            <text:p>0,191121384501457</text:p>
          </table:table-cell>
          <table:table-cell office:value-type="float" office:value="0.17441999912262" calcext:value-type="float">
            <text:p>0,17441999912262</text:p>
          </table:table-cell>
          <table:table-cell office:value-type="float" office:value="0.183265790343285" calcext:value-type="float">
            <text:p>0,183265790343285</text:p>
          </table:table-cell>
          <table:table-cell office:value-type="float" office:value="0.164321556687355" calcext:value-type="float">
            <text:p>0,164321556687355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13" calcext:value-type="float">
            <text:p>113</text:p>
          </table:table-cell>
          <table:table-cell/>
        </table:table-row>
        <table:table-row table:style-name="ro1">
          <table:table-cell office:value-type="float" office:value="0.179501861333847" calcext:value-type="float">
            <text:p>0,179501861333847</text:p>
          </table:table-cell>
          <table:table-cell office:value-type="float" office:value="0.179147839546204" calcext:value-type="float">
            <text:p>0,179147839546204</text:p>
          </table:table-cell>
          <table:table-cell office:value-type="float" office:value="0.18949268758297" calcext:value-type="float">
            <text:p>0,18949268758297</text:p>
          </table:table-cell>
          <table:table-cell office:value-type="float" office:value="0.179006993770599" calcext:value-type="float">
            <text:p>0,179006993770599</text:p>
          </table:table-cell>
          <table:table-cell office:value-type="float" office:value="0.183343172073364" calcext:value-type="float">
            <text:p>0,183343172073364</text:p>
          </table:table-cell>
          <table:table-cell office:value-type="float" office:value="0.18123260140419" calcext:value-type="float">
            <text:p>0,18123260140419</text:p>
          </table:table-cell>
          <table:table-cell office:value-type="float" office:value="0.171807914972305" calcext:value-type="float">
            <text:p>0,171807914972305</text:p>
          </table:table-cell>
          <table:table-cell office:value-type="float" office:value="0.19225138425827" calcext:value-type="float">
            <text:p>0,19225138425827</text:p>
          </table:table-cell>
          <table:table-cell office:value-type="float" office:value="0.182238265872002" calcext:value-type="float">
            <text:p>0,182238265872002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14" calcext:value-type="float">
            <text:p>114</text:p>
          </table:table-cell>
          <table:table-cell/>
        </table:table-row>
        <table:table-row table:style-name="ro1">
          <table:table-cell office:value-type="float" office:value="0.18767474591732" calcext:value-type="float">
            <text:p>0,18767474591732</text:p>
          </table:table-cell>
          <table:table-cell office:value-type="float" office:value="0.185601487755775" calcext:value-type="float">
            <text:p>0,185601487755775</text:p>
          </table:table-cell>
          <table:table-cell office:value-type="float" office:value="0.183374017477036" calcext:value-type="float">
            <text:p>0,183374017477036</text:p>
          </table:table-cell>
          <table:table-cell office:value-type="float" office:value="0.18631187081337" calcext:value-type="float">
            <text:p>0,18631187081337</text:p>
          </table:table-cell>
          <table:table-cell office:value-type="float" office:value="0.178640723228455" calcext:value-type="float">
            <text:p>0,178640723228455</text:p>
          </table:table-cell>
          <table:table-cell office:value-type="float" office:value="0.187041416764259" calcext:value-type="float">
            <text:p>0,187041416764259</text:p>
          </table:table-cell>
          <table:table-cell office:value-type="float" office:value="0.182805791497231" calcext:value-type="float">
            <text:p>0,182805791497231</text:p>
          </table:table-cell>
          <table:table-cell office:value-type="float" office:value="0.172672137618065" calcext:value-type="float">
            <text:p>0,172672137618065</text:p>
          </table:table-cell>
          <table:table-cell office:value-type="float" office:value="0.172694683074951" calcext:value-type="float">
            <text:p>0,172694683074951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15" calcext:value-type="float">
            <text:p>115</text:p>
          </table:table-cell>
          <table:table-cell/>
        </table:table-row>
        <table:table-row table:style-name="ro1">
          <table:table-cell office:value-type="float" office:value="1.32953631877899" calcext:value-type="float">
            <text:p>1,32953631877899</text:p>
          </table:table-cell>
          <table:table-cell office:value-type="float" office:value="0.251632839441299" calcext:value-type="float">
            <text:p>0,251632839441299</text:p>
          </table:table-cell>
          <table:table-cell office:value-type="float" office:value="0.472455888986587" calcext:value-type="float">
            <text:p>0,472455888986587</text:p>
          </table:table-cell>
          <table:table-cell office:value-type="float" office:value="0.208987921476364" calcext:value-type="float">
            <text:p>0,208987921476364</text:p>
          </table:table-cell>
          <table:table-cell office:value-type="float" office:value="6.73910140991211" calcext:value-type="float">
            <text:p>6,73910140991211</text:p>
          </table:table-cell>
          <table:table-cell office:value-type="float" office:value="6.73953580856323" calcext:value-type="float">
            <text:p>6,73953580856323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567386984825134" calcext:value-type="float">
            <text:p>0,567386984825134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16" calcext:value-type="float">
            <text:p>116</text:p>
          </table:table-cell>
          <table:table-cell/>
        </table:table-row>
        <table:table-row table:style-name="ro1">
          <table:table-cell office:value-type="float" office:value="1.29348862171173" calcext:value-type="float">
            <text:p>1,29348862171173</text:p>
          </table:table-cell>
          <table:table-cell office:value-type="float" office:value="0.267953932285309" calcext:value-type="float">
            <text:p>0,267953932285309</text:p>
          </table:table-cell>
          <table:table-cell office:value-type="float" office:value="0.479440897703171" calcext:value-type="float">
            <text:p>0,479440897703171</text:p>
          </table:table-cell>
          <table:table-cell office:value-type="float" office:value="0.222320109605789" calcext:value-type="float">
            <text:p>0,222320109605789</text:p>
          </table:table-cell>
          <table:table-cell office:value-type="float" office:value="6.76436281204224" calcext:value-type="float">
            <text:p>6,76436281204224</text:p>
          </table:table-cell>
          <table:table-cell office:value-type="float" office:value="6.75874948501587" calcext:value-type="float">
            <text:p>6,75874948501587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574240207672119" calcext:value-type="float">
            <text:p>0,57424020767211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17" calcext:value-type="float">
            <text:p>117</text:p>
          </table:table-cell>
          <table:table-cell/>
        </table:table-row>
        <table:table-row table:style-name="ro1">
          <table:table-cell office:value-type="float" office:value="1.3064923286438" calcext:value-type="float">
            <text:p>1,3064923286438</text:p>
          </table:table-cell>
          <table:table-cell office:value-type="float" office:value="0.262216359376907" calcext:value-type="float">
            <text:p>0,262216359376907</text:p>
          </table:table-cell>
          <table:table-cell office:value-type="float" office:value="0.450849324464798" calcext:value-type="float">
            <text:p>0,450849324464798</text:p>
          </table:table-cell>
          <table:table-cell office:value-type="float" office:value="0.22337195277214" calcext:value-type="float">
            <text:p>0,22337195277214</text:p>
          </table:table-cell>
          <table:table-cell office:value-type="float" office:value="6.79711294174194" calcext:value-type="float">
            <text:p>6,79711294174194</text:p>
          </table:table-cell>
          <table:table-cell office:value-type="float" office:value="6.80588531494141" calcext:value-type="float">
            <text:p>6,80588531494141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577888667583466" calcext:value-type="float">
            <text:p>0,577888667583466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18" calcext:value-type="float">
            <text:p>118</text:p>
          </table:table-cell>
          <table:table-cell/>
        </table:table-row>
        <table:table-row table:style-name="ro1">
          <table:table-cell office:value-type="float" office:value="1.26496374607086" calcext:value-type="float">
            <text:p>1,26496374607086</text:p>
          </table:table-cell>
          <table:table-cell office:value-type="float" office:value="0.262063205242157" calcext:value-type="float">
            <text:p>0,262063205242157</text:p>
          </table:table-cell>
          <table:table-cell office:value-type="float" office:value="0.457886755466461" calcext:value-type="float">
            <text:p>0,457886755466461</text:p>
          </table:table-cell>
          <table:table-cell office:value-type="float" office:value="0.224094584584236" calcext:value-type="float">
            <text:p>0,224094584584236</text:p>
          </table:table-cell>
          <table:table-cell office:value-type="float" office:value="6.82252979278564" calcext:value-type="float">
            <text:p>6,82252979278564</text:p>
          </table:table-cell>
          <table:table-cell office:value-type="float" office:value="6.83307456970215" calcext:value-type="float">
            <text:p>6,83307456970215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585706174373627" calcext:value-type="float">
            <text:p>0,585706174373627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19" calcext:value-type="float">
            <text:p>119</text:p>
          </table:table-cell>
          <table:table-cell/>
        </table:table-row>
        <table:table-row table:style-name="ro1">
          <table:table-cell office:value-type="float" office:value="1.23523962497711" calcext:value-type="float">
            <text:p>1,23523962497711</text:p>
          </table:table-cell>
          <table:table-cell office:value-type="float" office:value="0.289620697498322" calcext:value-type="float">
            <text:p>0,289620697498322</text:p>
          </table:table-cell>
          <table:table-cell office:value-type="float" office:value="0.438661694526672" calcext:value-type="float">
            <text:p>0,438661694526672</text:p>
          </table:table-cell>
          <table:table-cell office:value-type="float" office:value="0.229979380965233" calcext:value-type="float">
            <text:p>0,229979380965233</text:p>
          </table:table-cell>
          <table:table-cell office:value-type="float" office:value="6.85570192337036" calcext:value-type="float">
            <text:p>6,85570192337036</text:p>
          </table:table-cell>
          <table:table-cell office:value-type="float" office:value="6.86380815505981" calcext:value-type="float">
            <text:p>6,86380815505981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577174127101898" calcext:value-type="float">
            <text:p>0,577174127101898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float" office:value="1.20413196086884" calcext:value-type="float">
            <text:p>1,20413196086884</text:p>
          </table:table-cell>
          <table:table-cell office:value-type="float" office:value="0.285005807876587" calcext:value-type="float">
            <text:p>0,285005807876587</text:p>
          </table:table-cell>
          <table:table-cell office:value-type="float" office:value="0.433767437934876" calcext:value-type="float">
            <text:p>0,433767437934876</text:p>
          </table:table-cell>
          <table:table-cell office:value-type="float" office:value="0.247696727514267" calcext:value-type="float">
            <text:p>0,247696727514267</text:p>
          </table:table-cell>
          <table:table-cell office:value-type="float" office:value="6.89809799194336" calcext:value-type="float">
            <text:p>6,89809799194336</text:p>
          </table:table-cell>
          <table:table-cell office:value-type="float" office:value="6.89120006561279" calcext:value-type="float">
            <text:p>6,8912000656127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595165550708771" calcext:value-type="float">
            <text:p>0,595165550708771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float" office:value="1.20234870910645" calcext:value-type="float">
            <text:p>1,20234870910645</text:p>
          </table:table-cell>
          <table:table-cell office:value-type="float" office:value="0.278808623552322" calcext:value-type="float">
            <text:p>0,278808623552322</text:p>
          </table:table-cell>
          <table:table-cell office:value-type="float" office:value="0.422879904508591" calcext:value-type="float">
            <text:p>0,422879904508591</text:p>
          </table:table-cell>
          <table:table-cell office:value-type="float" office:value="0.222949653863907" calcext:value-type="float">
            <text:p>0,222949653863907</text:p>
          </table:table-cell>
          <table:table-cell office:value-type="float" office:value="6.9257493019104" calcext:value-type="float">
            <text:p>6,9257493019104</text:p>
          </table:table-cell>
          <table:table-cell office:value-type="float" office:value="6.91294193267822" calcext:value-type="float">
            <text:p>6,91294193267822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587350368499756" calcext:value-type="float">
            <text:p>0,587350368499756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22" calcext:value-type="float">
            <text:p>122</text:p>
          </table:table-cell>
          <table:table-cell/>
        </table:table-row>
        <table:table-row table:style-name="ro1">
          <table:table-cell office:value-type="float" office:value="1.19242942333221" calcext:value-type="float">
            <text:p>1,19242942333221</text:p>
          </table:table-cell>
          <table:table-cell office:value-type="float" office:value="0.27215763926506" calcext:value-type="float">
            <text:p>0,27215763926506</text:p>
          </table:table-cell>
          <table:table-cell office:value-type="float" office:value="0.444859683513641" calcext:value-type="float">
            <text:p>0,444859683513641</text:p>
          </table:table-cell>
          <table:table-cell office:value-type="float" office:value="0.227430626749992" calcext:value-type="float">
            <text:p>0,227430626749992</text:p>
          </table:table-cell>
          <table:table-cell office:value-type="float" office:value="6.96346235275269" calcext:value-type="float">
            <text:p>6,96346235275269</text:p>
          </table:table-cell>
          <table:table-cell office:value-type="float" office:value="6.96455335617065" calcext:value-type="float">
            <text:p>6,96455335617065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587301075458527" calcext:value-type="float">
            <text:p>0,587301075458527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23" calcext:value-type="float">
            <text:p>123</text:p>
          </table:table-cell>
          <table:table-cell/>
        </table:table-row>
        <table:table-row table:style-name="ro1">
          <table:table-cell office:value-type="float" office:value="1.20522606372833" calcext:value-type="float">
            <text:p>1,20522606372833</text:p>
          </table:table-cell>
          <table:table-cell office:value-type="float" office:value="0.302719116210937" calcext:value-type="float">
            <text:p>0,302719116210937</text:p>
          </table:table-cell>
          <table:table-cell office:value-type="float" office:value="0.41759529709816" calcext:value-type="float">
            <text:p>0,41759529709816</text:p>
          </table:table-cell>
          <table:table-cell office:value-type="float" office:value="0.218418329954147" calcext:value-type="float">
            <text:p>0,218418329954147</text:p>
          </table:table-cell>
          <table:table-cell office:value-type="float" office:value="7.01522493362427" calcext:value-type="float">
            <text:p>7,01522493362427</text:p>
          </table:table-cell>
          <table:table-cell office:value-type="float" office:value="7.02121686935425" calcext:value-type="float">
            <text:p>7,02121686935425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606416404247284" calcext:value-type="float">
            <text:p>0,606416404247284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24" calcext:value-type="float">
            <text:p>124</text:p>
          </table:table-cell>
          <table:table-cell/>
        </table:table-row>
        <table:table-row table:style-name="ro1">
          <table:table-cell office:value-type="float" office:value="1.17891681194305" calcext:value-type="float">
            <text:p>1,17891681194305</text:p>
          </table:table-cell>
          <table:table-cell office:value-type="float" office:value="0.276019752025604" calcext:value-type="float">
            <text:p>0,276019752025604</text:p>
          </table:table-cell>
          <table:table-cell office:value-type="float" office:value="0.426326900720596" calcext:value-type="float">
            <text:p>0,426326900720596</text:p>
          </table:table-cell>
          <table:table-cell office:value-type="float" office:value="0.214906617999077" calcext:value-type="float">
            <text:p>0,214906617999077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593689262866974" calcext:value-type="float">
            <text:p>0,593689262866974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25" calcext:value-type="float">
            <text:p>125</text:p>
          </table:table-cell>
          <table:table-cell/>
        </table:table-row>
        <table:table-row table:style-name="ro1">
          <table:table-cell office:value-type="float" office:value="1.14891254901886" calcext:value-type="float">
            <text:p>1,14891254901886</text:p>
          </table:table-cell>
          <table:table-cell office:value-type="float" office:value="0.283925622701645" calcext:value-type="float">
            <text:p>0,283925622701645</text:p>
          </table:table-cell>
          <table:table-cell office:value-type="float" office:value="0.41798534989357" calcext:value-type="float">
            <text:p>0,41798534989357</text:p>
          </table:table-cell>
          <table:table-cell office:value-type="float" office:value="0.232094377279282" calcext:value-type="float">
            <text:p>0,232094377279282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619585454463959" calcext:value-type="float">
            <text:p>0,61958545446395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26" calcext:value-type="float">
            <text:p>126</text:p>
          </table:table-cell>
          <table:table-cell/>
        </table:table-row>
        <table:table-row table:style-name="ro1">
          <table:table-cell office:value-type="float" office:value="1.15167939662933" calcext:value-type="float">
            <text:p>1,15167939662933</text:p>
          </table:table-cell>
          <table:table-cell office:value-type="float" office:value="0.291264235973358" calcext:value-type="float">
            <text:p>0,291264235973358</text:p>
          </table:table-cell>
          <table:table-cell office:value-type="float" office:value="0.418098598718643" calcext:value-type="float">
            <text:p>0,418098598718643</text:p>
          </table:table-cell>
          <table:table-cell office:value-type="float" office:value="0.227412611246109" calcext:value-type="float">
            <text:p>0,227412611246109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624606966972351" calcext:value-type="float">
            <text:p>0,624606966972351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27" calcext:value-type="float">
            <text:p>127</text:p>
          </table:table-cell>
          <table:table-cell/>
        </table:table-row>
        <table:table-row table:style-name="ro1">
          <table:table-cell office:value-type="float" office:value="1.12757682800293" calcext:value-type="float">
            <text:p>1,12757682800293</text:p>
          </table:table-cell>
          <table:table-cell office:value-type="float" office:value="0.286108762025833" calcext:value-type="float">
            <text:p>0,286108762025833</text:p>
          </table:table-cell>
          <table:table-cell office:value-type="float" office:value="0.400212943553925" calcext:value-type="float">
            <text:p>0,400212943553925</text:p>
          </table:table-cell>
          <table:table-cell office:value-type="float" office:value="0.229348570108414" calcext:value-type="float">
            <text:p>0,229348570108414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639330327510834" calcext:value-type="float">
            <text:p>0,639330327510834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28" calcext:value-type="float">
            <text:p>128</text:p>
          </table:table-cell>
          <table:table-cell/>
        </table:table-row>
        <table:table-row table:style-name="ro1">
          <table:table-cell office:value-type="float" office:value="1.12284541130066" calcext:value-type="float">
            <text:p>1,12284541130066</text:p>
          </table:table-cell>
          <table:table-cell office:value-type="float" office:value="0.28140914440155" calcext:value-type="float">
            <text:p>0,28140914440155</text:p>
          </table:table-cell>
          <table:table-cell office:value-type="float" office:value="0.410939663648605" calcext:value-type="float">
            <text:p>0,410939663648605</text:p>
          </table:table-cell>
          <table:table-cell office:value-type="float" office:value="0.255652695894241" calcext:value-type="float">
            <text:p>0,255652695894241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636610686779022" calcext:value-type="float">
            <text:p>0,636610686779022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29" calcext:value-type="float">
            <text:p>129</text:p>
          </table:table-cell>
          <table:table-cell/>
        </table:table-row>
        <table:table-row table:style-name="ro1">
          <table:table-cell office:value-type="float" office:value="1.08977377414703" calcext:value-type="float">
            <text:p>1,08977377414703</text:p>
          </table:table-cell>
          <table:table-cell office:value-type="float" office:value="0.274733752012253" calcext:value-type="float">
            <text:p>0,274733752012253</text:p>
          </table:table-cell>
          <table:table-cell office:value-type="float" office:value="0.390478312969208" calcext:value-type="float">
            <text:p>0,390478312969208</text:p>
          </table:table-cell>
          <table:table-cell office:value-type="float" office:value="0.242784664034843" calcext:value-type="float">
            <text:p>0,242784664034843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652398109436035" calcext:value-type="float">
            <text:p>0,652398109436035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30" calcext:value-type="float">
            <text:p>130</text:p>
          </table:table-cell>
          <table:table-cell/>
        </table:table-row>
        <table:table-row table:style-name="ro1">
          <table:table-cell office:value-type="float" office:value="1.09048187732697" calcext:value-type="float">
            <text:p>1,09048187732697</text:p>
          </table:table-cell>
          <table:table-cell office:value-type="float" office:value="0.282025009393692" calcext:value-type="float">
            <text:p>0,282025009393692</text:p>
          </table:table-cell>
          <table:table-cell office:value-type="float" office:value="0.391246378421783" calcext:value-type="float">
            <text:p>0,391246378421783</text:p>
          </table:table-cell>
          <table:table-cell office:value-type="float" office:value="0.232909247279167" calcext:value-type="float">
            <text:p>0,232909247279167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655099630355835" calcext:value-type="float">
            <text:p>0,655099630355835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31" calcext:value-type="float">
            <text:p>131</text:p>
          </table:table-cell>
          <table:table-cell/>
        </table:table-row>
        <table:table-row table:style-name="ro1">
          <table:table-cell office:value-type="float" office:value="1.08175659179688" calcext:value-type="float">
            <text:p>1,08175659179688</text:p>
          </table:table-cell>
          <table:table-cell office:value-type="float" office:value="0.291665077209473" calcext:value-type="float">
            <text:p>0,291665077209473</text:p>
          </table:table-cell>
          <table:table-cell office:value-type="float" office:value="0.387990027666092" calcext:value-type="float">
            <text:p>0,387990027666092</text:p>
          </table:table-cell>
          <table:table-cell office:value-type="float" office:value="0.236796110868454" calcext:value-type="float">
            <text:p>0,236796110868454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678347170352936" calcext:value-type="float">
            <text:p>0,678347170352936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32" calcext:value-type="float">
            <text:p>132</text:p>
          </table:table-cell>
          <table:table-cell/>
        </table:table-row>
        <table:table-row table:style-name="ro1">
          <table:table-cell office:value-type="float" office:value="1.06342136859894" calcext:value-type="float">
            <text:p>1,06342136859894</text:p>
          </table:table-cell>
          <table:table-cell office:value-type="float" office:value="0.29946556687355" calcext:value-type="float">
            <text:p>0,29946556687355</text:p>
          </table:table-cell>
          <table:table-cell office:value-type="float" office:value="0.39619579911232" calcext:value-type="float">
            <text:p>0,39619579911232</text:p>
          </table:table-cell>
          <table:table-cell office:value-type="float" office:value="0.240983352065086" calcext:value-type="float">
            <text:p>0,240983352065086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668358564376831" calcext:value-type="float">
            <text:p>0,668358564376831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33" calcext:value-type="float">
            <text:p>133</text:p>
          </table:table-cell>
          <table:table-cell/>
        </table:table-row>
        <table:table-row table:style-name="ro1">
          <table:table-cell office:value-type="float" office:value="1.0529717206955" calcext:value-type="float">
            <text:p>1,0529717206955</text:p>
          </table:table-cell>
          <table:table-cell office:value-type="float" office:value="0.295029044151306" calcext:value-type="float">
            <text:p>0,295029044151306</text:p>
          </table:table-cell>
          <table:table-cell office:value-type="float" office:value="0.383198082447052" calcext:value-type="float">
            <text:p>0,383198082447052</text:p>
          </table:table-cell>
          <table:table-cell office:value-type="float" office:value="0.264827728271484" calcext:value-type="float">
            <text:p>0,264827728271484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684442937374115" calcext:value-type="float">
            <text:p>0,684442937374115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34" calcext:value-type="float">
            <text:p>134</text:p>
          </table:table-cell>
          <table:table-cell/>
        </table:table-row>
        <table:table-row table:style-name="ro1">
          <table:table-cell office:value-type="float" office:value="1.0385810136795" calcext:value-type="float">
            <text:p>1,0385810136795</text:p>
          </table:table-cell>
          <table:table-cell office:value-type="float" office:value="0.278824180364609" calcext:value-type="float">
            <text:p>0,278824180364609</text:p>
          </table:table-cell>
          <table:table-cell office:value-type="float" office:value="0.367605954408646" calcext:value-type="float">
            <text:p>0,367605954408646</text:p>
          </table:table-cell>
          <table:table-cell office:value-type="float" office:value="0.250693112611771" calcext:value-type="float">
            <text:p>0,250693112611771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70467871427536" calcext:value-type="float">
            <text:p>0,70467871427536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35" calcext:value-type="float">
            <text:p>135</text:p>
          </table:table-cell>
          <table:table-cell/>
        </table:table-row>
        <table:table-row table:style-name="ro1">
          <table:table-cell office:value-type="float" office:value="1.03613805770874" calcext:value-type="float">
            <text:p>1,03613805770874</text:p>
          </table:table-cell>
          <table:table-cell office:value-type="float" office:value="0.305035471916199" calcext:value-type="float">
            <text:p>0,305035471916199</text:p>
          </table:table-cell>
          <table:table-cell office:value-type="float" office:value="0.360681265592575" calcext:value-type="float">
            <text:p>0,360681265592575</text:p>
          </table:table-cell>
          <table:table-cell office:value-type="float" office:value="0.241918385028839" calcext:value-type="float">
            <text:p>0,241918385028839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727598071098328" calcext:value-type="float">
            <text:p>0,727598071098328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36" calcext:value-type="float">
            <text:p>136</text:p>
          </table:table-cell>
          <table:table-cell/>
        </table:table-row>
        <table:table-row table:style-name="ro1">
          <table:table-cell office:value-type="float" office:value="1.0279974937439" calcext:value-type="float">
            <text:p>1,0279974937439</text:p>
          </table:table-cell>
          <table:table-cell office:value-type="float" office:value="0.28655070066452" calcext:value-type="float">
            <text:p>0,28655070066452</text:p>
          </table:table-cell>
          <table:table-cell office:value-type="float" office:value="0.358262896537781" calcext:value-type="float">
            <text:p>0,358262896537781</text:p>
          </table:table-cell>
          <table:table-cell office:value-type="float" office:value="0.266499102115631" calcext:value-type="float">
            <text:p>0,266499102115631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717434108257294" calcext:value-type="float">
            <text:p>0,717434108257294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37" calcext:value-type="float">
            <text:p>137</text:p>
          </table:table-cell>
          <table:table-cell/>
        </table:table-row>
        <table:table-row table:style-name="ro1">
          <table:table-cell office:value-type="float" office:value="1.03461647033691" calcext:value-type="float">
            <text:p>1,03461647033691</text:p>
          </table:table-cell>
          <table:table-cell office:value-type="float" office:value="0.302258014678955" calcext:value-type="float">
            <text:p>0,302258014678955</text:p>
          </table:table-cell>
          <table:table-cell office:value-type="float" office:value="0.352587878704071" calcext:value-type="float">
            <text:p>0,352587878704071</text:p>
          </table:table-cell>
          <table:table-cell office:value-type="float" office:value="0.250057935714722" calcext:value-type="float">
            <text:p>0,250057935714722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729408979415894" calcext:value-type="float">
            <text:p>0,729408979415894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38" calcext:value-type="float">
            <text:p>138</text:p>
          </table:table-cell>
          <table:table-cell/>
        </table:table-row>
        <table:table-row table:style-name="ro1">
          <table:table-cell office:value-type="float" office:value="1.01184439659119" calcext:value-type="float">
            <text:p>1,01184439659119</text:p>
          </table:table-cell>
          <table:table-cell office:value-type="float" office:value="0.323515623807907" calcext:value-type="float">
            <text:p>0,323515623807907</text:p>
          </table:table-cell>
          <table:table-cell office:value-type="float" office:value="0.36176598072052" calcext:value-type="float">
            <text:p>0,36176598072052</text:p>
          </table:table-cell>
          <table:table-cell office:value-type="float" office:value="0.272647321224213" calcext:value-type="float">
            <text:p>0,272647321224213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746785819530487" calcext:value-type="float">
            <text:p>0,746785819530487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39" calcext:value-type="float">
            <text:p>139</text:p>
          </table:table-cell>
          <table:table-cell/>
        </table:table-row>
        <table:table-row table:style-name="ro1">
          <table:table-cell office:value-type="float" office:value="1.01597237586975" calcext:value-type="float">
            <text:p>1,01597237586975</text:p>
          </table:table-cell>
          <table:table-cell office:value-type="float" office:value="0.3042873442173" calcext:value-type="float">
            <text:p>0,3042873442173</text:p>
          </table:table-cell>
          <table:table-cell office:value-type="float" office:value="0.371549278497696" calcext:value-type="float">
            <text:p>0,371549278497696</text:p>
          </table:table-cell>
          <table:table-cell office:value-type="float" office:value="0.266121804714203" calcext:value-type="float">
            <text:p>0,266121804714203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776142776012421" calcext:value-type="float">
            <text:p>0,776142776012421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40" calcext:value-type="float">
            <text:p>140</text:p>
          </table:table-cell>
          <table:table-cell/>
        </table:table-row>
        <table:table-row table:style-name="ro1">
          <table:table-cell office:value-type="float" office:value="1.0011579990387" calcext:value-type="float">
            <text:p>1,0011579990387</text:p>
          </table:table-cell>
          <table:table-cell office:value-type="float" office:value="0.311335533857346" calcext:value-type="float">
            <text:p>0,311335533857346</text:p>
          </table:table-cell>
          <table:table-cell office:value-type="float" office:value="0.367087334394455" calcext:value-type="float">
            <text:p>0,367087334394455</text:p>
          </table:table-cell>
          <table:table-cell office:value-type="float" office:value="0.282689243555069" calcext:value-type="float">
            <text:p>0,282689243555069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77160656452179" calcext:value-type="float">
            <text:p>0,7716065645217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41" calcext:value-type="float">
            <text:p>141</text:p>
          </table:table-cell>
          <table:table-cell/>
        </table:table-row>
        <table:table-row table:style-name="ro1">
          <table:table-cell office:value-type="float" office:value="0.9977086186409" calcext:value-type="float">
            <text:p>0,9977086186409</text:p>
          </table:table-cell>
          <table:table-cell office:value-type="float" office:value="0.316024094820023" calcext:value-type="float">
            <text:p>0,316024094820023</text:p>
          </table:table-cell>
          <table:table-cell office:value-type="float" office:value="0.354019105434418" calcext:value-type="float">
            <text:p>0,354019105434418</text:p>
          </table:table-cell>
          <table:table-cell office:value-type="float" office:value="0.27981573343277" calcext:value-type="float">
            <text:p>0,27981573343277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794983625411987" calcext:value-type="float">
            <text:p>0,794983625411987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42" calcext:value-type="float">
            <text:p>142</text:p>
          </table:table-cell>
          <table:table-cell/>
        </table:table-row>
        <table:table-row table:style-name="ro1">
          <table:table-cell office:value-type="float" office:value="0.992470622062683" calcext:value-type="float">
            <text:p>0,992470622062683</text:p>
          </table:table-cell>
          <table:table-cell office:value-type="float" office:value="0.328549355268478" calcext:value-type="float">
            <text:p>0,328549355268478</text:p>
          </table:table-cell>
          <table:table-cell office:value-type="float" office:value="0.353202939033508" calcext:value-type="float">
            <text:p>0,353202939033508</text:p>
          </table:table-cell>
          <table:table-cell office:value-type="float" office:value="0.281103163957596" calcext:value-type="float">
            <text:p>0,281103163957596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810427606105804" calcext:value-type="float">
            <text:p>0,810427606105804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43" calcext:value-type="float">
            <text:p>143</text:p>
          </table:table-cell>
          <table:table-cell/>
        </table:table-row>
        <table:table-row table:style-name="ro1">
          <table:table-cell office:value-type="float" office:value="0.983101308345795" calcext:value-type="float">
            <text:p>0,983101308345795</text:p>
          </table:table-cell>
          <table:table-cell office:value-type="float" office:value="0.313698917627335" calcext:value-type="float">
            <text:p>0,313698917627335</text:p>
          </table:table-cell>
          <table:table-cell office:value-type="float" office:value="0.368424654006958" calcext:value-type="float">
            <text:p>0,368424654006958</text:p>
          </table:table-cell>
          <table:table-cell office:value-type="float" office:value="0.269924342632294" calcext:value-type="float">
            <text:p>0,269924342632294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833263754844666" calcext:value-type="float">
            <text:p>0,833263754844666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44" calcext:value-type="float">
            <text:p>144</text:p>
          </table:table-cell>
          <table:table-cell/>
        </table:table-row>
        <table:table-row table:style-name="ro1">
          <table:table-cell office:value-type="float" office:value="0.980059266090393" calcext:value-type="float">
            <text:p>0,980059266090393</text:p>
          </table:table-cell>
          <table:table-cell office:value-type="float" office:value="0.300826102495193" calcext:value-type="float">
            <text:p>0,300826102495193</text:p>
          </table:table-cell>
          <table:table-cell office:value-type="float" office:value="0.368878155946732" calcext:value-type="float">
            <text:p>0,368878155946732</text:p>
          </table:table-cell>
          <table:table-cell office:value-type="float" office:value="0.282662510871887" calcext:value-type="float">
            <text:p>0,282662510871887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81256902217865" calcext:value-type="float">
            <text:p>0,81256902217865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45" calcext:value-type="float">
            <text:p>145</text:p>
          </table:table-cell>
          <table:table-cell/>
        </table:table-row>
        <table:table-row table:style-name="ro1">
          <table:table-cell office:value-type="float" office:value="0.975050508975983" calcext:value-type="float">
            <text:p>0,975050508975983</text:p>
          </table:table-cell>
          <table:table-cell office:value-type="float" office:value="0.316976487636566" calcext:value-type="float">
            <text:p>0,316976487636566</text:p>
          </table:table-cell>
          <table:table-cell office:value-type="float" office:value="0.366963028907776" calcext:value-type="float">
            <text:p>0,366963028907776</text:p>
          </table:table-cell>
          <table:table-cell office:value-type="float" office:value="0.285698682069778" calcext:value-type="float">
            <text:p>0,285698682069778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849443316459656" calcext:value-type="float">
            <text:p>0,849443316459656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46" calcext:value-type="float">
            <text:p>146</text:p>
          </table:table-cell>
          <table:table-cell/>
        </table:table-row>
        <table:table-row table:style-name="ro1">
          <table:table-cell office:value-type="float" office:value="0.965661346912384" calcext:value-type="float">
            <text:p>0,965661346912384</text:p>
          </table:table-cell>
          <table:table-cell office:value-type="float" office:value="0.306383728981018" calcext:value-type="float">
            <text:p>0,306383728981018</text:p>
          </table:table-cell>
          <table:table-cell office:value-type="float" office:value="0.379970580339432" calcext:value-type="float">
            <text:p>0,379970580339432</text:p>
          </table:table-cell>
          <table:table-cell office:value-type="float" office:value="0.287497639656067" calcext:value-type="float">
            <text:p>0,287497639656067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882112741470337" calcext:value-type="float">
            <text:p>0,882112741470337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47" calcext:value-type="float">
            <text:p>147</text:p>
          </table:table-cell>
          <table:table-cell/>
        </table:table-row>
        <table:table-row table:style-name="ro1">
          <table:table-cell office:value-type="float" office:value="0.953634440898895" calcext:value-type="float">
            <text:p>0,953634440898895</text:p>
          </table:table-cell>
          <table:table-cell office:value-type="float" office:value="0.317231446504593" calcext:value-type="float">
            <text:p>0,317231446504593</text:p>
          </table:table-cell>
          <table:table-cell office:value-type="float" office:value="0.409535020589829" calcext:value-type="float">
            <text:p>0,409535020589829</text:p>
          </table:table-cell>
          <table:table-cell office:value-type="float" office:value="0.295306980609894" calcext:value-type="float">
            <text:p>0,295306980609894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886569023132324" calcext:value-type="float">
            <text:p>0,886569023132324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48" calcext:value-type="float">
            <text:p>148</text:p>
          </table:table-cell>
          <table:table-cell/>
        </table:table-row>
        <table:table-row table:style-name="ro1">
          <table:table-cell office:value-type="float" office:value="0.943163692951202" calcext:value-type="float">
            <text:p>0,943163692951202</text:p>
          </table:table-cell>
          <table:table-cell office:value-type="float" office:value="0.337280690670013" calcext:value-type="float">
            <text:p>0,337280690670013</text:p>
          </table:table-cell>
          <table:table-cell office:value-type="float" office:value="0.394060730934143" calcext:value-type="float">
            <text:p>0,394060730934143</text:p>
          </table:table-cell>
          <table:table-cell office:value-type="float" office:value="0.288873195648193" calcext:value-type="float">
            <text:p>0,288873195648193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912294924259186" calcext:value-type="float">
            <text:p>0,912294924259186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49" calcext:value-type="float">
            <text:p>149</text:p>
          </table:table-cell>
          <table:table-cell/>
        </table:table-row>
        <table:table-row table:style-name="ro1">
          <table:table-cell office:value-type="float" office:value="0.956807672977448" calcext:value-type="float">
            <text:p>0,956807672977448</text:p>
          </table:table-cell>
          <table:table-cell office:value-type="float" office:value="0.327860742807388" calcext:value-type="float">
            <text:p>0,327860742807388</text:p>
          </table:table-cell>
          <table:table-cell office:value-type="float" office:value="0.383022397756576" calcext:value-type="float">
            <text:p>0,383022397756576</text:p>
          </table:table-cell>
          <table:table-cell office:value-type="float" office:value="0.312363028526306" calcext:value-type="float">
            <text:p>0,312363028526306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935390889644623" calcext:value-type="float">
            <text:p>0,935390889644623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float" office:value="0.947638511657715" calcext:value-type="float">
            <text:p>0,947638511657715</text:p>
          </table:table-cell>
          <table:table-cell office:value-type="float" office:value="0.356576412916184" calcext:value-type="float">
            <text:p>0,356576412916184</text:p>
          </table:table-cell>
          <table:table-cell office:value-type="float" office:value="0.40380534529686" calcext:value-type="float">
            <text:p>0,40380534529686</text:p>
          </table:table-cell>
          <table:table-cell office:value-type="float" office:value="0.298500120639801" calcext:value-type="float">
            <text:p>0,298500120639801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943961322307587" calcext:value-type="float">
            <text:p>0,943961322307587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51" calcext:value-type="float">
            <text:p>151</text:p>
          </table:table-cell>
          <table:table-cell/>
        </table:table-row>
        <table:table-row table:style-name="ro1">
          <table:table-cell office:value-type="float" office:value="0.941950500011444" calcext:value-type="float">
            <text:p>0,941950500011444</text:p>
          </table:table-cell>
          <table:table-cell office:value-type="float" office:value="0.331975072622299" calcext:value-type="float">
            <text:p>0,331975072622299</text:p>
          </table:table-cell>
          <table:table-cell office:value-type="float" office:value="0.3965884745121" calcext:value-type="float">
            <text:p>0,3965884745121</text:p>
          </table:table-cell>
          <table:table-cell office:value-type="float" office:value="0.317711412906647" calcext:value-type="float">
            <text:p>0,317711412906647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946251749992371" calcext:value-type="float">
            <text:p>0,946251749992371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52" calcext:value-type="float">
            <text:p>152</text:p>
          </table:table-cell>
          <table:table-cell/>
        </table:table-row>
        <table:table-row table:style-name="ro1">
          <table:table-cell office:value-type="float" office:value="0.934763550758362" calcext:value-type="float">
            <text:p>0,934763550758362</text:p>
          </table:table-cell>
          <table:table-cell office:value-type="float" office:value="0.334050387144089" calcext:value-type="float">
            <text:p>0,334050387144089</text:p>
          </table:table-cell>
          <table:table-cell office:value-type="float" office:value="0.421018600463867" calcext:value-type="float">
            <text:p>0,421018600463867</text:p>
          </table:table-cell>
          <table:table-cell office:value-type="float" office:value="0.308492809534073" calcext:value-type="float">
            <text:p>0,308492809534073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939842462539673" calcext:value-type="float">
            <text:p>0,939842462539673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53" calcext:value-type="float">
            <text:p>153</text:p>
          </table:table-cell>
          <table:table-cell/>
        </table:table-row>
        <table:table-row table:style-name="ro1">
          <table:table-cell office:value-type="float" office:value="0.949665129184723" calcext:value-type="float">
            <text:p>0,949665129184723</text:p>
          </table:table-cell>
          <table:table-cell office:value-type="float" office:value="0.345320582389832" calcext:value-type="float">
            <text:p>0,345320582389832</text:p>
          </table:table-cell>
          <table:table-cell office:value-type="float" office:value="0.411027431488037" calcext:value-type="float">
            <text:p>0,411027431488037</text:p>
          </table:table-cell>
          <table:table-cell office:value-type="float" office:value="0.326481342315674" calcext:value-type="float">
            <text:p>0,326481342315674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945899486541748" calcext:value-type="float">
            <text:p>0,945899486541748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54" calcext:value-type="float">
            <text:p>154</text:p>
          </table:table-cell>
          <table:table-cell/>
        </table:table-row>
        <table:table-row table:style-name="ro1">
          <table:table-cell office:value-type="float" office:value="0.941838920116425" calcext:value-type="float">
            <text:p>0,941838920116425</text:p>
          </table:table-cell>
          <table:table-cell office:value-type="float" office:value="0.35336035490036" calcext:value-type="float">
            <text:p>0,35336035490036</text:p>
          </table:table-cell>
          <table:table-cell office:value-type="float" office:value="0.429156988859177" calcext:value-type="float">
            <text:p>0,429156988859177</text:p>
          </table:table-cell>
          <table:table-cell office:value-type="float" office:value="0.313859581947327" calcext:value-type="float">
            <text:p>0,313859581947327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952768743038178" calcext:value-type="float">
            <text:p>0,952768743038178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55" calcext:value-type="float">
            <text:p>155</text:p>
          </table:table-cell>
          <table:table-cell/>
        </table:table-row>
        <table:table-row table:style-name="ro1">
          <table:table-cell office:value-type="float" office:value="0.938593626022339" calcext:value-type="float">
            <text:p>0,938593626022339</text:p>
          </table:table-cell>
          <table:table-cell office:value-type="float" office:value="0.348798245191574" calcext:value-type="float">
            <text:p>0,348798245191574</text:p>
          </table:table-cell>
          <table:table-cell office:value-type="float" office:value="0.435427844524384" calcext:value-type="float">
            <text:p>0,435427844524384</text:p>
          </table:table-cell>
          <table:table-cell office:value-type="float" office:value="0.336044609546661" calcext:value-type="float">
            <text:p>0,336044609546661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943980693817139" calcext:value-type="float">
            <text:p>0,94398069381713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56" calcext:value-type="float">
            <text:p>156</text:p>
          </table:table-cell>
          <table:table-cell/>
        </table:table-row>
        <table:table-row table:style-name="ro1">
          <table:table-cell office:value-type="float" office:value="0.942333877086639" calcext:value-type="float">
            <text:p>0,942333877086639</text:p>
          </table:table-cell>
          <table:table-cell office:value-type="float" office:value="0.365815281867981" calcext:value-type="float">
            <text:p>0,365815281867981</text:p>
          </table:table-cell>
          <table:table-cell office:value-type="float" office:value="0.452287614345551" calcext:value-type="float">
            <text:p>0,452287614345551</text:p>
          </table:table-cell>
          <table:table-cell office:value-type="float" office:value="0.355167269706726" calcext:value-type="float">
            <text:p>0,355167269706726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955010890960693" calcext:value-type="float">
            <text:p>0,955010890960693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57" calcext:value-type="float">
            <text:p>157</text:p>
          </table:table-cell>
          <table:table-cell/>
        </table:table-row>
        <table:table-row table:style-name="ro1">
          <table:table-cell office:value-type="float" office:value="0.9206383228302" calcext:value-type="float">
            <text:p>0,9206383228302</text:p>
          </table:table-cell>
          <table:table-cell office:value-type="float" office:value="0.358184337615967" calcext:value-type="float">
            <text:p>0,358184337615967</text:p>
          </table:table-cell>
          <table:table-cell office:value-type="float" office:value="0.455247014760971" calcext:value-type="float">
            <text:p>0,455247014760971</text:p>
          </table:table-cell>
          <table:table-cell office:value-type="float" office:value="0.35426139831543" calcext:value-type="float">
            <text:p>0,35426139831543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946613967418671" calcext:value-type="float">
            <text:p>0,946613967418671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58" calcext:value-type="float">
            <text:p>158</text:p>
          </table:table-cell>
          <table:table-cell/>
        </table:table-row>
        <table:table-row table:style-name="ro1">
          <table:table-cell office:value-type="float" office:value="0.936840295791626" calcext:value-type="float">
            <text:p>0,936840295791626</text:p>
          </table:table-cell>
          <table:table-cell office:value-type="float" office:value="0.386609435081482" calcext:value-type="float">
            <text:p>0,386609435081482</text:p>
          </table:table-cell>
          <table:table-cell office:value-type="float" office:value="0.458111524581909" calcext:value-type="float">
            <text:p>0,458111524581909</text:p>
          </table:table-cell>
          <table:table-cell office:value-type="float" office:value="0.357967704534531" calcext:value-type="float">
            <text:p>0,357967704534531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960512161254883" calcext:value-type="float">
            <text:p>0,960512161254883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59" calcext:value-type="float">
            <text:p>159</text:p>
          </table:table-cell>
          <table:table-cell/>
        </table:table-row>
        <table:table-row table:style-name="ro1">
          <table:table-cell office:value-type="float" office:value="0.929582118988037" calcext:value-type="float">
            <text:p>0,929582118988037</text:p>
          </table:table-cell>
          <table:table-cell office:value-type="float" office:value="0.370748966932297" calcext:value-type="float">
            <text:p>0,370748966932297</text:p>
          </table:table-cell>
          <table:table-cell office:value-type="float" office:value="0.497031807899475" calcext:value-type="float">
            <text:p>0,497031807899475</text:p>
          </table:table-cell>
          <table:table-cell office:value-type="float" office:value="0.367792725563049" calcext:value-type="float">
            <text:p>0,367792725563049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968183159828186" calcext:value-type="float">
            <text:p>0,968183159828186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60" calcext:value-type="float">
            <text:p>160</text:p>
          </table:table-cell>
          <table:table-cell/>
        </table:table-row>
        <table:table-row table:style-name="ro1">
          <table:table-cell office:value-type="float" office:value="0.91508287191391" calcext:value-type="float">
            <text:p>0,91508287191391</text:p>
          </table:table-cell>
          <table:table-cell office:value-type="float" office:value="0.37431788444519" calcext:value-type="float">
            <text:p>0,37431788444519</text:p>
          </table:table-cell>
          <table:table-cell office:value-type="float" office:value="0.480215162038803" calcext:value-type="float">
            <text:p>0,480215162038803</text:p>
          </table:table-cell>
          <table:table-cell office:value-type="float" office:value="0.371819972991943" calcext:value-type="float">
            <text:p>0,371819972991943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956474781036377" calcext:value-type="float">
            <text:p>0,956474781036377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61" calcext:value-type="float">
            <text:p>161</text:p>
          </table:table-cell>
          <table:table-cell/>
        </table:table-row>
        <table:table-row table:style-name="ro1">
          <table:table-cell office:value-type="float" office:value="0.921851933002472" calcext:value-type="float">
            <text:p>0,921851933002472</text:p>
          </table:table-cell>
          <table:table-cell office:value-type="float" office:value="0.388261675834656" calcext:value-type="float">
            <text:p>0,388261675834656</text:p>
          </table:table-cell>
          <table:table-cell office:value-type="float" office:value="0.485051721334457" calcext:value-type="float">
            <text:p>0,485051721334457</text:p>
          </table:table-cell>
          <table:table-cell office:value-type="float" office:value="0.377032369375229" calcext:value-type="float">
            <text:p>0,377032369375229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95381772518158" calcext:value-type="float">
            <text:p>0,95381772518158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62" calcext:value-type="float">
            <text:p>162</text:p>
          </table:table-cell>
          <table:table-cell/>
        </table:table-row>
        <table:table-row table:style-name="ro1">
          <table:table-cell office:value-type="float" office:value="0.931147933006287" calcext:value-type="float">
            <text:p>0,931147933006287</text:p>
          </table:table-cell>
          <table:table-cell office:value-type="float" office:value="0.408618927001953" calcext:value-type="float">
            <text:p>0,408618927001953</text:p>
          </table:table-cell>
          <table:table-cell office:value-type="float" office:value="0.512027502059937" calcext:value-type="float">
            <text:p>0,512027502059937</text:p>
          </table:table-cell>
          <table:table-cell office:value-type="float" office:value="0.376279443502426" calcext:value-type="float">
            <text:p>0,376279443502426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956129133701324" calcext:value-type="float">
            <text:p>0,956129133701324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63" calcext:value-type="float">
            <text:p>163</text:p>
          </table:table-cell>
          <table:table-cell/>
        </table:table-row>
        <table:table-row table:style-name="ro1">
          <table:table-cell office:value-type="float" office:value="0.924587905406952" calcext:value-type="float">
            <text:p>0,924587905406952</text:p>
          </table:table-cell>
          <table:table-cell office:value-type="float" office:value="0.401918083429337" calcext:value-type="float">
            <text:p>0,401918083429337</text:p>
          </table:table-cell>
          <table:table-cell office:value-type="float" office:value="0.52019989490509" calcext:value-type="float">
            <text:p>0,52019989490509</text:p>
          </table:table-cell>
          <table:table-cell office:value-type="float" office:value="0.364966064691544" calcext:value-type="float">
            <text:p>0,364966064691544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96068000793457" calcext:value-type="float">
            <text:p>0,96068000793457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64" calcext:value-type="float">
            <text:p>164</text:p>
          </table:table-cell>
          <table:table-cell/>
        </table:table-row>
        <table:table-row table:style-name="ro1">
          <table:table-cell office:value-type="float" office:value="0.912464678287506" calcext:value-type="float">
            <text:p>0,912464678287506</text:p>
          </table:table-cell>
          <table:table-cell office:value-type="float" office:value="0.401582837104797" calcext:value-type="float">
            <text:p>0,401582837104797</text:p>
          </table:table-cell>
          <table:table-cell office:value-type="float" office:value="0.548076987266541" calcext:value-type="float">
            <text:p>0,548076987266541</text:p>
          </table:table-cell>
          <table:table-cell office:value-type="float" office:value="0.359635353088379" calcext:value-type="float">
            <text:p>0,359635353088379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948151230812073" calcext:value-type="float">
            <text:p>0,948151230812073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65" calcext:value-type="float">
            <text:p>165</text:p>
          </table:table-cell>
          <table:table-cell/>
        </table:table-row>
        <table:table-row table:style-name="ro1">
          <table:table-cell office:value-type="float" office:value="0.933789372444153" calcext:value-type="float">
            <text:p>0,933789372444153</text:p>
          </table:table-cell>
          <table:table-cell office:value-type="float" office:value="0.444939881563187" calcext:value-type="float">
            <text:p>0,444939881563187</text:p>
          </table:table-cell>
          <table:table-cell office:value-type="float" office:value="0.564492583274841" calcext:value-type="float">
            <text:p>0,564492583274841</text:p>
          </table:table-cell>
          <table:table-cell office:value-type="float" office:value="0.35121351480484" calcext:value-type="float">
            <text:p>0,35121351480484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922960221767426" calcext:value-type="float">
            <text:p>0,922960221767426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66" calcext:value-type="float">
            <text:p>166</text:p>
          </table:table-cell>
          <table:table-cell/>
        </table:table-row>
        <table:table-row table:style-name="ro1">
          <table:table-cell office:value-type="float" office:value="0.927547991275787" calcext:value-type="float">
            <text:p>0,927547991275787</text:p>
          </table:table-cell>
          <table:table-cell office:value-type="float" office:value="0.429744154214859" calcext:value-type="float">
            <text:p>0,429744154214859</text:p>
          </table:table-cell>
          <table:table-cell office:value-type="float" office:value="0.573578059673309" calcext:value-type="float">
            <text:p>0,573578059673309</text:p>
          </table:table-cell>
          <table:table-cell office:value-type="float" office:value="0.372387379407883" calcext:value-type="float">
            <text:p>0,372387379407883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925358474254608" calcext:value-type="float">
            <text:p>0,925358474254608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67" calcext:value-type="float">
            <text:p>167</text:p>
          </table:table-cell>
          <table:table-cell/>
        </table:table-row>
        <table:table-row table:style-name="ro1">
          <table:table-cell office:value-type="float" office:value="0.901444554328918" calcext:value-type="float">
            <text:p>0,901444554328918</text:p>
          </table:table-cell>
          <table:table-cell office:value-type="float" office:value="0.446253418922424" calcext:value-type="float">
            <text:p>0,446253418922424</text:p>
          </table:table-cell>
          <table:table-cell office:value-type="float" office:value="0.595649540424347" calcext:value-type="float">
            <text:p>0,595649540424347</text:p>
          </table:table-cell>
          <table:table-cell office:value-type="float" office:value="0.360092639923096" calcext:value-type="float">
            <text:p>0,360092639923096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934030652046204" calcext:value-type="float">
            <text:p>0,934030652046204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68" calcext:value-type="float">
            <text:p>168</text:p>
          </table:table-cell>
          <table:table-cell/>
        </table:table-row>
        <table:table-row table:style-name="ro1">
          <table:table-cell office:value-type="float" office:value="0.911975562572479" calcext:value-type="float">
            <text:p>0,911975562572479</text:p>
          </table:table-cell>
          <table:table-cell office:value-type="float" office:value="0.447511583566666" calcext:value-type="float">
            <text:p>0,447511583566666</text:p>
          </table:table-cell>
          <table:table-cell office:value-type="float" office:value="0.595575213432312" calcext:value-type="float">
            <text:p>0,595575213432312</text:p>
          </table:table-cell>
          <table:table-cell office:value-type="float" office:value="0.348036795854568" calcext:value-type="float">
            <text:p>0,348036795854568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916379868984222" calcext:value-type="float">
            <text:p>0,916379868984222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69" calcext:value-type="float">
            <text:p>169</text:p>
          </table:table-cell>
          <table:table-cell/>
        </table:table-row>
        <table:table-row table:style-name="ro1">
          <table:table-cell office:value-type="float" office:value="0.919389486312866" calcext:value-type="float">
            <text:p>0,919389486312866</text:p>
          </table:table-cell>
          <table:table-cell office:value-type="float" office:value="0.467122197151184" calcext:value-type="float">
            <text:p>0,467122197151184</text:p>
          </table:table-cell>
          <table:table-cell office:value-type="float" office:value="0.632901906967163" calcext:value-type="float">
            <text:p>0,632901906967163</text:p>
          </table:table-cell>
          <table:table-cell office:value-type="float" office:value="0.356755554676056" calcext:value-type="float">
            <text:p>0,356755554676056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918275713920593" calcext:value-type="float">
            <text:p>0,918275713920593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70" calcext:value-type="float">
            <text:p>170</text:p>
          </table:table-cell>
          <table:table-cell/>
        </table:table-row>
        <table:table-row table:style-name="ro1">
          <table:table-cell office:value-type="float" office:value="0.91778427362442" calcext:value-type="float">
            <text:p>0,91778427362442</text:p>
          </table:table-cell>
          <table:table-cell office:value-type="float" office:value="0.462636888027191" calcext:value-type="float">
            <text:p>0,462636888027191</text:p>
          </table:table-cell>
          <table:table-cell office:value-type="float" office:value="0.629386007785797" calcext:value-type="float">
            <text:p>0,629386007785797</text:p>
          </table:table-cell>
          <table:table-cell office:value-type="float" office:value="0.340589821338654" calcext:value-type="float">
            <text:p>0,340589821338654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907012760639191" calcext:value-type="float">
            <text:p>0,907012760639191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71" calcext:value-type="float">
            <text:p>171</text:p>
          </table:table-cell>
          <table:table-cell/>
        </table:table-row>
        <table:table-row table:style-name="ro1">
          <table:table-cell office:value-type="float" office:value="0.930000901222229" calcext:value-type="float">
            <text:p>0,930000901222229</text:p>
          </table:table-cell>
          <table:table-cell office:value-type="float" office:value="0.479212671518326" calcext:value-type="float">
            <text:p>0,479212671518326</text:p>
          </table:table-cell>
          <table:table-cell office:value-type="float" office:value="0.655481815338135" calcext:value-type="float">
            <text:p>0,655481815338135</text:p>
          </table:table-cell>
          <table:table-cell office:value-type="float" office:value="0.33252677321434" calcext:value-type="float">
            <text:p>0,33252677321434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897814333438873" calcext:value-type="float">
            <text:p>0,897814333438873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72" calcext:value-type="float">
            <text:p>172</text:p>
          </table:table-cell>
          <table:table-cell/>
        </table:table-row>
        <table:table-row table:style-name="ro1">
          <table:table-cell office:value-type="float" office:value="0.922428667545319" calcext:value-type="float">
            <text:p>0,922428667545319</text:p>
          </table:table-cell>
          <table:table-cell office:value-type="float" office:value="0.481196790933609" calcext:value-type="float">
            <text:p>0,481196790933609</text:p>
          </table:table-cell>
          <table:table-cell office:value-type="float" office:value="0.688874781131744" calcext:value-type="float">
            <text:p>0,688874781131744</text:p>
          </table:table-cell>
          <table:table-cell office:value-type="float" office:value="0.350026190280914" calcext:value-type="float">
            <text:p>0,350026190280914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913183629512787" calcext:value-type="float">
            <text:p>0,913183629512787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73" calcext:value-type="float">
            <text:p>173</text:p>
          </table:table-cell>
          <table:table-cell/>
        </table:table-row>
        <table:table-row table:style-name="ro1">
          <table:table-cell office:value-type="float" office:value="0.922162413597107" calcext:value-type="float">
            <text:p>0,922162413597107</text:p>
          </table:table-cell>
          <table:table-cell office:value-type="float" office:value="0.487314254045486" calcext:value-type="float">
            <text:p>0,487314254045486</text:p>
          </table:table-cell>
          <table:table-cell office:value-type="float" office:value="0.73225861787796" calcext:value-type="float">
            <text:p>0,73225861787796</text:p>
          </table:table-cell>
          <table:table-cell office:value-type="float" office:value="0.341291815042496" calcext:value-type="float">
            <text:p>0,341291815042496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911230862140656" calcext:value-type="float">
            <text:p>0,911230862140656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74" calcext:value-type="float">
            <text:p>174</text:p>
          </table:table-cell>
          <table:table-cell/>
        </table:table-row>
        <table:table-row table:style-name="ro1">
          <table:table-cell office:value-type="float" office:value="0.931280970573425" calcext:value-type="float">
            <text:p>0,931280970573425</text:p>
          </table:table-cell>
          <table:table-cell office:value-type="float" office:value="0.499293595552444" calcext:value-type="float">
            <text:p>0,499293595552444</text:p>
          </table:table-cell>
          <table:table-cell office:value-type="float" office:value="0.749554753303528" calcext:value-type="float">
            <text:p>0,749554753303528</text:p>
          </table:table-cell>
          <table:table-cell office:value-type="float" office:value="0.338612854480743" calcext:value-type="float">
            <text:p>0,338612854480743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896387934684753" calcext:value-type="float">
            <text:p>0,896387934684753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75" calcext:value-type="float">
            <text:p>175</text:p>
          </table:table-cell>
          <table:table-cell/>
        </table:table-row>
        <table:table-row table:style-name="ro1">
          <table:table-cell office:value-type="float" office:value="0.933918416500092" calcext:value-type="float">
            <text:p>0,933918416500092</text:p>
          </table:table-cell>
          <table:table-cell office:value-type="float" office:value="0.537040174007416" calcext:value-type="float">
            <text:p>0,537040174007416</text:p>
          </table:table-cell>
          <table:table-cell office:value-type="float" office:value="0.754202544689178" calcext:value-type="float">
            <text:p>0,754202544689178</text:p>
          </table:table-cell>
          <table:table-cell office:value-type="float" office:value="0.321350872516632" calcext:value-type="float">
            <text:p>0,321350872516632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898016929626465" calcext:value-type="float">
            <text:p>0,898016929626465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76" calcext:value-type="float">
            <text:p>176</text:p>
          </table:table-cell>
          <table:table-cell/>
        </table:table-row>
        <table:table-row table:style-name="ro1">
          <table:table-cell office:value-type="float" office:value="0.938672780990601" calcext:value-type="float">
            <text:p>0,938672780990601</text:p>
          </table:table-cell>
          <table:table-cell office:value-type="float" office:value="0.53465074300766" calcext:value-type="float">
            <text:p>0,53465074300766</text:p>
          </table:table-cell>
          <table:table-cell office:value-type="float" office:value="0.801705658435822" calcext:value-type="float">
            <text:p>0,801705658435822</text:p>
          </table:table-cell>
          <table:table-cell office:value-type="float" office:value="0.326104342937469" calcext:value-type="float">
            <text:p>0,326104342937469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534724414348602" calcext:value-type="float">
            <text:p>0,534724414348602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77" calcext:value-type="float">
            <text:p>177</text:p>
          </table:table-cell>
          <table:table-cell/>
        </table:table-row>
        <table:table-row table:style-name="ro1">
          <table:table-cell office:value-type="float" office:value="0.934832990169525" calcext:value-type="float">
            <text:p>0,934832990169525</text:p>
          </table:table-cell>
          <table:table-cell office:value-type="float" office:value="0.556286036968231" calcext:value-type="float">
            <text:p>0,556286036968231</text:p>
          </table:table-cell>
          <table:table-cell office:value-type="float" office:value="0.825055778026581" calcext:value-type="float">
            <text:p>0,825055778026581</text:p>
          </table:table-cell>
          <table:table-cell office:value-type="float" office:value="0.318459749221802" calcext:value-type="float">
            <text:p>0,318459749221802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529965460300446" calcext:value-type="float">
            <text:p>0,529965460300446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78" calcext:value-type="float">
            <text:p>178</text:p>
          </table:table-cell>
          <table:table-cell/>
        </table:table-row>
        <table:table-row table:style-name="ro1">
          <table:table-cell office:value-type="float" office:value="0.946868896484375" calcext:value-type="float">
            <text:p>0,946868896484375</text:p>
          </table:table-cell>
          <table:table-cell office:value-type="float" office:value="0.553489863872528" calcext:value-type="float">
            <text:p>0,553489863872528</text:p>
          </table:table-cell>
          <table:table-cell office:value-type="float" office:value="0.887766122817993" calcext:value-type="float">
            <text:p>0,887766122817993</text:p>
          </table:table-cell>
          <table:table-cell office:value-type="float" office:value="0.338180422782898" calcext:value-type="float">
            <text:p>0,338180422782898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506761848926544" calcext:value-type="float">
            <text:p>0,506761848926544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79" calcext:value-type="float">
            <text:p>179</text:p>
          </table:table-cell>
          <table:table-cell/>
        </table:table-row>
        <table:table-row table:style-name="ro1">
          <table:table-cell office:value-type="float" office:value="0.936921119689941" calcext:value-type="float">
            <text:p>0,936921119689941</text:p>
          </table:table-cell>
          <table:table-cell office:value-type="float" office:value="0.580962121486664" calcext:value-type="float">
            <text:p>0,580962121486664</text:p>
          </table:table-cell>
          <table:table-cell office:value-type="float" office:value="0.898370921611786" calcext:value-type="float">
            <text:p>0,898370921611786</text:p>
          </table:table-cell>
          <table:table-cell office:value-type="float" office:value="0.339438140392303" calcext:value-type="float">
            <text:p>0,339438140392303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521902322769165" calcext:value-type="float">
            <text:p>0,521902322769165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float" office:value="0.961512744426727" calcext:value-type="float">
            <text:p>0,961512744426727</text:p>
          </table:table-cell>
          <table:table-cell office:value-type="float" office:value="0.596348106861115" calcext:value-type="float">
            <text:p>0,596348106861115</text:p>
          </table:table-cell>
          <table:table-cell office:value-type="float" office:value="0.970756888389587" calcext:value-type="float">
            <text:p>0,970756888389587</text:p>
          </table:table-cell>
          <table:table-cell office:value-type="float" office:value="0.332967281341553" calcext:value-type="float">
            <text:p>0,332967281341553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48247218132019" calcext:value-type="float">
            <text:p>0,4824721813201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81" calcext:value-type="float">
            <text:p>181</text:p>
          </table:table-cell>
          <table:table-cell/>
        </table:table-row>
        <table:table-row table:style-name="ro1">
          <table:table-cell office:value-type="float" office:value="0.965142488479614" calcext:value-type="float">
            <text:p>0,965142488479614</text:p>
          </table:table-cell>
          <table:table-cell office:value-type="float" office:value="0.614823341369629" calcext:value-type="float">
            <text:p>0,614823341369629</text:p>
          </table:table-cell>
          <table:table-cell office:value-type="float" office:value="1.02236330509186" calcext:value-type="float">
            <text:p>1,02236330509186</text:p>
          </table:table-cell>
          <table:table-cell office:value-type="float" office:value="0.326308786869049" calcext:value-type="float">
            <text:p>0,326308786869049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492781132459641" calcext:value-type="float">
            <text:p>0,492781132459641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82" calcext:value-type="float">
            <text:p>182</text:p>
          </table:table-cell>
          <table:table-cell/>
        </table:table-row>
        <table:table-row table:style-name="ro1">
          <table:table-cell office:value-type="float" office:value="0.969523370265961" calcext:value-type="float">
            <text:p>0,969523370265961</text:p>
          </table:table-cell>
          <table:table-cell office:value-type="float" office:value="0.644240617752075" calcext:value-type="float">
            <text:p>0,644240617752075</text:p>
          </table:table-cell>
          <table:table-cell office:value-type="float" office:value="1.0801717042923" calcext:value-type="float">
            <text:p>1,0801717042923</text:p>
          </table:table-cell>
          <table:table-cell office:value-type="float" office:value="0.338933825492859" calcext:value-type="float">
            <text:p>0,338933825492859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48092994093895" calcext:value-type="float">
            <text:p>0,48092994093895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83" calcext:value-type="float">
            <text:p>183</text:p>
          </table:table-cell>
          <table:table-cell/>
        </table:table-row>
        <table:table-row table:style-name="ro1">
          <table:table-cell office:value-type="float" office:value="0.963684260845184" calcext:value-type="float">
            <text:p>0,963684260845184</text:p>
          </table:table-cell>
          <table:table-cell office:value-type="float" office:value="0.664808750152588" calcext:value-type="float">
            <text:p>0,664808750152588</text:p>
          </table:table-cell>
          <table:table-cell office:value-type="float" office:value="1.15043461322784" calcext:value-type="float">
            <text:p>1,15043461322784</text:p>
          </table:table-cell>
          <table:table-cell office:value-type="float" office:value="0.323977708816528" calcext:value-type="float">
            <text:p>0,323977708816528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486905485391617" calcext:value-type="float">
            <text:p>0,486905485391617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84" calcext:value-type="float">
            <text:p>184</text:p>
          </table:table-cell>
          <table:table-cell/>
        </table:table-row>
        <table:table-row table:style-name="ro1">
          <table:table-cell office:value-type="float" office:value="0.978500664234161" calcext:value-type="float">
            <text:p>0,978500664234161</text:p>
          </table:table-cell>
          <table:table-cell office:value-type="float" office:value="0.676332950592041" calcext:value-type="float">
            <text:p>0,676332950592041</text:p>
          </table:table-cell>
          <table:table-cell office:value-type="float" office:value="1.23014771938324" calcext:value-type="float">
            <text:p>1,23014771938324</text:p>
          </table:table-cell>
          <table:table-cell office:value-type="float" office:value="0.32141375541687" calcext:value-type="float">
            <text:p>0,32141375541687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473324447870255" calcext:value-type="float">
            <text:p>0,473324447870255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85" calcext:value-type="float">
            <text:p>185</text:p>
          </table:table-cell>
          <table:table-cell/>
        </table:table-row>
        <table:table-row table:style-name="ro1">
          <table:table-cell office:value-type="float" office:value="0.9679936170578" calcext:value-type="float">
            <text:p>0,9679936170578</text:p>
          </table:table-cell>
          <table:table-cell office:value-type="float" office:value="0.698623180389404" calcext:value-type="float">
            <text:p>0,698623180389404</text:p>
          </table:table-cell>
          <table:table-cell office:value-type="float" office:value="1.31418609619141" calcext:value-type="float">
            <text:p>1,31418609619141</text:p>
          </table:table-cell>
          <table:table-cell office:value-type="float" office:value="0.321186423301697" calcext:value-type="float">
            <text:p>0,321186423301697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477662920951843" calcext:value-type="float">
            <text:p>0,477662920951843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86" calcext:value-type="float">
            <text:p>186</text:p>
          </table:table-cell>
          <table:table-cell/>
        </table:table-row>
        <table:table-row table:style-name="ro1">
          <table:table-cell office:value-type="float" office:value="0.968976259231567" calcext:value-type="float">
            <text:p>0,968976259231567</text:p>
          </table:table-cell>
          <table:table-cell office:value-type="float" office:value="0.728484332561493" calcext:value-type="float">
            <text:p>0,728484332561493</text:p>
          </table:table-cell>
          <table:table-cell office:value-type="float" office:value="1.43596458435059" calcext:value-type="float">
            <text:p>1,43596458435059</text:p>
          </table:table-cell>
          <table:table-cell office:value-type="float" office:value="0.311475157737732" calcext:value-type="float">
            <text:p>0,311475157737732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474042415618897" calcext:value-type="float">
            <text:p>0,474042415618897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87" calcext:value-type="float">
            <text:p>187</text:p>
          </table:table-cell>
          <table:table-cell/>
        </table:table-row>
        <table:table-row table:style-name="ro1">
          <table:table-cell office:value-type="float" office:value="0.968944609165192" calcext:value-type="float">
            <text:p>0,968944609165192</text:p>
          </table:table-cell>
          <table:table-cell office:value-type="float" office:value="0.764248788356781" calcext:value-type="float">
            <text:p>0,764248788356781</text:p>
          </table:table-cell>
          <table:table-cell office:value-type="float" office:value="1.5527675151825" calcext:value-type="float">
            <text:p>1,5527675151825</text:p>
          </table:table-cell>
          <table:table-cell office:value-type="float" office:value="0.315131813287735" calcext:value-type="float">
            <text:p>0,315131813287735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467707961797714" calcext:value-type="float">
            <text:p>0,467707961797714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88" calcext:value-type="float">
            <text:p>188</text:p>
          </table:table-cell>
          <table:table-cell/>
        </table:table-row>
        <table:table-row table:style-name="ro1">
          <table:table-cell office:value-type="float" office:value="1.00051331520081" calcext:value-type="float">
            <text:p>1,00051331520081</text:p>
          </table:table-cell>
          <table:table-cell office:value-type="float" office:value="0.795836329460144" calcext:value-type="float">
            <text:p>0,795836329460144</text:p>
          </table:table-cell>
          <table:table-cell office:value-type="float" office:value="1.71466207504272" calcext:value-type="float">
            <text:p>1,71466207504272</text:p>
          </table:table-cell>
          <table:table-cell office:value-type="float" office:value="0.322601526975632" calcext:value-type="float">
            <text:p>0,322601526975632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464538067579269" calcext:value-type="float">
            <text:p>0,46453806757926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89" calcext:value-type="float">
            <text:p>189</text:p>
          </table:table-cell>
          <table:table-cell/>
        </table:table-row>
        <table:table-row table:style-name="ro1">
          <table:table-cell office:value-type="float" office:value="1.00842654705048" calcext:value-type="float">
            <text:p>1,00842654705048</text:p>
          </table:table-cell>
          <table:table-cell office:value-type="float" office:value="0.840590357780456" calcext:value-type="float">
            <text:p>0,840590357780456</text:p>
          </table:table-cell>
          <table:table-cell office:value-type="float" office:value="1.87248396873474" calcext:value-type="float">
            <text:p>1,87248396873474</text:p>
          </table:table-cell>
          <table:table-cell office:value-type="float" office:value="0.31254455447197" calcext:value-type="float">
            <text:p>0,31254455447197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464152425527573" calcext:value-type="float">
            <text:p>0,464152425527573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90" calcext:value-type="float">
            <text:p>190</text:p>
          </table:table-cell>
          <table:table-cell/>
        </table:table-row>
        <table:table-row table:style-name="ro1">
          <table:table-cell office:value-type="float" office:value="0.990274667739868" calcext:value-type="float">
            <text:p>0,990274667739868</text:p>
          </table:table-cell>
          <table:table-cell office:value-type="float" office:value="0.847134530544281" calcext:value-type="float">
            <text:p>0,847134530544281</text:p>
          </table:table-cell>
          <table:table-cell office:value-type="float" office:value="2.10662817955017" calcext:value-type="float">
            <text:p>2,10662817955017</text:p>
          </table:table-cell>
          <table:table-cell office:value-type="float" office:value="0.312875956296921" calcext:value-type="float">
            <text:p>0,312875956296921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482684254646301" calcext:value-type="float">
            <text:p>0,482684254646301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91" calcext:value-type="float">
            <text:p>191</text:p>
          </table:table-cell>
          <table:table-cell/>
        </table:table-row>
        <table:table-row table:style-name="ro1">
          <table:table-cell office:value-type="float" office:value="0.997038006782532" calcext:value-type="float">
            <text:p>0,997038006782532</text:p>
          </table:table-cell>
          <table:table-cell office:value-type="float" office:value="0.922548770904541" calcext:value-type="float">
            <text:p>0,922548770904541</text:p>
          </table:table-cell>
          <table:table-cell office:value-type="float" office:value="2.38885617256165" calcext:value-type="float">
            <text:p>2,38885617256165</text:p>
          </table:table-cell>
          <table:table-cell office:value-type="float" office:value="0.312013745307922" calcext:value-type="float">
            <text:p>0,312013745307922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484030812978745" calcext:value-type="float">
            <text:p>0,484030812978745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92" calcext:value-type="float">
            <text:p>192</text:p>
          </table:table-cell>
          <table:table-cell/>
        </table:table-row>
        <table:table-row table:style-name="ro1">
          <table:table-cell office:value-type="float" office:value="0.992218434810638" calcext:value-type="float">
            <text:p>0,992218434810638</text:p>
          </table:table-cell>
          <table:table-cell office:value-type="float" office:value="0.944604814052582" calcext:value-type="float">
            <text:p>0,944604814052582</text:p>
          </table:table-cell>
          <table:table-cell office:value-type="float" office:value="2.76269006729126" calcext:value-type="float">
            <text:p>2,76269006729126</text:p>
          </table:table-cell>
          <table:table-cell office:value-type="float" office:value="0.304263770580292" calcext:value-type="float">
            <text:p>0,304263770580292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472908407449722" calcext:value-type="float">
            <text:p>0,472908407449722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93" calcext:value-type="float">
            <text:p>193</text:p>
          </table:table-cell>
          <table:table-cell/>
        </table:table-row>
        <table:table-row table:style-name="ro1">
          <table:table-cell office:value-type="float" office:value="1.00146496295929" calcext:value-type="float">
            <text:p>1,00146496295929</text:p>
          </table:table-cell>
          <table:table-cell office:value-type="float" office:value="1.01229906082153" calcext:value-type="float">
            <text:p>1,01229906082153</text:p>
          </table:table-cell>
          <table:table-cell office:value-type="float" office:value="3.41530013084412" calcext:value-type="float">
            <text:p>3,41530013084412</text:p>
          </table:table-cell>
          <table:table-cell office:value-type="float" office:value="0.304411232471466" calcext:value-type="float">
            <text:p>0,304411232471466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467663139104843" calcext:value-type="float">
            <text:p>0,467663139104843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94" calcext:value-type="float">
            <text:p>194</text:p>
          </table:table-cell>
          <table:table-cell/>
        </table:table-row>
        <table:table-row table:style-name="ro1">
          <table:table-cell office:value-type="float" office:value="1.03275465965271" calcext:value-type="float">
            <text:p>1,03275465965271</text:p>
          </table:table-cell>
          <table:table-cell office:value-type="float" office:value="1.07570338249207" calcext:value-type="float">
            <text:p>1,07570338249207</text:p>
          </table:table-cell>
          <table:table-cell office:value-type="float" office:value="3.97435164451599" calcext:value-type="float">
            <text:p>3,97435164451599</text:p>
          </table:table-cell>
          <table:table-cell office:value-type="float" office:value="0.32286137342453" calcext:value-type="float">
            <text:p>0,32286137342453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490132927894592" calcext:value-type="float">
            <text:p>0,490132927894592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95" calcext:value-type="float">
            <text:p>195</text:p>
          </table:table-cell>
          <table:table-cell/>
        </table:table-row>
        <table:table-row table:style-name="ro1">
          <table:table-cell office:value-type="float" office:value="1.02058875560761" calcext:value-type="float">
            <text:p>1,02058875560761</text:p>
          </table:table-cell>
          <table:table-cell office:value-type="float" office:value="1.14009165763855" calcext:value-type="float">
            <text:p>1,14009165763855</text:p>
          </table:table-cell>
          <table:table-cell office:value-type="float" office:value="3.96909403800964" calcext:value-type="float">
            <text:p>3,96909403800964</text:p>
          </table:table-cell>
          <table:table-cell office:value-type="float" office:value="0.298845797777176" calcext:value-type="float">
            <text:p>0,298845797777176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508485794067383" calcext:value-type="float">
            <text:p>0,508485794067383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96" calcext:value-type="float">
            <text:p>196</text:p>
          </table:table-cell>
          <table:table-cell/>
        </table:table-row>
        <table:table-row table:style-name="ro1">
          <table:table-cell office:value-type="float" office:value="1.03830337524414" calcext:value-type="float">
            <text:p>1,03830337524414</text:p>
          </table:table-cell>
          <table:table-cell office:value-type="float" office:value="1.2103191614151" calcext:value-type="float">
            <text:p>1,2103191614151</text:p>
          </table:table-cell>
          <table:table-cell office:value-type="float" office:value="3.96022033691406" calcext:value-type="float">
            <text:p>3,96022033691406</text:p>
          </table:table-cell>
          <table:table-cell office:value-type="float" office:value="0.304069757461548" calcext:value-type="float">
            <text:p>0,304069757461548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522603750228882" calcext:value-type="float">
            <text:p>0,522603750228882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97" calcext:value-type="float">
            <text:p>197</text:p>
          </table:table-cell>
          <table:table-cell/>
        </table:table-row>
        <table:table-row table:style-name="ro1">
          <table:table-cell office:value-type="float" office:value="1.04277884960175" calcext:value-type="float">
            <text:p>1,04277884960175</text:p>
          </table:table-cell>
          <table:table-cell office:value-type="float" office:value="1.29169046878815" calcext:value-type="float">
            <text:p>1,29169046878815</text:p>
          </table:table-cell>
          <table:table-cell office:value-type="float" office:value="3.94538235664368" calcext:value-type="float">
            <text:p>3,94538235664368</text:p>
          </table:table-cell>
          <table:table-cell office:value-type="float" office:value="0.330185532569885" calcext:value-type="float">
            <text:p>0,330185532569885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539520263671875" calcext:value-type="float">
            <text:p>0,539520263671875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98" calcext:value-type="float">
            <text:p>198</text:p>
          </table:table-cell>
          <table:table-cell/>
        </table:table-row>
        <table:table-row table:style-name="ro1">
          <table:table-cell office:value-type="float" office:value="1.05845546722412" calcext:value-type="float">
            <text:p>1,05845546722412</text:p>
          </table:table-cell>
          <table:table-cell office:value-type="float" office:value="1.4055278301239" calcext:value-type="float">
            <text:p>1,4055278301239</text:p>
          </table:table-cell>
          <table:table-cell office:value-type="float" office:value="3.93972206115723" calcext:value-type="float">
            <text:p>3,93972206115723</text:p>
          </table:table-cell>
          <table:table-cell office:value-type="float" office:value="0.313589453697205" calcext:value-type="float">
            <text:p>0,313589453697205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560880243778229" calcext:value-type="float">
            <text:p>0,56088024377822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199" calcext:value-type="float">
            <text:p>199</text:p>
          </table:table-cell>
          <table:table-cell/>
        </table:table-row>
        <table:table-row table:style-name="ro1">
          <table:table-cell office:value-type="float" office:value="1.05593991279602" calcext:value-type="float">
            <text:p>1,05593991279602</text:p>
          </table:table-cell>
          <table:table-cell office:value-type="float" office:value="1.52020108699799" calcext:value-type="float">
            <text:p>1,52020108699799</text:p>
          </table:table-cell>
          <table:table-cell office:value-type="float" office:value="3.96666812896729" calcext:value-type="float">
            <text:p>3,96666812896729</text:p>
          </table:table-cell>
          <table:table-cell office:value-type="float" office:value="0.294472575187683" calcext:value-type="float">
            <text:p>0,294472575187683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942622125148773" calcext:value-type="float">
            <text:p>0,942622125148773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float" office:value="1.07655346393585" calcext:value-type="float">
            <text:p>1,07655346393585</text:p>
          </table:table-cell>
          <table:table-cell office:value-type="float" office:value="1.65228092670441" calcext:value-type="float">
            <text:p>1,65228092670441</text:p>
          </table:table-cell>
          <table:table-cell office:value-type="float" office:value="3.9493408203125" calcext:value-type="float">
            <text:p>3,9493408203125</text:p>
          </table:table-cell>
          <table:table-cell office:value-type="float" office:value="0.310647308826447" calcext:value-type="float">
            <text:p>0,310647308826447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935620784759522" calcext:value-type="float">
            <text:p>0,935620784759522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01" calcext:value-type="float">
            <text:p>201</text:p>
          </table:table-cell>
          <table:table-cell/>
        </table:table-row>
        <table:table-row table:style-name="ro1">
          <table:table-cell office:value-type="float" office:value="1.09743928909302" calcext:value-type="float">
            <text:p>1,09743928909302</text:p>
          </table:table-cell>
          <table:table-cell office:value-type="float" office:value="1.85674679279327" calcext:value-type="float">
            <text:p>1,85674679279327</text:p>
          </table:table-cell>
          <table:table-cell office:value-type="float" office:value="3.96480822563171" calcext:value-type="float">
            <text:p>3,96480822563171</text:p>
          </table:table-cell>
          <table:table-cell office:value-type="float" office:value="0.323790401220322" calcext:value-type="float">
            <text:p>0,323790401220322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933354139328003" calcext:value-type="float">
            <text:p>0,933354139328003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02" calcext:value-type="float">
            <text:p>202</text:p>
          </table:table-cell>
          <table:table-cell/>
        </table:table-row>
        <table:table-row table:style-name="ro1">
          <table:table-cell office:value-type="float" office:value="1.09542977809906" calcext:value-type="float">
            <text:p>1,09542977809906</text:p>
          </table:table-cell>
          <table:table-cell office:value-type="float" office:value="2.05514574050903" calcext:value-type="float">
            <text:p>2,05514574050903</text:p>
          </table:table-cell>
          <table:table-cell office:value-type="float" office:value="3.95074486732483" calcext:value-type="float">
            <text:p>3,95074486732483</text:p>
          </table:table-cell>
          <table:table-cell office:value-type="float" office:value="0.309895604848862" calcext:value-type="float">
            <text:p>0,309895604848862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932808756828308" calcext:value-type="float">
            <text:p>0,932808756828308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03" calcext:value-type="float">
            <text:p>203</text:p>
          </table:table-cell>
          <table:table-cell/>
        </table:table-row>
        <table:table-row table:style-name="ro1">
          <table:table-cell office:value-type="float" office:value="1.09876668453217" calcext:value-type="float">
            <text:p>1,09876668453217</text:p>
          </table:table-cell>
          <table:table-cell office:value-type="float" office:value="2.34029722213745" calcext:value-type="float">
            <text:p>2,34029722213745</text:p>
          </table:table-cell>
          <table:table-cell office:value-type="float" office:value="3.95299363136292" calcext:value-type="float">
            <text:p>3,95299363136292</text:p>
          </table:table-cell>
          <table:table-cell office:value-type="float" office:value="0.302601218223572" calcext:value-type="float">
            <text:p>0,302601218223572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940724790096283" calcext:value-type="float">
            <text:p>0,940724790096283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04" calcext:value-type="float">
            <text:p>204</text:p>
          </table:table-cell>
          <table:table-cell/>
        </table:table-row>
        <table:table-row table:style-name="ro1">
          <table:table-cell office:value-type="float" office:value="1.10718858242035" calcext:value-type="float">
            <text:p>1,10718858242035</text:p>
          </table:table-cell>
          <table:table-cell office:value-type="float" office:value="3.11346554756165" calcext:value-type="float">
            <text:p>3,11346554756165</text:p>
          </table:table-cell>
          <table:table-cell office:value-type="float" office:value="3.237065076828" calcext:value-type="float">
            <text:p>3,237065076828</text:p>
          </table:table-cell>
          <table:table-cell office:value-type="float" office:value="0.312023788690567" calcext:value-type="float">
            <text:p>0,312023788690567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944913148880005" calcext:value-type="float">
            <text:p>0,944913148880005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05" calcext:value-type="float">
            <text:p>205</text:p>
          </table:table-cell>
          <table:table-cell/>
        </table:table-row>
        <table:table-row table:style-name="ro1">
          <table:table-cell office:value-type="float" office:value="1.15574765205383" calcext:value-type="float">
            <text:p>1,15574765205383</text:p>
          </table:table-cell>
          <table:table-cell office:value-type="float" office:value="3.10997843742371" calcext:value-type="float">
            <text:p>3,10997843742371</text:p>
          </table:table-cell>
          <table:table-cell office:value-type="float" office:value="2.74691700935364" calcext:value-type="float">
            <text:p>2,74691700935364</text:p>
          </table:table-cell>
          <table:table-cell office:value-type="float" office:value="0.310313701629639" calcext:value-type="float">
            <text:p>0,310313701629639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961366176605225" calcext:value-type="float">
            <text:p>0,961366176605225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06" calcext:value-type="float">
            <text:p>206</text:p>
          </table:table-cell>
          <table:table-cell/>
        </table:table-row>
        <table:table-row table:style-name="ro1">
          <table:table-cell office:value-type="float" office:value="1.13640916347504" calcext:value-type="float">
            <text:p>1,13640916347504</text:p>
          </table:table-cell>
          <table:table-cell office:value-type="float" office:value="3.67383098602295" calcext:value-type="float">
            <text:p>3,67383098602295</text:p>
          </table:table-cell>
          <table:table-cell office:value-type="float" office:value="2.41874575614929" calcext:value-type="float">
            <text:p>2,41874575614929</text:p>
          </table:table-cell>
          <table:table-cell office:value-type="float" office:value="0.305860877037048" calcext:value-type="float">
            <text:p>0,305860877037048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948711574077606" calcext:value-type="float">
            <text:p>0,948711574077606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07" calcext:value-type="float">
            <text:p>207</text:p>
          </table:table-cell>
          <table:table-cell/>
        </table:table-row>
        <table:table-row table:style-name="ro1">
          <table:table-cell office:value-type="float" office:value="1.15283131599426" calcext:value-type="float">
            <text:p>1,15283131599426</text:p>
          </table:table-cell>
          <table:table-cell office:value-type="float" office:value="3.67161846160889" calcext:value-type="float">
            <text:p>3,67161846160889</text:p>
          </table:table-cell>
          <table:table-cell office:value-type="float" office:value="2.12602806091309" calcext:value-type="float">
            <text:p>2,12602806091309</text:p>
          </table:table-cell>
          <table:table-cell office:value-type="float" office:value="0.319282114505768" calcext:value-type="float">
            <text:p>0,319282114505768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937707424163818" calcext:value-type="float">
            <text:p>0,937707424163818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08" calcext:value-type="float">
            <text:p>208</text:p>
          </table:table-cell>
          <table:table-cell/>
        </table:table-row>
        <table:table-row table:style-name="ro1">
          <table:table-cell office:value-type="float" office:value="1.1668803691864" calcext:value-type="float">
            <text:p>1,1668803691864</text:p>
          </table:table-cell>
          <table:table-cell office:value-type="float" office:value="3.66380834579468" calcext:value-type="float">
            <text:p>3,66380834579468</text:p>
          </table:table-cell>
          <table:table-cell office:value-type="float" office:value="1.88591432571411" calcext:value-type="float">
            <text:p>1,88591432571411</text:p>
          </table:table-cell>
          <table:table-cell office:value-type="float" office:value="0.306792706251144" calcext:value-type="float">
            <text:p>0,306792706251144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978371500968933" calcext:value-type="float">
            <text:p>0,978371500968933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09" calcext:value-type="float">
            <text:p>209</text:p>
          </table:table-cell>
          <table:table-cell/>
        </table:table-row>
        <table:table-row table:style-name="ro1">
          <table:table-cell office:value-type="float" office:value="1.18371593952179" calcext:value-type="float">
            <text:p>1,18371593952179</text:p>
          </table:table-cell>
          <table:table-cell office:value-type="float" office:value="3.65850400924683" calcext:value-type="float">
            <text:p>3,65850400924683</text:p>
          </table:table-cell>
          <table:table-cell office:value-type="float" office:value="1.72855401039124" calcext:value-type="float">
            <text:p>1,72855401039124</text:p>
          </table:table-cell>
          <table:table-cell office:value-type="float" office:value="0.32834056019783" calcext:value-type="float">
            <text:p>0,32834056019783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979261040687561" calcext:value-type="float">
            <text:p>0,979261040687561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10" calcext:value-type="float">
            <text:p>210</text:p>
          </table:table-cell>
          <table:table-cell/>
        </table:table-row>
        <table:table-row table:style-name="ro1">
          <table:table-cell office:value-type="float" office:value="1.20496392250061" calcext:value-type="float">
            <text:p>1,20496392250061</text:p>
          </table:table-cell>
          <table:table-cell office:value-type="float" office:value="3.64185905456543" calcext:value-type="float">
            <text:p>3,64185905456543</text:p>
          </table:table-cell>
          <table:table-cell office:value-type="float" office:value="1.56462645530701" calcext:value-type="float">
            <text:p>1,56462645530701</text:p>
          </table:table-cell>
          <table:table-cell office:value-type="float" office:value="0.334094107151031" calcext:value-type="float">
            <text:p>0,334094107151031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965054392814636" calcext:value-type="float">
            <text:p>0,965054392814636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11" calcext:value-type="float">
            <text:p>211</text:p>
          </table:table-cell>
          <table:table-cell/>
        </table:table-row>
        <table:table-row table:style-name="ro1">
          <table:table-cell office:value-type="float" office:value="1.21425092220306" calcext:value-type="float">
            <text:p>1,21425092220306</text:p>
          </table:table-cell>
          <table:table-cell office:value-type="float" office:value="3.66691064834595" calcext:value-type="float">
            <text:p>3,66691064834595</text:p>
          </table:table-cell>
          <table:table-cell office:value-type="float" office:value="1.45585596561432" calcext:value-type="float">
            <text:p>1,45585596561432</text:p>
          </table:table-cell>
          <table:table-cell office:value-type="float" office:value="0.31876277923584" calcext:value-type="float">
            <text:p>0,31876277923584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981710612773895" calcext:value-type="float">
            <text:p>0,981710612773895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12" calcext:value-type="float">
            <text:p>212</text:p>
          </table:table-cell>
          <table:table-cell/>
        </table:table-row>
        <table:table-row table:style-name="ro1">
          <table:table-cell office:value-type="float" office:value="1.23325383663178" calcext:value-type="float">
            <text:p>1,23325383663178</text:p>
          </table:table-cell>
          <table:table-cell office:value-type="float" office:value="3.66809701919556" calcext:value-type="float">
            <text:p>3,66809701919556</text:p>
          </table:table-cell>
          <table:table-cell office:value-type="float" office:value="1.33707332611084" calcext:value-type="float">
            <text:p>1,33707332611084</text:p>
          </table:table-cell>
          <table:table-cell office:value-type="float" office:value="0.314812541007996" calcext:value-type="float">
            <text:p>0,314812541007996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991542637348175" calcext:value-type="float">
            <text:p>0,991542637348175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13" calcext:value-type="float">
            <text:p>213</text:p>
          </table:table-cell>
          <table:table-cell/>
        </table:table-row>
        <table:table-row table:style-name="ro1">
          <table:table-cell office:value-type="float" office:value="1.26060092449188" calcext:value-type="float">
            <text:p>1,26060092449188</text:p>
          </table:table-cell>
          <table:table-cell office:value-type="float" office:value="3.65840697288513" calcext:value-type="float">
            <text:p>3,65840697288513</text:p>
          </table:table-cell>
          <table:table-cell office:value-type="float" office:value="1.26799523830414" calcext:value-type="float">
            <text:p>1,26799523830414</text:p>
          </table:table-cell>
          <table:table-cell office:value-type="float" office:value="0.337040275335312" calcext:value-type="float">
            <text:p>0,337040275335312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994730234146118" calcext:value-type="float">
            <text:p>0,994730234146118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14" calcext:value-type="float">
            <text:p>214</text:p>
          </table:table-cell>
          <table:table-cell/>
        </table:table-row>
        <table:table-row table:style-name="ro1">
          <table:table-cell office:value-type="float" office:value="1.28083109855652" calcext:value-type="float">
            <text:p>1,28083109855652</text:p>
          </table:table-cell>
          <table:table-cell office:value-type="float" office:value="3.6812789440155" calcext:value-type="float">
            <text:p>3,6812789440155</text:p>
          </table:table-cell>
          <table:table-cell office:value-type="float" office:value="1.18150699138641" calcext:value-type="float">
            <text:p>1,18150699138641</text:p>
          </table:table-cell>
          <table:table-cell office:value-type="float" office:value="0.311204761266708" calcext:value-type="float">
            <text:p>0,311204761266708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1.00961148738861" calcext:value-type="float">
            <text:p>1,00961148738861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15" calcext:value-type="float">
            <text:p>215</text:p>
          </table:table-cell>
          <table:table-cell/>
        </table:table-row>
        <table:table-row table:style-name="ro1">
          <table:table-cell office:value-type="float" office:value="1.30318474769592" calcext:value-type="float">
            <text:p>1,30318474769592</text:p>
          </table:table-cell>
          <table:table-cell office:value-type="float" office:value="3.67301106452942" calcext:value-type="float">
            <text:p>3,67301106452942</text:p>
          </table:table-cell>
          <table:table-cell office:value-type="float" office:value="1.11150169372559" calcext:value-type="float">
            <text:p>1,11150169372559</text:p>
          </table:table-cell>
          <table:table-cell office:value-type="float" office:value="0.317260146141052" calcext:value-type="float">
            <text:p>0,317260146141052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1.01842379570007" calcext:value-type="float">
            <text:p>1,01842379570007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16" calcext:value-type="float">
            <text:p>216</text:p>
          </table:table-cell>
          <table:table-cell/>
        </table:table-row>
        <table:table-row table:style-name="ro1">
          <table:table-cell office:value-type="float" office:value="1.30022287368774" calcext:value-type="float">
            <text:p>1,30022287368774</text:p>
          </table:table-cell>
          <table:table-cell office:value-type="float" office:value="3.38985729217529" calcext:value-type="float">
            <text:p>3,38985729217529</text:p>
          </table:table-cell>
          <table:table-cell office:value-type="float" office:value="1.05685698986053" calcext:value-type="float">
            <text:p>1,05685698986053</text:p>
          </table:table-cell>
          <table:table-cell office:value-type="float" office:value="0.329393774271011" calcext:value-type="float">
            <text:p>0,329393774271011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1.02890145778656" calcext:value-type="float">
            <text:p>1,02890145778656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17" calcext:value-type="float">
            <text:p>217</text:p>
          </table:table-cell>
          <table:table-cell/>
        </table:table-row>
        <table:table-row table:style-name="ro1">
          <table:table-cell office:value-type="float" office:value="1.32225906848907" calcext:value-type="float">
            <text:p>1,32225906848907</text:p>
          </table:table-cell>
          <table:table-cell office:value-type="float" office:value="2.85349178314209" calcext:value-type="float">
            <text:p>2,85349178314209</text:p>
          </table:table-cell>
          <table:table-cell office:value-type="float" office:value="1.00150620937347" calcext:value-type="float">
            <text:p>1,00150620937347</text:p>
          </table:table-cell>
          <table:table-cell office:value-type="float" office:value="0.326660215854645" calcext:value-type="float">
            <text:p>0,326660215854645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1.02963399887085" calcext:value-type="float">
            <text:p>1,02963399887085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18" calcext:value-type="float">
            <text:p>218</text:p>
          </table:table-cell>
          <table:table-cell/>
        </table:table-row>
        <table:table-row table:style-name="ro1">
          <table:table-cell office:value-type="float" office:value="1.36316955089569" calcext:value-type="float">
            <text:p>1,36316955089569</text:p>
          </table:table-cell>
          <table:table-cell office:value-type="float" office:value="2.47428131103516" calcext:value-type="float">
            <text:p>2,47428131103516</text:p>
          </table:table-cell>
          <table:table-cell office:value-type="float" office:value="0.919010818004608" calcext:value-type="float">
            <text:p>0,919010818004608</text:p>
          </table:table-cell>
          <table:table-cell office:value-type="float" office:value="0.335018336772919" calcext:value-type="float">
            <text:p>0,335018336772919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1.0382524728775" calcext:value-type="float">
            <text:p>1,0382524728775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19" calcext:value-type="float">
            <text:p>219</text:p>
          </table:table-cell>
          <table:table-cell/>
        </table:table-row>
        <table:table-row table:style-name="ro1">
          <table:table-cell office:value-type="float" office:value="1.39298462867737" calcext:value-type="float">
            <text:p>1,39298462867737</text:p>
          </table:table-cell>
          <table:table-cell office:value-type="float" office:value="2.15836501121521" calcext:value-type="float">
            <text:p>2,15836501121521</text:p>
          </table:table-cell>
          <table:table-cell office:value-type="float" office:value="0.879959881305695" calcext:value-type="float">
            <text:p>0,879959881305695</text:p>
          </table:table-cell>
          <table:table-cell office:value-type="float" office:value="0.31123811006546" calcext:value-type="float">
            <text:p>0,31123811006546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1.04751181602478" calcext:value-type="float">
            <text:p>1,04751181602478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float" office:value="1.40288472175598" calcext:value-type="float">
            <text:p>1,40288472175598</text:p>
          </table:table-cell>
          <table:table-cell office:value-type="float" office:value="1.95356357097626" calcext:value-type="float">
            <text:p>1,95356357097626</text:p>
          </table:table-cell>
          <table:table-cell office:value-type="float" office:value="0.851609170436859" calcext:value-type="float">
            <text:p>0,851609170436859</text:p>
          </table:table-cell>
          <table:table-cell office:value-type="float" office:value="0.306209862232208" calcext:value-type="float">
            <text:p>0,306209862232208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1.0626802444458" calcext:value-type="float">
            <text:p>1,0626802444458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21" calcext:value-type="float">
            <text:p>221</text:p>
          </table:table-cell>
          <table:table-cell/>
        </table:table-row>
        <table:table-row table:style-name="ro1">
          <table:table-cell office:value-type="float" office:value="1.4356963634491" calcext:value-type="float">
            <text:p>1,4356963634491</text:p>
          </table:table-cell>
          <table:table-cell office:value-type="float" office:value="1.77596127986908" calcext:value-type="float">
            <text:p>1,77596127986908</text:p>
          </table:table-cell>
          <table:table-cell office:value-type="float" office:value="0.820506989955902" calcext:value-type="float">
            <text:p>0,820506989955902</text:p>
          </table:table-cell>
          <table:table-cell office:value-type="float" office:value="0.344207793474197" calcext:value-type="float">
            <text:p>0,344207793474197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1.06750977039337" calcext:value-type="float">
            <text:p>1,06750977039337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1.43948233127594" calcext:value-type="float">
            <text:p>1,43948233127594</text:p>
          </table:table-cell>
          <table:table-cell office:value-type="float" office:value="1.59238505363464" calcext:value-type="float">
            <text:p>1,59238505363464</text:p>
          </table:table-cell>
          <table:table-cell office:value-type="float" office:value="0.765975534915924" calcext:value-type="float">
            <text:p>0,765975534915924</text:p>
          </table:table-cell>
          <table:table-cell office:value-type="float" office:value="0.323390275239944" calcext:value-type="float">
            <text:p>0,323390275239944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1.11641132831573" calcext:value-type="float">
            <text:p>1,11641132831573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1.49680948257446" calcext:value-type="float">
            <text:p>1,49680948257446</text:p>
          </table:table-cell>
          <table:table-cell office:value-type="float" office:value="1.46450090408325" calcext:value-type="float">
            <text:p>1,46450090408325</text:p>
          </table:table-cell>
          <table:table-cell office:value-type="float" office:value="0.7576984167099" calcext:value-type="float">
            <text:p>0,7576984167099</text:p>
          </table:table-cell>
          <table:table-cell office:value-type="float" office:value="0.350226879119873" calcext:value-type="float">
            <text:p>0,350226879119873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1.09859192371368" calcext:value-type="float">
            <text:p>1,09859192371368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1.51735877990723" calcext:value-type="float">
            <text:p>1,51735877990723</text:p>
          </table:table-cell>
          <table:table-cell office:value-type="float" office:value="1.37111103534698" calcext:value-type="float">
            <text:p>1,37111103534698</text:p>
          </table:table-cell>
          <table:table-cell office:value-type="float" office:value="0.726030945777893" calcext:value-type="float">
            <text:p>0,726030945777893</text:p>
          </table:table-cell>
          <table:table-cell office:value-type="float" office:value="0.330965369939804" calcext:value-type="float">
            <text:p>0,330965369939804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1.09946358203888" calcext:value-type="float">
            <text:p>1,09946358203888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25" calcext:value-type="float">
            <text:p>225</text:p>
          </table:table-cell>
          <table:table-cell/>
        </table:table-row>
        <table:table-row table:style-name="ro1">
          <table:table-cell office:value-type="float" office:value="1.55614149570465" calcext:value-type="float">
            <text:p>1,55614149570465</text:p>
          </table:table-cell>
          <table:table-cell office:value-type="float" office:value="1.27092087268829" calcext:value-type="float">
            <text:p>1,27092087268829</text:p>
          </table:table-cell>
          <table:table-cell office:value-type="float" office:value="0.703949987888336" calcext:value-type="float">
            <text:p>0,703949987888336</text:p>
          </table:table-cell>
          <table:table-cell office:value-type="float" office:value="0.341058135032654" calcext:value-type="float">
            <text:p>0,341058135032654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1.11808621883392" calcext:value-type="float">
            <text:p>1,11808621883392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float" office:value="0.209373727440834" calcext:value-type="float">
            <text:p>0,209373727440834</text:p>
          </table:table-cell>
          <table:table-cell office:value-type="float" office:value="1.17300021648407" calcext:value-type="float">
            <text:p>1,17300021648407</text:p>
          </table:table-cell>
          <table:table-cell office:value-type="float" office:value="0.676583230495453" calcext:value-type="float">
            <text:p>0,676583230495453</text:p>
          </table:table-cell>
          <table:table-cell office:value-type="float" office:value="0.352188944816589" calcext:value-type="float">
            <text:p>0,352188944816589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1.12922263145447" calcext:value-type="float">
            <text:p>1,12922263145447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27" calcext:value-type="float">
            <text:p>227</text:p>
          </table:table-cell>
          <table:table-cell/>
        </table:table-row>
        <table:table-row table:style-name="ro1">
          <table:table-cell office:value-type="float" office:value="0.197191670536995" calcext:value-type="float">
            <text:p>0,197191670536995</text:p>
          </table:table-cell>
          <table:table-cell office:value-type="float" office:value="1.10852146148682" calcext:value-type="float">
            <text:p>1,10852146148682</text:p>
          </table:table-cell>
          <table:table-cell office:value-type="float" office:value="0.652475476264954" calcext:value-type="float">
            <text:p>0,652475476264954</text:p>
          </table:table-cell>
          <table:table-cell office:value-type="float" office:value="0.334218263626099" calcext:value-type="float">
            <text:p>0,334218263626099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1.14560723304749" calcext:value-type="float">
            <text:p>1,1456072330474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28" calcext:value-type="float">
            <text:p>228</text:p>
          </table:table-cell>
          <table:table-cell/>
        </table:table-row>
        <table:table-row table:style-name="ro1">
          <table:table-cell office:value-type="float" office:value="0.188808634877205" calcext:value-type="float">
            <text:p>0,188808634877205</text:p>
          </table:table-cell>
          <table:table-cell office:value-type="float" office:value="1.04090094566345" calcext:value-type="float">
            <text:p>1,04090094566345</text:p>
          </table:table-cell>
          <table:table-cell office:value-type="float" office:value="0.636478781700134" calcext:value-type="float">
            <text:p>0,636478781700134</text:p>
          </table:table-cell>
          <table:table-cell office:value-type="float" office:value="0.355526328086853" calcext:value-type="float">
            <text:p>0,355526328086853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1.15644252300262" calcext:value-type="float">
            <text:p>1,15644252300262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29" calcext:value-type="float">
            <text:p>229</text:p>
          </table:table-cell>
          <table:table-cell/>
        </table:table-row>
        <table:table-row table:style-name="ro1">
          <table:table-cell office:value-type="float" office:value="0.18081533908844" calcext:value-type="float">
            <text:p>0,18081533908844</text:p>
          </table:table-cell>
          <table:table-cell office:value-type="float" office:value="1.00166881084442" calcext:value-type="float">
            <text:p>1,00166881084442</text:p>
          </table:table-cell>
          <table:table-cell office:value-type="float" office:value="0.615866780281067" calcext:value-type="float">
            <text:p>0,615866780281067</text:p>
          </table:table-cell>
          <table:table-cell office:value-type="float" office:value="0.356705188751221" calcext:value-type="float">
            <text:p>0,356705188751221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1.1794501543045" calcext:value-type="float">
            <text:p>1,1794501543045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30" calcext:value-type="float">
            <text:p>230</text:p>
          </table:table-cell>
          <table:table-cell/>
        </table:table-row>
        <table:table-row table:style-name="ro1">
          <table:table-cell office:value-type="float" office:value="0.17662325501442" calcext:value-type="float">
            <text:p>0,17662325501442</text:p>
          </table:table-cell>
          <table:table-cell office:value-type="float" office:value="0.942785799503326" calcext:value-type="float">
            <text:p>0,942785799503326</text:p>
          </table:table-cell>
          <table:table-cell office:value-type="float" office:value="0.599267303943634" calcext:value-type="float">
            <text:p>0,599267303943634</text:p>
          </table:table-cell>
          <table:table-cell office:value-type="float" office:value="0.358084708452225" calcext:value-type="float">
            <text:p>0,358084708452225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1.19611465930939" calcext:value-type="float">
            <text:p>1,1961146593093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31" calcext:value-type="float">
            <text:p>231</text:p>
          </table:table-cell>
          <table:table-cell/>
        </table:table-row>
        <table:table-row table:style-name="ro1">
          <table:table-cell office:value-type="float" office:value="0.181687161326408" calcext:value-type="float">
            <text:p>0,181687161326408</text:p>
          </table:table-cell>
          <table:table-cell office:value-type="float" office:value="0.90523487329483" calcext:value-type="float">
            <text:p>0,90523487329483</text:p>
          </table:table-cell>
          <table:table-cell office:value-type="float" office:value="0.583122432231903" calcext:value-type="float">
            <text:p>0,583122432231903</text:p>
          </table:table-cell>
          <table:table-cell office:value-type="float" office:value="0.363059401512146" calcext:value-type="float">
            <text:p>0,363059401512146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1.20532095432282" calcext:value-type="float">
            <text:p>1,20532095432282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32" calcext:value-type="float">
            <text:p>232</text:p>
          </table:table-cell>
          <table:table-cell/>
        </table:table-row>
        <table:table-row table:style-name="ro1">
          <table:table-cell office:value-type="float" office:value="0.171976014971733" calcext:value-type="float">
            <text:p>0,171976014971733</text:p>
          </table:table-cell>
          <table:table-cell office:value-type="float" office:value="0.86557811498642" calcext:value-type="float">
            <text:p>0,86557811498642</text:p>
          </table:table-cell>
          <table:table-cell office:value-type="float" office:value="0.549902200698853" calcext:value-type="float">
            <text:p>0,549902200698853</text:p>
          </table:table-cell>
          <table:table-cell office:value-type="float" office:value="0.347760409116745" calcext:value-type="float">
            <text:p>0,347760409116745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1.24362051486969" calcext:value-type="float">
            <text:p>1,2436205148696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33" calcext:value-type="float">
            <text:p>233</text:p>
          </table:table-cell>
          <table:table-cell/>
        </table:table-row>
        <table:table-row table:style-name="ro1">
          <table:table-cell office:value-type="float" office:value="0.156998082995415" calcext:value-type="float">
            <text:p>0,156998082995415</text:p>
          </table:table-cell>
          <table:table-cell office:value-type="float" office:value="0.823020458221435" calcext:value-type="float">
            <text:p>0,823020458221435</text:p>
          </table:table-cell>
          <table:table-cell office:value-type="float" office:value="0.529124975204468" calcext:value-type="float">
            <text:p>0,529124975204468</text:p>
          </table:table-cell>
          <table:table-cell office:value-type="float" office:value="0.357712775468826" calcext:value-type="float">
            <text:p>0,357712775468826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1.24231564998627" calcext:value-type="float">
            <text:p>1,24231564998627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34" calcext:value-type="float">
            <text:p>234</text:p>
          </table:table-cell>
          <table:table-cell/>
        </table:table-row>
        <table:table-row table:style-name="ro1">
          <table:table-cell office:value-type="float" office:value="0.166130721569061" calcext:value-type="float">
            <text:p>0,166130721569061</text:p>
          </table:table-cell>
          <table:table-cell office:value-type="float" office:value="0.795031726360321" calcext:value-type="float">
            <text:p>0,795031726360321</text:p>
          </table:table-cell>
          <table:table-cell office:value-type="float" office:value="0.536291360855103" calcext:value-type="float">
            <text:p>0,536291360855103</text:p>
          </table:table-cell>
          <table:table-cell office:value-type="float" office:value="0.319237112998962" calcext:value-type="float">
            <text:p>0,319237112998962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1.26882421970367" calcext:value-type="float">
            <text:p>1,26882421970367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35" calcext:value-type="float">
            <text:p>235</text:p>
          </table:table-cell>
          <table:table-cell/>
        </table:table-row>
        <table:table-row table:style-name="ro1">
          <table:table-cell office:value-type="float" office:value="0.152142584323883" calcext:value-type="float">
            <text:p>0,152142584323883</text:p>
          </table:table-cell>
          <table:table-cell office:value-type="float" office:value="0.752045333385468" calcext:value-type="float">
            <text:p>0,752045333385468</text:p>
          </table:table-cell>
          <table:table-cell office:value-type="float" office:value="0.521734178066254" calcext:value-type="float">
            <text:p>0,521734178066254</text:p>
          </table:table-cell>
          <table:table-cell office:value-type="float" office:value="0.35626608133316" calcext:value-type="float">
            <text:p>0,35626608133316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1.28004944324493" calcext:value-type="float">
            <text:p>1,28004944324493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36" calcext:value-type="float">
            <text:p>236</text:p>
          </table:table-cell>
          <table:table-cell/>
        </table:table-row>
        <table:table-row table:style-name="ro1">
          <table:table-cell office:value-type="float" office:value="0.155207931995392" calcext:value-type="float">
            <text:p>0,155207931995392</text:p>
          </table:table-cell>
          <table:table-cell office:value-type="float" office:value="0.729671955108643" calcext:value-type="float">
            <text:p>0,729671955108643</text:p>
          </table:table-cell>
          <table:table-cell office:value-type="float" office:value="0.516198754310608" calcext:value-type="float">
            <text:p>0,516198754310608</text:p>
          </table:table-cell>
          <table:table-cell office:value-type="float" office:value="0.343441814184189" calcext:value-type="float">
            <text:p>0,343441814184189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1.26900207996368" calcext:value-type="float">
            <text:p>1,26900207996368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37" calcext:value-type="float">
            <text:p>237</text:p>
          </table:table-cell>
          <table:table-cell/>
        </table:table-row>
        <table:table-row table:style-name="ro1">
          <table:table-cell office:value-type="float" office:value="0.1679917126894" calcext:value-type="float">
            <text:p>0,1679917126894</text:p>
          </table:table-cell>
          <table:table-cell office:value-type="float" office:value="0.709845364093781" calcext:value-type="float">
            <text:p>0,709845364093781</text:p>
          </table:table-cell>
          <table:table-cell office:value-type="float" office:value="0.50871354341507" calcext:value-type="float">
            <text:p>0,50871354341507</text:p>
          </table:table-cell>
          <table:table-cell office:value-type="float" office:value="0.328868269920349" calcext:value-type="float">
            <text:p>0,328868269920349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1.25586068630219" calcext:value-type="float">
            <text:p>1,2558606863021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38" calcext:value-type="float">
            <text:p>238</text:p>
          </table:table-cell>
          <table:table-cell/>
        </table:table-row>
        <table:table-row table:style-name="ro1">
          <table:table-cell office:value-type="float" office:value="0.15780907869339" calcext:value-type="float">
            <text:p>0,15780907869339</text:p>
          </table:table-cell>
          <table:table-cell office:value-type="float" office:value="0.67067289352417" calcext:value-type="float">
            <text:p>0,67067289352417</text:p>
          </table:table-cell>
          <table:table-cell office:value-type="float" office:value="0.483315587043762" calcext:value-type="float">
            <text:p>0,483315587043762</text:p>
          </table:table-cell>
          <table:table-cell office:value-type="float" office:value="0.342358648777008" calcext:value-type="float">
            <text:p>0,342358648777008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1.2498722076416" calcext:value-type="float">
            <text:p>1,2498722076416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39" calcext:value-type="float">
            <text:p>239</text:p>
          </table:table-cell>
          <table:table-cell/>
        </table:table-row>
        <table:table-row table:style-name="ro1">
          <table:table-cell office:value-type="float" office:value="0.151604756712913" calcext:value-type="float">
            <text:p>0,151604756712913</text:p>
          </table:table-cell>
          <table:table-cell office:value-type="float" office:value="0.649772346019745" calcext:value-type="float">
            <text:p>0,649772346019745</text:p>
          </table:table-cell>
          <table:table-cell office:value-type="float" office:value="0.487157553434372" calcext:value-type="float">
            <text:p>0,487157553434372</text:p>
          </table:table-cell>
          <table:table-cell office:value-type="float" office:value="0.32173627614975" calcext:value-type="float">
            <text:p>0,32173627614975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1.23084759712219" calcext:value-type="float">
            <text:p>1,2308475971221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float" office:value="0.150000005960464" calcext:value-type="float">
            <text:p>0,150000005960464</text:p>
          </table:table-cell>
          <table:table-cell office:value-type="float" office:value="0.628970742225647" calcext:value-type="float">
            <text:p>0,628970742225647</text:p>
          </table:table-cell>
          <table:table-cell office:value-type="float" office:value="0.449678331613541" calcext:value-type="float">
            <text:p>0,449678331613541</text:p>
          </table:table-cell>
          <table:table-cell office:value-type="float" office:value="0.326855808496475" calcext:value-type="float">
            <text:p>0,326855808496475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1.21417796611786" calcext:value-type="float">
            <text:p>1,21417796611786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41" calcext:value-type="float">
            <text:p>241</text:p>
          </table:table-cell>
          <table:table-cell/>
        </table:table-row>
        <table:table-row table:style-name="ro1">
          <table:table-cell office:value-type="float" office:value="0.156165316700935" calcext:value-type="float">
            <text:p>0,156165316700935</text:p>
          </table:table-cell>
          <table:table-cell office:value-type="float" office:value="0.616528153419495" calcext:value-type="float">
            <text:p>0,616528153419495</text:p>
          </table:table-cell>
          <table:table-cell office:value-type="float" office:value="0.468052685260773" calcext:value-type="float">
            <text:p>0,468052685260773</text:p>
          </table:table-cell>
          <table:table-cell office:value-type="float" office:value="0.322926878929138" calcext:value-type="float">
            <text:p>0,322926878929138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1.22734081745148" calcext:value-type="float">
            <text:p>1,22734081745148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42" calcext:value-type="float">
            <text:p>242</text:p>
          </table:table-cell>
          <table:table-cell/>
        </table:table-row>
        <table:table-row table:style-name="ro1">
          <table:table-cell office:value-type="float" office:value="0.317895919084549" calcext:value-type="float">
            <text:p>0,317895919084549</text:p>
          </table:table-cell>
          <table:table-cell office:value-type="float" office:value="0.601197302341461" calcext:value-type="float">
            <text:p>0,601197302341461</text:p>
          </table:table-cell>
          <table:table-cell office:value-type="float" office:value="0.454852789640427" calcext:value-type="float">
            <text:p>0,454852789640427</text:p>
          </table:table-cell>
          <table:table-cell office:value-type="float" office:value="0.333701997995377" calcext:value-type="float">
            <text:p>0,333701997995377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2.35532069206238" calcext:value-type="float">
            <text:p>2,35532069206238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43" calcext:value-type="float">
            <text:p>243</text:p>
          </table:table-cell>
          <table:table-cell/>
        </table:table-row>
        <table:table-row table:style-name="ro1">
          <table:table-cell office:value-type="float" office:value="0.335405915975571" calcext:value-type="float">
            <text:p>0,335405915975571</text:p>
          </table:table-cell>
          <table:table-cell office:value-type="float" office:value="0.589987099170685" calcext:value-type="float">
            <text:p>0,589987099170685</text:p>
          </table:table-cell>
          <table:table-cell office:value-type="float" office:value="0.435404449701309" calcext:value-type="float">
            <text:p>0,435404449701309</text:p>
          </table:table-cell>
          <table:table-cell office:value-type="float" office:value="0.323953658342361" calcext:value-type="float">
            <text:p>0,323953658342361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2.39731669425964" calcext:value-type="float">
            <text:p>2,39731669425964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44" calcext:value-type="float">
            <text:p>244</text:p>
          </table:table-cell>
          <table:table-cell/>
        </table:table-row>
        <table:table-row table:style-name="ro1">
          <table:table-cell office:value-type="float" office:value="0.342675238847733" calcext:value-type="float">
            <text:p>0,342675238847733</text:p>
          </table:table-cell>
          <table:table-cell office:value-type="float" office:value="0.575867593288422" calcext:value-type="float">
            <text:p>0,575867593288422</text:p>
          </table:table-cell>
          <table:table-cell office:value-type="float" office:value="0.449589431285858" calcext:value-type="float">
            <text:p>0,449589431285858</text:p>
          </table:table-cell>
          <table:table-cell office:value-type="float" office:value="0.330747872591019" calcext:value-type="float">
            <text:p>0,330747872591019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2.43807220458984" calcext:value-type="float">
            <text:p>2,43807220458984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45" calcext:value-type="float">
            <text:p>245</text:p>
          </table:table-cell>
          <table:table-cell/>
        </table:table-row>
        <table:table-row table:style-name="ro1">
          <table:table-cell office:value-type="float" office:value="0.339167535305023" calcext:value-type="float">
            <text:p>0,339167535305023</text:p>
          </table:table-cell>
          <table:table-cell office:value-type="float" office:value="0.565961241722107" calcext:value-type="float">
            <text:p>0,565961241722107</text:p>
          </table:table-cell>
          <table:table-cell office:value-type="float" office:value="0.431591391563415" calcext:value-type="float">
            <text:p>0,431591391563415</text:p>
          </table:table-cell>
          <table:table-cell office:value-type="float" office:value="0.333372473716736" calcext:value-type="float">
            <text:p>0,333372473716736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2.45702648162842" calcext:value-type="float">
            <text:p>2,45702648162842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46" calcext:value-type="float">
            <text:p>246</text:p>
          </table:table-cell>
          <table:table-cell/>
        </table:table-row>
        <table:table-row table:style-name="ro1">
          <table:table-cell office:value-type="float" office:value="0.36235311627388" calcext:value-type="float">
            <text:p>0,36235311627388</text:p>
          </table:table-cell>
          <table:table-cell office:value-type="float" office:value="0.526359975337982" calcext:value-type="float">
            <text:p>0,526359975337982</text:p>
          </table:table-cell>
          <table:table-cell office:value-type="float" office:value="0.420625954866409" calcext:value-type="float">
            <text:p>0,420625954866409</text:p>
          </table:table-cell>
          <table:table-cell office:value-type="float" office:value="0.301700979471207" calcext:value-type="float">
            <text:p>0,301700979471207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2.41148996353149" calcext:value-type="float">
            <text:p>2,4114899635314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47" calcext:value-type="float">
            <text:p>247</text:p>
          </table:table-cell>
          <table:table-cell/>
        </table:table-row>
        <table:table-row table:style-name="ro1">
          <table:table-cell office:value-type="float" office:value="0.337853312492371" calcext:value-type="float">
            <text:p>0,337853312492371</text:p>
          </table:table-cell>
          <table:table-cell office:value-type="float" office:value="0.501506924629211" calcext:value-type="float">
            <text:p>0,501506924629211</text:p>
          </table:table-cell>
          <table:table-cell office:value-type="float" office:value="0.408692240715027" calcext:value-type="float">
            <text:p>0,408692240715027</text:p>
          </table:table-cell>
          <table:table-cell office:value-type="float" office:value="0.324654638767242" calcext:value-type="float">
            <text:p>0,324654638767242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2.38731789588928" calcext:value-type="float">
            <text:p>2,38731789588928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48" calcext:value-type="float">
            <text:p>248</text:p>
          </table:table-cell>
          <table:table-cell/>
        </table:table-row>
        <table:table-row table:style-name="ro1">
          <table:table-cell office:value-type="float" office:value="0.347996354103088" calcext:value-type="float">
            <text:p>0,347996354103088</text:p>
          </table:table-cell>
          <table:table-cell office:value-type="float" office:value="0.513202250003815" calcext:value-type="float">
            <text:p>0,513202250003815</text:p>
          </table:table-cell>
          <table:table-cell office:value-type="float" office:value="0.418570965528488" calcext:value-type="float">
            <text:p>0,418570965528488</text:p>
          </table:table-cell>
          <table:table-cell office:value-type="float" office:value="0.32293900847435" calcext:value-type="float">
            <text:p>0,32293900847435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2.36306190490723" calcext:value-type="float">
            <text:p>2,36306190490723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49" calcext:value-type="float">
            <text:p>249</text:p>
          </table:table-cell>
          <table:table-cell/>
        </table:table-row>
        <table:table-row table:style-name="ro1">
          <table:table-cell office:value-type="float" office:value="0.350534111261368" calcext:value-type="float">
            <text:p>0,350534111261368</text:p>
          </table:table-cell>
          <table:table-cell office:value-type="float" office:value="0.504279792308807" calcext:value-type="float">
            <text:p>0,504279792308807</text:p>
          </table:table-cell>
          <table:table-cell office:value-type="float" office:value="0.415817230939865" calcext:value-type="float">
            <text:p>0,415817230939865</text:p>
          </table:table-cell>
          <table:table-cell office:value-type="float" office:value="0.330792397260666" calcext:value-type="float">
            <text:p>0,330792397260666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2.3414318561554" calcext:value-type="float">
            <text:p>2,3414318561554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float" office:value="0.339526057243347" calcext:value-type="float">
            <text:p>0,339526057243347</text:p>
          </table:table-cell>
          <table:table-cell office:value-type="float" office:value="0.494568139314652" calcext:value-type="float">
            <text:p>0,494568139314652</text:p>
          </table:table-cell>
          <table:table-cell office:value-type="float" office:value="0.402708053588867" calcext:value-type="float">
            <text:p>0,402708053588867</text:p>
          </table:table-cell>
          <table:table-cell office:value-type="float" office:value="0.31114250421524" calcext:value-type="float">
            <text:p>0,31114250421524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4.33469200134277" calcext:value-type="float">
            <text:p>4,33469200134277</text:p>
          </table:table-cell>
          <table:table-cell office:value-type="float" office:value="4.34765672683716" calcext:value-type="float">
            <text:p>4,34765672683716</text:p>
          </table:table-cell>
          <table:table-cell office:value-type="float" office:value="2.31449151039124" calcext:value-type="float">
            <text:p>2,31449151039124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51" calcext:value-type="float">
            <text:p>251</text:p>
          </table:table-cell>
          <table:table-cell/>
        </table:table-row>
        <table:table-row table:style-name="ro1">
          <table:table-cell office:value-type="float" office:value="0.34024304151535" calcext:value-type="float">
            <text:p>0,34024304151535</text:p>
          </table:table-cell>
          <table:table-cell office:value-type="float" office:value="0.493286579847336" calcext:value-type="float">
            <text:p>0,493286579847336</text:p>
          </table:table-cell>
          <table:table-cell office:value-type="float" office:value="0.38196611404419" calcext:value-type="float">
            <text:p>0,38196611404419</text:p>
          </table:table-cell>
          <table:table-cell office:value-type="float" office:value="0.30682110786438" calcext:value-type="float">
            <text:p>0,30682110786438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4.25187110900879" calcext:value-type="float">
            <text:p>4,25187110900879</text:p>
          </table:table-cell>
          <table:table-cell office:value-type="float" office:value="4.28261184692383" calcext:value-type="float">
            <text:p>4,28261184692383</text:p>
          </table:table-cell>
          <table:table-cell office:value-type="float" office:value="2.31027960777283" calcext:value-type="float">
            <text:p>2,31027960777283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52" calcext:value-type="float">
            <text:p>252</text:p>
          </table:table-cell>
          <table:table-cell/>
        </table:table-row>
        <table:table-row table:style-name="ro1">
          <table:table-cell office:value-type="float" office:value="0.350316494703293" calcext:value-type="float">
            <text:p>0,350316494703293</text:p>
          </table:table-cell>
          <table:table-cell office:value-type="float" office:value="0.454209625720978" calcext:value-type="float">
            <text:p>0,454209625720978</text:p>
          </table:table-cell>
          <table:table-cell office:value-type="float" office:value="0.388791650533676" calcext:value-type="float">
            <text:p>0,388791650533676</text:p>
          </table:table-cell>
          <table:table-cell office:value-type="float" office:value="0.304991453886032" calcext:value-type="float">
            <text:p>0,304991453886032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4.21258401870728" calcext:value-type="float">
            <text:p>4,21258401870728</text:p>
          </table:table-cell>
          <table:table-cell office:value-type="float" office:value="4.19990110397339" calcext:value-type="float">
            <text:p>4,19990110397339</text:p>
          </table:table-cell>
          <table:table-cell office:value-type="float" office:value="2.29205584526062" calcext:value-type="float">
            <text:p>2,29205584526062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53" calcext:value-type="float">
            <text:p>253</text:p>
          </table:table-cell>
          <table:table-cell/>
        </table:table-row>
        <table:table-row table:style-name="ro1">
          <table:table-cell office:value-type="float" office:value="0.343687802553177" calcext:value-type="float">
            <text:p>0,343687802553177</text:p>
          </table:table-cell>
          <table:table-cell office:value-type="float" office:value="0.466046422719955" calcext:value-type="float">
            <text:p>0,466046422719955</text:p>
          </table:table-cell>
          <table:table-cell office:value-type="float" office:value="0.38819169998169" calcext:value-type="float">
            <text:p>0,38819169998169</text:p>
          </table:table-cell>
          <table:table-cell office:value-type="float" office:value="0.299238353967667" calcext:value-type="float">
            <text:p>0,299238353967667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4.15534591674805" calcext:value-type="float">
            <text:p>4,15534591674805</text:p>
          </table:table-cell>
          <table:table-cell office:value-type="float" office:value="4.14398956298828" calcext:value-type="float">
            <text:p>4,14398956298828</text:p>
          </table:table-cell>
          <table:table-cell office:value-type="float" office:value="2.25487661361694" calcext:value-type="float">
            <text:p>2,25487661361694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54" calcext:value-type="float">
            <text:p>254</text:p>
          </table:table-cell>
          <table:table-cell/>
        </table:table-row>
        <table:table-row table:style-name="ro1">
          <table:table-cell office:value-type="float" office:value="0.344579607248306" calcext:value-type="float">
            <text:p>0,344579607248306</text:p>
          </table:table-cell>
          <table:table-cell office:value-type="float" office:value="0.454599231481552" calcext:value-type="float">
            <text:p>0,454599231481552</text:p>
          </table:table-cell>
          <table:table-cell office:value-type="float" office:value="0.366285771131515" calcext:value-type="float">
            <text:p>0,366285771131515</text:p>
          </table:table-cell>
          <table:table-cell office:value-type="float" office:value="0.309938132762909" calcext:value-type="float">
            <text:p>0,309938132762909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4.07408142089844" calcext:value-type="float">
            <text:p>4,07408142089844</text:p>
          </table:table-cell>
          <table:table-cell office:value-type="float" office:value="4.11344146728516" calcext:value-type="float">
            <text:p>4,11344146728516</text:p>
          </table:table-cell>
          <table:table-cell office:value-type="float" office:value="2.23422646522522" calcext:value-type="float">
            <text:p>2,23422646522522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55" calcext:value-type="float">
            <text:p>255</text:p>
          </table:table-cell>
          <table:table-cell/>
        </table:table-row>
        <table:table-row table:style-name="ro1">
          <table:table-cell office:value-type="float" office:value="0.355766624212265" calcext:value-type="float">
            <text:p>0,355766624212265</text:p>
          </table:table-cell>
          <table:table-cell office:value-type="float" office:value="0.434530705213547" calcext:value-type="float">
            <text:p>0,434530705213547</text:p>
          </table:table-cell>
          <table:table-cell office:value-type="float" office:value="0.367309957742691" calcext:value-type="float">
            <text:p>0,367309957742691</text:p>
          </table:table-cell>
          <table:table-cell office:value-type="float" office:value="0.305070728063583" calcext:value-type="float">
            <text:p>0,305070728063583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4.02813148498535" calcext:value-type="float">
            <text:p>4,02813148498535</text:p>
          </table:table-cell>
          <table:table-cell office:value-type="float" office:value="4.04737377166748" calcext:value-type="float">
            <text:p>4,04737377166748</text:p>
          </table:table-cell>
          <table:table-cell office:value-type="float" office:value="2.23841190338135" calcext:value-type="float">
            <text:p>2,23841190338135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56" calcext:value-type="float">
            <text:p>256</text:p>
          </table:table-cell>
          <table:table-cell/>
        </table:table-row>
        <table:table-row table:style-name="ro1">
          <table:table-cell office:value-type="float" office:value="0.344542145729065" calcext:value-type="float">
            <text:p>0,344542145729065</text:p>
          </table:table-cell>
          <table:table-cell office:value-type="float" office:value="0.439292430877686" calcext:value-type="float">
            <text:p>0,439292430877686</text:p>
          </table:table-cell>
          <table:table-cell office:value-type="float" office:value="0.368353992700577" calcext:value-type="float">
            <text:p>0,368353992700577</text:p>
          </table:table-cell>
          <table:table-cell office:value-type="float" office:value="0.299006074666977" calcext:value-type="float">
            <text:p>0,299006074666977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97788310050964" calcext:value-type="float">
            <text:p>3,97788310050964</text:p>
          </table:table-cell>
          <table:table-cell office:value-type="float" office:value="3.95983934402466" calcext:value-type="float">
            <text:p>3,95983934402466</text:p>
          </table:table-cell>
          <table:table-cell office:value-type="float" office:value="2.22619295120239" calcext:value-type="float">
            <text:p>2,2261929512023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57" calcext:value-type="float">
            <text:p>257</text:p>
          </table:table-cell>
          <table:table-cell/>
        </table:table-row>
        <table:table-row table:style-name="ro1">
          <table:table-cell office:value-type="float" office:value="0.332879602909088" calcext:value-type="float">
            <text:p>0,332879602909088</text:p>
          </table:table-cell>
          <table:table-cell office:value-type="float" office:value="0.415350586175919" calcext:value-type="float">
            <text:p>0,415350586175919</text:p>
          </table:table-cell>
          <table:table-cell office:value-type="float" office:value="0.358526825904846" calcext:value-type="float">
            <text:p>0,358526825904846</text:p>
          </table:table-cell>
          <table:table-cell office:value-type="float" office:value="0.301908314228058" calcext:value-type="float">
            <text:p>0,301908314228058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94134402275085" calcext:value-type="float">
            <text:p>3,94134402275085</text:p>
          </table:table-cell>
          <table:table-cell office:value-type="float" office:value="3.93528985977173" calcext:value-type="float">
            <text:p>3,93528985977173</text:p>
          </table:table-cell>
          <table:table-cell office:value-type="float" office:value="2.19959497451782" calcext:value-type="float">
            <text:p>2,19959497451782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float" office:value="0.336177051067352" calcext:value-type="float">
            <text:p>0,336177051067352</text:p>
          </table:table-cell>
          <table:table-cell office:value-type="float" office:value="0.424032986164093" calcext:value-type="float">
            <text:p>0,424032986164093</text:p>
          </table:table-cell>
          <table:table-cell office:value-type="float" office:value="0.36110931634903" calcext:value-type="float">
            <text:p>0,36110931634903</text:p>
          </table:table-cell>
          <table:table-cell office:value-type="float" office:value="0.311544716358185" calcext:value-type="float">
            <text:p>0,311544716358185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87830543518066" calcext:value-type="float">
            <text:p>3,87830543518066</text:p>
          </table:table-cell>
          <table:table-cell office:value-type="float" office:value="3.8980917930603" calcext:value-type="float">
            <text:p>3,8980917930603</text:p>
          </table:table-cell>
          <table:table-cell office:value-type="float" office:value="2.16639709472656" calcext:value-type="float">
            <text:p>2,16639709472656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59" calcext:value-type="float">
            <text:p>259</text:p>
          </table:table-cell>
          <table:table-cell/>
        </table:table-row>
        <table:table-row table:style-name="ro1">
          <table:table-cell office:value-type="float" office:value="0.354488551616669" calcext:value-type="float">
            <text:p>0,354488551616669</text:p>
          </table:table-cell>
          <table:table-cell office:value-type="float" office:value="0.404732555150986" calcext:value-type="float">
            <text:p>0,404732555150986</text:p>
          </table:table-cell>
          <table:table-cell office:value-type="float" office:value="0.359221965074539" calcext:value-type="float">
            <text:p>0,359221965074539</text:p>
          </table:table-cell>
          <table:table-cell office:value-type="float" office:value="0.314720660448074" calcext:value-type="float">
            <text:p>0,314720660448074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83877730369568" calcext:value-type="float">
            <text:p>3,83877730369568</text:p>
          </table:table-cell>
          <table:table-cell office:value-type="float" office:value="3.85482430458069" calcext:value-type="float">
            <text:p>3,85482430458069</text:p>
          </table:table-cell>
          <table:table-cell office:value-type="float" office:value="2.18481469154358" calcext:value-type="float">
            <text:p>2,18481469154358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60" calcext:value-type="float">
            <text:p>260</text:p>
          </table:table-cell>
          <table:table-cell/>
        </table:table-row>
        <table:table-row table:style-name="ro1">
          <table:table-cell office:value-type="float" office:value="0.351271599531174" calcext:value-type="float">
            <text:p>0,351271599531174</text:p>
          </table:table-cell>
          <table:table-cell office:value-type="float" office:value="0.409320950508118" calcext:value-type="float">
            <text:p>0,409320950508118</text:p>
          </table:table-cell>
          <table:table-cell office:value-type="float" office:value="0.347811728715897" calcext:value-type="float">
            <text:p>0,347811728715897</text:p>
          </table:table-cell>
          <table:table-cell office:value-type="float" office:value="0.301766008138657" calcext:value-type="float">
            <text:p>0,301766008138657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78166818618774" calcext:value-type="float">
            <text:p>3,78166818618774</text:p>
          </table:table-cell>
          <table:table-cell office:value-type="float" office:value="3.79259586334229" calcext:value-type="float">
            <text:p>3,79259586334229</text:p>
          </table:table-cell>
          <table:table-cell office:value-type="float" office:value="2.14866185188293" calcext:value-type="float">
            <text:p>2,14866185188293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61" calcext:value-type="float">
            <text:p>261</text:p>
          </table:table-cell>
          <table:table-cell/>
        </table:table-row>
        <table:table-row table:style-name="ro1">
          <table:table-cell office:value-type="float" office:value="0.323896110057831" calcext:value-type="float">
            <text:p>0,323896110057831</text:p>
          </table:table-cell>
          <table:table-cell office:value-type="float" office:value="0.393312752246857" calcext:value-type="float">
            <text:p>0,393312752246857</text:p>
          </table:table-cell>
          <table:table-cell office:value-type="float" office:value="0.35820859670639" calcext:value-type="float">
            <text:p>0,35820859670639</text:p>
          </table:table-cell>
          <table:table-cell office:value-type="float" office:value="0.325906544923782" calcext:value-type="float">
            <text:p>0,325906544923782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7501540184021" calcext:value-type="float">
            <text:p>3,7501540184021</text:p>
          </table:table-cell>
          <table:table-cell office:value-type="float" office:value="3.75128889083862" calcext:value-type="float">
            <text:p>3,75128889083862</text:p>
          </table:table-cell>
          <table:table-cell office:value-type="float" office:value="2.13586139678955" calcext:value-type="float">
            <text:p>2,13586139678955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62" calcext:value-type="float">
            <text:p>262</text:p>
          </table:table-cell>
          <table:table-cell/>
        </table:table-row>
        <table:table-row table:style-name="ro1">
          <table:table-cell office:value-type="float" office:value="0.346928596496582" calcext:value-type="float">
            <text:p>0,346928596496582</text:p>
          </table:table-cell>
          <table:table-cell office:value-type="float" office:value="0.373405456542969" calcext:value-type="float">
            <text:p>0,373405456542969</text:p>
          </table:table-cell>
          <table:table-cell office:value-type="float" office:value="0.338673919439316" calcext:value-type="float">
            <text:p>0,338673919439316</text:p>
          </table:table-cell>
          <table:table-cell office:value-type="float" office:value="0.299227267503738" calcext:value-type="float">
            <text:p>0,299227267503738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72753167152405" calcext:value-type="float">
            <text:p>3,72753167152405</text:p>
          </table:table-cell>
          <table:table-cell office:value-type="float" office:value="3.74545049667358" calcext:value-type="float">
            <text:p>3,74545049667358</text:p>
          </table:table-cell>
          <table:table-cell office:value-type="float" office:value="2.13130784034729" calcext:value-type="float">
            <text:p>2,1313078403472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63" calcext:value-type="float">
            <text:p>263</text:p>
          </table:table-cell>
          <table:table-cell/>
        </table:table-row>
        <table:table-row table:style-name="ro1">
          <table:table-cell office:value-type="float" office:value="0.162396430969238" calcext:value-type="float">
            <text:p>0,162396430969238</text:p>
          </table:table-cell>
          <table:table-cell office:value-type="float" office:value="0.393593698740005" calcext:value-type="float">
            <text:p>0,393593698740005</text:p>
          </table:table-cell>
          <table:table-cell office:value-type="float" office:value="0.335638433694839" calcext:value-type="float">
            <text:p>0,335638433694839</text:p>
          </table:table-cell>
          <table:table-cell office:value-type="float" office:value="0.306301325559616" calcext:value-type="float">
            <text:p>0,306301325559616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70509195327759" calcext:value-type="float">
            <text:p>3,70509195327759</text:p>
          </table:table-cell>
          <table:table-cell office:value-type="float" office:value="3.68321061134338" calcext:value-type="float">
            <text:p>3,68321061134338</text:p>
          </table:table-cell>
          <table:table-cell office:value-type="float" office:value="2.11247801780701" calcext:value-type="float">
            <text:p>2,11247801780701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64" calcext:value-type="float">
            <text:p>264</text:p>
          </table:table-cell>
          <table:table-cell/>
        </table:table-row>
        <table:table-row table:style-name="ro1">
          <table:table-cell office:value-type="float" office:value="0.150000005960464" calcext:value-type="float">
            <text:p>0,150000005960464</text:p>
          </table:table-cell>
          <table:table-cell office:value-type="float" office:value="0.373177289962769" calcext:value-type="float">
            <text:p>0,373177289962769</text:p>
          </table:table-cell>
          <table:table-cell office:value-type="float" office:value="0.332679450511932" calcext:value-type="float">
            <text:p>0,332679450511932</text:p>
          </table:table-cell>
          <table:table-cell office:value-type="float" office:value="0.31020975112915" calcext:value-type="float">
            <text:p>0,31020975112915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63567495346069" calcext:value-type="float">
            <text:p>3,63567495346069</text:p>
          </table:table-cell>
          <table:table-cell office:value-type="float" office:value="3.65015459060669" calcext:value-type="float">
            <text:p>3,65015459060669</text:p>
          </table:table-cell>
          <table:table-cell office:value-type="float" office:value="2.11250591278076" calcext:value-type="float">
            <text:p>2,11250591278076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65" calcext:value-type="float">
            <text:p>265</text:p>
          </table:table-cell>
          <table:table-cell/>
        </table:table-row>
        <table:table-row table:style-name="ro1">
          <table:table-cell office:value-type="float" office:value="0.150885224342346" calcext:value-type="float">
            <text:p>0,150885224342346</text:p>
          </table:table-cell>
          <table:table-cell office:value-type="float" office:value="0.381464838981628" calcext:value-type="float">
            <text:p>0,381464838981628</text:p>
          </table:table-cell>
          <table:table-cell office:value-type="float" office:value="0.329021751880646" calcext:value-type="float">
            <text:p>0,329021751880646</text:p>
          </table:table-cell>
          <table:table-cell office:value-type="float" office:value="0.306197762489319" calcext:value-type="float">
            <text:p>0,306197762489319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65221118927002" calcext:value-type="float">
            <text:p>3,65221118927002</text:p>
          </table:table-cell>
          <table:table-cell office:value-type="float" office:value="3.62162113189697" calcext:value-type="float">
            <text:p>3,62162113189697</text:p>
          </table:table-cell>
          <table:table-cell office:value-type="float" office:value="2.11246061325073" calcext:value-type="float">
            <text:p>2,11246061325073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66" calcext:value-type="float">
            <text:p>266</text:p>
          </table:table-cell>
          <table:table-cell/>
        </table:table-row>
        <table:table-row table:style-name="ro1">
          <table:table-cell office:value-type="float" office:value="0.150000005960464" calcext:value-type="float">
            <text:p>0,150000005960464</text:p>
          </table:table-cell>
          <table:table-cell office:value-type="float" office:value="0.375838249921799" calcext:value-type="float">
            <text:p>0,375838249921799</text:p>
          </table:table-cell>
          <table:table-cell office:value-type="float" office:value="0.328612118959427" calcext:value-type="float">
            <text:p>0,328612118959427</text:p>
          </table:table-cell>
          <table:table-cell office:value-type="float" office:value="0.309445947408676" calcext:value-type="float">
            <text:p>0,309445947408676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5628719329834" calcext:value-type="float">
            <text:p>3,5628719329834</text:p>
          </table:table-cell>
          <table:table-cell office:value-type="float" office:value="3.56481909751892" calcext:value-type="float">
            <text:p>3,56481909751892</text:p>
          </table:table-cell>
          <table:table-cell office:value-type="float" office:value="2.0587694644928" calcext:value-type="float">
            <text:p>2,0587694644928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67" calcext:value-type="float">
            <text:p>267</text:p>
          </table:table-cell>
          <table:table-cell/>
        </table:table-row>
        <table:table-row table:style-name="ro1">
          <table:table-cell office:value-type="float" office:value="0.172305256128311" calcext:value-type="float">
            <text:p>0,172305256128311</text:p>
          </table:table-cell>
          <table:table-cell office:value-type="float" office:value="0.3616803586483" calcext:value-type="float">
            <text:p>0,3616803586483</text:p>
          </table:table-cell>
          <table:table-cell office:value-type="float" office:value="0.31745183467865" calcext:value-type="float">
            <text:p>0,31745183467865</text:p>
          </table:table-cell>
          <table:table-cell office:value-type="float" office:value="0.306156307458878" calcext:value-type="float">
            <text:p>0,306156307458878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55141091346741" calcext:value-type="float">
            <text:p>3,55141091346741</text:p>
          </table:table-cell>
          <table:table-cell office:value-type="float" office:value="3.54803848266602" calcext:value-type="float">
            <text:p>3,54803848266602</text:p>
          </table:table-cell>
          <table:table-cell office:value-type="float" office:value="2.0677182674408" calcext:value-type="float">
            <text:p>2,0677182674408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68" calcext:value-type="float">
            <text:p>268</text:p>
          </table:table-cell>
          <table:table-cell/>
        </table:table-row>
        <table:table-row table:style-name="ro1">
          <table:table-cell office:value-type="float" office:value="0.161924764513969" calcext:value-type="float">
            <text:p>0,161924764513969</text:p>
          </table:table-cell>
          <table:table-cell office:value-type="float" office:value="0.366388440132141" calcext:value-type="float">
            <text:p>0,366388440132141</text:p>
          </table:table-cell>
          <table:table-cell office:value-type="float" office:value="0.336027324199677" calcext:value-type="float">
            <text:p>0,336027324199677</text:p>
          </table:table-cell>
          <table:table-cell office:value-type="float" office:value="0.31903675198555" calcext:value-type="float">
            <text:p>0,31903675198555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50726938247681" calcext:value-type="float">
            <text:p>3,50726938247681</text:p>
          </table:table-cell>
          <table:table-cell office:value-type="float" office:value="3.50800156593323" calcext:value-type="float">
            <text:p>3,50800156593323</text:p>
          </table:table-cell>
          <table:table-cell office:value-type="float" office:value="2.06252002716064" calcext:value-type="float">
            <text:p>2,06252002716064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69" calcext:value-type="float">
            <text:p>269</text:p>
          </table:table-cell>
          <table:table-cell/>
        </table:table-row>
        <table:table-row table:style-name="ro1">
          <table:table-cell office:value-type="float" office:value="0.163242250680923" calcext:value-type="float">
            <text:p>0,163242250680923</text:p>
          </table:table-cell>
          <table:table-cell office:value-type="float" office:value="0.34982693195343" calcext:value-type="float">
            <text:p>0,34982693195343</text:p>
          </table:table-cell>
          <table:table-cell office:value-type="float" office:value="0.330810874700546" calcext:value-type="float">
            <text:p>0,330810874700546</text:p>
          </table:table-cell>
          <table:table-cell office:value-type="float" office:value="0.304404348134994" calcext:value-type="float">
            <text:p>0,304404348134994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48733568191528" calcext:value-type="float">
            <text:p>3,48733568191528</text:p>
          </table:table-cell>
          <table:table-cell office:value-type="float" office:value="3.47733640670776" calcext:value-type="float">
            <text:p>3,47733640670776</text:p>
          </table:table-cell>
          <table:table-cell office:value-type="float" office:value="2.06435084342957" calcext:value-type="float">
            <text:p>2,06435084342957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float" office:value="0.172082707285881" calcext:value-type="float">
            <text:p>0,172082707285881</text:p>
          </table:table-cell>
          <table:table-cell office:value-type="float" office:value="0.341348528862" calcext:value-type="float">
            <text:p>0,341348528862</text:p>
          </table:table-cell>
          <table:table-cell office:value-type="float" office:value="0.307851493358612" calcext:value-type="float">
            <text:p>0,307851493358612</text:p>
          </table:table-cell>
          <table:table-cell office:value-type="float" office:value="0.306224495172501" calcext:value-type="float">
            <text:p>0,306224495172501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45562529563904" calcext:value-type="float">
            <text:p>3,45562529563904</text:p>
          </table:table-cell>
          <table:table-cell office:value-type="float" office:value="3.44509601593018" calcext:value-type="float">
            <text:p>3,44509601593018</text:p>
          </table:table-cell>
          <table:table-cell office:value-type="float" office:value="2.03633642196655" calcext:value-type="float">
            <text:p>2,03633642196655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71" calcext:value-type="float">
            <text:p>271</text:p>
          </table:table-cell>
          <table:table-cell/>
        </table:table-row>
        <table:table-row table:style-name="ro1">
          <table:table-cell office:value-type="float" office:value="0.165073171257973" calcext:value-type="float">
            <text:p>0,165073171257973</text:p>
          </table:table-cell>
          <table:table-cell office:value-type="float" office:value="0.330108970403671" calcext:value-type="float">
            <text:p>0,330108970403671</text:p>
          </table:table-cell>
          <table:table-cell office:value-type="float" office:value="0.29972979426384" calcext:value-type="float">
            <text:p>0,29972979426384</text:p>
          </table:table-cell>
          <table:table-cell office:value-type="float" office:value="0.308609783649445" calcext:value-type="float">
            <text:p>0,308609783649445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43178081512451" calcext:value-type="float">
            <text:p>3,43178081512451</text:p>
          </table:table-cell>
          <table:table-cell office:value-type="float" office:value="3.42453956604004" calcext:value-type="float">
            <text:p>3,42453956604004</text:p>
          </table:table-cell>
          <table:table-cell office:value-type="float" office:value="2.03236508369446" calcext:value-type="float">
            <text:p>2,03236508369446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72" calcext:value-type="float">
            <text:p>272</text:p>
          </table:table-cell>
          <table:table-cell/>
        </table:table-row>
        <table:table-row table:style-name="ro1">
          <table:table-cell office:value-type="float" office:value="0.162947714328766" calcext:value-type="float">
            <text:p>0,162947714328766</text:p>
          </table:table-cell>
          <table:table-cell office:value-type="float" office:value="0.342181771993637" calcext:value-type="float">
            <text:p>0,342181771993637</text:p>
          </table:table-cell>
          <table:table-cell office:value-type="float" office:value="0.301057010889053" calcext:value-type="float">
            <text:p>0,301057010889053</text:p>
          </table:table-cell>
          <table:table-cell office:value-type="float" office:value="0.331577003002167" calcext:value-type="float">
            <text:p>0,331577003002167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39909148216248" calcext:value-type="float">
            <text:p>3,39909148216248</text:p>
          </table:table-cell>
          <table:table-cell office:value-type="float" office:value="3.4033088684082" calcext:value-type="float">
            <text:p>3,4033088684082</text:p>
          </table:table-cell>
          <table:table-cell office:value-type="float" office:value="2.03334045410156" calcext:value-type="float">
            <text:p>2,03334045410156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73" calcext:value-type="float">
            <text:p>273</text:p>
          </table:table-cell>
          <table:table-cell/>
        </table:table-row>
        <table:table-row table:style-name="ro1">
          <table:table-cell office:value-type="float" office:value="0.158428341150284" calcext:value-type="float">
            <text:p>0,158428341150284</text:p>
          </table:table-cell>
          <table:table-cell office:value-type="float" office:value="0.333277672529221" calcext:value-type="float">
            <text:p>0,333277672529221</text:p>
          </table:table-cell>
          <table:table-cell office:value-type="float" office:value="0.337057679891586" calcext:value-type="float">
            <text:p>0,337057679891586</text:p>
          </table:table-cell>
          <table:table-cell office:value-type="float" office:value="0.322521090507507" calcext:value-type="float">
            <text:p>0,322521090507507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38389277458191" calcext:value-type="float">
            <text:p>3,38389277458191</text:p>
          </table:table-cell>
          <table:table-cell office:value-type="float" office:value="3.38534331321716" calcext:value-type="float">
            <text:p>3,38534331321716</text:p>
          </table:table-cell>
          <table:table-cell office:value-type="float" office:value="2.04718852043152" calcext:value-type="float">
            <text:p>2,04718852043152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74" calcext:value-type="float">
            <text:p>274</text:p>
          </table:table-cell>
          <table:table-cell/>
        </table:table-row>
        <table:table-row table:style-name="ro1">
          <table:table-cell office:value-type="float" office:value="0.169514581561089" calcext:value-type="float">
            <text:p>0,169514581561089</text:p>
          </table:table-cell>
          <table:table-cell office:value-type="float" office:value="0.343391567468643" calcext:value-type="float">
            <text:p>0,343391567468643</text:p>
          </table:table-cell>
          <table:table-cell office:value-type="float" office:value="0.31777885556221" calcext:value-type="float">
            <text:p>0,31777885556221</text:p>
          </table:table-cell>
          <table:table-cell office:value-type="float" office:value="0.351258814334869" calcext:value-type="float">
            <text:p>0,351258814334869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36970233917236" calcext:value-type="float">
            <text:p>3,36970233917236</text:p>
          </table:table-cell>
          <table:table-cell office:value-type="float" office:value="3.35938405990601" calcext:value-type="float">
            <text:p>3,35938405990601</text:p>
          </table:table-cell>
          <table:table-cell office:value-type="float" office:value="2.05049133300781" calcext:value-type="float">
            <text:p>2,05049133300781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75" calcext:value-type="float">
            <text:p>275</text:p>
          </table:table-cell>
          <table:table-cell/>
        </table:table-row>
        <table:table-row table:style-name="ro1">
          <table:table-cell office:value-type="float" office:value="0.189881727099419" calcext:value-type="float">
            <text:p>0,189881727099419</text:p>
          </table:table-cell>
          <table:table-cell office:value-type="float" office:value="0.338804185390472" calcext:value-type="float">
            <text:p>0,338804185390472</text:p>
          </table:table-cell>
          <table:table-cell office:value-type="float" office:value="0.306444227695465" calcext:value-type="float">
            <text:p>0,306444227695465</text:p>
          </table:table-cell>
          <table:table-cell office:value-type="float" office:value="0.370753616094589" calcext:value-type="float">
            <text:p>0,370753616094589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33425235748291" calcext:value-type="float">
            <text:p>3,33425235748291</text:p>
          </table:table-cell>
          <table:table-cell office:value-type="float" office:value="3.3414158821106" calcext:value-type="float">
            <text:p>3,3414158821106</text:p>
          </table:table-cell>
          <table:table-cell office:value-type="float" office:value="2.02615261077881" calcext:value-type="float">
            <text:p>2,02615261077881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0.196666359901428" calcext:value-type="float">
            <text:p>0,196666359901428</text:p>
          </table:table-cell>
          <table:table-cell office:value-type="float" office:value="0.337965071201324" calcext:value-type="float">
            <text:p>0,337965071201324</text:p>
          </table:table-cell>
          <table:table-cell office:value-type="float" office:value="0.295284777879715" calcext:value-type="float">
            <text:p>0,295284777879715</text:p>
          </table:table-cell>
          <table:table-cell office:value-type="float" office:value="0.376931518316269" calcext:value-type="float">
            <text:p>0,376931518316269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31112384796143" calcext:value-type="float">
            <text:p>3,31112384796143</text:p>
          </table:table-cell>
          <table:table-cell office:value-type="float" office:value="3.30254030227661" calcext:value-type="float">
            <text:p>3,30254030227661</text:p>
          </table:table-cell>
          <table:table-cell office:value-type="float" office:value="2.02546262741089" calcext:value-type="float">
            <text:p>2,0254626274108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77" calcext:value-type="float">
            <text:p>277</text:p>
          </table:table-cell>
          <table:table-cell/>
        </table:table-row>
        <table:table-row table:style-name="ro1">
          <table:table-cell office:value-type="float" office:value="0.195385634899139" calcext:value-type="float">
            <text:p>0,195385634899139</text:p>
          </table:table-cell>
          <table:table-cell office:value-type="float" office:value="0.330295234918594" calcext:value-type="float">
            <text:p>0,330295234918594</text:p>
          </table:table-cell>
          <table:table-cell office:value-type="float" office:value="0.291872292757034" calcext:value-type="float">
            <text:p>0,291872292757034</text:p>
          </table:table-cell>
          <table:table-cell office:value-type="float" office:value="0.406446367502212" calcext:value-type="float">
            <text:p>0,406446367502212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301109790802" calcext:value-type="float">
            <text:p>3,301109790802</text:p>
          </table:table-cell>
          <table:table-cell office:value-type="float" office:value="3.31208729743958" calcext:value-type="float">
            <text:p>3,31208729743958</text:p>
          </table:table-cell>
          <table:table-cell office:value-type="float" office:value="2.02727556228638" calcext:value-type="float">
            <text:p>2,02727556228638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78" calcext:value-type="float">
            <text:p>278</text:p>
          </table:table-cell>
          <table:table-cell/>
        </table:table-row>
        <table:table-row table:style-name="ro1">
          <table:table-cell office:value-type="float" office:value="0.186976373195648" calcext:value-type="float">
            <text:p>0,186976373195648</text:p>
          </table:table-cell>
          <table:table-cell office:value-type="float" office:value="0.304013967514038" calcext:value-type="float">
            <text:p>0,304013967514038</text:p>
          </table:table-cell>
          <table:table-cell office:value-type="float" office:value="0.295754373073578" calcext:value-type="float">
            <text:p>0,295754373073578</text:p>
          </table:table-cell>
          <table:table-cell office:value-type="float" office:value="0.432304680347443" calcext:value-type="float">
            <text:p>0,432304680347443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28323268890381" calcext:value-type="float">
            <text:p>3,28323268890381</text:p>
          </table:table-cell>
          <table:table-cell office:value-type="float" office:value="3.26955652236938" calcext:value-type="float">
            <text:p>3,26955652236938</text:p>
          </table:table-cell>
          <table:table-cell office:value-type="float" office:value="2.01945781707764" calcext:value-type="float">
            <text:p>2,01945781707764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79" calcext:value-type="float">
            <text:p>279</text:p>
          </table:table-cell>
          <table:table-cell/>
        </table:table-row>
        <table:table-row table:style-name="ro1">
          <table:table-cell office:value-type="float" office:value="1.62302982807159" calcext:value-type="float">
            <text:p>1,62302982807159</text:p>
          </table:table-cell>
          <table:table-cell office:value-type="float" office:value="0.3218734562397" calcext:value-type="float">
            <text:p>0,3218734562397</text:p>
          </table:table-cell>
          <table:table-cell office:value-type="float" office:value="0.317414373159409" calcext:value-type="float">
            <text:p>0,317414373159409</text:p>
          </table:table-cell>
          <table:table-cell office:value-type="float" office:value="0.448050707578659" calcext:value-type="float">
            <text:p>0,448050707578659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25913405418396" calcext:value-type="float">
            <text:p>3,25913405418396</text:p>
          </table:table-cell>
          <table:table-cell office:value-type="float" office:value="3.26651883125305" calcext:value-type="float">
            <text:p>3,26651883125305</text:p>
          </table:table-cell>
          <table:table-cell office:value-type="float" office:value="2.02718663215637" calcext:value-type="float">
            <text:p>2,02718663215637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80" calcext:value-type="float">
            <text:p>280</text:p>
          </table:table-cell>
          <table:table-cell/>
        </table:table-row>
        <table:table-row table:style-name="ro1">
          <table:table-cell office:value-type="float" office:value="1.59235453605652" calcext:value-type="float">
            <text:p>1,59235453605652</text:p>
          </table:table-cell>
          <table:table-cell office:value-type="float" office:value="0.307446300983429" calcext:value-type="float">
            <text:p>0,307446300983429</text:p>
          </table:table-cell>
          <table:table-cell office:value-type="float" office:value="0.294238895177841" calcext:value-type="float">
            <text:p>0,294238895177841</text:p>
          </table:table-cell>
          <table:table-cell office:value-type="float" office:value="0.467094838619232" calcext:value-type="float">
            <text:p>0,467094838619232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25577259063721" calcext:value-type="float">
            <text:p>3,25577259063721</text:p>
          </table:table-cell>
          <table:table-cell office:value-type="float" office:value="3.25303530693054" calcext:value-type="float">
            <text:p>3,25303530693054</text:p>
          </table:table-cell>
          <table:table-cell office:value-type="float" office:value="2.00699925422668" calcext:value-type="float">
            <text:p>2,00699925422668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81" calcext:value-type="float">
            <text:p>281</text:p>
          </table:table-cell>
          <table:table-cell/>
        </table:table-row>
        <table:table-row table:style-name="ro1">
          <table:table-cell office:value-type="float" office:value="1.62260031700134" calcext:value-type="float">
            <text:p>1,62260031700134</text:p>
          </table:table-cell>
          <table:table-cell office:value-type="float" office:value="0.309590816497803" calcext:value-type="float">
            <text:p>0,309590816497803</text:p>
          </table:table-cell>
          <table:table-cell office:value-type="float" office:value="0.289095103740692" calcext:value-type="float">
            <text:p>0,289095103740692</text:p>
          </table:table-cell>
          <table:table-cell office:value-type="float" office:value="0.496698617935181" calcext:value-type="float">
            <text:p>0,496698617935181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23810124397278" calcext:value-type="float">
            <text:p>3,23810124397278</text:p>
          </table:table-cell>
          <table:table-cell office:value-type="float" office:value="3.22099447250366" calcext:value-type="float">
            <text:p>3,22099447250366</text:p>
          </table:table-cell>
          <table:table-cell office:value-type="float" office:value="2.00448632240295" calcext:value-type="float">
            <text:p>2,00448632240295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82" calcext:value-type="float">
            <text:p>282</text:p>
          </table:table-cell>
          <table:table-cell/>
        </table:table-row>
        <table:table-row table:style-name="ro1">
          <table:table-cell office:value-type="float" office:value="1.63152897357941" calcext:value-type="float">
            <text:p>1,63152897357941</text:p>
          </table:table-cell>
          <table:table-cell office:value-type="float" office:value="0.29791247844696" calcext:value-type="float">
            <text:p>0,29791247844696</text:p>
          </table:table-cell>
          <table:table-cell office:value-type="float" office:value="0.299661457538605" calcext:value-type="float">
            <text:p>0,299661457538605</text:p>
          </table:table-cell>
          <table:table-cell office:value-type="float" office:value="0.544555842876434" calcext:value-type="float">
            <text:p>0,544555842876434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20512104034424" calcext:value-type="float">
            <text:p>3,20512104034424</text:p>
          </table:table-cell>
          <table:table-cell office:value-type="float" office:value="3.2203848361969" calcext:value-type="float">
            <text:p>3,2203848361969</text:p>
          </table:table-cell>
          <table:table-cell office:value-type="float" office:value="1.99253714084625" calcext:value-type="float">
            <text:p>1,99253714084625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83" calcext:value-type="float">
            <text:p>283</text:p>
          </table:table-cell>
          <table:table-cell/>
        </table:table-row>
        <table:table-row table:style-name="ro1">
          <table:table-cell office:value-type="float" office:value="1.64305210113525" calcext:value-type="float">
            <text:p>1,64305210113525</text:p>
          </table:table-cell>
          <table:table-cell office:value-type="float" office:value="0.307283192873001" calcext:value-type="float">
            <text:p>0,307283192873001</text:p>
          </table:table-cell>
          <table:table-cell office:value-type="float" office:value="0.311981469392776" calcext:value-type="float">
            <text:p>0,311981469392776</text:p>
          </table:table-cell>
          <table:table-cell office:value-type="float" office:value="0.561148643493652" calcext:value-type="float">
            <text:p>0,561148643493652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18634533882141" calcext:value-type="float">
            <text:p>3,18634533882141</text:p>
          </table:table-cell>
          <table:table-cell office:value-type="float" office:value="3.21316957473755" calcext:value-type="float">
            <text:p>3,21316957473755</text:p>
          </table:table-cell>
          <table:table-cell office:value-type="float" office:value="2.01480031013489" calcext:value-type="float">
            <text:p>2,0148003101348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84" calcext:value-type="float">
            <text:p>284</text:p>
          </table:table-cell>
          <table:table-cell/>
        </table:table-row>
        <table:table-row table:style-name="ro1">
          <table:table-cell office:value-type="float" office:value="1.65615510940552" calcext:value-type="float">
            <text:p>1,65615510940552</text:p>
          </table:table-cell>
          <table:table-cell office:value-type="float" office:value="0.309974163770676" calcext:value-type="float">
            <text:p>0,309974163770676</text:p>
          </table:table-cell>
          <table:table-cell office:value-type="float" office:value="0.283473700284958" calcext:value-type="float">
            <text:p>0,283473700284958</text:p>
          </table:table-cell>
          <table:table-cell office:value-type="float" office:value="0.594895720481873" calcext:value-type="float">
            <text:p>0,594895720481873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18809914588928" calcext:value-type="float">
            <text:p>3,18809914588928</text:p>
          </table:table-cell>
          <table:table-cell office:value-type="float" office:value="3.18217182159424" calcext:value-type="float">
            <text:p>3,18217182159424</text:p>
          </table:table-cell>
          <table:table-cell office:value-type="float" office:value="2.01518654823303" calcext:value-type="float">
            <text:p>2,01518654823303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85" calcext:value-type="float">
            <text:p>285</text:p>
          </table:table-cell>
          <table:table-cell/>
        </table:table-row>
        <table:table-row table:style-name="ro1">
          <table:table-cell office:value-type="float" office:value="0.194551691412926" calcext:value-type="float">
            <text:p>0,194551691412926</text:p>
          </table:table-cell>
          <table:table-cell office:value-type="float" office:value="0.182257980108261" calcext:value-type="float">
            <text:p>0,182257980108261</text:p>
          </table:table-cell>
          <table:table-cell office:value-type="float" office:value="0.170796975493431" calcext:value-type="float">
            <text:p>0,170796975493431</text:p>
          </table:table-cell>
          <table:table-cell office:value-type="float" office:value="0.162489295005798" calcext:value-type="float">
            <text:p>0,162489295005798</text:p>
          </table:table-cell>
          <table:table-cell office:value-type="float" office:value="0.17215895652771" calcext:value-type="float">
            <text:p>0,17215895652771</text:p>
          </table:table-cell>
          <table:table-cell office:value-type="float" office:value="0.19509644806385" calcext:value-type="float">
            <text:p>0,19509644806385</text:p>
          </table:table-cell>
          <table:table-cell office:value-type="float" office:value="0.180856555700302" calcext:value-type="float">
            <text:p>0,180856555700302</text:p>
          </table:table-cell>
          <table:table-cell office:value-type="float" office:value="0.190131619572639" calcext:value-type="float">
            <text:p>0,190131619572639</text:p>
          </table:table-cell>
          <table:table-cell office:value-type="float" office:value="0.189587160944939" calcext:value-type="float">
            <text:p>0,18958716094493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86" calcext:value-type="float">
            <text:p>286</text:p>
          </table:table-cell>
          <table:table-cell/>
        </table:table-row>
        <table:table-row table:style-name="ro1">
          <table:table-cell office:value-type="float" office:value="0.1789980083704" calcext:value-type="float">
            <text:p>0,1789980083704</text:p>
          </table:table-cell>
          <table:table-cell office:value-type="float" office:value="0.176667407155037" calcext:value-type="float">
            <text:p>0,176667407155037</text:p>
          </table:table-cell>
          <table:table-cell office:value-type="float" office:value="0.171379864215851" calcext:value-type="float">
            <text:p>0,171379864215851</text:p>
          </table:table-cell>
          <table:table-cell office:value-type="float" office:value="0.192940562963486" calcext:value-type="float">
            <text:p>0,192940562963486</text:p>
          </table:table-cell>
          <table:table-cell office:value-type="float" office:value="0.173313111066818" calcext:value-type="float">
            <text:p>0,173313111066818</text:p>
          </table:table-cell>
          <table:table-cell office:value-type="float" office:value="0.187855914235115" calcext:value-type="float">
            <text:p>0,187855914235115</text:p>
          </table:table-cell>
          <table:table-cell office:value-type="float" office:value="0.179493248462677" calcext:value-type="float">
            <text:p>0,179493248462677</text:p>
          </table:table-cell>
          <table:table-cell office:value-type="float" office:value="0.180953025817871" calcext:value-type="float">
            <text:p>0,180953025817871</text:p>
          </table:table-cell>
          <table:table-cell office:value-type="float" office:value="0.17302280664444" calcext:value-type="float">
            <text:p>0,17302280664444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87" calcext:value-type="float">
            <text:p>287</text:p>
          </table:table-cell>
          <table:table-cell/>
        </table:table-row>
        <table:table-row table:style-name="ro1">
          <table:table-cell office:value-type="float" office:value="0.159621492028236" calcext:value-type="float">
            <text:p>0,159621492028236</text:p>
          </table:table-cell>
          <table:table-cell office:value-type="float" office:value="0.190412029623985" calcext:value-type="float">
            <text:p>0,190412029623985</text:p>
          </table:table-cell>
          <table:table-cell office:value-type="float" office:value="0.180315777659416" calcext:value-type="float">
            <text:p>0,180315777659416</text:p>
          </table:table-cell>
          <table:table-cell office:value-type="float" office:value="0.18678306043148" calcext:value-type="float">
            <text:p>0,18678306043148</text:p>
          </table:table-cell>
          <table:table-cell office:value-type="float" office:value="0.170214533805847" calcext:value-type="float">
            <text:p>0,170214533805847</text:p>
          </table:table-cell>
          <table:table-cell office:value-type="float" office:value="0.199232965707779" calcext:value-type="float">
            <text:p>0,199232965707779</text:p>
          </table:table-cell>
          <table:table-cell office:value-type="float" office:value="0.17581744492054" calcext:value-type="float">
            <text:p>0,17581744492054</text:p>
          </table:table-cell>
          <table:table-cell office:value-type="float" office:value="0.180729806423187" calcext:value-type="float">
            <text:p>0,180729806423187</text:p>
          </table:table-cell>
          <table:table-cell office:value-type="float" office:value="0.165408506989479" calcext:value-type="float">
            <text:p>0,16540850698947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88" calcext:value-type="float">
            <text:p>288</text:p>
          </table:table-cell>
          <table:table-cell/>
        </table:table-row>
        <table:table-row table:style-name="ro1">
          <table:table-cell office:value-type="float" office:value="0.166141718626022" calcext:value-type="float">
            <text:p>0,166141718626022</text:p>
          </table:table-cell>
          <table:table-cell office:value-type="float" office:value="0.185408934950829" calcext:value-type="float">
            <text:p>0,185408934950829</text:p>
          </table:table-cell>
          <table:table-cell office:value-type="float" office:value="0.183219492435455" calcext:value-type="float">
            <text:p>0,183219492435455</text:p>
          </table:table-cell>
          <table:table-cell office:value-type="float" office:value="0.17153787612915" calcext:value-type="float">
            <text:p>0,17153787612915</text:p>
          </table:table-cell>
          <table:table-cell office:value-type="float" office:value="0.196215510368347" calcext:value-type="float">
            <text:p>0,196215510368347</text:p>
          </table:table-cell>
          <table:table-cell office:value-type="float" office:value="0.179351434111595" calcext:value-type="float">
            <text:p>0,179351434111595</text:p>
          </table:table-cell>
          <table:table-cell office:value-type="float" office:value="0.168626248836517" calcext:value-type="float">
            <text:p>0,168626248836517</text:p>
          </table:table-cell>
          <table:table-cell office:value-type="float" office:value="0.170058727264404" calcext:value-type="float">
            <text:p>0,170058727264404</text:p>
          </table:table-cell>
          <table:table-cell office:value-type="float" office:value="0.183899760246277" calcext:value-type="float">
            <text:p>0,183899760246277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89" calcext:value-type="float">
            <text:p>289</text:p>
          </table:table-cell>
          <table:table-cell/>
        </table:table-row>
        <table:table-row table:style-name="ro1">
          <table:table-cell office:value-type="float" office:value="0.178804725408554" calcext:value-type="float">
            <text:p>0,178804725408554</text:p>
          </table:table-cell>
          <table:table-cell office:value-type="float" office:value="0.202211737632751" calcext:value-type="float">
            <text:p>0,202211737632751</text:p>
          </table:table-cell>
          <table:table-cell office:value-type="float" office:value="0.194636449217796" calcext:value-type="float">
            <text:p>0,194636449217796</text:p>
          </table:table-cell>
          <table:table-cell office:value-type="float" office:value="0.190409958362579" calcext:value-type="float">
            <text:p>0,190409958362579</text:p>
          </table:table-cell>
          <table:table-cell office:value-type="float" office:value="0.206944510340691" calcext:value-type="float">
            <text:p>0,206944510340691</text:p>
          </table:table-cell>
          <table:table-cell office:value-type="float" office:value="0.181082189083099" calcext:value-type="float">
            <text:p>0,181082189083099</text:p>
          </table:table-cell>
          <table:table-cell office:value-type="float" office:value="0.185382708907127" calcext:value-type="float">
            <text:p>0,185382708907127</text:p>
          </table:table-cell>
          <table:table-cell office:value-type="float" office:value="0.182750180363655" calcext:value-type="float">
            <text:p>0,182750180363655</text:p>
          </table:table-cell>
          <table:table-cell office:value-type="float" office:value="0.183256670832634" calcext:value-type="float">
            <text:p>0,183256670832634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90" calcext:value-type="float">
            <text:p>290</text:p>
          </table:table-cell>
          <table:table-cell/>
        </table:table-row>
        <table:table-row table:style-name="ro1">
          <table:table-cell office:value-type="float" office:value="1.71745324134827" calcext:value-type="float">
            <text:p>1,71745324134827</text:p>
          </table:table-cell>
          <table:table-cell office:value-type="float" office:value="0.295147508382797" calcext:value-type="float">
            <text:p>0,295147508382797</text:p>
          </table:table-cell>
          <table:table-cell office:value-type="float" office:value="0.2737857401371" calcext:value-type="float">
            <text:p>0,2737857401371</text:p>
          </table:table-cell>
          <table:table-cell office:value-type="float" office:value="1.07145619392395" calcext:value-type="float">
            <text:p>1,07145619392395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13449501991272" calcext:value-type="float">
            <text:p>3,13449501991272</text:p>
          </table:table-cell>
          <table:table-cell office:value-type="float" office:value="3.14825582504272" calcext:value-type="float">
            <text:p>3,14825582504272</text:p>
          </table:table-cell>
          <table:table-cell office:value-type="float" office:value="2.00120687484741" calcext:value-type="float">
            <text:p>2,00120687484741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91" calcext:value-type="float">
            <text:p>291</text:p>
          </table:table-cell>
          <table:table-cell/>
        </table:table-row>
        <table:table-row table:style-name="ro1">
          <table:table-cell office:value-type="float" office:value="1.71437251567841" calcext:value-type="float">
            <text:p>1,71437251567841</text:p>
          </table:table-cell>
          <table:table-cell office:value-type="float" office:value="0.301797360181809" calcext:value-type="float">
            <text:p>0,301797360181809</text:p>
          </table:table-cell>
          <table:table-cell office:value-type="float" office:value="0.293017327785492" calcext:value-type="float">
            <text:p>0,293017327785492</text:p>
          </table:table-cell>
          <table:table-cell office:value-type="float" office:value="1.23648190498352" calcext:value-type="float">
            <text:p>1,23648190498352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13283944129944" calcext:value-type="float">
            <text:p>3,13283944129944</text:p>
          </table:table-cell>
          <table:table-cell office:value-type="float" office:value="3.120760679245" calcext:value-type="float">
            <text:p>3,120760679245</text:p>
          </table:table-cell>
          <table:table-cell office:value-type="float" office:value="2.01458859443665" calcext:value-type="float">
            <text:p>2,01458859443665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92" calcext:value-type="float">
            <text:p>292</text:p>
          </table:table-cell>
          <table:table-cell/>
        </table:table-row>
        <table:table-row table:style-name="ro1">
          <table:table-cell office:value-type="float" office:value="1.72615945339203" calcext:value-type="float">
            <text:p>1,72615945339203</text:p>
          </table:table-cell>
          <table:table-cell office:value-type="float" office:value="0.312992721796036" calcext:value-type="float">
            <text:p>0,312992721796036</text:p>
          </table:table-cell>
          <table:table-cell office:value-type="float" office:value="0.267789721488953" calcext:value-type="float">
            <text:p>0,267789721488953</text:p>
          </table:table-cell>
          <table:table-cell office:value-type="float" office:value="1.46350157260895" calcext:value-type="float">
            <text:p>1,46350157260895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13034725189209" calcext:value-type="float">
            <text:p>3,13034725189209</text:p>
          </table:table-cell>
          <table:table-cell office:value-type="float" office:value="3.13033270835876" calcext:value-type="float">
            <text:p>3,13033270835876</text:p>
          </table:table-cell>
          <table:table-cell office:value-type="float" office:value="2.01231241226196" calcext:value-type="float">
            <text:p>2,01231241226196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93" calcext:value-type="float">
            <text:p>293</text:p>
          </table:table-cell>
          <table:table-cell/>
        </table:table-row>
        <table:table-row table:style-name="ro1">
          <table:table-cell office:value-type="float" office:value="1.72396898269653" calcext:value-type="float">
            <text:p>1,72396898269653</text:p>
          </table:table-cell>
          <table:table-cell office:value-type="float" office:value="0.280363887548447" calcext:value-type="float">
            <text:p>0,280363887548447</text:p>
          </table:table-cell>
          <table:table-cell office:value-type="float" office:value="0.291165143251419" calcext:value-type="float">
            <text:p>0,291165143251419</text:p>
          </table:table-cell>
          <table:table-cell office:value-type="float" office:value="1.77026665210724" calcext:value-type="float">
            <text:p>1,77026665210724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12505412101746" calcext:value-type="float">
            <text:p>3,12505412101746</text:p>
          </table:table-cell>
          <table:table-cell office:value-type="float" office:value="3.11995625495911" calcext:value-type="float">
            <text:p>3,11995625495911</text:p>
          </table:table-cell>
          <table:table-cell office:value-type="float" office:value="2.0161497592926" calcext:value-type="float">
            <text:p>2,0161497592926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94" calcext:value-type="float">
            <text:p>294</text:p>
          </table:table-cell>
          <table:table-cell/>
        </table:table-row>
        <table:table-row table:style-name="ro1">
          <table:table-cell office:value-type="float" office:value="1.74018919467926" calcext:value-type="float">
            <text:p>1,74018919467926</text:p>
          </table:table-cell>
          <table:table-cell office:value-type="float" office:value="0.287582576274872" calcext:value-type="float">
            <text:p>0,287582576274872</text:p>
          </table:table-cell>
          <table:table-cell office:value-type="float" office:value="0.293098211288452" calcext:value-type="float">
            <text:p>0,293098211288452</text:p>
          </table:table-cell>
          <table:table-cell office:value-type="float" office:value="2.28760170936584" calcext:value-type="float">
            <text:p>2,28760170936584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12445092201233" calcext:value-type="float">
            <text:p>3,12445092201233</text:p>
          </table:table-cell>
          <table:table-cell office:value-type="float" office:value="3.12305855751038" calcext:value-type="float">
            <text:p>3,12305855751038</text:p>
          </table:table-cell>
          <table:table-cell office:value-type="float" office:value="2.01698398590088" calcext:value-type="float">
            <text:p>2,01698398590088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95" calcext:value-type="float">
            <text:p>295</text:p>
          </table:table-cell>
          <table:table-cell/>
        </table:table-row>
        <table:table-row table:style-name="ro1">
          <table:table-cell office:value-type="float" office:value="1.77836656570435" calcext:value-type="float">
            <text:p>1,77836656570435</text:p>
          </table:table-cell>
          <table:table-cell office:value-type="float" office:value="0.309967935085297" calcext:value-type="float">
            <text:p>0,309967935085297</text:p>
          </table:table-cell>
          <table:table-cell office:value-type="float" office:value="0.274238556623459" calcext:value-type="float">
            <text:p>0,274238556623459</text:p>
          </table:table-cell>
          <table:table-cell office:value-type="float" office:value="3.44410228729248" calcext:value-type="float">
            <text:p>3,44410228729248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09356236457825" calcext:value-type="float">
            <text:p>3,09356236457825</text:p>
          </table:table-cell>
          <table:table-cell office:value-type="float" office:value="3.09375190734863" calcext:value-type="float">
            <text:p>3,09375190734863</text:p>
          </table:table-cell>
          <table:table-cell office:value-type="float" office:value="2.0527195930481" calcext:value-type="float">
            <text:p>2,0527195930481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96" calcext:value-type="float">
            <text:p>296</text:p>
          </table:table-cell>
          <table:table-cell/>
        </table:table-row>
        <table:table-row table:style-name="ro1">
          <table:table-cell office:value-type="float" office:value="1.77078783512115" calcext:value-type="float">
            <text:p>1,77078783512115</text:p>
          </table:table-cell>
          <table:table-cell office:value-type="float" office:value="0.313481897115707" calcext:value-type="float">
            <text:p>0,313481897115707</text:p>
          </table:table-cell>
          <table:table-cell office:value-type="float" office:value="0.280380219221115" calcext:value-type="float">
            <text:p>0,280380219221115</text:p>
          </table:table-cell>
          <table:table-cell office:value-type="float" office:value="4.00674629211426" calcext:value-type="float">
            <text:p>4,00674629211426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11028122901916" calcext:value-type="float">
            <text:p>3,11028122901916</text:p>
          </table:table-cell>
          <table:table-cell office:value-type="float" office:value="3.10943198204041" calcext:value-type="float">
            <text:p>3,10943198204041</text:p>
          </table:table-cell>
          <table:table-cell office:value-type="float" office:value="2.05649328231812" calcext:value-type="float">
            <text:p>2,05649328231812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97" calcext:value-type="float">
            <text:p>297</text:p>
          </table:table-cell>
          <table:table-cell/>
        </table:table-row>
        <table:table-row table:style-name="ro1">
          <table:table-cell office:value-type="float" office:value="2.45548009872437" calcext:value-type="float">
            <text:p>2,45548009872437</text:p>
          </table:table-cell>
          <table:table-cell office:value-type="float" office:value="0.295122712850571" calcext:value-type="float">
            <text:p>0,295122712850571</text:p>
          </table:table-cell>
          <table:table-cell office:value-type="float" office:value="0.287067651748657" calcext:value-type="float">
            <text:p>0,287067651748657</text:p>
          </table:table-cell>
          <table:table-cell office:value-type="float" office:value="4.0107479095459" calcext:value-type="float">
            <text:p>4,0107479095459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1142590045929" calcext:value-type="float">
            <text:p>3,1142590045929</text:p>
          </table:table-cell>
          <table:table-cell office:value-type="float" office:value="3.10339975357056" calcext:value-type="float">
            <text:p>3,10339975357056</text:p>
          </table:table-cell>
          <table:table-cell office:value-type="float" office:value="2.06616544723511" calcext:value-type="float">
            <text:p>2,06616544723511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98" calcext:value-type="float">
            <text:p>298</text:p>
          </table:table-cell>
          <table:table-cell/>
        </table:table-row>
        <table:table-row table:style-name="ro1">
          <table:table-cell office:value-type="float" office:value="2.47035527229309" calcext:value-type="float">
            <text:p>2,47035527229309</text:p>
          </table:table-cell>
          <table:table-cell office:value-type="float" office:value="0.27607598900795" calcext:value-type="float">
            <text:p>0,27607598900795</text:p>
          </table:table-cell>
          <table:table-cell office:value-type="float" office:value="0.274586051702499" calcext:value-type="float">
            <text:p>0,274586051702499</text:p>
          </table:table-cell>
          <table:table-cell office:value-type="float" office:value="4.01467800140381" calcext:value-type="float">
            <text:p>4,01467800140381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07734155654907" calcext:value-type="float">
            <text:p>3,07734155654907</text:p>
          </table:table-cell>
          <table:table-cell office:value-type="float" office:value="3.10253381729126" calcext:value-type="float">
            <text:p>3,10253381729126</text:p>
          </table:table-cell>
          <table:table-cell office:value-type="float" office:value="2.05431151390076" calcext:value-type="float">
            <text:p>2,05431151390076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299" calcext:value-type="float">
            <text:p>299</text:p>
          </table:table-cell>
          <table:table-cell/>
        </table:table-row>
        <table:table-row table:style-name="ro1">
          <table:table-cell office:value-type="float" office:value="2.51121997833252" calcext:value-type="float">
            <text:p>2,51121997833252</text:p>
          </table:table-cell>
          <table:table-cell office:value-type="float" office:value="0.271197140216827" calcext:value-type="float">
            <text:p>0,271197140216827</text:p>
          </table:table-cell>
          <table:table-cell office:value-type="float" office:value="0.289316803216934" calcext:value-type="float">
            <text:p>0,289316803216934</text:p>
          </table:table-cell>
          <table:table-cell office:value-type="float" office:value="4.02076101303101" calcext:value-type="float">
            <text:p>4,02076101303101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10465335845947" calcext:value-type="float">
            <text:p>3,10465335845947</text:p>
          </table:table-cell>
          <table:table-cell office:value-type="float" office:value="3.0988302230835" calcext:value-type="float">
            <text:p>3,0988302230835</text:p>
          </table:table-cell>
          <table:table-cell office:value-type="float" office:value="2.05392503738403" calcext:value-type="float">
            <text:p>2,05392503738403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float" office:value="2.53177499771118" calcext:value-type="float">
            <text:p>2,53177499771118</text:p>
          </table:table-cell>
          <table:table-cell office:value-type="float" office:value="0.277951121330261" calcext:value-type="float">
            <text:p>0,277951121330261</text:p>
          </table:table-cell>
          <table:table-cell office:value-type="float" office:value="0.282670646905899" calcext:value-type="float">
            <text:p>0,282670646905899</text:p>
          </table:table-cell>
          <table:table-cell office:value-type="float" office:value="4.00573015213013" calcext:value-type="float">
            <text:p>4,00573015213013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07538986206055" calcext:value-type="float">
            <text:p>3,07538986206055</text:p>
          </table:table-cell>
          <table:table-cell office:value-type="float" office:value="3.09031319618225" calcext:value-type="float">
            <text:p>3,09031319618225</text:p>
          </table:table-cell>
          <table:table-cell office:value-type="float" office:value="2.07565760612488" calcext:value-type="float">
            <text:p>2,07565760612488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01" calcext:value-type="float">
            <text:p>301</text:p>
          </table:table-cell>
          <table:table-cell/>
        </table:table-row>
        <table:table-row table:style-name="ro1">
          <table:table-cell office:value-type="float" office:value="2.54875993728638" calcext:value-type="float">
            <text:p>2,54875993728638</text:p>
          </table:table-cell>
          <table:table-cell office:value-type="float" office:value="0.286891222000122" calcext:value-type="float">
            <text:p>0,286891222000122</text:p>
          </table:table-cell>
          <table:table-cell office:value-type="float" office:value="0.286737412214279" calcext:value-type="float">
            <text:p>0,286737412214279</text:p>
          </table:table-cell>
          <table:table-cell office:value-type="float" office:value="4.02023839950562" calcext:value-type="float">
            <text:p>4,02023839950562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09946012496948" calcext:value-type="float">
            <text:p>3,09946012496948</text:p>
          </table:table-cell>
          <table:table-cell office:value-type="float" office:value="3.10209226608276" calcext:value-type="float">
            <text:p>3,10209226608276</text:p>
          </table:table-cell>
          <table:table-cell office:value-type="float" office:value="1.16270649433136" calcext:value-type="float">
            <text:p>1,16270649433136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02" calcext:value-type="float">
            <text:p>302</text:p>
          </table:table-cell>
          <table:table-cell/>
        </table:table-row>
        <table:table-row table:style-name="ro1">
          <table:table-cell office:value-type="float" office:value="2.57197427749634" calcext:value-type="float">
            <text:p>2,57197427749634</text:p>
          </table:table-cell>
          <table:table-cell office:value-type="float" office:value="0.289821773767471" calcext:value-type="float">
            <text:p>0,289821773767471</text:p>
          </table:table-cell>
          <table:table-cell office:value-type="float" office:value="0.285486370325088" calcext:value-type="float">
            <text:p>0,285486370325088</text:p>
          </table:table-cell>
          <table:table-cell office:value-type="float" office:value="4.03889846801758" calcext:value-type="float">
            <text:p>4,03889846801758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1106538772583" calcext:value-type="float">
            <text:p>3,1106538772583</text:p>
          </table:table-cell>
          <table:table-cell office:value-type="float" office:value="3.10194206237793" calcext:value-type="float">
            <text:p>3,10194206237793</text:p>
          </table:table-cell>
          <table:table-cell office:value-type="float" office:value="1.14555311203003" calcext:value-type="float">
            <text:p>1,14555311203003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03" calcext:value-type="float">
            <text:p>303</text:p>
          </table:table-cell>
          <table:table-cell/>
        </table:table-row>
        <table:table-row table:style-name="ro1">
          <table:table-cell office:value-type="float" office:value="2.57605004310608" calcext:value-type="float">
            <text:p>2,57605004310608</text:p>
          </table:table-cell>
          <table:table-cell office:value-type="float" office:value="0.285814195871353" calcext:value-type="float">
            <text:p>0,285814195871353</text:p>
          </table:table-cell>
          <table:table-cell office:value-type="float" office:value="0.272218197584152" calcext:value-type="float">
            <text:p>0,272218197584152</text:p>
          </table:table-cell>
          <table:table-cell office:value-type="float" office:value="4.02350568771362" calcext:value-type="float">
            <text:p>4,02350568771362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11109709739685" calcext:value-type="float">
            <text:p>3,11109709739685</text:p>
          </table:table-cell>
          <table:table-cell office:value-type="float" office:value="3.09711074829102" calcext:value-type="float">
            <text:p>3,09711074829102</text:p>
          </table:table-cell>
          <table:table-cell office:value-type="float" office:value="1.11825037002563" calcext:value-type="float">
            <text:p>1,11825037002563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04" calcext:value-type="float">
            <text:p>304</text:p>
          </table:table-cell>
          <table:table-cell/>
        </table:table-row>
        <table:table-row table:style-name="ro1">
          <table:table-cell office:value-type="float" office:value="2.61664509773254" calcext:value-type="float">
            <text:p>2,61664509773254</text:p>
          </table:table-cell>
          <table:table-cell office:value-type="float" office:value="0.283460229635239" calcext:value-type="float">
            <text:p>0,283460229635239</text:p>
          </table:table-cell>
          <table:table-cell office:value-type="float" office:value="0.284981608390808" calcext:value-type="float">
            <text:p>0,284981608390808</text:p>
          </table:table-cell>
          <table:table-cell office:value-type="float" office:value="4.05836868286133" calcext:value-type="float">
            <text:p>4,05836868286133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11082100868225" calcext:value-type="float">
            <text:p>3,11082100868225</text:p>
          </table:table-cell>
          <table:table-cell office:value-type="float" office:value="3.12635898590088" calcext:value-type="float">
            <text:p>3,12635898590088</text:p>
          </table:table-cell>
          <table:table-cell office:value-type="float" office:value="1.10273051261902" calcext:value-type="float">
            <text:p>1,10273051261902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05" calcext:value-type="float">
            <text:p>305</text:p>
          </table:table-cell>
          <table:table-cell/>
        </table:table-row>
        <table:table-row table:style-name="ro1">
          <table:table-cell office:value-type="float" office:value="2.6550612449646" calcext:value-type="float">
            <text:p>2,6550612449646</text:p>
          </table:table-cell>
          <table:table-cell office:value-type="float" office:value="0.275984436273575" calcext:value-type="float">
            <text:p>0,275984436273575</text:p>
          </table:table-cell>
          <table:table-cell office:value-type="float" office:value="0.277537316083908" calcext:value-type="float">
            <text:p>0,277537316083908</text:p>
          </table:table-cell>
          <table:table-cell office:value-type="float" office:value="3.75161981582642" calcext:value-type="float">
            <text:p>3,75161981582642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10642886161804" calcext:value-type="float">
            <text:p>3,10642886161804</text:p>
          </table:table-cell>
          <table:table-cell office:value-type="float" office:value="3.09676766395569" calcext:value-type="float">
            <text:p>3,09676766395569</text:p>
          </table:table-cell>
          <table:table-cell office:value-type="float" office:value="1.11406064033508" calcext:value-type="float">
            <text:p>1,11406064033508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06" calcext:value-type="float">
            <text:p>306</text:p>
          </table:table-cell>
          <table:table-cell/>
        </table:table-row>
        <table:table-row table:style-name="ro1">
          <table:table-cell office:value-type="float" office:value="2.69008421897888" calcext:value-type="float">
            <text:p>2,69008421897888</text:p>
          </table:table-cell>
          <table:table-cell office:value-type="float" office:value="0.280761361122131" calcext:value-type="float">
            <text:p>0,280761361122131</text:p>
          </table:table-cell>
          <table:table-cell office:value-type="float" office:value="0.282890945672989" calcext:value-type="float">
            <text:p>0,282890945672989</text:p>
          </table:table-cell>
          <table:table-cell office:value-type="float" office:value="3.31117010116577" calcext:value-type="float">
            <text:p>3,31117010116577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11662602424622" calcext:value-type="float">
            <text:p>3,11662602424622</text:p>
          </table:table-cell>
          <table:table-cell office:value-type="float" office:value="3.13091564178467" calcext:value-type="float">
            <text:p>3,13091564178467</text:p>
          </table:table-cell>
          <table:table-cell office:value-type="float" office:value="1.10636270046234" calcext:value-type="float">
            <text:p>1,10636270046234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07" calcext:value-type="float">
            <text:p>307</text:p>
          </table:table-cell>
          <table:table-cell/>
        </table:table-row>
        <table:table-row table:style-name="ro1">
          <table:table-cell office:value-type="float" office:value="3.40766644477844" calcext:value-type="float">
            <text:p>3,40766644477844</text:p>
          </table:table-cell>
          <table:table-cell office:value-type="float" office:value="0.285464704036713" calcext:value-type="float">
            <text:p>0,285464704036713</text:p>
          </table:table-cell>
          <table:table-cell office:value-type="float" office:value="0.301385581493378" calcext:value-type="float">
            <text:p>0,301385581493378</text:p>
          </table:table-cell>
          <table:table-cell office:value-type="float" office:value="2.94119262695312" calcext:value-type="float">
            <text:p>2,94119262695312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12667107582092" calcext:value-type="float">
            <text:p>3,12667107582092</text:p>
          </table:table-cell>
          <table:table-cell office:value-type="float" office:value="3.11316323280334" calcext:value-type="float">
            <text:p>3,11316323280334</text:p>
          </table:table-cell>
          <table:table-cell office:value-type="float" office:value="1.1105580329895" calcext:value-type="float">
            <text:p>1,1105580329895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08" calcext:value-type="float">
            <text:p>308</text:p>
          </table:table-cell>
          <table:table-cell/>
        </table:table-row>
        <table:table-row table:style-name="ro1">
          <table:table-cell office:value-type="float" office:value="3.44718027114868" calcext:value-type="float">
            <text:p>3,44718027114868</text:p>
          </table:table-cell>
          <table:table-cell office:value-type="float" office:value="0.299757391214371" calcext:value-type="float">
            <text:p>0,299757391214371</text:p>
          </table:table-cell>
          <table:table-cell office:value-type="float" office:value="0.299443870782852" calcext:value-type="float">
            <text:p>0,299443870782852</text:p>
          </table:table-cell>
          <table:table-cell office:value-type="float" office:value="2.69521379470825" calcext:value-type="float">
            <text:p>2,69521379470825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13099074363708" calcext:value-type="float">
            <text:p>3,13099074363708</text:p>
          </table:table-cell>
          <table:table-cell office:value-type="float" office:value="3.13554859161377" calcext:value-type="float">
            <text:p>3,13554859161377</text:p>
          </table:table-cell>
          <table:table-cell office:value-type="float" office:value="1.10642552375793" calcext:value-type="float">
            <text:p>1,10642552375793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09" calcext:value-type="float">
            <text:p>309</text:p>
          </table:table-cell>
          <table:table-cell/>
        </table:table-row>
        <table:table-row table:style-name="ro1">
          <table:table-cell office:value-type="float" office:value="1.01210701465607" calcext:value-type="float">
            <text:p>1,01210701465607</text:p>
          </table:table-cell>
          <table:table-cell office:value-type="float" office:value="0.273328065872192" calcext:value-type="float">
            <text:p>0,273328065872192</text:p>
          </table:table-cell>
          <table:table-cell office:value-type="float" office:value="0.282131791114807" calcext:value-type="float">
            <text:p>0,282131791114807</text:p>
          </table:table-cell>
          <table:table-cell office:value-type="float" office:value="2.43811702728271" calcext:value-type="float">
            <text:p>2,43811702728271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13003516197205" calcext:value-type="float">
            <text:p>3,13003516197205</text:p>
          </table:table-cell>
          <table:table-cell office:value-type="float" office:value="3.15341973304749" calcext:value-type="float">
            <text:p>3,15341973304749</text:p>
          </table:table-cell>
          <table:table-cell office:value-type="float" office:value="1.13329803943634" calcext:value-type="float">
            <text:p>1,13329803943634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10" calcext:value-type="float">
            <text:p>310</text:p>
          </table:table-cell>
          <table:table-cell/>
        </table:table-row>
        <table:table-row table:style-name="ro1">
          <table:table-cell office:value-type="float" office:value="0.991651773452759" calcext:value-type="float">
            <text:p>0,991651773452759</text:p>
          </table:table-cell>
          <table:table-cell office:value-type="float" office:value="0.290931612253189" calcext:value-type="float">
            <text:p>0,290931612253189</text:p>
          </table:table-cell>
          <table:table-cell office:value-type="float" office:value="0.29383048415184" calcext:value-type="float">
            <text:p>0,29383048415184</text:p>
          </table:table-cell>
          <table:table-cell office:value-type="float" office:value="2.24664855003357" calcext:value-type="float">
            <text:p>2,24664855003357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15346479415894" calcext:value-type="float">
            <text:p>3,15346479415894</text:p>
          </table:table-cell>
          <table:table-cell office:value-type="float" office:value="3.1586697101593" calcext:value-type="float">
            <text:p>3,1586697101593</text:p>
          </table:table-cell>
          <table:table-cell office:value-type="float" office:value="1.12949168682098" calcext:value-type="float">
            <text:p>1,12949168682098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11" calcext:value-type="float">
            <text:p>311</text:p>
          </table:table-cell>
          <table:table-cell/>
        </table:table-row>
        <table:table-row table:style-name="ro1">
          <table:table-cell office:value-type="float" office:value="0.991249024868012" calcext:value-type="float">
            <text:p>0,991249024868012</text:p>
          </table:table-cell>
          <table:table-cell office:value-type="float" office:value="0.298518002033234" calcext:value-type="float">
            <text:p>0,298518002033234</text:p>
          </table:table-cell>
          <table:table-cell office:value-type="float" office:value="0.291298419237137" calcext:value-type="float">
            <text:p>0,291298419237137</text:p>
          </table:table-cell>
          <table:table-cell office:value-type="float" office:value="2.08250784873962" calcext:value-type="float">
            <text:p>2,08250784873962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16920757293701" calcext:value-type="float">
            <text:p>3,16920757293701</text:p>
          </table:table-cell>
          <table:table-cell office:value-type="float" office:value="3.16489696502686" calcext:value-type="float">
            <text:p>3,16489696502686</text:p>
          </table:table-cell>
          <table:table-cell office:value-type="float" office:value="1.17851328849792" calcext:value-type="float">
            <text:p>1,17851328849792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12" calcext:value-type="float">
            <text:p>312</text:p>
          </table:table-cell>
          <table:table-cell/>
        </table:table-row>
        <table:table-row table:style-name="ro1">
          <table:table-cell office:value-type="float" office:value="0.968993544578552" calcext:value-type="float">
            <text:p>0,968993544578552</text:p>
          </table:table-cell>
          <table:table-cell office:value-type="float" office:value="0.282268166542053" calcext:value-type="float">
            <text:p>0,282268166542053</text:p>
          </table:table-cell>
          <table:table-cell office:value-type="float" office:value="0.294017791748047" calcext:value-type="float">
            <text:p>0,294017791748047</text:p>
          </table:table-cell>
          <table:table-cell office:value-type="float" office:value="1.93158936500549" calcext:value-type="float">
            <text:p>1,93158936500549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17937040328979" calcext:value-type="float">
            <text:p>3,17937040328979</text:p>
          </table:table-cell>
          <table:table-cell office:value-type="float" office:value="3.16900444030762" calcext:value-type="float">
            <text:p>3,16900444030762</text:p>
          </table:table-cell>
          <table:table-cell office:value-type="float" office:value="2.23007965087891" calcext:value-type="float">
            <text:p>2,23007965087891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13" calcext:value-type="float">
            <text:p>313</text:p>
          </table:table-cell>
          <table:table-cell/>
        </table:table-row>
        <table:table-row table:style-name="ro1">
          <table:table-cell office:value-type="float" office:value="0.966570854187012" calcext:value-type="float">
            <text:p>0,966570854187012</text:p>
          </table:table-cell>
          <table:table-cell office:value-type="float" office:value="0.28437551856041" calcext:value-type="float">
            <text:p>0,28437551856041</text:p>
          </table:table-cell>
          <table:table-cell office:value-type="float" office:value="0.303276419639587" calcext:value-type="float">
            <text:p>0,303276419639587</text:p>
          </table:table-cell>
          <table:table-cell office:value-type="float" office:value="1.80188965797424" calcext:value-type="float">
            <text:p>1,80188965797424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19050812721252" calcext:value-type="float">
            <text:p>3,19050812721252</text:p>
          </table:table-cell>
          <table:table-cell office:value-type="float" office:value="3.16466379165649" calcext:value-type="float">
            <text:p>3,16466379165649</text:p>
          </table:table-cell>
          <table:table-cell office:value-type="float" office:value="2.23969292640686" calcext:value-type="float">
            <text:p>2,23969292640686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14" calcext:value-type="float">
            <text:p>314</text:p>
          </table:table-cell>
          <table:table-cell/>
        </table:table-row>
        <table:table-row table:style-name="ro1">
          <table:table-cell office:value-type="float" office:value="0.974591612815857" calcext:value-type="float">
            <text:p>0,974591612815857</text:p>
          </table:table-cell>
          <table:table-cell office:value-type="float" office:value="0.279731065034866" calcext:value-type="float">
            <text:p>0,279731065034866</text:p>
          </table:table-cell>
          <table:table-cell office:value-type="float" office:value="0.302877962589264" calcext:value-type="float">
            <text:p>0,302877962589264</text:p>
          </table:table-cell>
          <table:table-cell office:value-type="float" office:value="1.68774235248566" calcext:value-type="float">
            <text:p>1,68774235248566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1816394329071" calcext:value-type="float">
            <text:p>3,1816394329071</text:p>
          </table:table-cell>
          <table:table-cell office:value-type="float" office:value="3.19848990440369" calcext:value-type="float">
            <text:p>3,19848990440369</text:p>
          </table:table-cell>
          <table:table-cell office:value-type="float" office:value="2.25512027740479" calcext:value-type="float">
            <text:p>2,2551202774047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15" calcext:value-type="float">
            <text:p>315</text:p>
          </table:table-cell>
          <table:table-cell/>
        </table:table-row>
        <table:table-row table:style-name="ro1">
          <table:table-cell office:value-type="float" office:value="0.95932137966156" calcext:value-type="float">
            <text:p>0,95932137966156</text:p>
          </table:table-cell>
          <table:table-cell office:value-type="float" office:value="0.272350192070007" calcext:value-type="float">
            <text:p>0,272350192070007</text:p>
          </table:table-cell>
          <table:table-cell office:value-type="float" office:value="0.305487066507339" calcext:value-type="float">
            <text:p>0,305487066507339</text:p>
          </table:table-cell>
          <table:table-cell office:value-type="float" office:value="1.5992397069931" calcext:value-type="float">
            <text:p>1,5992397069931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19992828369141" calcext:value-type="float">
            <text:p>3,19992828369141</text:p>
          </table:table-cell>
          <table:table-cell office:value-type="float" office:value="3.20181155204773" calcext:value-type="float">
            <text:p>3,20181155204773</text:p>
          </table:table-cell>
          <table:table-cell office:value-type="float" office:value="2.27115440368652" calcext:value-type="float">
            <text:p>2,27115440368652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16" calcext:value-type="float">
            <text:p>316</text:p>
          </table:table-cell>
          <table:table-cell/>
        </table:table-row>
        <table:table-row table:style-name="ro1">
          <table:table-cell office:value-type="float" office:value="0.938722670078278" calcext:value-type="float">
            <text:p>0,938722670078278</text:p>
          </table:table-cell>
          <table:table-cell office:value-type="float" office:value="0.27892991900444" calcext:value-type="float">
            <text:p>0,27892991900444</text:p>
          </table:table-cell>
          <table:table-cell office:value-type="float" office:value="0.29261913895607" calcext:value-type="float">
            <text:p>0,29261913895607</text:p>
          </table:table-cell>
          <table:table-cell office:value-type="float" office:value="1.50759267807007" calcext:value-type="float">
            <text:p>1,50759267807007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21615052223206" calcext:value-type="float">
            <text:p>3,21615052223206</text:p>
          </table:table-cell>
          <table:table-cell office:value-type="float" office:value="3.22094798088074" calcext:value-type="float">
            <text:p>3,22094798088074</text:p>
          </table:table-cell>
          <table:table-cell office:value-type="float" office:value="2.28957462310791" calcext:value-type="float">
            <text:p>2,28957462310791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17" calcext:value-type="float">
            <text:p>317</text:p>
          </table:table-cell>
          <table:table-cell/>
        </table:table-row>
        <table:table-row table:style-name="ro1">
          <table:table-cell office:value-type="float" office:value="0.965338051319122" calcext:value-type="float">
            <text:p>0,965338051319122</text:p>
          </table:table-cell>
          <table:table-cell office:value-type="float" office:value="0.279163926839828" calcext:value-type="float">
            <text:p>0,279163926839828</text:p>
          </table:table-cell>
          <table:table-cell office:value-type="float" office:value="0.314176648855209" calcext:value-type="float">
            <text:p>0,314176648855209</text:p>
          </table:table-cell>
          <table:table-cell office:value-type="float" office:value="1.44834887981415" calcext:value-type="float">
            <text:p>1,44834887981415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23277378082275" calcext:value-type="float">
            <text:p>3,23277378082275</text:p>
          </table:table-cell>
          <table:table-cell office:value-type="float" office:value="3.22246241569519" calcext:value-type="float">
            <text:p>3,22246241569519</text:p>
          </table:table-cell>
          <table:table-cell office:value-type="float" office:value="2.34070539474487" calcext:value-type="float">
            <text:p>2,34070539474487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18" calcext:value-type="float">
            <text:p>318</text:p>
          </table:table-cell>
          <table:table-cell/>
        </table:table-row>
        <table:table-row table:style-name="ro1">
          <table:table-cell office:value-type="float" office:value="0.955316245555878" calcext:value-type="float">
            <text:p>0,955316245555878</text:p>
          </table:table-cell>
          <table:table-cell office:value-type="float" office:value="0.285100817680359" calcext:value-type="float">
            <text:p>0,285100817680359</text:p>
          </table:table-cell>
          <table:table-cell office:value-type="float" office:value="0.305104941129684" calcext:value-type="float">
            <text:p>0,305104941129684</text:p>
          </table:table-cell>
          <table:table-cell office:value-type="float" office:value="1.36142528057098" calcext:value-type="float">
            <text:p>1,36142528057098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2467954158783" calcext:value-type="float">
            <text:p>3,2467954158783</text:p>
          </table:table-cell>
          <table:table-cell office:value-type="float" office:value="3.23512434959412" calcext:value-type="float">
            <text:p>3,23512434959412</text:p>
          </table:table-cell>
          <table:table-cell office:value-type="float" office:value="2.32760453224182" calcext:value-type="float">
            <text:p>2,32760453224182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19" calcext:value-type="float">
            <text:p>319</text:p>
          </table:table-cell>
          <table:table-cell/>
        </table:table-row>
        <table:table-row table:style-name="ro1">
          <table:table-cell office:value-type="float" office:value="0.984824180603027" calcext:value-type="float">
            <text:p>0,984824180603027</text:p>
          </table:table-cell>
          <table:table-cell office:value-type="float" office:value="0.266686230897903" calcext:value-type="float">
            <text:p>0,266686230897903</text:p>
          </table:table-cell>
          <table:table-cell office:value-type="float" office:value="0.310739666223526" calcext:value-type="float">
            <text:p>0,310739666223526</text:p>
          </table:table-cell>
          <table:table-cell office:value-type="float" office:value="1.31366050243378" calcext:value-type="float">
            <text:p>1,31366050243378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26403737068176" calcext:value-type="float">
            <text:p>3,26403737068176</text:p>
          </table:table-cell>
          <table:table-cell office:value-type="float" office:value="3.26589179039001" calcext:value-type="float">
            <text:p>3,26589179039001</text:p>
          </table:table-cell>
          <table:table-cell office:value-type="float" office:value="2.34697961807251" calcext:value-type="float">
            <text:p>2,34697961807251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20" calcext:value-type="float">
            <text:p>320</text:p>
          </table:table-cell>
          <table:table-cell/>
        </table:table-row>
        <table:table-row table:style-name="ro1">
          <table:table-cell office:value-type="float" office:value="0.997365593910217" calcext:value-type="float">
            <text:p>0,997365593910217</text:p>
          </table:table-cell>
          <table:table-cell office:value-type="float" office:value="0.294885039329529" calcext:value-type="float">
            <text:p>0,294885039329529</text:p>
          </table:table-cell>
          <table:table-cell office:value-type="float" office:value="0.307383865118027" calcext:value-type="float">
            <text:p>0,307383865118027</text:p>
          </table:table-cell>
          <table:table-cell office:value-type="float" office:value="1.25717854499817" calcext:value-type="float">
            <text:p>1,25717854499817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27600598335266" calcext:value-type="float">
            <text:p>3,27600598335266</text:p>
          </table:table-cell>
          <table:table-cell office:value-type="float" office:value="3.27090787887573" calcext:value-type="float">
            <text:p>3,27090787887573</text:p>
          </table:table-cell>
          <table:table-cell office:value-type="float" office:value="2.37826538085937" calcext:value-type="float">
            <text:p>2,37826538085937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21" calcext:value-type="float">
            <text:p>321</text:p>
          </table:table-cell>
          <table:table-cell/>
        </table:table-row>
        <table:table-row table:style-name="ro1">
          <table:table-cell office:value-type="float" office:value="2.06089377403259" calcext:value-type="float">
            <text:p>2,06089377403259</text:p>
          </table:table-cell>
          <table:table-cell office:value-type="float" office:value="0.285625457763672" calcext:value-type="float">
            <text:p>0,285625457763672</text:p>
          </table:table-cell>
          <table:table-cell office:value-type="float" office:value="0.308647602796555" calcext:value-type="float">
            <text:p>0,308647602796555</text:p>
          </table:table-cell>
          <table:table-cell office:value-type="float" office:value="1.21562945842743" calcext:value-type="float">
            <text:p>1,21562945842743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2884042263031" calcext:value-type="float">
            <text:p>3,2884042263031</text:p>
          </table:table-cell>
          <table:table-cell office:value-type="float" office:value="3.2892107963562" calcext:value-type="float">
            <text:p>3,2892107963562</text:p>
          </table:table-cell>
          <table:table-cell office:value-type="float" office:value="2.42404627799988" calcext:value-type="float">
            <text:p>2,42404627799988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22" calcext:value-type="float">
            <text:p>322</text:p>
          </table:table-cell>
          <table:table-cell/>
        </table:table-row>
        <table:table-row table:style-name="ro1">
          <table:table-cell office:value-type="float" office:value="2.02296757698059" calcext:value-type="float">
            <text:p>2,02296757698059</text:p>
          </table:table-cell>
          <table:table-cell office:value-type="float" office:value="0.276627063751221" calcext:value-type="float">
            <text:p>0,276627063751221</text:p>
          </table:table-cell>
          <table:table-cell office:value-type="float" office:value="0.295222371816635" calcext:value-type="float">
            <text:p>0,295222371816635</text:p>
          </table:table-cell>
          <table:table-cell office:value-type="float" office:value="1.15162837505341" calcext:value-type="float">
            <text:p>1,15162837505341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32478666305542" calcext:value-type="float">
            <text:p>3,32478666305542</text:p>
          </table:table-cell>
          <table:table-cell office:value-type="float" office:value="3.3070981502533" calcext:value-type="float">
            <text:p>3,3070981502533</text:p>
          </table:table-cell>
          <table:table-cell office:value-type="float" office:value="2.43277382850647" calcext:value-type="float">
            <text:p>2,43277382850647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23" calcext:value-type="float">
            <text:p>323</text:p>
          </table:table-cell>
          <table:table-cell/>
        </table:table-row>
        <table:table-row table:style-name="ro1">
          <table:table-cell office:value-type="float" office:value="1.99391782283783" calcext:value-type="float">
            <text:p>1,99391782283783</text:p>
          </table:table-cell>
          <table:table-cell office:value-type="float" office:value="0.277961015701294" calcext:value-type="float">
            <text:p>0,277961015701294</text:p>
          </table:table-cell>
          <table:table-cell office:value-type="float" office:value="0.316810190677643" calcext:value-type="float">
            <text:p>0,316810190677643</text:p>
          </table:table-cell>
          <table:table-cell office:value-type="float" office:value="1.10453367233276" calcext:value-type="float">
            <text:p>1,10453367233276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32916617393494" calcext:value-type="float">
            <text:p>3,32916617393494</text:p>
          </table:table-cell>
          <table:table-cell office:value-type="float" office:value="3.3274884223938" calcext:value-type="float">
            <text:p>3,3274884223938</text:p>
          </table:table-cell>
          <table:table-cell office:value-type="float" office:value="2.45206999778748" calcext:value-type="float">
            <text:p>2,45206999778748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24" calcext:value-type="float">
            <text:p>324</text:p>
          </table:table-cell>
          <table:table-cell/>
        </table:table-row>
        <table:table-row table:style-name="ro1">
          <table:table-cell office:value-type="float" office:value="1.97282493114471" calcext:value-type="float">
            <text:p>1,97282493114471</text:p>
          </table:table-cell>
          <table:table-cell office:value-type="float" office:value="0.282654911279678" calcext:value-type="float">
            <text:p>0,282654911279678</text:p>
          </table:table-cell>
          <table:table-cell office:value-type="float" office:value="0.310029685497284" calcext:value-type="float">
            <text:p>0,310029685497284</text:p>
          </table:table-cell>
          <table:table-cell office:value-type="float" office:value="1.0715765953064" calcext:value-type="float">
            <text:p>1,0715765953064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36877083778381" calcext:value-type="float">
            <text:p>3,36877083778381</text:p>
          </table:table-cell>
          <table:table-cell office:value-type="float" office:value="3.35613989830017" calcext:value-type="float">
            <text:p>3,35613989830017</text:p>
          </table:table-cell>
          <table:table-cell office:value-type="float" office:value="2.50898432731628" calcext:value-type="float">
            <text:p>2,50898432731628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25" calcext:value-type="float">
            <text:p>325</text:p>
          </table:table-cell>
          <table:table-cell/>
        </table:table-row>
        <table:table-row table:style-name="ro1">
          <table:table-cell office:value-type="float" office:value="1.95503294467926" calcext:value-type="float">
            <text:p>1,95503294467926</text:p>
          </table:table-cell>
          <table:table-cell office:value-type="float" office:value="0.280472069978714" calcext:value-type="float">
            <text:p>0,280472069978714</text:p>
          </table:table-cell>
          <table:table-cell office:value-type="float" office:value="0.319942951202393" calcext:value-type="float">
            <text:p>0,319942951202393</text:p>
          </table:table-cell>
          <table:table-cell office:value-type="float" office:value="1.01591646671295" calcext:value-type="float">
            <text:p>1,01591646671295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4.9701452255249" calcext:value-type="float">
            <text:p>4,9701452255249</text:p>
          </table:table-cell>
          <table:table-cell office:value-type="float" office:value="4.96214294433594" calcext:value-type="float">
            <text:p>4,96214294433594</text:p>
          </table:table-cell>
          <table:table-cell office:value-type="float" office:value="2.5096971988678" calcext:value-type="float">
            <text:p>2,5096971988678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26" calcext:value-type="float">
            <text:p>326</text:p>
          </table:table-cell>
          <table:table-cell/>
        </table:table-row>
        <table:table-row table:style-name="ro1">
          <table:table-cell office:value-type="float" office:value="1.92546653747559" calcext:value-type="float">
            <text:p>1,92546653747559</text:p>
          </table:table-cell>
          <table:table-cell office:value-type="float" office:value="0.278237998485565" calcext:value-type="float">
            <text:p>0,278237998485565</text:p>
          </table:table-cell>
          <table:table-cell office:value-type="float" office:value="0.296492248773575" calcext:value-type="float">
            <text:p>0,296492248773575</text:p>
          </table:table-cell>
          <table:table-cell office:value-type="float" office:value="1.01135158538818" calcext:value-type="float">
            <text:p>1,01135158538818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4.78229951858521" calcext:value-type="float">
            <text:p>4,78229951858521</text:p>
          </table:table-cell>
          <table:table-cell office:value-type="float" office:value="4.79052829742432" calcext:value-type="float">
            <text:p>4,79052829742432</text:p>
          </table:table-cell>
          <table:table-cell office:value-type="float" office:value="2.55308508872986" calcext:value-type="float">
            <text:p>2,55308508872986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27" calcext:value-type="float">
            <text:p>327</text:p>
          </table:table-cell>
          <table:table-cell/>
        </table:table-row>
        <table:table-row table:style-name="ro1">
          <table:table-cell office:value-type="float" office:value="1.89924275875092" calcext:value-type="float">
            <text:p>1,89924275875092</text:p>
          </table:table-cell>
          <table:table-cell office:value-type="float" office:value="0.302791118621826" calcext:value-type="float">
            <text:p>0,302791118621826</text:p>
          </table:table-cell>
          <table:table-cell office:value-type="float" office:value="0.322947472333908" calcext:value-type="float">
            <text:p>0,322947472333908</text:p>
          </table:table-cell>
          <table:table-cell office:value-type="float" office:value="0.969706177711487" calcext:value-type="float">
            <text:p>0,969706177711487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4.63253116607666" calcext:value-type="float">
            <text:p>4,63253116607666</text:p>
          </table:table-cell>
          <table:table-cell office:value-type="float" office:value="4.63625144958496" calcext:value-type="float">
            <text:p>4,63625144958496</text:p>
          </table:table-cell>
          <table:table-cell office:value-type="float" office:value="2.5900993347168" calcext:value-type="float">
            <text:p>2,5900993347168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28" calcext:value-type="float">
            <text:p>328</text:p>
          </table:table-cell>
          <table:table-cell/>
        </table:table-row>
        <table:table-row table:style-name="ro1">
          <table:table-cell office:value-type="float" office:value="1.91168820858002" calcext:value-type="float">
            <text:p>1,91168820858002</text:p>
          </table:table-cell>
          <table:table-cell office:value-type="float" office:value="0.316512197256088" calcext:value-type="float">
            <text:p>0,316512197256088</text:p>
          </table:table-cell>
          <table:table-cell office:value-type="float" office:value="0.3263900578022" calcext:value-type="float">
            <text:p>0,3263900578022</text:p>
          </table:table-cell>
          <table:table-cell office:value-type="float" office:value="0.948101878166199" calcext:value-type="float">
            <text:p>0,948101878166199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4.47250032424927" calcext:value-type="float">
            <text:p>4,47250032424927</text:p>
          </table:table-cell>
          <table:table-cell office:value-type="float" office:value="4.47758722305298" calcext:value-type="float">
            <text:p>4,47758722305298</text:p>
          </table:table-cell>
          <table:table-cell office:value-type="float" office:value="2.62756204605103" calcext:value-type="float">
            <text:p>2,62756204605103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29" calcext:value-type="float">
            <text:p>329</text:p>
          </table:table-cell>
          <table:table-cell/>
        </table:table-row>
        <table:table-row table:style-name="ro1">
          <table:table-cell office:value-type="float" office:value="1.88196265697479" calcext:value-type="float">
            <text:p>1,88196265697479</text:p>
          </table:table-cell>
          <table:table-cell office:value-type="float" office:value="0.28170707821846" calcext:value-type="float">
            <text:p>0,28170707821846</text:p>
          </table:table-cell>
          <table:table-cell office:value-type="float" office:value="0.306453257799149" calcext:value-type="float">
            <text:p>0,306453257799149</text:p>
          </table:table-cell>
          <table:table-cell office:value-type="float" office:value="0.904075145721436" calcext:value-type="float">
            <text:p>0,904075145721436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4.3457145690918" calcext:value-type="float">
            <text:p>4,3457145690918</text:p>
          </table:table-cell>
          <table:table-cell office:value-type="float" office:value="4.33774423599243" calcext:value-type="float">
            <text:p>4,33774423599243</text:p>
          </table:table-cell>
          <table:table-cell office:value-type="float" office:value="2.6484489440918" calcext:value-type="float">
            <text:p>2,6484489440918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30" calcext:value-type="float">
            <text:p>330</text:p>
          </table:table-cell>
          <table:table-cell/>
        </table:table-row>
        <table:table-row table:style-name="ro1">
          <table:table-cell office:value-type="float" office:value="1.8477885723114" calcext:value-type="float">
            <text:p>1,8477885723114</text:p>
          </table:table-cell>
          <table:table-cell office:value-type="float" office:value="0.319863945245743" calcext:value-type="float">
            <text:p>0,319863945245743</text:p>
          </table:table-cell>
          <table:table-cell office:value-type="float" office:value="0.316415131092072" calcext:value-type="float">
            <text:p>0,316415131092072</text:p>
          </table:table-cell>
          <table:table-cell office:value-type="float" office:value="0.885303854942322" calcext:value-type="float">
            <text:p>0,885303854942322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4.20340013504028" calcext:value-type="float">
            <text:p>4,20340013504028</text:p>
          </table:table-cell>
          <table:table-cell office:value-type="float" office:value="4.22443437576294" calcext:value-type="float">
            <text:p>4,22443437576294</text:p>
          </table:table-cell>
          <table:table-cell office:value-type="float" office:value="2.67670464515686" calcext:value-type="float">
            <text:p>2,67670464515686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31" calcext:value-type="float">
            <text:p>331</text:p>
          </table:table-cell>
          <table:table-cell/>
        </table:table-row>
        <table:table-row table:style-name="ro1">
          <table:table-cell office:value-type="float" office:value="1.83943867683411" calcext:value-type="float">
            <text:p>1,83943867683411</text:p>
          </table:table-cell>
          <table:table-cell office:value-type="float" office:value="0.287585198879242" calcext:value-type="float">
            <text:p>0,287585198879242</text:p>
          </table:table-cell>
          <table:table-cell office:value-type="float" office:value="0.316725701093674" calcext:value-type="float">
            <text:p>0,316725701093674</text:p>
          </table:table-cell>
          <table:table-cell office:value-type="float" office:value="0.876292288303375" calcext:value-type="float">
            <text:p>0,876292288303375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4.09111213684082" calcext:value-type="float">
            <text:p>4,09111213684082</text:p>
          </table:table-cell>
          <table:table-cell office:value-type="float" office:value="4.08588171005249" calcext:value-type="float">
            <text:p>4,08588171005249</text:p>
          </table:table-cell>
          <table:table-cell office:value-type="float" office:value="2.71923518180847" calcext:value-type="float">
            <text:p>2,71923518180847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32" calcext:value-type="float">
            <text:p>332</text:p>
          </table:table-cell>
          <table:table-cell/>
        </table:table-row>
        <table:table-row table:style-name="ro1">
          <table:table-cell office:value-type="float" office:value="1.82291257381439" calcext:value-type="float">
            <text:p>1,82291257381439</text:p>
          </table:table-cell>
          <table:table-cell office:value-type="float" office:value="0.292836397886276" calcext:value-type="float">
            <text:p>0,292836397886276</text:p>
          </table:table-cell>
          <table:table-cell office:value-type="float" office:value="0.340614557266235" calcext:value-type="float">
            <text:p>0,340614557266235</text:p>
          </table:table-cell>
          <table:table-cell office:value-type="float" office:value="0.843892872333527" calcext:value-type="float">
            <text:p>0,843892872333527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98651027679443" calcext:value-type="float">
            <text:p>3,98651027679443</text:p>
          </table:table-cell>
          <table:table-cell office:value-type="float" office:value="3.97359442710876" calcext:value-type="float">
            <text:p>3,97359442710876</text:p>
          </table:table-cell>
          <table:table-cell office:value-type="float" office:value="2.76752686500549" calcext:value-type="float">
            <text:p>2,7675268650054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33" calcext:value-type="float">
            <text:p>333</text:p>
          </table:table-cell>
          <table:table-cell/>
        </table:table-row>
        <table:table-row table:style-name="ro1">
          <table:table-cell office:value-type="float" office:value="1.7913738489151" calcext:value-type="float">
            <text:p>1,7913738489151</text:p>
          </table:table-cell>
          <table:table-cell office:value-type="float" office:value="0.309013813734055" calcext:value-type="float">
            <text:p>0,309013813734055</text:p>
          </table:table-cell>
          <table:table-cell office:value-type="float" office:value="0.352845191955566" calcext:value-type="float">
            <text:p>0,352845191955566</text:p>
          </table:table-cell>
          <table:table-cell office:value-type="float" office:value="0.831833243370056" calcext:value-type="float">
            <text:p>0,831833243370056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86101102828979" calcext:value-type="float">
            <text:p>3,86101102828979</text:p>
          </table:table-cell>
          <table:table-cell office:value-type="float" office:value="3.88476371765137" calcext:value-type="float">
            <text:p>3,88476371765137</text:p>
          </table:table-cell>
          <table:table-cell office:value-type="float" office:value="2.8077404499054" calcext:value-type="float">
            <text:p>2,8077404499054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34" calcext:value-type="float">
            <text:p>334</text:p>
          </table:table-cell>
          <table:table-cell/>
        </table:table-row>
        <table:table-row table:style-name="ro1">
          <table:table-cell office:value-type="float" office:value="1.79816937446594" calcext:value-type="float">
            <text:p>1,79816937446594</text:p>
          </table:table-cell>
          <table:table-cell office:value-type="float" office:value="0.296084314584732" calcext:value-type="float">
            <text:p>0,296084314584732</text:p>
          </table:table-cell>
          <table:table-cell office:value-type="float" office:value="0.343814373016357" calcext:value-type="float">
            <text:p>0,343814373016357</text:p>
          </table:table-cell>
          <table:table-cell office:value-type="float" office:value="0.780031859874725" calcext:value-type="float">
            <text:p>0,780031859874725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77162837982178" calcext:value-type="float">
            <text:p>3,77162837982178</text:p>
          </table:table-cell>
          <table:table-cell office:value-type="float" office:value="3.77696800231934" calcext:value-type="float">
            <text:p>3,77696800231934</text:p>
          </table:table-cell>
          <table:table-cell office:value-type="float" office:value="2.86240720748901" calcext:value-type="float">
            <text:p>2,86240720748901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35" calcext:value-type="float">
            <text:p>335</text:p>
          </table:table-cell>
          <table:table-cell/>
        </table:table-row>
        <table:table-row table:style-name="ro1">
          <table:table-cell office:value-type="float" office:value="1.78109049797058" calcext:value-type="float">
            <text:p>1,78109049797058</text:p>
          </table:table-cell>
          <table:table-cell office:value-type="float" office:value="0.30616682767868" calcext:value-type="float">
            <text:p>0,30616682767868</text:p>
          </table:table-cell>
          <table:table-cell office:value-type="float" office:value="0.337827354669571" calcext:value-type="float">
            <text:p>0,337827354669571</text:p>
          </table:table-cell>
          <table:table-cell office:value-type="float" office:value="0.770784616470337" calcext:value-type="float">
            <text:p>0,770784616470337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65878963470459" calcext:value-type="float">
            <text:p>3,65878963470459</text:p>
          </table:table-cell>
          <table:table-cell office:value-type="float" office:value="3.68535232543945" calcext:value-type="float">
            <text:p>3,68535232543945</text:p>
          </table:table-cell>
          <table:table-cell office:value-type="float" office:value="2.91180753707886" calcext:value-type="float">
            <text:p>2,91180753707886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36" calcext:value-type="float">
            <text:p>336</text:p>
          </table:table-cell>
          <table:table-cell/>
        </table:table-row>
        <table:table-row table:style-name="ro1">
          <table:table-cell office:value-type="float" office:value="1.75532793998718" calcext:value-type="float">
            <text:p>1,75532793998718</text:p>
          </table:table-cell>
          <table:table-cell office:value-type="float" office:value="0.299315124750137" calcext:value-type="float">
            <text:p>0,299315124750137</text:p>
          </table:table-cell>
          <table:table-cell office:value-type="float" office:value="0.348531156778336" calcext:value-type="float">
            <text:p>0,348531156778336</text:p>
          </table:table-cell>
          <table:table-cell office:value-type="float" office:value="0.757318615913391" calcext:value-type="float">
            <text:p>0,757318615913391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5862295627594" calcext:value-type="float">
            <text:p>3,5862295627594</text:p>
          </table:table-cell>
          <table:table-cell office:value-type="float" office:value="3.57451844215393" calcext:value-type="float">
            <text:p>3,57451844215393</text:p>
          </table:table-cell>
          <table:table-cell office:value-type="float" office:value="2.93640542030334" calcext:value-type="float">
            <text:p>2,93640542030334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37" calcext:value-type="float">
            <text:p>337</text:p>
          </table:table-cell>
          <table:table-cell/>
        </table:table-row>
        <table:table-row table:style-name="ro1">
          <table:table-cell office:value-type="float" office:value="1.74547004699707" calcext:value-type="float">
            <text:p>1,74547004699707</text:p>
          </table:table-cell>
          <table:table-cell office:value-type="float" office:value="0.326754033565521" calcext:value-type="float">
            <text:p>0,326754033565521</text:p>
          </table:table-cell>
          <table:table-cell office:value-type="float" office:value="0.356116116046906" calcext:value-type="float">
            <text:p>0,356116116046906</text:p>
          </table:table-cell>
          <table:table-cell office:value-type="float" office:value="0.752918183803558" calcext:value-type="float">
            <text:p>0,752918183803558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49617910385132" calcext:value-type="float">
            <text:p>3,49617910385132</text:p>
          </table:table-cell>
          <table:table-cell office:value-type="float" office:value="3.50075531005859" calcext:value-type="float">
            <text:p>3,50075531005859</text:p>
          </table:table-cell>
          <table:table-cell office:value-type="float" office:value="2.09444642066956" calcext:value-type="float">
            <text:p>2,09444642066956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38" calcext:value-type="float">
            <text:p>338</text:p>
          </table:table-cell>
          <table:table-cell/>
        </table:table-row>
        <table:table-row table:style-name="ro1">
          <table:table-cell office:value-type="float" office:value="1.74666285514832" calcext:value-type="float">
            <text:p>1,74666285514832</text:p>
          </table:table-cell>
          <table:table-cell office:value-type="float" office:value="0.303849190473557" calcext:value-type="float">
            <text:p>0,303849190473557</text:p>
          </table:table-cell>
          <table:table-cell office:value-type="float" office:value="0.331237852573395" calcext:value-type="float">
            <text:p>0,331237852573395</text:p>
          </table:table-cell>
          <table:table-cell office:value-type="float" office:value="0.734934091567993" calcext:value-type="float">
            <text:p>0,734934091567993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41398978233337" calcext:value-type="float">
            <text:p>3,41398978233337</text:p>
          </table:table-cell>
          <table:table-cell office:value-type="float" office:value="3.42896723747253" calcext:value-type="float">
            <text:p>3,42896723747253</text:p>
          </table:table-cell>
          <table:table-cell office:value-type="float" office:value="2.11632490158081" calcext:value-type="float">
            <text:p>2,11632490158081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39" calcext:value-type="float">
            <text:p>339</text:p>
          </table:table-cell>
          <table:table-cell/>
        </table:table-row>
        <table:table-row table:style-name="ro1">
          <table:table-cell office:value-type="float" office:value="1.73521935939789" calcext:value-type="float">
            <text:p>1,73521935939789</text:p>
          </table:table-cell>
          <table:table-cell office:value-type="float" office:value="0.319252490997314" calcext:value-type="float">
            <text:p>0,319252490997314</text:p>
          </table:table-cell>
          <table:table-cell office:value-type="float" office:value="0.350921750068665" calcext:value-type="float">
            <text:p>0,350921750068665</text:p>
          </table:table-cell>
          <table:table-cell office:value-type="float" office:value="0.719372093677521" calcext:value-type="float">
            <text:p>0,719372093677521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35423040390015" calcext:value-type="float">
            <text:p>3,35423040390015</text:p>
          </table:table-cell>
          <table:table-cell office:value-type="float" office:value="3.34275197982788" calcext:value-type="float">
            <text:p>3,34275197982788</text:p>
          </table:table-cell>
          <table:table-cell office:value-type="float" office:value="2.12701463699341" calcext:value-type="float">
            <text:p>2,12701463699341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40" calcext:value-type="float">
            <text:p>340</text:p>
          </table:table-cell>
          <table:table-cell/>
        </table:table-row>
        <table:table-row table:style-name="ro1">
          <table:table-cell office:value-type="float" office:value="1.70238959789276" calcext:value-type="float">
            <text:p>1,70238959789276</text:p>
          </table:table-cell>
          <table:table-cell office:value-type="float" office:value="0.324252992868423" calcext:value-type="float">
            <text:p>0,324252992868423</text:p>
          </table:table-cell>
          <table:table-cell office:value-type="float" office:value="0.370921492576599" calcext:value-type="float">
            <text:p>0,370921492576599</text:p>
          </table:table-cell>
          <table:table-cell office:value-type="float" office:value="0.690165579319" calcext:value-type="float">
            <text:p>0,690165579319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31132888793945" calcext:value-type="float">
            <text:p>3,31132888793945</text:p>
          </table:table-cell>
          <table:table-cell office:value-type="float" office:value="3.28993630409241" calcext:value-type="float">
            <text:p>3,28993630409241</text:p>
          </table:table-cell>
          <table:table-cell office:value-type="float" office:value="2.17738223075867" calcext:value-type="float">
            <text:p>2,17738223075867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41" calcext:value-type="float">
            <text:p>341</text:p>
          </table:table-cell>
          <table:table-cell/>
        </table:table-row>
        <table:table-row table:style-name="ro1">
          <table:table-cell office:value-type="float" office:value="1.70450210571289" calcext:value-type="float">
            <text:p>1,70450210571289</text:p>
          </table:table-cell>
          <table:table-cell office:value-type="float" office:value="0.332264423370361" calcext:value-type="float">
            <text:p>0,332264423370361</text:p>
          </table:table-cell>
          <table:table-cell office:value-type="float" office:value="0.375979006290436" calcext:value-type="float">
            <text:p>0,375979006290436</text:p>
          </table:table-cell>
          <table:table-cell office:value-type="float" office:value="0.699934959411621" calcext:value-type="float">
            <text:p>0,699934959411621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office:value-type="float" office:value="3.36067891120911" calcext:value-type="float">
            <text:p>3,36067891120911</text:p>
          </table:table-cell>
          <table:table-cell office:value-type="float" office:value="3.36183381080627" calcext:value-type="float">
            <text:p>3,36183381080627</text:p>
          </table:table-cell>
          <table:table-cell office:value-type="float" office:value="2.2294909954071" calcext:value-type="float">
            <text:p>2,2294909954071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42" calcext:value-type="float">
            <text:p>342</text:p>
          </table:table-cell>
          <table:table-cell/>
        </table:table-row>
        <table:table-row table:style-name="ro1">
          <table:table-cell office:value-type="float" office:value="1.69256913661957" calcext:value-type="float">
            <text:p>1,69256913661957</text:p>
          </table:table-cell>
          <table:table-cell office:value-type="float" office:value="0.317296504974365" calcext:value-type="float">
            <text:p>0,317296504974365</text:p>
          </table:table-cell>
          <table:table-cell office:value-type="float" office:value="0.375142812728882" calcext:value-type="float">
            <text:p>0,375142812728882</text:p>
          </table:table-cell>
          <table:table-cell office:value-type="float" office:value="0.681739568710327" calcext:value-type="float">
            <text:p>0,681739568710327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2.18760514259338" calcext:value-type="float">
            <text:p>2,18760514259338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43" calcext:value-type="float">
            <text:p>343</text:p>
          </table:table-cell>
          <table:table-cell/>
        </table:table-row>
        <table:table-row table:style-name="ro1">
          <table:table-cell office:value-type="float" office:value="1.6821870803833" calcext:value-type="float">
            <text:p>1,6821870803833</text:p>
          </table:table-cell>
          <table:table-cell office:value-type="float" office:value="0.318847447633743" calcext:value-type="float">
            <text:p>0,318847447633743</text:p>
          </table:table-cell>
          <table:table-cell office:value-type="float" office:value="0.371771335601807" calcext:value-type="float">
            <text:p>0,371771335601807</text:p>
          </table:table-cell>
          <table:table-cell office:value-type="float" office:value="0.67586225271225" calcext:value-type="float">
            <text:p>0,67586225271225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2.18286919593811" calcext:value-type="float">
            <text:p>2,18286919593811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44" calcext:value-type="float">
            <text:p>344</text:p>
          </table:table-cell>
          <table:table-cell/>
        </table:table-row>
        <table:table-row table:style-name="ro1">
          <table:table-cell office:value-type="float" office:value="1.64420020580292" calcext:value-type="float">
            <text:p>1,64420020580292</text:p>
          </table:table-cell>
          <table:table-cell office:value-type="float" office:value="0.331831008195877" calcext:value-type="float">
            <text:p>0,331831008195877</text:p>
          </table:table-cell>
          <table:table-cell office:value-type="float" office:value="0.396351873874664" calcext:value-type="float">
            <text:p>0,396351873874664</text:p>
          </table:table-cell>
          <table:table-cell office:value-type="float" office:value="0.650206565856934" calcext:value-type="float">
            <text:p>0,650206565856934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2.14847302436829" calcext:value-type="float">
            <text:p>2,1484730243682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45" calcext:value-type="float">
            <text:p>345</text:p>
          </table:table-cell>
          <table:table-cell/>
        </table:table-row>
        <table:table-row table:style-name="ro1">
          <table:table-cell office:value-type="float" office:value="1.65405976772308" calcext:value-type="float">
            <text:p>1,65405976772308</text:p>
          </table:table-cell>
          <table:table-cell office:value-type="float" office:value="0.329789459705353" calcext:value-type="float">
            <text:p>0,329789459705353</text:p>
          </table:table-cell>
          <table:table-cell office:value-type="float" office:value="0.391202419996262" calcext:value-type="float">
            <text:p>0,391202419996262</text:p>
          </table:table-cell>
          <table:table-cell office:value-type="float" office:value="0.625919878482819" calcext:value-type="float">
            <text:p>0,625919878482819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2.15465712547302" calcext:value-type="float">
            <text:p>2,15465712547302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46" calcext:value-type="float">
            <text:p>346</text:p>
          </table:table-cell>
          <table:table-cell/>
        </table:table-row>
        <table:table-row table:style-name="ro1">
          <table:table-cell office:value-type="float" office:value="1.65060186386108" calcext:value-type="float">
            <text:p>1,65060186386108</text:p>
          </table:table-cell>
          <table:table-cell office:value-type="float" office:value="0.328867793083191" calcext:value-type="float">
            <text:p>0,328867793083191</text:p>
          </table:table-cell>
          <table:table-cell office:value-type="float" office:value="0.411939740180969" calcext:value-type="float">
            <text:p>0,411939740180969</text:p>
          </table:table-cell>
          <table:table-cell office:value-type="float" office:value="0.608805060386658" calcext:value-type="float">
            <text:p>0,608805060386658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2.12038016319275" calcext:value-type="float">
            <text:p>2,12038016319275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47" calcext:value-type="float">
            <text:p>347</text:p>
          </table:table-cell>
          <table:table-cell/>
        </table:table-row>
        <table:table-row table:style-name="ro1">
          <table:table-cell office:value-type="float" office:value="1.63456451892853" calcext:value-type="float">
            <text:p>1,63456451892853</text:p>
          </table:table-cell>
          <table:table-cell office:value-type="float" office:value="0.335574209690094" calcext:value-type="float">
            <text:p>0,335574209690094</text:p>
          </table:table-cell>
          <table:table-cell office:value-type="float" office:value="0.396399348974228" calcext:value-type="float">
            <text:p>0,396399348974228</text:p>
          </table:table-cell>
          <table:table-cell office:value-type="float" office:value="0.630381345748901" calcext:value-type="float">
            <text:p>0,630381345748901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2.06903266906738" calcext:value-type="float">
            <text:p>2,06903266906738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48" calcext:value-type="float">
            <text:p>348</text:p>
          </table:table-cell>
          <table:table-cell/>
        </table:table-row>
        <table:table-row table:style-name="ro1">
          <table:table-cell office:value-type="float" office:value="1.65490424633026" calcext:value-type="float">
            <text:p>1,65490424633026</text:p>
          </table:table-cell>
          <table:table-cell office:value-type="float" office:value="0.319524824619293" calcext:value-type="float">
            <text:p>0,319524824619293</text:p>
          </table:table-cell>
          <table:table-cell office:value-type="float" office:value="0.377637028694153" calcext:value-type="float">
            <text:p>0,377637028694153</text:p>
          </table:table-cell>
          <table:table-cell office:value-type="float" office:value="0.62594085931778" calcext:value-type="float">
            <text:p>0,62594085931778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2.07139015197754" calcext:value-type="float">
            <text:p>2,07139015197754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49" calcext:value-type="float">
            <text:p>349</text:p>
          </table:table-cell>
          <table:table-cell/>
        </table:table-row>
        <table:table-row table:style-name="ro1">
          <table:table-cell office:value-type="float" office:value="1.63562059402466" calcext:value-type="float">
            <text:p>1,63562059402466</text:p>
          </table:table-cell>
          <table:table-cell office:value-type="float" office:value="0.340030819177628" calcext:value-type="float">
            <text:p>0,340030819177628</text:p>
          </table:table-cell>
          <table:table-cell office:value-type="float" office:value="0.365947812795639" calcext:value-type="float">
            <text:p>0,365947812795639</text:p>
          </table:table-cell>
          <table:table-cell office:value-type="float" office:value="0.585436284542084" calcext:value-type="float">
            <text:p>0,585436284542084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2.03681468963623" calcext:value-type="float">
            <text:p>2,03681468963623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50" calcext:value-type="float">
            <text:p>350</text:p>
          </table:table-cell>
          <table:table-cell/>
        </table:table-row>
        <table:table-row table:style-name="ro1">
          <table:table-cell office:value-type="float" office:value="1.60342693328857" calcext:value-type="float">
            <text:p>1,60342693328857</text:p>
          </table:table-cell>
          <table:table-cell office:value-type="float" office:value="0.348728746175766" calcext:value-type="float">
            <text:p>0,348728746175766</text:p>
          </table:table-cell>
          <table:table-cell office:value-type="float" office:value="0.348175823688507" calcext:value-type="float">
            <text:p>0,348175823688507</text:p>
          </table:table-cell>
          <table:table-cell office:value-type="float" office:value="0.611590087413788" calcext:value-type="float">
            <text:p>0,611590087413788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843288779258728" calcext:value-type="float">
            <text:p>0,843288779258728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51" calcext:value-type="float">
            <text:p>351</text:p>
          </table:table-cell>
          <table:table-cell/>
        </table:table-row>
        <table:table-row table:style-name="ro1">
          <table:table-cell office:value-type="float" office:value="1.60614466667175" calcext:value-type="float">
            <text:p>1,60614466667175</text:p>
          </table:table-cell>
          <table:table-cell office:value-type="float" office:value="0.362288624048233" calcext:value-type="float">
            <text:p>0,362288624048233</text:p>
          </table:table-cell>
          <table:table-cell office:value-type="float" office:value="0.345693588256836" calcext:value-type="float">
            <text:p>0,345693588256836</text:p>
          </table:table-cell>
          <table:table-cell office:value-type="float" office:value="0.586584985256195" calcext:value-type="float">
            <text:p>0,586584985256195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827900588512421" calcext:value-type="float">
            <text:p>0,827900588512421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52" calcext:value-type="float">
            <text:p>352</text:p>
          </table:table-cell>
          <table:table-cell/>
        </table:table-row>
        <table:table-row table:style-name="ro1">
          <table:table-cell office:value-type="float" office:value="1.60088324546814" calcext:value-type="float">
            <text:p>1,60088324546814</text:p>
          </table:table-cell>
          <table:table-cell office:value-type="float" office:value="0.353129178285599" calcext:value-type="float">
            <text:p>0,353129178285599</text:p>
          </table:table-cell>
          <table:table-cell office:value-type="float" office:value="0.374057769775391" calcext:value-type="float">
            <text:p>0,374057769775391</text:p>
          </table:table-cell>
          <table:table-cell office:value-type="float" office:value="0.568913221359253" calcext:value-type="float">
            <text:p>0,568913221359253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823211371898651" calcext:value-type="float">
            <text:p>0,823211371898651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53" calcext:value-type="float">
            <text:p>353</text:p>
          </table:table-cell>
          <table:table-cell/>
        </table:table-row>
        <table:table-row table:style-name="ro1">
          <table:table-cell office:value-type="float" office:value="1.60373616218567" calcext:value-type="float">
            <text:p>1,60373616218567</text:p>
          </table:table-cell>
          <table:table-cell office:value-type="float" office:value="0.356258004903793" calcext:value-type="float">
            <text:p>0,356258004903793</text:p>
          </table:table-cell>
          <table:table-cell office:value-type="float" office:value="0.341664612293243" calcext:value-type="float">
            <text:p>0,341664612293243</text:p>
          </table:table-cell>
          <table:table-cell office:value-type="float" office:value="0.563048243522644" calcext:value-type="float">
            <text:p>0,563048243522644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81122100353241" calcext:value-type="float">
            <text:p>0,81122100353241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54" calcext:value-type="float">
            <text:p>354</text:p>
          </table:table-cell>
          <table:table-cell/>
        </table:table-row>
        <table:table-row table:style-name="ro1">
          <table:table-cell office:value-type="float" office:value="1.57966947555542" calcext:value-type="float">
            <text:p>1,57966947555542</text:p>
          </table:table-cell>
          <table:table-cell office:value-type="float" office:value="0.348302811384201" calcext:value-type="float">
            <text:p>0,348302811384201</text:p>
          </table:table-cell>
          <table:table-cell office:value-type="float" office:value="0.346817910671234" calcext:value-type="float">
            <text:p>0,346817910671234</text:p>
          </table:table-cell>
          <table:table-cell office:value-type="float" office:value="0.553680300712585" calcext:value-type="float">
            <text:p>0,553680300712585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784495890140533" calcext:value-type="float">
            <text:p>0,784495890140533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55" calcext:value-type="float">
            <text:p>355</text:p>
          </table:table-cell>
          <table:table-cell/>
        </table:table-row>
        <table:table-row table:style-name="ro1">
          <table:table-cell office:value-type="float" office:value="1.59968090057373" calcext:value-type="float">
            <text:p>1,59968090057373</text:p>
          </table:table-cell>
          <table:table-cell office:value-type="float" office:value="0.345862120389938" calcext:value-type="float">
            <text:p>0,345862120389938</text:p>
          </table:table-cell>
          <table:table-cell office:value-type="float" office:value="0.329563945531845" calcext:value-type="float">
            <text:p>0,329563945531845</text:p>
          </table:table-cell>
          <table:table-cell office:value-type="float" office:value="0.561417758464813" calcext:value-type="float">
            <text:p>0,561417758464813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811956167221069" calcext:value-type="float">
            <text:p>0,81195616722106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56" calcext:value-type="float">
            <text:p>356</text:p>
          </table:table-cell>
          <table:table-cell/>
        </table:table-row>
        <table:table-row table:style-name="ro1">
          <table:table-cell office:value-type="float" office:value="0.298908025026321" calcext:value-type="float">
            <text:p>0,298908025026321</text:p>
          </table:table-cell>
          <table:table-cell office:value-type="float" office:value="0.296141028404236" calcext:value-type="float">
            <text:p>0,296141028404236</text:p>
          </table:table-cell>
          <table:table-cell office:value-type="float" office:value="0.290436685085297" calcext:value-type="float">
            <text:p>0,290436685085297</text:p>
          </table:table-cell>
          <table:table-cell office:value-type="float" office:value="0.279358476400375" calcext:value-type="float">
            <text:p>0,279358476400375</text:p>
          </table:table-cell>
          <table:table-cell office:value-type="float" office:value="0.318714648485184" calcext:value-type="float">
            <text:p>0,318714648485184</text:p>
          </table:table-cell>
          <table:table-cell office:value-type="float" office:value="0.317087262868881" calcext:value-type="float">
            <text:p>0,317087262868881</text:p>
          </table:table-cell>
          <table:table-cell office:value-type="float" office:value="0.284897327423096" calcext:value-type="float">
            <text:p>0,284897327423096</text:p>
          </table:table-cell>
          <table:table-cell office:value-type="float" office:value="0.278223633766174" calcext:value-type="float">
            <text:p>0,278223633766174</text:p>
          </table:table-cell>
          <table:table-cell office:value-type="float" office:value="0.288473457098007" calcext:value-type="float">
            <text:p>0,288473457098007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57" calcext:value-type="float">
            <text:p>357</text:p>
          </table:table-cell>
          <table:table-cell/>
        </table:table-row>
        <table:table-row table:style-name="ro1">
          <table:table-cell office:value-type="float" office:value="0.305085390806198" calcext:value-type="float">
            <text:p>0,305085390806198</text:p>
          </table:table-cell>
          <table:table-cell office:value-type="float" office:value="0.282964736223221" calcext:value-type="float">
            <text:p>0,282964736223221</text:p>
          </table:table-cell>
          <table:table-cell office:value-type="float" office:value="0.290194541215897" calcext:value-type="float">
            <text:p>0,290194541215897</text:p>
          </table:table-cell>
          <table:table-cell office:value-type="float" office:value="0.287327229976654" calcext:value-type="float">
            <text:p>0,287327229976654</text:p>
          </table:table-cell>
          <table:table-cell office:value-type="float" office:value="0.291000038385391" calcext:value-type="float">
            <text:p>0,291000038385391</text:p>
          </table:table-cell>
          <table:table-cell office:value-type="float" office:value="0.296567112207413" calcext:value-type="float">
            <text:p>0,296567112207413</text:p>
          </table:table-cell>
          <table:table-cell office:value-type="float" office:value="0.300984919071197" calcext:value-type="float">
            <text:p>0,300984919071197</text:p>
          </table:table-cell>
          <table:table-cell office:value-type="float" office:value="0.290484040975571" calcext:value-type="float">
            <text:p>0,290484040975571</text:p>
          </table:table-cell>
          <table:table-cell office:value-type="float" office:value="0.280122399330139" calcext:value-type="float">
            <text:p>0,28012239933013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58" calcext:value-type="float">
            <text:p>358</text:p>
          </table:table-cell>
          <table:table-cell/>
        </table:table-row>
        <table:table-row table:style-name="ro1">
          <table:table-cell office:value-type="float" office:value="0.289736866950989" calcext:value-type="float">
            <text:p>0,289736866950989</text:p>
          </table:table-cell>
          <table:table-cell office:value-type="float" office:value="0.283249974250793" calcext:value-type="float">
            <text:p>0,283249974250793</text:p>
          </table:table-cell>
          <table:table-cell office:value-type="float" office:value="0.297544151544571" calcext:value-type="float">
            <text:p>0,297544151544571</text:p>
          </table:table-cell>
          <table:table-cell office:value-type="float" office:value="0.281093001365662" calcext:value-type="float">
            <text:p>0,281093001365662</text:p>
          </table:table-cell>
          <table:table-cell office:value-type="float" office:value="0.287114173173904" calcext:value-type="float">
            <text:p>0,287114173173904</text:p>
          </table:table-cell>
          <table:table-cell office:value-type="float" office:value="0.287881553173065" calcext:value-type="float">
            <text:p>0,287881553173065</text:p>
          </table:table-cell>
          <table:table-cell office:value-type="float" office:value="0.306482374668121" calcext:value-type="float">
            <text:p>0,306482374668121</text:p>
          </table:table-cell>
          <table:table-cell office:value-type="float" office:value="0.285368293523788" calcext:value-type="float">
            <text:p>0,285368293523788</text:p>
          </table:table-cell>
          <table:table-cell office:value-type="float" office:value="0.300970047712326" calcext:value-type="float">
            <text:p>0,300970047712326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59" calcext:value-type="float">
            <text:p>359</text:p>
          </table:table-cell>
          <table:table-cell/>
        </table:table-row>
        <table:table-row table:style-name="ro1">
          <table:table-cell office:value-type="float" office:value="1.55707347393036" calcext:value-type="float">
            <text:p>1,55707347393036</text:p>
          </table:table-cell>
          <table:table-cell office:value-type="float" office:value="0.411312609910965" calcext:value-type="float">
            <text:p>0,411312609910965</text:p>
          </table:table-cell>
          <table:table-cell office:value-type="float" office:value="0.316808611154556" calcext:value-type="float">
            <text:p>0,316808611154556</text:p>
          </table:table-cell>
          <table:table-cell office:value-type="float" office:value="0.523814141750336" calcext:value-type="float">
            <text:p>0,523814141750336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812985002994537" calcext:value-type="float">
            <text:p>0,812985002994537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float" office:value="1.57717335224152" calcext:value-type="float">
            <text:p>1,57717335224152</text:p>
          </table:table-cell>
          <table:table-cell office:value-type="float" office:value="0.402678966522217" calcext:value-type="float">
            <text:p>0,402678966522217</text:p>
          </table:table-cell>
          <table:table-cell office:value-type="float" office:value="0.314323842525482" calcext:value-type="float">
            <text:p>0,314323842525482</text:p>
          </table:table-cell>
          <table:table-cell office:value-type="float" office:value="0.520510256290436" calcext:value-type="float">
            <text:p>0,520510256290436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826232135295868" calcext:value-type="float">
            <text:p>0,826232135295868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61" calcext:value-type="float">
            <text:p>361</text:p>
          </table:table-cell>
          <table:table-cell/>
        </table:table-row>
        <table:table-row table:style-name="ro1">
          <table:table-cell office:value-type="float" office:value="1.58263611793518" calcext:value-type="float">
            <text:p>1,58263611793518</text:p>
          </table:table-cell>
          <table:table-cell office:value-type="float" office:value="0.409232169389725" calcext:value-type="float">
            <text:p>0,409232169389725</text:p>
          </table:table-cell>
          <table:table-cell office:value-type="float" office:value="0.31629553437233" calcext:value-type="float">
            <text:p>0,31629553437233</text:p>
          </table:table-cell>
          <table:table-cell office:value-type="float" office:value="0.512618243694305" calcext:value-type="float">
            <text:p>0,512618243694305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830813884735107" calcext:value-type="float">
            <text:p>0,830813884735107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62" calcext:value-type="float">
            <text:p>362</text:p>
          </table:table-cell>
          <table:table-cell/>
        </table:table-row>
        <table:table-row table:style-name="ro1">
          <table:table-cell office:value-type="float" office:value="1.57625675201416" calcext:value-type="float">
            <text:p>1,57625675201416</text:p>
          </table:table-cell>
          <table:table-cell office:value-type="float" office:value="0.406720817089081" calcext:value-type="float">
            <text:p>0,406720817089081</text:p>
          </table:table-cell>
          <table:table-cell office:value-type="float" office:value="0.334113240242004" calcext:value-type="float">
            <text:p>0,334113240242004</text:p>
          </table:table-cell>
          <table:table-cell office:value-type="float" office:value="0.517248809337616" calcext:value-type="float">
            <text:p>0,517248809337616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853006303310394" calcext:value-type="float">
            <text:p>0,853006303310394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63" calcext:value-type="float">
            <text:p>363</text:p>
          </table:table-cell>
          <table:table-cell/>
        </table:table-row>
        <table:table-row table:style-name="ro1">
          <table:table-cell office:value-type="float" office:value="1.57845008373261" calcext:value-type="float">
            <text:p>1,57845008373261</text:p>
          </table:table-cell>
          <table:table-cell office:value-type="float" office:value="0.423616290092468" calcext:value-type="float">
            <text:p>0,423616290092468</text:p>
          </table:table-cell>
          <table:table-cell office:value-type="float" office:value="0.312729746103287" calcext:value-type="float">
            <text:p>0,312729746103287</text:p>
          </table:table-cell>
          <table:table-cell office:value-type="float" office:value="0.507635712623596" calcext:value-type="float">
            <text:p>0,507635712623596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0.873933255672455" calcext:value-type="float">
            <text:p>0,873933255672455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64" calcext:value-type="float">
            <text:p>364</text:p>
          </table:table-cell>
          <table:table-cell/>
        </table:table-row>
        <table:table-row table:style-name="ro1">
          <table:table-cell office:value-type="float" office:value="1.57555770874023" calcext:value-type="float">
            <text:p>1,57555770874023</text:p>
          </table:table-cell>
          <table:table-cell office:value-type="float" office:value="0.43459489941597" calcext:value-type="float">
            <text:p>0,43459489941597</text:p>
          </table:table-cell>
          <table:table-cell office:value-type="float" office:value="0.306665271520615" calcext:value-type="float">
            <text:p>0,306665271520615</text:p>
          </table:table-cell>
          <table:table-cell office:value-type="float" office:value="0.517495512962341" calcext:value-type="float">
            <text:p>0,517495512962341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1.83333551883698" calcext:value-type="float">
            <text:p>1,83333551883698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65" calcext:value-type="float">
            <text:p>365</text:p>
          </table:table-cell>
          <table:table-cell/>
        </table:table-row>
        <table:table-row table:style-name="ro1">
          <table:table-cell office:value-type="float" office:value="1.56720185279846" calcext:value-type="float">
            <text:p>1,56720185279846</text:p>
          </table:table-cell>
          <table:table-cell office:value-type="float" office:value="0.431133419275284" calcext:value-type="float">
            <text:p>0,431133419275284</text:p>
          </table:table-cell>
          <table:table-cell office:value-type="float" office:value="0.295828998088837" calcext:value-type="float">
            <text:p>0,295828998088837</text:p>
          </table:table-cell>
          <table:table-cell office:value-type="float" office:value="0.486536502838135" calcext:value-type="float">
            <text:p>0,486536502838135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1.8306211233139" calcext:value-type="float">
            <text:p>1,830621123313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66" calcext:value-type="float">
            <text:p>366</text:p>
          </table:table-cell>
          <table:table-cell/>
        </table:table-row>
        <table:table-row table:style-name="ro1">
          <table:table-cell office:value-type="float" office:value="1.55818712711334" calcext:value-type="float">
            <text:p>1,55818712711334</text:p>
          </table:table-cell>
          <table:table-cell office:value-type="float" office:value="0.444088846445084" calcext:value-type="float">
            <text:p>0,444088846445084</text:p>
          </table:table-cell>
          <table:table-cell office:value-type="float" office:value="0.289716362953186" calcext:value-type="float">
            <text:p>0,289716362953186</text:p>
          </table:table-cell>
          <table:table-cell office:value-type="float" office:value="0.500832796096802" calcext:value-type="float">
            <text:p>0,500832796096802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1.820925116539" calcext:value-type="float">
            <text:p>1,82092511653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67" calcext:value-type="float">
            <text:p>367</text:p>
          </table:table-cell>
          <table:table-cell/>
        </table:table-row>
        <table:table-row table:style-name="ro1">
          <table:table-cell office:value-type="float" office:value="1.59200668334961" calcext:value-type="float">
            <text:p>1,59200668334961</text:p>
          </table:table-cell>
          <table:table-cell office:value-type="float" office:value="0.443173319101334" calcext:value-type="float">
            <text:p>0,443173319101334</text:p>
          </table:table-cell>
          <table:table-cell office:value-type="float" office:value="0.301314145326614" calcext:value-type="float">
            <text:p>0,301314145326614</text:p>
          </table:table-cell>
          <table:table-cell office:value-type="float" office:value="0.489025235176086" calcext:value-type="float">
            <text:p>0,489025235176086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1.81162464618683" calcext:value-type="float">
            <text:p>1,81162464618683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68" calcext:value-type="float">
            <text:p>368</text:p>
          </table:table-cell>
          <table:table-cell/>
        </table:table-row>
        <table:table-row table:style-name="ro1">
          <table:table-cell office:value-type="float" office:value="1.58102166652679" calcext:value-type="float">
            <text:p>1,58102166652679</text:p>
          </table:table-cell>
          <table:table-cell office:value-type="float" office:value="0.44950133562088" calcext:value-type="float">
            <text:p>0,44950133562088</text:p>
          </table:table-cell>
          <table:table-cell office:value-type="float" office:value="0.308240532875061" calcext:value-type="float">
            <text:p>0,308240532875061</text:p>
          </table:table-cell>
          <table:table-cell office:value-type="float" office:value="0.496407747268677" calcext:value-type="float">
            <text:p>0,496407747268677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1.78790044784546" calcext:value-type="float">
            <text:p>1,78790044784546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69" calcext:value-type="float">
            <text:p>369</text:p>
          </table:table-cell>
          <table:table-cell/>
        </table:table-row>
        <table:table-row table:style-name="ro1">
          <table:table-cell office:value-type="float" office:value="1.57487940788269" calcext:value-type="float">
            <text:p>1,57487940788269</text:p>
          </table:table-cell>
          <table:table-cell office:value-type="float" office:value="0.45178285241127" calcext:value-type="float">
            <text:p>0,45178285241127</text:p>
          </table:table-cell>
          <table:table-cell office:value-type="float" office:value="0.309225708246231" calcext:value-type="float">
            <text:p>0,309225708246231</text:p>
          </table:table-cell>
          <table:table-cell office:value-type="float" office:value="0.491693407297134" calcext:value-type="float">
            <text:p>0,491693407297134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1.81166243553162" calcext:value-type="float">
            <text:p>1,81166243553162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70" calcext:value-type="float">
            <text:p>370</text:p>
          </table:table-cell>
          <table:table-cell/>
        </table:table-row>
        <table:table-row table:style-name="ro1">
          <table:table-cell office:value-type="float" office:value="1.58877825737" calcext:value-type="float">
            <text:p>1,58877825737</text:p>
          </table:table-cell>
          <table:table-cell office:value-type="float" office:value="0.485985666513443" calcext:value-type="float">
            <text:p>0,485985666513443</text:p>
          </table:table-cell>
          <table:table-cell office:value-type="float" office:value="0.295067429542542" calcext:value-type="float">
            <text:p>0,295067429542542</text:p>
          </table:table-cell>
          <table:table-cell office:value-type="float" office:value="0.465552419424057" calcext:value-type="float">
            <text:p>0,465552419424057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1.78629004955292" calcext:value-type="float">
            <text:p>1,78629004955292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71" calcext:value-type="float">
            <text:p>371</text:p>
          </table:table-cell>
          <table:table-cell/>
        </table:table-row>
        <table:table-row table:style-name="ro1">
          <table:table-cell office:value-type="float" office:value="1.57511973381042" calcext:value-type="float">
            <text:p>1,57511973381042</text:p>
          </table:table-cell>
          <table:table-cell office:value-type="float" office:value="0.486095100641251" calcext:value-type="float">
            <text:p>0,486095100641251</text:p>
          </table:table-cell>
          <table:table-cell office:value-type="float" office:value="0.299040704965591" calcext:value-type="float">
            <text:p>0,299040704965591</text:p>
          </table:table-cell>
          <table:table-cell office:value-type="float" office:value="0.471198111772537" calcext:value-type="float">
            <text:p>0,471198111772537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1.77487862110138" calcext:value-type="float">
            <text:p>1,77487862110138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72" calcext:value-type="float">
            <text:p>372</text:p>
          </table:table-cell>
          <table:table-cell/>
        </table:table-row>
        <table:table-row table:style-name="ro1">
          <table:table-cell office:value-type="float" office:value="1.57027685642242" calcext:value-type="float">
            <text:p>1,57027685642242</text:p>
          </table:table-cell>
          <table:table-cell office:value-type="float" office:value="0.506607115268707" calcext:value-type="float">
            <text:p>0,506607115268707</text:p>
          </table:table-cell>
          <table:table-cell office:value-type="float" office:value="0.290979474782944" calcext:value-type="float">
            <text:p>0,290979474782944</text:p>
          </table:table-cell>
          <table:table-cell office:value-type="float" office:value="0.474332511425018" calcext:value-type="float">
            <text:p>0,474332511425018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1.77780616283417" calcext:value-type="float">
            <text:p>1,77780616283417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73" calcext:value-type="float">
            <text:p>373</text:p>
          </table:table-cell>
          <table:table-cell/>
        </table:table-row>
        <table:table-row table:style-name="ro1">
          <table:table-cell office:value-type="float" office:value="1.58618974685669" calcext:value-type="float">
            <text:p>1,58618974685669</text:p>
          </table:table-cell>
          <table:table-cell office:value-type="float" office:value="0.500895440578461" calcext:value-type="float">
            <text:p>0,500895440578461</text:p>
          </table:table-cell>
          <table:table-cell office:value-type="float" office:value="0.297278851270676" calcext:value-type="float">
            <text:p>0,297278851270676</text:p>
          </table:table-cell>
          <table:table-cell office:value-type="float" office:value="0.454375207424164" calcext:value-type="float">
            <text:p>0,454375207424164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1.76554298400879" calcext:value-type="float">
            <text:p>1,7655429840087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74" calcext:value-type="float">
            <text:p>374</text:p>
          </table:table-cell>
          <table:table-cell/>
        </table:table-row>
        <table:table-row table:style-name="ro1">
          <table:table-cell office:value-type="float" office:value="1.5718184709549" calcext:value-type="float">
            <text:p>1,5718184709549</text:p>
          </table:table-cell>
          <table:table-cell office:value-type="float" office:value="0.526762366294861" calcext:value-type="float">
            <text:p>0,526762366294861</text:p>
          </table:table-cell>
          <table:table-cell office:value-type="float" office:value="0.282736957073212" calcext:value-type="float">
            <text:p>0,282736957073212</text:p>
          </table:table-cell>
          <table:table-cell office:value-type="float" office:value="0.467969298362732" calcext:value-type="float">
            <text:p>0,467969298362732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1.78335607051849" calcext:value-type="float">
            <text:p>1,7833560705184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75" calcext:value-type="float">
            <text:p>375</text:p>
          </table:table-cell>
          <table:table-cell/>
        </table:table-row>
        <table:table-row table:style-name="ro1">
          <table:table-cell office:value-type="float" office:value="1.58914494514465" calcext:value-type="float">
            <text:p>1,58914494514465</text:p>
          </table:table-cell>
          <table:table-cell office:value-type="float" office:value="0.538946330547333" calcext:value-type="float">
            <text:p>0,538946330547333</text:p>
          </table:table-cell>
          <table:table-cell office:value-type="float" office:value="0.26678055524826" calcext:value-type="float">
            <text:p>0,26678055524826</text:p>
          </table:table-cell>
          <table:table-cell office:value-type="float" office:value="0.260414153337479" calcext:value-type="float">
            <text:p>0,260414153337479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1.77328681945801" calcext:value-type="float">
            <text:p>1,77328681945801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76" calcext:value-type="float">
            <text:p>376</text:p>
          </table:table-cell>
          <table:table-cell/>
        </table:table-row>
        <table:table-row table:style-name="ro1">
          <table:table-cell office:value-type="float" office:value="1.61548805236816" calcext:value-type="float">
            <text:p>1,61548805236816</text:p>
          </table:table-cell>
          <table:table-cell office:value-type="float" office:value="0.548869431018829" calcext:value-type="float">
            <text:p>0,548869431018829</text:p>
          </table:table-cell>
          <table:table-cell office:value-type="float" office:value="0.279053717851639" calcext:value-type="float">
            <text:p>0,279053717851639</text:p>
          </table:table-cell>
          <table:table-cell office:value-type="float" office:value="0.463426262140274" calcext:value-type="float">
            <text:p>0,463426262140274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2.35084009170532" calcext:value-type="float">
            <text:p>2,35084009170532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77" calcext:value-type="float">
            <text:p>377</text:p>
          </table:table-cell>
          <table:table-cell/>
        </table:table-row>
        <table:table-row table:style-name="ro1">
          <table:table-cell office:value-type="float" office:value="1.58774983882904" calcext:value-type="float">
            <text:p>1,58774983882904</text:p>
          </table:table-cell>
          <table:table-cell office:value-type="float" office:value="0.566631197929382" calcext:value-type="float">
            <text:p>0,566631197929382</text:p>
          </table:table-cell>
          <table:table-cell office:value-type="float" office:value="0.271303236484528" calcext:value-type="float">
            <text:p>0,271303236484528</text:p>
          </table:table-cell>
          <table:table-cell office:value-type="float" office:value="0.44221106171608" calcext:value-type="float">
            <text:p>0,44221106171608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2.33871459960937" calcext:value-type="float">
            <text:p>2,33871459960937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78" calcext:value-type="float">
            <text:p>378</text:p>
          </table:table-cell>
          <table:table-cell/>
        </table:table-row>
        <table:table-row table:style-name="ro1">
          <table:table-cell office:value-type="float" office:value="1.58673775196075" calcext:value-type="float">
            <text:p>1,58673775196075</text:p>
          </table:table-cell>
          <table:table-cell office:value-type="float" office:value="0.574115872383118" calcext:value-type="float">
            <text:p>0,574115872383118</text:p>
          </table:table-cell>
          <table:table-cell office:value-type="float" office:value="0.274323344230652" calcext:value-type="float">
            <text:p>0,274323344230652</text:p>
          </table:table-cell>
          <table:table-cell office:value-type="float" office:value="0.451405763626099" calcext:value-type="float">
            <text:p>0,451405763626099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2.35041213035583" calcext:value-type="float">
            <text:p>2,35041213035583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79" calcext:value-type="float">
            <text:p>379</text:p>
          </table:table-cell>
          <table:table-cell/>
        </table:table-row>
        <table:table-row table:style-name="ro1">
          <table:table-cell office:value-type="float" office:value="1.60215044021606" calcext:value-type="float">
            <text:p>1,60215044021606</text:p>
          </table:table-cell>
          <table:table-cell office:value-type="float" office:value="0.605615794658661" calcext:value-type="float">
            <text:p>0,605615794658661</text:p>
          </table:table-cell>
          <table:table-cell office:value-type="float" office:value="0.275702834129333" calcext:value-type="float">
            <text:p>0,275702834129333</text:p>
          </table:table-cell>
          <table:table-cell office:value-type="float" office:value="0.443956464529038" calcext:value-type="float">
            <text:p>0,443956464529038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2.33793163299561" calcext:value-type="float">
            <text:p>2,33793163299561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80" calcext:value-type="float">
            <text:p>380</text:p>
          </table:table-cell>
          <table:table-cell/>
        </table:table-row>
        <table:table-row table:style-name="ro1">
          <table:table-cell office:value-type="float" office:value="1.60681939125061" calcext:value-type="float">
            <text:p>1,60681939125061</text:p>
          </table:table-cell>
          <table:table-cell office:value-type="float" office:value="0.609663307666779" calcext:value-type="float">
            <text:p>0,609663307666779</text:p>
          </table:table-cell>
          <table:table-cell office:value-type="float" office:value="0.278849750757217" calcext:value-type="float">
            <text:p>0,278849750757217</text:p>
          </table:table-cell>
          <table:table-cell office:value-type="float" office:value="0.448694407939911" calcext:value-type="float">
            <text:p>0,448694407939911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2.32509517669678" calcext:value-type="float">
            <text:p>2,32509517669678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81" calcext:value-type="float">
            <text:p>381</text:p>
          </table:table-cell>
          <table:table-cell/>
        </table:table-row>
        <table:table-row table:style-name="ro1">
          <table:table-cell office:value-type="float" office:value="1.62096035480499" calcext:value-type="float">
            <text:p>1,62096035480499</text:p>
          </table:table-cell>
          <table:table-cell office:value-type="float" office:value="0.605656802654266" calcext:value-type="float">
            <text:p>0,605656802654266</text:p>
          </table:table-cell>
          <table:table-cell office:value-type="float" office:value="0.265298217535019" calcext:value-type="float">
            <text:p>0,265298217535019</text:p>
          </table:table-cell>
          <table:table-cell office:value-type="float" office:value="0.456114619970322" calcext:value-type="float">
            <text:p>0,456114619970322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2.33921766281128" calcext:value-type="float">
            <text:p>2,33921766281128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82" calcext:value-type="float">
            <text:p>382</text:p>
          </table:table-cell>
          <table:table-cell/>
        </table:table-row>
        <table:table-row table:style-name="ro1">
          <table:table-cell office:value-type="float" office:value="1.63804948329926" calcext:value-type="float">
            <text:p>1,63804948329926</text:p>
          </table:table-cell>
          <table:table-cell office:value-type="float" office:value="0.613327205181122" calcext:value-type="float">
            <text:p>0,613327205181122</text:p>
          </table:table-cell>
          <table:table-cell office:value-type="float" office:value="0.279213011264801" calcext:value-type="float">
            <text:p>0,279213011264801</text:p>
          </table:table-cell>
          <table:table-cell office:value-type="float" office:value="0.443884760141373" calcext:value-type="float">
            <text:p>0,443884760141373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2.31299734115601" calcext:value-type="float">
            <text:p>2,31299734115601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83" calcext:value-type="float">
            <text:p>383</text:p>
          </table:table-cell>
          <table:table-cell/>
        </table:table-row>
        <table:table-row table:style-name="ro1">
          <table:table-cell office:value-type="float" office:value="1.63129842281342" calcext:value-type="float">
            <text:p>1,63129842281342</text:p>
          </table:table-cell>
          <table:table-cell office:value-type="float" office:value="0.603942096233368" calcext:value-type="float">
            <text:p>0,603942096233368</text:p>
          </table:table-cell>
          <table:table-cell office:value-type="float" office:value="0.270792126655579" calcext:value-type="float">
            <text:p>0,270792126655579</text:p>
          </table:table-cell>
          <table:table-cell office:value-type="float" office:value="0.447949826717377" calcext:value-type="float">
            <text:p>0,447949826717377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2.33426761627197" calcext:value-type="float">
            <text:p>2,33426761627197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84" calcext:value-type="float">
            <text:p>384</text:p>
          </table:table-cell>
          <table:table-cell/>
        </table:table-row>
        <table:table-row table:style-name="ro1">
          <table:table-cell office:value-type="float" office:value="1.65304338932037" calcext:value-type="float">
            <text:p>1,65304338932037</text:p>
          </table:table-cell>
          <table:table-cell office:value-type="float" office:value="0.622345685958862" calcext:value-type="float">
            <text:p>0,622345685958862</text:p>
          </table:table-cell>
          <table:table-cell office:value-type="float" office:value="0.272797465324402" calcext:value-type="float">
            <text:p>0,272797465324402</text:p>
          </table:table-cell>
          <table:table-cell office:value-type="float" office:value="0.441358536481857" calcext:value-type="float">
            <text:p>0,441358536481857</text:p>
          </table:table-cell>
          <table:table-cell table:number-columns-repeated="2"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2.33680462837219" calcext:value-type="float">
            <text:p>2,3368046283721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85" calcext:value-type="float">
            <text:p>385</text:p>
          </table:table-cell>
          <table:table-cell/>
        </table:table-row>
        <table:table-row table:style-name="ro1">
          <table:table-cell office:value-type="float" office:value="1.65608501434326" calcext:value-type="float">
            <text:p>1,65608501434326</text:p>
          </table:table-cell>
          <table:table-cell office:value-type="float" office:value="0.610919296741486" calcext:value-type="float">
            <text:p>0,610919296741486</text:p>
          </table:table-cell>
          <table:table-cell office:value-type="float" office:value="0.266393899917603" calcext:value-type="float">
            <text:p>0,266393899917603</text:p>
          </table:table-cell>
          <table:table-cell office:value-type="float" office:value="0.428774952888489" calcext:value-type="float">
            <text:p>0,428774952888489</text:p>
          </table:table-cell>
          <table:table-cell office:value-type="float" office:value="0.467007517814636" calcext:value-type="float">
            <text:p>0,467007517814636</text:p>
          </table:table-cell>
          <table:table-cell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2.33001112937927" calcext:value-type="float">
            <text:p>2,33001112937927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86" calcext:value-type="float">
            <text:p>386</text:p>
          </table:table-cell>
          <table:table-cell/>
        </table:table-row>
        <table:table-row table:style-name="ro1">
          <table:table-cell office:value-type="float" office:value="1.64307975769043" calcext:value-type="float">
            <text:p>1,64307975769043</text:p>
          </table:table-cell>
          <table:table-cell office:value-type="float" office:value="0.606784403324127" calcext:value-type="float">
            <text:p>0,606784403324127</text:p>
          </table:table-cell>
          <table:table-cell office:value-type="float" office:value="0.266604989767075" calcext:value-type="float">
            <text:p>0,266604989767075</text:p>
          </table:table-cell>
          <table:table-cell office:value-type="float" office:value="0.438213676214218" calcext:value-type="float">
            <text:p>0,438213676214218</text:p>
          </table:table-cell>
          <table:table-cell office:value-type="float" office:value="0.459086656570435" calcext:value-type="float">
            <text:p>0,459086656570435</text:p>
          </table:table-cell>
          <table:table-cell table:style-name="Default" office:value-type="float" office:value="11.99999" calcext:value-type="float">
            <text:p>11,99999</text:p>
          </table:table-cell>
          <table:table-cell table:number-columns-repeated="2" office:value-type="float" office:value="11.99999" calcext:value-type="float">
            <text:p>11,99999</text:p>
          </table:table-cell>
          <table:table-cell office:value-type="float" office:value="2.31231379508972" calcext:value-type="float">
            <text:p>2,31231379508972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87" calcext:value-type="float">
            <text:p>387</text:p>
          </table:table-cell>
          <table:table-cell/>
        </table:table-row>
        <table:table-row table:style-name="ro1">
          <table:table-cell office:value-type="float" office:value="1.66936993598938" calcext:value-type="float">
            <text:p>1,66936993598938</text:p>
          </table:table-cell>
          <table:table-cell office:value-type="float" office:value="0.600206196308136" calcext:value-type="float">
            <text:p>0,600206196308136</text:p>
          </table:table-cell>
          <table:table-cell office:value-type="float" office:value="0.262145161628723" calcext:value-type="float">
            <text:p>0,262145161628723</text:p>
          </table:table-cell>
          <table:table-cell office:value-type="float" office:value="0.43870359659195" calcext:value-type="float">
            <text:p>0,43870359659195</text:p>
          </table:table-cell>
          <table:table-cell office:value-type="float" office:value="0.423241168260574" calcext:value-type="float">
            <text:p>0,423241168260574</text:p>
          </table:table-cell>
          <table:table-cell office:value-type="float" office:value="11.9646186828613" calcext:value-type="float">
            <text:p>11,9646186828613</text:p>
          </table:table-cell>
          <table:table-cell office:value-type="float" office:value="11.9670391082764" calcext:value-type="float">
            <text:p>11,9670391082764</text:p>
          </table:table-cell>
          <table:table-cell office:value-type="float" office:value="11.9673204421997" calcext:value-type="float">
            <text:p>11,9673204421997</text:p>
          </table:table-cell>
          <table:table-cell office:value-type="float" office:value="2.32946109771729" calcext:value-type="float">
            <text:p>2,3294610977172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88" calcext:value-type="float">
            <text:p>388</text:p>
          </table:table-cell>
          <table:table-cell/>
        </table:table-row>
        <table:table-row table:style-name="ro1">
          <table:table-cell office:value-type="float" office:value="1.70387327671051" calcext:value-type="float">
            <text:p>1,70387327671051</text:p>
          </table:table-cell>
          <table:table-cell office:value-type="float" office:value="0.607150375843048" calcext:value-type="float">
            <text:p>0,607150375843048</text:p>
          </table:table-cell>
          <table:table-cell office:value-type="float" office:value="0.258409529924393" calcext:value-type="float">
            <text:p>0,258409529924393</text:p>
          </table:table-cell>
          <table:table-cell office:value-type="float" office:value="0.430077314376831" calcext:value-type="float">
            <text:p>0,430077314376831</text:p>
          </table:table-cell>
          <table:table-cell office:value-type="float" office:value="0.433366447687149" calcext:value-type="float">
            <text:p>0,433366447687149</text:p>
          </table:table-cell>
          <table:table-cell office:value-type="float" office:value="11.9323663711548" calcext:value-type="float">
            <text:p>11,9323663711548</text:p>
          </table:table-cell>
          <table:table-cell office:value-type="float" office:value="11.9287662506104" calcext:value-type="float">
            <text:p>11,9287662506104</text:p>
          </table:table-cell>
          <table:table-cell office:value-type="float" office:value="11.9274673461914" calcext:value-type="float">
            <text:p>11,9274673461914</text:p>
          </table:table-cell>
          <table:table-cell office:value-type="float" office:value="2.34542679786682" calcext:value-type="float">
            <text:p>2,34542679786682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89" calcext:value-type="float">
            <text:p>389</text:p>
          </table:table-cell>
          <table:table-cell/>
        </table:table-row>
        <table:table-row table:style-name="ro1">
          <table:table-cell office:value-type="float" office:value="1.70520567893982" calcext:value-type="float">
            <text:p>1,70520567893982</text:p>
          </table:table-cell>
          <table:table-cell office:value-type="float" office:value="0.582513153553009" calcext:value-type="float">
            <text:p>0,582513153553009</text:p>
          </table:table-cell>
          <table:table-cell office:value-type="float" office:value="0.255371242761612" calcext:value-type="float">
            <text:p>0,255371242761612</text:p>
          </table:table-cell>
          <table:table-cell office:value-type="float" office:value="0.42839789390564" calcext:value-type="float">
            <text:p>0,42839789390564</text:p>
          </table:table-cell>
          <table:table-cell office:value-type="float" office:value="0.413955211639404" calcext:value-type="float">
            <text:p>0,413955211639404</text:p>
          </table:table-cell>
          <table:table-cell office:value-type="float" office:value="11.8945446014404" calcext:value-type="float">
            <text:p>11,8945446014404</text:p>
          </table:table-cell>
          <table:table-cell office:value-type="float" office:value="11.8959493637085" calcext:value-type="float">
            <text:p>11,8959493637085</text:p>
          </table:table-cell>
          <table:table-cell office:value-type="float" office:value="11.8869342803955" calcext:value-type="float">
            <text:p>11,8869342803955</text:p>
          </table:table-cell>
          <table:table-cell office:value-type="float" office:value="2.32822608947754" calcext:value-type="float">
            <text:p>2,32822608947754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90" calcext:value-type="float">
            <text:p>390</text:p>
          </table:table-cell>
          <table:table-cell/>
        </table:table-row>
        <table:table-row table:style-name="ro1">
          <table:table-cell office:value-type="float" office:value="1.71036005020142" calcext:value-type="float">
            <text:p>1,71036005020142</text:p>
          </table:table-cell>
          <table:table-cell office:value-type="float" office:value="0.599648892879486" calcext:value-type="float">
            <text:p>0,599648892879486</text:p>
          </table:table-cell>
          <table:table-cell office:value-type="float" office:value="0.274365305900574" calcext:value-type="float">
            <text:p>0,274365305900574</text:p>
          </table:table-cell>
          <table:table-cell office:value-type="float" office:value="0.428684502840042" calcext:value-type="float">
            <text:p>0,428684502840042</text:p>
          </table:table-cell>
          <table:table-cell office:value-type="float" office:value="0.391071051359177" calcext:value-type="float">
            <text:p>0,391071051359177</text:p>
          </table:table-cell>
          <table:table-cell office:value-type="float" office:value="11.8639764785767" calcext:value-type="float">
            <text:p>11,8639764785767</text:p>
          </table:table-cell>
          <table:table-cell office:value-type="float" office:value="11.8474493026733" calcext:value-type="float">
            <text:p>11,8474493026733</text:p>
          </table:table-cell>
          <table:table-cell office:value-type="float" office:value="11.8665199279785" calcext:value-type="float">
            <text:p>11,8665199279785</text:p>
          </table:table-cell>
          <table:table-cell office:value-type="float" office:value="2.33063912391663" calcext:value-type="float">
            <text:p>2,33063912391663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91" calcext:value-type="float">
            <text:p>391</text:p>
          </table:table-cell>
          <table:table-cell/>
        </table:table-row>
        <table:table-row table:style-name="ro1">
          <table:table-cell office:value-type="float" office:value="1.69998776912689" calcext:value-type="float">
            <text:p>1,69998776912689</text:p>
          </table:table-cell>
          <table:table-cell office:value-type="float" office:value="0.587698578834534" calcext:value-type="float">
            <text:p>0,587698578834534</text:p>
          </table:table-cell>
          <table:table-cell office:value-type="float" office:value="0.270475149154663" calcext:value-type="float">
            <text:p>0,270475149154663</text:p>
          </table:table-cell>
          <table:table-cell office:value-type="float" office:value="0.438478976488113" calcext:value-type="float">
            <text:p>0,438478976488113</text:p>
          </table:table-cell>
          <table:table-cell office:value-type="float" office:value="0.409762173891068" calcext:value-type="float">
            <text:p>0,409762173891068</text:p>
          </table:table-cell>
          <table:table-cell office:value-type="float" office:value="11.8633756637573" calcext:value-type="float">
            <text:p>11,8633756637573</text:p>
          </table:table-cell>
          <table:table-cell office:value-type="float" office:value="11.8493413925171" calcext:value-type="float">
            <text:p>11,8493413925171</text:p>
          </table:table-cell>
          <table:table-cell office:value-type="float" office:value="11.8470182418823" calcext:value-type="float">
            <text:p>11,8470182418823</text:p>
          </table:table-cell>
          <table:table-cell office:value-type="float" office:value="2.34055995941162" calcext:value-type="float">
            <text:p>2,34055995941162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92" calcext:value-type="float">
            <text:p>392</text:p>
          </table:table-cell>
          <table:table-cell/>
        </table:table-row>
        <table:table-row table:style-name="ro1">
          <table:table-cell office:value-type="float" office:value="1.72898483276367" calcext:value-type="float">
            <text:p>1,72898483276367</text:p>
          </table:table-cell>
          <table:table-cell office:value-type="float" office:value="0.584221422672272" calcext:value-type="float">
            <text:p>0,584221422672272</text:p>
          </table:table-cell>
          <table:table-cell office:value-type="float" office:value="0.26259508728981" calcext:value-type="float">
            <text:p>0,26259508728981</text:p>
          </table:table-cell>
          <table:table-cell office:value-type="float" office:value="0.434927016496658" calcext:value-type="float">
            <text:p>0,434927016496658</text:p>
          </table:table-cell>
          <table:table-cell office:value-type="float" office:value="0.402048200368881" calcext:value-type="float">
            <text:p>0,402048200368881</text:p>
          </table:table-cell>
          <table:table-cell office:value-type="float" office:value="11.8065547943115" calcext:value-type="float">
            <text:p>11,8065547943115</text:p>
          </table:table-cell>
          <table:table-cell office:value-type="float" office:value="11.8329830169678" calcext:value-type="float">
            <text:p>11,8329830169678</text:p>
          </table:table-cell>
          <table:table-cell office:value-type="float" office:value="11.8278312683105" calcext:value-type="float">
            <text:p>11,8278312683105</text:p>
          </table:table-cell>
          <table:table-cell office:value-type="float" office:value="2.3485951423645" calcext:value-type="float">
            <text:p>2,3485951423645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93" calcext:value-type="float">
            <text:p>393</text:p>
          </table:table-cell>
          <table:table-cell/>
        </table:table-row>
        <table:table-row table:style-name="ro1">
          <table:table-cell office:value-type="float" office:value="1.73209357261658" calcext:value-type="float">
            <text:p>1,73209357261658</text:p>
          </table:table-cell>
          <table:table-cell office:value-type="float" office:value="0.564433693885803" calcext:value-type="float">
            <text:p>0,564433693885803</text:p>
          </table:table-cell>
          <table:table-cell office:value-type="float" office:value="0.261196285486221" calcext:value-type="float">
            <text:p>0,261196285486221</text:p>
          </table:table-cell>
          <table:table-cell office:value-type="float" office:value="0.420232355594635" calcext:value-type="float">
            <text:p>0,420232355594635</text:p>
          </table:table-cell>
          <table:table-cell office:value-type="float" office:value="0.396534293889999" calcext:value-type="float">
            <text:p>0,396534293889999</text:p>
          </table:table-cell>
          <table:table-cell office:value-type="float" office:value="11.7916507720947" calcext:value-type="float">
            <text:p>11,7916507720947</text:p>
          </table:table-cell>
          <table:table-cell office:value-type="float" office:value="11.7985324859619" calcext:value-type="float">
            <text:p>11,7985324859619</text:p>
          </table:table-cell>
          <table:table-cell office:value-type="float" office:value="11.8053874969482" calcext:value-type="float">
            <text:p>11,8053874969482</text:p>
          </table:table-cell>
          <table:table-cell office:value-type="float" office:value="2.36957216262817" calcext:value-type="float">
            <text:p>2,36957216262817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94" calcext:value-type="float">
            <text:p>394</text:p>
          </table:table-cell>
          <table:table-cell/>
        </table:table-row>
        <table:table-row table:style-name="ro1">
          <table:table-cell office:value-type="float" office:value="1.74791836738586" calcext:value-type="float">
            <text:p>1,74791836738586</text:p>
          </table:table-cell>
          <table:table-cell office:value-type="float" office:value="0.58582216501236" calcext:value-type="float">
            <text:p>0,58582216501236</text:p>
          </table:table-cell>
          <table:table-cell office:value-type="float" office:value="0.270065695047379" calcext:value-type="float">
            <text:p>0,270065695047379</text:p>
          </table:table-cell>
          <table:table-cell office:value-type="float" office:value="0.42604723572731" calcext:value-type="float">
            <text:p>0,42604723572731</text:p>
          </table:table-cell>
          <table:table-cell office:value-type="float" office:value="0.406138271093369" calcext:value-type="float">
            <text:p>0,406138271093369</text:p>
          </table:table-cell>
          <table:table-cell office:value-type="float" office:value="11.8080968856812" calcext:value-type="float">
            <text:p>11,8080968856812</text:p>
          </table:table-cell>
          <table:table-cell office:value-type="float" office:value="11.7871379852295" calcext:value-type="float">
            <text:p>11,7871379852295</text:p>
          </table:table-cell>
          <table:table-cell office:value-type="float" office:value="11.7887411117554" calcext:value-type="float">
            <text:p>11,7887411117554</text:p>
          </table:table-cell>
          <table:table-cell office:value-type="float" office:value="2.35790610313416" calcext:value-type="float">
            <text:p>2,35790610313416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95" calcext:value-type="float">
            <text:p>395</text:p>
          </table:table-cell>
          <table:table-cell/>
        </table:table-row>
        <table:table-row table:style-name="ro1">
          <table:table-cell office:value-type="float" office:value="1.76553404331207" calcext:value-type="float">
            <text:p>1,76553404331207</text:p>
          </table:table-cell>
          <table:table-cell office:value-type="float" office:value="0.578154861927033" calcext:value-type="float">
            <text:p>0,578154861927033</text:p>
          </table:table-cell>
          <table:table-cell office:value-type="float" office:value="0.282035350799561" calcext:value-type="float">
            <text:p>0,282035350799561</text:p>
          </table:table-cell>
          <table:table-cell office:value-type="float" office:value="0.421078085899353" calcext:value-type="float">
            <text:p>0,421078085899353</text:p>
          </table:table-cell>
          <table:table-cell office:value-type="float" office:value="0.398774206638336" calcext:value-type="float">
            <text:p>0,398774206638336</text:p>
          </table:table-cell>
          <table:table-cell office:value-type="float" office:value="11.7790861129761" calcext:value-type="float">
            <text:p>11,7790861129761</text:p>
          </table:table-cell>
          <table:table-cell office:value-type="float" office:value="11.7741317749023" calcext:value-type="float">
            <text:p>11,7741317749023</text:p>
          </table:table-cell>
          <table:table-cell office:value-type="float" office:value="11.7842597961426" calcext:value-type="float">
            <text:p>11,7842597961426</text:p>
          </table:table-cell>
          <table:table-cell office:value-type="float" office:value="2.39013648033142" calcext:value-type="float">
            <text:p>2,39013648033142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96" calcext:value-type="float">
            <text:p>396</text:p>
          </table:table-cell>
          <table:table-cell/>
        </table:table-row>
        <table:table-row table:style-name="ro1">
          <table:table-cell office:value-type="float" office:value="1.7670818567276" calcext:value-type="float">
            <text:p>1,7670818567276</text:p>
          </table:table-cell>
          <table:table-cell office:value-type="float" office:value="0.566948175430298" calcext:value-type="float">
            <text:p>0,566948175430298</text:p>
          </table:table-cell>
          <table:table-cell office:value-type="float" office:value="0.269538253545761" calcext:value-type="float">
            <text:p>0,269538253545761</text:p>
          </table:table-cell>
          <table:table-cell office:value-type="float" office:value="0.443721950054169" calcext:value-type="float">
            <text:p>0,443721950054169</text:p>
          </table:table-cell>
          <table:table-cell office:value-type="float" office:value="0.393532991409302" calcext:value-type="float">
            <text:p>0,393532991409302</text:p>
          </table:table-cell>
          <table:table-cell office:value-type="float" office:value="11.7527942657471" calcext:value-type="float">
            <text:p>11,7527942657471</text:p>
          </table:table-cell>
          <table:table-cell office:value-type="float" office:value="11.7571258544922" calcext:value-type="float">
            <text:p>11,7571258544922</text:p>
          </table:table-cell>
          <table:table-cell office:value-type="float" office:value="11.7773132324219" calcext:value-type="float">
            <text:p>11,7773132324219</text:p>
          </table:table-cell>
          <table:table-cell office:value-type="float" office:value="1.72779703140259" calcext:value-type="float">
            <text:p>1,7277970314025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97" calcext:value-type="float">
            <text:p>397</text:p>
          </table:table-cell>
          <table:table-cell/>
        </table:table-row>
        <table:table-row table:style-name="ro1">
          <table:table-cell office:value-type="float" office:value="1.7844899892807" calcext:value-type="float">
            <text:p>1,7844899892807</text:p>
          </table:table-cell>
          <table:table-cell office:value-type="float" office:value="0.578762888908386" calcext:value-type="float">
            <text:p>0,578762888908386</text:p>
          </table:table-cell>
          <table:table-cell office:value-type="float" office:value="0.267225503921509" calcext:value-type="float">
            <text:p>0,267225503921509</text:p>
          </table:table-cell>
          <table:table-cell office:value-type="float" office:value="0.429894775152206" calcext:value-type="float">
            <text:p>0,429894775152206</text:p>
          </table:table-cell>
          <table:table-cell office:value-type="float" office:value="0.389698922634125" calcext:value-type="float">
            <text:p>0,389698922634125</text:p>
          </table:table-cell>
          <table:table-cell office:value-type="float" office:value="11.7448253631592" calcext:value-type="float">
            <text:p>11,7448253631592</text:p>
          </table:table-cell>
          <table:table-cell office:value-type="float" office:value="11.7746887207031" calcext:value-type="float">
            <text:p>11,7746887207031</text:p>
          </table:table-cell>
          <table:table-cell office:value-type="float" office:value="11.7608079910278" calcext:value-type="float">
            <text:p>11,7608079910278</text:p>
          </table:table-cell>
          <table:table-cell office:value-type="float" office:value="1.71849572658539" calcext:value-type="float">
            <text:p>1,71849572658539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98" calcext:value-type="float">
            <text:p>398</text:p>
          </table:table-cell>
          <table:table-cell/>
        </table:table-row>
        <table:table-row table:style-name="ro1">
          <table:table-cell office:value-type="float" office:value="1.82342982292175" calcext:value-type="float">
            <text:p>1,82342982292175</text:p>
          </table:table-cell>
          <table:table-cell office:value-type="float" office:value="0.563071250915527" calcext:value-type="float">
            <text:p>0,563071250915527</text:p>
          </table:table-cell>
          <table:table-cell office:value-type="float" office:value="0.252697497606277" calcext:value-type="float">
            <text:p>0,252697497606277</text:p>
          </table:table-cell>
          <table:table-cell office:value-type="float" office:value="0.435876697301865" calcext:value-type="float">
            <text:p>0,435876697301865</text:p>
          </table:table-cell>
          <table:table-cell office:value-type="float" office:value="0.401486754417419" calcext:value-type="float">
            <text:p>0,401486754417419</text:p>
          </table:table-cell>
          <table:table-cell office:value-type="float" office:value="11.7618932723999" calcext:value-type="float">
            <text:p>11,7618932723999</text:p>
          </table:table-cell>
          <table:table-cell office:value-type="float" office:value="11.7643671035767" calcext:value-type="float">
            <text:p>11,7643671035767</text:p>
          </table:table-cell>
          <table:table-cell office:value-type="float" office:value="11.7603797912598" calcext:value-type="float">
            <text:p>11,7603797912598</text:p>
          </table:table-cell>
          <table:table-cell office:value-type="float" office:value="1.75091218948364" calcext:value-type="float">
            <text:p>1,75091218948364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table:style-name="ce2" office:value-type="float" office:value="399" calcext:value-type="float">
            <text:p>399</text:p>
          </table:table-cell>
          <table:table-cell/>
        </table:table-row>
        <table:table-row table:style-name="ro1">
          <table:table-cell office:value-type="float" office:value="0.249199032783508" calcext:value-type="float">
            <text:p>0,249199032783508</text:p>
          </table:table-cell>
          <table:table-cell office:value-type="float" office:value="0.568998515605927" calcext:value-type="float">
            <text:p>0,568998515605927</text:p>
          </table:table-cell>
          <table:table-cell office:value-type="float" office:value="0.274921208620071" calcext:value-type="float">
            <text:p>0,274921208620071</text:p>
          </table:table-cell>
          <table:table-cell office:value-type="float" office:value="0.441387712955475" calcext:value-type="float">
            <text:p>0,441387712955475</text:p>
          </table:table-cell>
          <table:table-cell office:value-type="float" office:value="0.397867053747177" calcext:value-type="float">
            <text:p>0,397867053747177</text:p>
          </table:table-cell>
          <table:table-cell office:value-type="float" office:value="11.7531671524048" calcext:value-type="float">
            <text:p>11,7531671524048</text:p>
          </table:table-cell>
          <table:table-cell office:value-type="float" office:value="11.7473373413086" calcext:value-type="float">
            <text:p>11,7473373413086</text:p>
          </table:table-cell>
          <table:table-cell office:value-type="float" office:value="11.7585802078247" calcext:value-type="float">
            <text:p>11,7585802078247</text:p>
          </table:table-cell>
          <table:table-cell office:value-type="float" office:value="1.74044489860535" calcext:value-type="float">
            <text:p>1,74044489860535</text:p>
          </table:table-cell>
          <table:table-cell table:number-columns-repeated="14"/>
          <table:table-cell table:style-name="ce2" office:value-type="float" office:value="400" calcext:value-type="float">
            <text:p>400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18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18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18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18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18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18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18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18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18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18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18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18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18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18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18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18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18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18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18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18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18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18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18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18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18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18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18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18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18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18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18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18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18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18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18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18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18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18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18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18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18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18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18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18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18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18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18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18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18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18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18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18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18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18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18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18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18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18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18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18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18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18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18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18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18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18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18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18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18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18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18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18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18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18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18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18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18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18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18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18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18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18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18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18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18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18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18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18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18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18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18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18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18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18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18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18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18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18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18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18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18"/>
        </table:table-row>
        <table:table-row table:style-name="ro1" table:number-rows-repeated="1048074">
          <table:table-cell table:number-columns-repeated="25"/>
        </table:table-row>
        <table:table-row table:style-name="ro1">
          <table:table-cell table:number-columns-repeated="2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0">00/00/0000</text:date>, <text:time style:data-style-name="N2" text:time-value="16:52:44.804154862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8T09:54:11.883969217</meta:creation-date>
    <dc:date>2020-09-20T16:59:41.324470230</dc:date>
    <meta:editing-duration>PT42M58S</meta:editing-duration>
    <meta:editing-cycles>4</meta:editing-cycles>
    <meta:generator>LibreOffice/6.0.7.3$Linux_X86_64 LibreOffice_project/00m0$Build-3</meta:generator>
    <meta:document-statistic meta:table-count="1" meta:cell-count="4501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1.481cm" svg:height="17.054cm" xlink:href=".." xlink:type="simple" chart:class="chart:line" chart:style-name="ch1">
        <chart:plot-area chart:style-name="ch2" table:cell-range-address="Foglio1.A1:Foglio1.A400" svg:x="0.629cm" svg:y="0.341cm" svg:width="30.223cm" svg:height="16.372cm">
          <chartooo:coordinate-region svg:x="1.356cm" svg:y="0.462cm" svg:width="29.496cm" svg:height="15.249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Foglio1.A1:Foglio1.A400" chart:class="chart:line">
            <chart:data-point chart:repeated="4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14527979493141">
                <text:p>0.214527979493141</text:p>
                <draw:g>
                  <svg:desc>Foglio1.A1:Foglio1.A4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24054133892059">
                <text:p>1.240541338920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20566534996033">
                <text:p>1.205665349960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1901068687439">
                <text:p>1.19010686874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20196986198425">
                <text:p>1.201969861984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18353652954102">
                <text:p>1.183536529541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19581520557404">
                <text:p>1.195815205574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1967146396637">
                <text:p>1.19671463966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20914900302887">
                <text:p>1.209149003028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2401921749115">
                <text:p>1.24019217491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25553667545319">
                <text:p>1.255536675453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65159928798676">
                <text:p>1.651599287986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60684096813202">
                <text:p>1.606840968132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57714140415192">
                <text:p>1.5771414041519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55415618419647">
                <text:p>1.5541561841964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3166663646698">
                <text:p>1.5316666364669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54330766201019">
                <text:p>1.5433076620101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47847735881805">
                <text:p>1.478477358818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47425496578217">
                <text:p>1.474254965782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46438646316528">
                <text:p>1.4643864631652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43093430995941">
                <text:p>1.4309343099594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40412449836731">
                <text:p>1.4041244983673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39787614345551">
                <text:p>1.3978761434555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36077845096588">
                <text:p>1.3607784509658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35267198085785">
                <text:p>1.3526719808578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32957816123962">
                <text:p>1.3295781612396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3171591758728">
                <text:p>1.317159175872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28814339637756">
                <text:p>1.2881433963775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30248880386353">
                <text:p>1.3024888038635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27867650985718">
                <text:p>1.2786765098571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28233850002289">
                <text:p>1.2823385000228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24681460857391">
                <text:p>1.2468146085739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22230052947998">
                <text:p>1.2223005294799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21991062164307">
                <text:p>1.2199106216430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22234427928925">
                <text:p>1.222344279289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20778667926788">
                <text:p>1.2077866792678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19632923603058">
                <text:p>1.1963292360305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17792546749115">
                <text:p>1.1779254674911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1652809381485">
                <text:p>1.165280938148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17446851730347">
                <text:p>1.1744685173034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18517363071442">
                <text:p>1.1851736307144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74152189493179">
                <text:p>0.27415218949317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298786610364914">
                <text:p>0.29878661036491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298029541969299">
                <text:p>0.29802954196929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14537858963013">
                <text:p>1.1453785896301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13298666477203">
                <text:p>1.1329866647720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1549985408783">
                <text:p>1.154998540878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10225355625153">
                <text:p>1.1022535562515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1354752779007">
                <text:p>1.135475277900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09243762493134">
                <text:p>1.0924376249313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10393834114075">
                <text:p>1.1039383411407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8729267120361">
                <text:p>1.0872926712036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8824527263641">
                <text:p>1.0882452726364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9807026386261">
                <text:p>1.0980702638626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977931022644">
                <text:p>1.097793102264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09292221069336">
                <text:p>1.0929222106933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07628059387207">
                <text:p>1.0762805938720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958192408084869">
                <text:p>0.95819240808486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938451409339905">
                <text:p>0.93845140933990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08679819107056">
                <text:p>1.0867981910705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4478471279144">
                <text:p>1.2447847127914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49607408046722">
                <text:p>1.4960740804672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59473478794098">
                <text:p>1.5947347879409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60468208789825">
                <text:p>1.604682087898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61291015148163">
                <text:p>1.6129101514816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60333847999573">
                <text:p>1.6033384799957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6058429479599">
                <text:p>1.605842947959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59578466415405">
                <text:p>1.5957846641540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62518763542175">
                <text:p>1.6251876354217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59490370750427">
                <text:p>1.5949037075042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59773242473602">
                <text:p>1.5977324247360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61548638343811">
                <text:p>1.6154863834381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61816430091858">
                <text:p>1.6181643009185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62456142902374">
                <text:p>1.6245614290237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63087129592896">
                <text:p>1.6308712959289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63920104503632">
                <text:p>1.6392010450363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6293853521347">
                <text:p>1.629385352134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63284265995026">
                <text:p>1.6328426599502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62834048271179">
                <text:p>1.6283404827117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63980615139008">
                <text:p>1.6398061513900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3882052898407">
                <text:p>1.6388205289840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4502739906311">
                <text:p>1.6450273990631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520277261734">
                <text:p>1.652027726173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140305995941">
                <text:p>1.6614030599594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7017948627472">
                <text:p>1.6701794862747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67696511745453">
                <text:p>1.6769651174545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69957423210144">
                <text:p>1.6995742321014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69284081459045">
                <text:p>1.6928408145904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1119666099548">
                <text:p>1.7111966609954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2375094890594">
                <text:p>1.7237509489059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72279846668243">
                <text:p>1.7227984666824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74962723255157">
                <text:p>1.7496272325515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75074863433838">
                <text:p>1.7507486343383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75447559356689">
                <text:p>1.7544755935668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7850638628006">
                <text:p>1.785063862800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78641784191132">
                <text:p>1.7864178419113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8222541809082">
                <text:p>1.822254180908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8179030418396">
                <text:p>1.817903041839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83236050605774">
                <text:p>1.8323605060577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84674513339996">
                <text:p>1.8467451333999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80546319484711">
                <text:p>1.8054631948471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76391756534576">
                <text:p>1.7639175653457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71485137939453">
                <text:p>1.7148513793945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67406702041626">
                <text:p>1.6740670204162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62991738319397">
                <text:p>1.6299173831939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59758877754211">
                <text:p>1.5975887775421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564861536026">
                <text:p>1.56486153602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52450263500214">
                <text:p>1.5245026350021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51805138587952">
                <text:p>1.5180513858795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4772629737854">
                <text:p>1.477262973785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183575615286827">
                <text:p>0.18357561528682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168843269348145">
                <text:p>0.16884326934814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178782194852829">
                <text:p>0.17878219485282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179501861333847">
                <text:p>0.17950186133384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18767474591732">
                <text:p>0.1876747459173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32953631877899">
                <text:p>1.3295363187789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29348862171173">
                <text:p>1.2934886217117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3064923286438">
                <text:p>1.306492328643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26496374607086">
                <text:p>1.2649637460708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23523962497711">
                <text:p>1.2352396249771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20413196086884">
                <text:p>1.2041319608688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20234870910645">
                <text:p>1.2023487091064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19242942333221">
                <text:p>1.1924294233322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20522606372833">
                <text:p>1.2052260637283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17891681194305">
                <text:p>1.1789168119430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14891254901886">
                <text:p>1.1489125490188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15167939662933">
                <text:p>1.1516793966293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12757682800293">
                <text:p>1.1275768280029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12284541130066">
                <text:p>1.1228454113006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08977377414703">
                <text:p>1.0897737741470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09048187732697">
                <text:p>1.0904818773269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08175659179688">
                <text:p>1.0817565917968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06342136859894">
                <text:p>1.0634213685989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0529717206955">
                <text:p>1.052971720695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0385810136795">
                <text:p>1.038581013679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03613805770874">
                <text:p>1.0361380577087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0279974937439">
                <text:p>1.027997493743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03461647033691">
                <text:p>1.0346164703369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01184439659119">
                <text:p>1.0118443965911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01597237586975">
                <text:p>1.0159723758697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0011579990387">
                <text:p>1.001157999038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9977086186409">
                <text:p>0.997708618640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992470622062683">
                <text:p>0.99247062206268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983101308345795">
                <text:p>0.98310130834579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980059266090393">
                <text:p>0.98005926609039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975050508975983">
                <text:p>0.97505050897598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965661346912384">
                <text:p>0.96566134691238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953634440898895">
                <text:p>0.95363444089889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943163692951202">
                <text:p>0.94316369295120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956807672977448">
                <text:p>0.95680767297744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947638511657715">
                <text:p>0.94763851165771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941950500011444">
                <text:p>0.94195050001144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934763550758362">
                <text:p>0.93476355075836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949665129184723">
                <text:p>0.94966512918472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941838920116425">
                <text:p>0.94183892011642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938593626022339">
                <text:p>0.93859362602233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942333877086639">
                <text:p>0.94233387708663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9206383228302">
                <text:p>0.920638322830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936840295791626">
                <text:p>0.93684029579162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929582118988037">
                <text:p>0.92958211898803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91508287191391">
                <text:p>0.9150828719139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921851933002472">
                <text:p>0.92185193300247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931147933006287">
                <text:p>0.93114793300628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924587905406952">
                <text:p>0.92458790540695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912464678287506">
                <text:p>0.91246467828750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933789372444153">
                <text:p>0.93378937244415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927547991275787">
                <text:p>0.92754799127578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901444554328918">
                <text:p>0.90144455432891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911975562572479">
                <text:p>0.91197556257247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919389486312866">
                <text:p>0.91938948631286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91778427362442">
                <text:p>0.9177842736244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930000901222229">
                <text:p>0.93000090122222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922428667545319">
                <text:p>0.92242866754531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922162413597107">
                <text:p>0.92216241359710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931280970573425">
                <text:p>0.93128097057342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933918416500092">
                <text:p>0.93391841650009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938672780990601">
                <text:p>0.93867278099060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934832990169525">
                <text:p>0.93483299016952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946868896484375">
                <text:p>0.94686889648437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936921119689941">
                <text:p>0.93692111968994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961512744426727">
                <text:p>0.96151274442672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965142488479614">
                <text:p>0.96514248847961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969523370265961">
                <text:p>0.96952337026596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963684260845184">
                <text:p>0.96368426084518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978500664234161">
                <text:p>0.97850066423416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9679936170578">
                <text:p>0.967993617057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968976259231567">
                <text:p>0.96897625923156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968944609165192">
                <text:p>0.96894460916519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00051331520081">
                <text:p>1.0005133152008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00842654705048">
                <text:p>1.0084265470504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990274667739868">
                <text:p>0.99027466773986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997038006782532">
                <text:p>0.99703800678253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992218434810638">
                <text:p>0.99221843481063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00146496295929">
                <text:p>1.0014649629592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03275465965271">
                <text:p>1.0327546596527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02058875560761">
                <text:p>1.0205887556076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03830337524414">
                <text:p>1.0383033752441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04277884960175">
                <text:p>1.0427788496017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05845546722412">
                <text:p>1.0584554672241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.05593991279602">
                <text:p>1.0559399127960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.07655346393585">
                <text:p>1.0765534639358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.09743928909302">
                <text:p>1.0974392890930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.09542977809906">
                <text:p>1.0954297780990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.09876668453217">
                <text:p>1.0987666845321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.10718858242035">
                <text:p>1.1071885824203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.15574765205383">
                <text:p>1.1557476520538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.13640916347504">
                <text:p>1.1364091634750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.15283131599426">
                <text:p>1.1528313159942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.1668803691864">
                <text:p>1.166880369186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.18371593952179">
                <text:p>1.1837159395217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.20496392250061">
                <text:p>1.2049639225006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.21425092220306">
                <text:p>1.2142509222030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.23325383663178">
                <text:p>1.2332538366317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.26060092449188">
                <text:p>1.2606009244918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.28083109855652">
                <text:p>1.2808310985565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.30318474769592">
                <text:p>1.3031847476959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.30022287368774">
                <text:p>1.3002228736877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.32225906848907">
                <text:p>1.3222590684890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.36316955089569">
                <text:p>1.3631695508956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.39298462867737">
                <text:p>1.3929846286773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.40288472175598">
                <text:p>1.4028847217559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.4356963634491">
                <text:p>1.435696363449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.43948233127594">
                <text:p>1.4394823312759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.49680948257446">
                <text:p>1.4968094825744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.51735877990723">
                <text:p>1.5173587799072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.55614149570465">
                <text:p>1.5561414957046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209373727440834">
                <text:p>0.20937372744083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197191670536995">
                <text:p>0.19719167053699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188808634877205">
                <text:p>0.18880863487720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18081533908844">
                <text:p>0.1808153390884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17662325501442">
                <text:p>0.1766232550144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181687161326408">
                <text:p>0.18168716132640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171976014971733">
                <text:p>0.17197601497173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156998082995415">
                <text:p>0.15699808299541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166130721569061">
                <text:p>0.16613072156906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152142584323883">
                <text:p>0.15214258432388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155207931995392">
                <text:p>0.15520793199539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1679917126894">
                <text:p>0.167991712689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15780907869339">
                <text:p>0.1578090786933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151604756712913">
                <text:p>0.15160475671291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150000005960464">
                <text:p>0.15000000596046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156165316700935">
                <text:p>0.15616531670093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317895919084549">
                <text:p>0.31789591908454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335405915975571">
                <text:p>0.33540591597557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342675238847733">
                <text:p>0.34267523884773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339167535305023">
                <text:p>0.33916753530502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36235311627388">
                <text:p>0.3623531162738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337853312492371">
                <text:p>0.33785331249237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347996354103088">
                <text:p>0.34799635410308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350534111261368">
                <text:p>0.35053411126136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339526057243347">
                <text:p>0.33952605724334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34024304151535">
                <text:p>0.3402430415153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350316494703293">
                <text:p>0.35031649470329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343687802553177">
                <text:p>0.34368780255317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344579607248306">
                <text:p>0.34457960724830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355766624212265">
                <text:p>0.35576662421226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344542145729065">
                <text:p>0.34454214572906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332879602909088">
                <text:p>0.33287960290908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336177051067352">
                <text:p>0.33617705106735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354488551616669">
                <text:p>0.35448855161666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351271599531174">
                <text:p>0.35127159953117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323896110057831">
                <text:p>0.32389611005783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346928596496582">
                <text:p>0.34692859649658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162396430969238">
                <text:p>0.16239643096923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150000005960464">
                <text:p>0.15000000596046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150885224342346">
                <text:p>0.15088522434234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150000005960464">
                <text:p>0.15000000596046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172305256128311">
                <text:p>0.17230525612831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161924764513969">
                <text:p>0.16192476451396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163242250680923">
                <text:p>0.16324225068092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172082707285881">
                <text:p>0.17208270728588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165073171257973">
                <text:p>0.16507317125797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162947714328766">
                <text:p>0.16294771432876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158428341150284">
                <text:p>0.15842834115028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169514581561089">
                <text:p>0.16951458156108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189881727099419">
                <text:p>0.18988172709941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196666359901428">
                <text:p>0.19666635990142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195385634899139">
                <text:p>0.19538563489913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186976373195648">
                <text:p>0.18697637319564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.62302982807159">
                <text:p>1.6230298280715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.59235453605652">
                <text:p>1.5923545360565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.62260031700134">
                <text:p>1.6226003170013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.63152897357941">
                <text:p>1.6315289735794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.64305210113525">
                <text:p>1.6430521011352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.65615510940552">
                <text:p>1.6561551094055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194551691412926">
                <text:p>0.19455169141292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1789980083704">
                <text:p>0.178998008370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159621492028236">
                <text:p>0.15962149202823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166141718626022">
                <text:p>0.16614171862602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178804725408554">
                <text:p>0.17880472540855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.71745324134827">
                <text:p>1.7174532413482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.71437251567841">
                <text:p>1.7143725156784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.72615945339203">
                <text:p>1.7261594533920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.72396898269653">
                <text:p>1.7239689826965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.74018919467926">
                <text:p>1.7401891946792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.77836656570435">
                <text:p>1.7783665657043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.77078783512115">
                <text:p>1.7707878351211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.45548009872437">
                <text:p>2.4554800987243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.47035527229309">
                <text:p>2.4703552722930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.51121997833252">
                <text:p>2.5112199783325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.53177499771118">
                <text:p>2.5317749977111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.54875993728638">
                <text:p>2.5487599372863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.57197427749634">
                <text:p>2.5719742774963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.57605004310608">
                <text:p>2.5760500431060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.61664509773254">
                <text:p>2.6166450977325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.6550612449646">
                <text:p>2.655061244964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.69008421897888">
                <text:p>2.6900842189788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.40766644477844">
                <text:p>3.4076664447784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.44718027114868">
                <text:p>3.4471802711486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.01210701465607">
                <text:p>1.0121070146560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991651773452759">
                <text:p>0.99165177345275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991249024868012">
                <text:p>0.99124902486801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968993544578552">
                <text:p>0.96899354457855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966570854187012">
                <text:p>0.96657085418701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974591612815857">
                <text:p>0.97459161281585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95932137966156">
                <text:p>0.9593213796615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938722670078278">
                <text:p>0.93872267007827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965338051319122">
                <text:p>0.96533805131912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955316245555878">
                <text:p>0.95531624555587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984824180603027">
                <text:p>0.98482418060302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997365593910217">
                <text:p>0.99736559391021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.06089377403259">
                <text:p>2.0608937740325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.02296757698059">
                <text:p>2.0229675769805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.99391782283783">
                <text:p>1.9939178228378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.97282493114471">
                <text:p>1.9728249311447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.95503294467926">
                <text:p>1.9550329446792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.92546653747559">
                <text:p>1.9254665374755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.89924275875092">
                <text:p>1.8992427587509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.91168820858002">
                <text:p>1.9116882085800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.88196265697479">
                <text:p>1.8819626569747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.8477885723114">
                <text:p>1.847788572311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.83943867683411">
                <text:p>1.8394386768341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.82291257381439">
                <text:p>1.8229125738143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.7913738489151">
                <text:p>1.791373848915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.79816937446594">
                <text:p>1.7981693744659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.78109049797058">
                <text:p>1.7810904979705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.75532793998718">
                <text:p>1.7553279399871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.74547004699707">
                <text:p>1.7454700469970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.74666285514832">
                <text:p>1.7466628551483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.73521935939789">
                <text:p>1.7352193593978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.70238959789276">
                <text:p>1.7023895978927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.70450210571289">
                <text:p>1.7045021057128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.69256913661957">
                <text:p>1.6925691366195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.6821870803833">
                <text:p>1.682187080383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.64420020580292">
                <text:p>1.6442002058029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.65405976772308">
                <text:p>1.6540597677230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.65060186386108">
                <text:p>1.6506018638610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.63456451892853">
                <text:p>1.6345645189285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.65490424633026">
                <text:p>1.6549042463302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.63562059402466">
                <text:p>1.6356205940246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.60342693328857">
                <text:p>1.6034269332885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.60614466667175">
                <text:p>1.6061446666717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.60088324546814">
                <text:p>1.6008832454681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.60373616218567">
                <text:p>1.6037361621856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.57966947555542">
                <text:p>1.5796694755554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.59968090057373">
                <text:p>1.5996809005737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298908025026321">
                <text:p>0.29890802502632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305085390806198">
                <text:p>0.30508539080619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289736866950989">
                <text:p>0.28973686695098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.55707347393036">
                <text:p>1.5570734739303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.57717335224152">
                <text:p>1.5771733522415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.58263611793518">
                <text:p>1.5826361179351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.57625675201416">
                <text:p>1.5762567520141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.57845008373261">
                <text:p>1.5784500837326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.57555770874023">
                <text:p>1.5755577087402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.56720185279846">
                <text:p>1.5672018527984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.55818712711334">
                <text:p>1.5581871271133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.59200668334961">
                <text:p>1.5920066833496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.58102166652679">
                <text:p>1.5810216665267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.57487940788269">
                <text:p>1.5748794078826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.58877825737">
                <text:p>1.5887782573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.57511973381042">
                <text:p>1.5751197338104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.57027685642242">
                <text:p>1.5702768564224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.58618974685669">
                <text:p>1.5861897468566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.5718184709549">
                <text:p>1.5718184709549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.58914494514465">
                <text:p>1.5891449451446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.61548805236816">
                <text:p>1.6154880523681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.58774983882904">
                <text:p>1.5877498388290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.58673775196075">
                <text:p>1.5867377519607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.60215044021606">
                <text:p>1.6021504402160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.60681939125061">
                <text:p>1.6068193912506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.62096035480499">
                <text:p>1.6209603548049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.63804948329926">
                <text:p>1.6380494832992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.63129842281342">
                <text:p>1.6312984228134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.65304338932037">
                <text:p>1.6530433893203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.65608501434326">
                <text:p>1.6560850143432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.64307975769043">
                <text:p>1.6430797576904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.66936993598938">
                <text:p>1.6693699359893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.70387327671051">
                <text:p>1.7038732767105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.70520567893982">
                <text:p>1.7052056789398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.71036005020142">
                <text:p>1.7103600502014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.69998776912689">
                <text:p>1.69998776912689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.72898483276367">
                <text:p>1.7289848327636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.73209357261658">
                <text:p>1.7320935726165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.74791836738586">
                <text:p>1.7479183673858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.76553404331207">
                <text:p>1.7655340433120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.7670818567276">
                <text:p>1.767081856727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.7844899892807">
                <text:p>1.784489989280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.82342982292175">
                <text:p>1.8234298229217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249199032783508">
                <text:p>0.2491990327835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31.246cm" svg:height="17.568cm" xlink:href=".." xlink:type="simple" chart:class="chart:line" chart:column-mapping="0" chart:style-name="ch1">
        <chart:plot-area chart:style-name="ch2" table:cell-range-address="Foglio1.X1:Foglio1.X400 Foglio1.B1:Foglio1.B400" chart:data-source-has-labels="column" svg:x="0.624cm" svg:y="0.351cm" svg:width="29.998cm" svg:height="16.866cm">
          <chartooo:coordinate-region svg:x="1.351cm" svg:y="0.472cm" svg:width="29.271cm" svg:height="15.743cm"/>
          <chart:axis chart:dimension="x" chart:name="primary-x" chart:style-name="ch3" chartooo:axis-type="auto">
            <chartooo:date-scale/>
            <chart:categories table:cell-range-address="Foglio1.X1:Foglio1.X400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Foglio1.B1:Foglio1.B400" chart:class="chart:line">
            <chart:data-point chart:repeated="40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B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Foglio1.X1:Foglio1.X400</svg:desc>
                </draw:g>
              </table:table-cell>
              <table:table-cell office:value-type="float" office:value="0.578363358974457">
                <text:p>0.578363358974457</text:p>
                <draw:g>
                  <svg:desc>Foglio1.B1:Foglio1.B400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576224565505981">
                <text:p>0.57622456550598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559428632259369">
                <text:p>0.55942863225936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565454542636871">
                <text:p>0.56545454263687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563776135444641">
                <text:p>0.56377613544464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560959279537201">
                <text:p>0.56095927953720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545015275478363">
                <text:p>0.54501527547836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548519670963287">
                <text:p>0.548519670963287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55574768781662">
                <text:p>0.5557476878166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576307237148285">
                <text:p>0.57630723714828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562657952308655">
                <text:p>0.56265795230865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564184844493866">
                <text:p>0.564184844493866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582925200462341">
                <text:p>0.58292520046234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559718072414398">
                <text:p>0.559718072414398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555593073368073">
                <text:p>0.55559307336807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56151682138443">
                <text:p>0.56151682138443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55488395690918">
                <text:p>0.55488395690918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564518511295319">
                <text:p>0.564518511295319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57684850692749">
                <text:p>0.5768485069274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557826519012451">
                <text:p>0.557826519012451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557727098464966">
                <text:p>0.557727098464966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561700820922852">
                <text:p>0.561700820922852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573920786380768">
                <text:p>0.573920786380768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567420780658722">
                <text:p>0.567420780658722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574315965175629">
                <text:p>0.574315965175629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555193722248077">
                <text:p>0.555193722248077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572288572788239">
                <text:p>0.572288572788239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268868982791901">
                <text:p>0.268868982791901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584796965122223">
                <text:p>0.58479696512222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581612050533295">
                <text:p>0.581612050533295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583202719688416">
                <text:p>0.583202719688416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58248907327652">
                <text:p>0.58248907327652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598536133766174">
                <text:p>0.598536133766174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610410094261169">
                <text:p>0.610410094261169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611851215362549">
                <text:p>0.611851215362549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620677709579468">
                <text:p>0.620677709579468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616597473621368">
                <text:p>0.616597473621368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616867125034332">
                <text:p>0.616867125034332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608845293521881">
                <text:p>0.60884529352188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622048437595367">
                <text:p>0.622048437595367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626977264881134">
                <text:p>0.626977264881134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277906388044357">
                <text:p>0.277906388044357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30141282081604">
                <text:p>0.30141282081604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281600505113602">
                <text:p>0.281600505113602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648333489894867">
                <text:p>0.648333489894867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663168013095856">
                <text:p>0.663168013095856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658270001411438">
                <text:p>0.658270001411438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657853126525879">
                <text:p>0.657853126525879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676565587520599">
                <text:p>0.67656558752059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691521763801575">
                <text:p>0.691521763801575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67396491765976">
                <text:p>0.67396491765976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697026312351227">
                <text:p>0.697026312351227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703568279743195">
                <text:p>0.703568279743195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697068274021149">
                <text:p>0.697068274021149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720079183578491">
                <text:p>0.720079183578491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714653372764587">
                <text:p>0.714653372764587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719436347484589">
                <text:p>0.719436347484589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707964420318604">
                <text:p>0.707964420318604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.680187344551086">
                <text:p>0.68018734455108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668291568756104">
                <text:p>0.668291568756104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.670343518257141">
                <text:p>0.670343518257141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.653187394142151">
                <text:p>0.653187394142151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.627485513687134">
                <text:p>0.627485513687134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631847023963928">
                <text:p>0.631847023963928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.615218043327331">
                <text:p>0.615218043327331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0.624518513679504">
                <text:p>0.624518513679504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.610442042350769">
                <text:p>0.610442042350769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0.590458571910858">
                <text:p>0.590458571910858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0.569571018218994">
                <text:p>0.569571018218994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555498719215393">
                <text:p>0.555498719215393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.57608550786972">
                <text:p>0.57608550786972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.563985466957092">
                <text:p>0.563985466957092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0.573047339916229">
                <text:p>0.573047339916229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.543706238269806">
                <text:p>0.543706238269806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567741692066193">
                <text:p>0.567741692066193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0.549159049987793">
                <text:p>0.549159049987793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0.554121434688568">
                <text:p>0.554121434688568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.526574671268463">
                <text:p>0.526574671268463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0.524158179759979">
                <text:p>0.524158179759979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519609749317169">
                <text:p>0.519609749317169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0.522435307502747">
                <text:p>0.522435307502747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.515361189842224">
                <text:p>0.515361189842224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0.518263697624207">
                <text:p>0.518263697624207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0.507958233356476">
                <text:p>0.507958233356476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.50326418876648">
                <text:p>0.50326418876648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0.494225829839706">
                <text:p>0.494225829839706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.509516656398773">
                <text:p>0.509516656398773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0.494703054428101">
                <text:p>0.494703054428101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0.472460001707077">
                <text:p>0.472460001707077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44155016541481">
                <text:p>0.44155016541481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0.402565091848373">
                <text:p>0.402565091848373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.379636406898499">
                <text:p>0.379636406898499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0.345111876726151">
                <text:p>0.345111876726151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0.320352584123611">
                <text:p>0.320352584123611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.309553503990173">
                <text:p>0.309553503990173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0.276167631149292">
                <text:p>0.276167631149292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0.282526761293411">
                <text:p>0.282526761293411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0.293764233589172">
                <text:p>0.293764233589172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0.290590584278107">
                <text:p>0.29059058427810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276544719934463">
                <text:p>0.276544719934463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0.284731596708298">
                <text:p>0.284731596708298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0.282457202672958">
                <text:p>0.282457202672958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0.286158472299576">
                <text:p>0.286158472299576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0.28755795955658">
                <text:p>0.28755795955658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0.284102231264114">
                <text:p>0.284102231264114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0.290988922119141">
                <text:p>0.290988922119141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0.28480389714241">
                <text:p>0.28480389714241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0.27874219417572">
                <text:p>0.27874219417572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0.277667135000229">
                <text:p>0.277667135000229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279640793800354">
                <text:p>0.279640793800354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0.19001916050911">
                <text:p>0.19001916050911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0.17118427157402">
                <text:p>0.17118427157402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0.186824262142181">
                <text:p>0.186824262142181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0.179147839546204">
                <text:p>0.179147839546204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0.185601487755775">
                <text:p>0.185601487755775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0.251632839441299">
                <text:p>0.251632839441299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0.267953932285309">
                <text:p>0.267953932285309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0.262216359376907">
                <text:p>0.262216359376907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0.262063205242157">
                <text:p>0.262063205242157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289620697498322">
                <text:p>0.289620697498322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0.285005807876587">
                <text:p>0.285005807876587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0.278808623552322">
                <text:p>0.278808623552322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0.27215763926506">
                <text:p>0.27215763926506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0.302719116210937">
                <text:p>0.302719116210937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0.276019752025604">
                <text:p>0.276019752025604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0.283925622701645">
                <text:p>0.283925622701645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0.291264235973358">
                <text:p>0.291264235973358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286108762025833">
                <text:p>0.286108762025833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0.28140914440155">
                <text:p>0.28140914440155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274733752012253">
                <text:p>0.274733752012253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0.282025009393692">
                <text:p>0.282025009393692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0.291665077209473">
                <text:p>0.291665077209473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0.29946556687355">
                <text:p>0.29946556687355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0.295029044151306">
                <text:p>0.295029044151306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0.278824180364609">
                <text:p>0.278824180364609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0.305035471916199">
                <text:p>0.305035471916199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0.28655070066452">
                <text:p>0.28655070066452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0.302258014678955">
                <text:p>0.302258014678955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0.323515623807907">
                <text:p>0.323515623807907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3042873442173">
                <text:p>0.3042873442173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0.311335533857346">
                <text:p>0.311335533857346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0.316024094820023">
                <text:p>0.316024094820023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0.328549355268478">
                <text:p>0.328549355268478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0.313698917627335">
                <text:p>0.313698917627335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0.300826102495193">
                <text:p>0.300826102495193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0.316976487636566">
                <text:p>0.316976487636566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0.306383728981018">
                <text:p>0.306383728981018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0.317231446504593">
                <text:p>0.317231446504593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0.337280690670013">
                <text:p>0.337280690670013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327860742807388">
                <text:p>0.327860742807388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0.356576412916184">
                <text:p>0.356576412916184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0.331975072622299">
                <text:p>0.331975072622299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0.334050387144089">
                <text:p>0.334050387144089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0.345320582389832">
                <text:p>0.345320582389832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0.35336035490036">
                <text:p>0.35336035490036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0.348798245191574">
                <text:p>0.348798245191574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0.365815281867981">
                <text:p>0.365815281867981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0.358184337615967">
                <text:p>0.358184337615967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0.386609435081482">
                <text:p>0.386609435081482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370748966932297">
                <text:p>0.370748966932297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0.37431788444519">
                <text:p>0.37431788444519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0.388261675834656">
                <text:p>0.388261675834656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0.408618927001953">
                <text:p>0.408618927001953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0.401918083429337">
                <text:p>0.401918083429337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0.401582837104797">
                <text:p>0.401582837104797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0.444939881563187">
                <text:p>0.444939881563187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0.429744154214859">
                <text:p>0.429744154214859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0.446253418922424">
                <text:p>0.446253418922424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0.447511583566666">
                <text:p>0.447511583566666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467122197151184">
                <text:p>0.467122197151184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0.462636888027191">
                <text:p>0.462636888027191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0.479212671518326">
                <text:p>0.479212671518326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0.481196790933609">
                <text:p>0.481196790933609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0.487314254045486">
                <text:p>0.487314254045486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0.499293595552444">
                <text:p>0.499293595552444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0.537040174007416">
                <text:p>0.537040174007416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0.53465074300766">
                <text:p>0.53465074300766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0.556286036968231">
                <text:p>0.556286036968231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0.553489863872528">
                <text:p>0.553489863872528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580962121486664">
                <text:p>0.580962121486664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0.596348106861115">
                <text:p>0.596348106861115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0.614823341369629">
                <text:p>0.614823341369629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0.644240617752075">
                <text:p>0.644240617752075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0.664808750152588">
                <text:p>0.664808750152588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0.676332950592041">
                <text:p>0.676332950592041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0.698623180389404">
                <text:p>0.698623180389404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0.728484332561493">
                <text:p>0.728484332561493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0.764248788356781">
                <text:p>0.764248788356781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0.795836329460144">
                <text:p>0.795836329460144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840590357780456">
                <text:p>0.840590357780456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0.847134530544281">
                <text:p>0.847134530544281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0.922548770904541">
                <text:p>0.922548770904541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0.944604814052582">
                <text:p>0.944604814052582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1.01229906082153">
                <text:p>1.01229906082153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1.07570338249207">
                <text:p>1.07570338249207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1.14009165763855">
                <text:p>1.14009165763855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1.2103191614151">
                <text:p>1.2103191614151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1.29169046878815">
                <text:p>1.29169046878815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1.4055278301239">
                <text:p>1.4055278301239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.52020108699799">
                <text:p>1.52020108699799</text:p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1.65228092670441">
                <text:p>1.65228092670441</text:p>
              </table:table-cell>
            </table:table-row>
            <table:table-row>
              <table:table-cell office:value-type="float" office:value="202">
                <text:p>202</text:p>
              </table:table-cell>
              <table:table-cell office:value-type="float" office:value="1.85674679279327">
                <text:p>1.85674679279327</text:p>
              </table:table-cell>
            </table:table-row>
            <table:table-row>
              <table:table-cell office:value-type="float" office:value="203">
                <text:p>203</text:p>
              </table:table-cell>
              <table:table-cell office:value-type="float" office:value="2.05514574050903">
                <text:p>2.05514574050903</text:p>
              </table:table-cell>
            </table:table-row>
            <table:table-row>
              <table:table-cell office:value-type="float" office:value="204">
                <text:p>204</text:p>
              </table:table-cell>
              <table:table-cell office:value-type="float" office:value="2.34029722213745">
                <text:p>2.34029722213745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3.11346554756165">
                <text:p>3.11346554756165</text:p>
              </table:table-cell>
            </table:table-row>
            <table:table-row>
              <table:table-cell office:value-type="float" office:value="206">
                <text:p>206</text:p>
              </table:table-cell>
              <table:table-cell office:value-type="float" office:value="3.10997843742371">
                <text:p>3.10997843742371</text:p>
              </table:table-cell>
            </table:table-row>
            <table:table-row>
              <table:table-cell office:value-type="float" office:value="207">
                <text:p>207</text:p>
              </table:table-cell>
              <table:table-cell office:value-type="float" office:value="3.67383098602295">
                <text:p>3.67383098602295</text:p>
              </table:table-cell>
            </table:table-row>
            <table:table-row>
              <table:table-cell office:value-type="float" office:value="208">
                <text:p>208</text:p>
              </table:table-cell>
              <table:table-cell office:value-type="float" office:value="3.67161846160889">
                <text:p>3.67161846160889</text:p>
              </table:table-cell>
            </table:table-row>
            <table:table-row>
              <table:table-cell office:value-type="float" office:value="209">
                <text:p>209</text:p>
              </table:table-cell>
              <table:table-cell office:value-type="float" office:value="3.66380834579468">
                <text:p>3.66380834579468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3.65850400924683">
                <text:p>3.65850400924683</text:p>
              </table:table-cell>
            </table:table-row>
            <table:table-row>
              <table:table-cell office:value-type="float" office:value="211">
                <text:p>211</text:p>
              </table:table-cell>
              <table:table-cell office:value-type="float" office:value="3.64185905456543">
                <text:p>3.64185905456543</text:p>
              </table:table-cell>
            </table:table-row>
            <table:table-row>
              <table:table-cell office:value-type="float" office:value="212">
                <text:p>212</text:p>
              </table:table-cell>
              <table:table-cell office:value-type="float" office:value="3.66691064834595">
                <text:p>3.66691064834595</text:p>
              </table:table-cell>
            </table:table-row>
            <table:table-row>
              <table:table-cell office:value-type="float" office:value="213">
                <text:p>213</text:p>
              </table:table-cell>
              <table:table-cell office:value-type="float" office:value="3.66809701919556">
                <text:p>3.66809701919556</text:p>
              </table:table-cell>
            </table:table-row>
            <table:table-row>
              <table:table-cell office:value-type="float" office:value="214">
                <text:p>214</text:p>
              </table:table-cell>
              <table:table-cell office:value-type="float" office:value="3.65840697288513">
                <text:p>3.65840697288513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3.6812789440155">
                <text:p>3.6812789440155</text:p>
              </table:table-cell>
            </table:table-row>
            <table:table-row>
              <table:table-cell office:value-type="float" office:value="216">
                <text:p>216</text:p>
              </table:table-cell>
              <table:table-cell office:value-type="float" office:value="3.67301106452942">
                <text:p>3.67301106452942</text:p>
              </table:table-cell>
            </table:table-row>
            <table:table-row>
              <table:table-cell office:value-type="float" office:value="217">
                <text:p>217</text:p>
              </table:table-cell>
              <table:table-cell office:value-type="float" office:value="3.38985729217529">
                <text:p>3.38985729217529</text:p>
              </table:table-cell>
            </table:table-row>
            <table:table-row>
              <table:table-cell office:value-type="float" office:value="218">
                <text:p>218</text:p>
              </table:table-cell>
              <table:table-cell office:value-type="float" office:value="2.85349178314209">
                <text:p>2.85349178314209</text:p>
              </table:table-cell>
            </table:table-row>
            <table:table-row>
              <table:table-cell office:value-type="float" office:value="219">
                <text:p>219</text:p>
              </table:table-cell>
              <table:table-cell office:value-type="float" office:value="2.47428131103516">
                <text:p>2.47428131103516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2.15836501121521">
                <text:p>2.15836501121521</text:p>
              </table:table-cell>
            </table:table-row>
            <table:table-row>
              <table:table-cell office:value-type="float" office:value="221">
                <text:p>221</text:p>
              </table:table-cell>
              <table:table-cell office:value-type="float" office:value="1.95356357097626">
                <text:p>1.95356357097626</text:p>
              </table:table-cell>
            </table:table-row>
            <table:table-row>
              <table:table-cell office:value-type="float" office:value="222">
                <text:p>222</text:p>
              </table:table-cell>
              <table:table-cell office:value-type="float" office:value="1.77596127986908">
                <text:p>1.77596127986908</text:p>
              </table:table-cell>
            </table:table-row>
            <table:table-row>
              <table:table-cell office:value-type="float" office:value="223">
                <text:p>223</text:p>
              </table:table-cell>
              <table:table-cell office:value-type="float" office:value="1.59238505363464">
                <text:p>1.59238505363464</text:p>
              </table:table-cell>
            </table:table-row>
            <table:table-row>
              <table:table-cell office:value-type="float" office:value="224">
                <text:p>224</text:p>
              </table:table-cell>
              <table:table-cell office:value-type="float" office:value="1.46450090408325">
                <text:p>1.46450090408325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1.37111103534698">
                <text:p>1.37111103534698</text:p>
              </table:table-cell>
            </table:table-row>
            <table:table-row>
              <table:table-cell office:value-type="float" office:value="226">
                <text:p>226</text:p>
              </table:table-cell>
              <table:table-cell office:value-type="float" office:value="1.27092087268829">
                <text:p>1.27092087268829</text:p>
              </table:table-cell>
            </table:table-row>
            <table:table-row>
              <table:table-cell office:value-type="float" office:value="227">
                <text:p>227</text:p>
              </table:table-cell>
              <table:table-cell office:value-type="float" office:value="1.17300021648407">
                <text:p>1.17300021648407</text:p>
              </table:table-cell>
            </table:table-row>
            <table:table-row>
              <table:table-cell office:value-type="float" office:value="228">
                <text:p>228</text:p>
              </table:table-cell>
              <table:table-cell office:value-type="float" office:value="1.10852146148682">
                <text:p>1.10852146148682</text:p>
              </table:table-cell>
            </table:table-row>
            <table:table-row>
              <table:table-cell office:value-type="float" office:value="229">
                <text:p>229</text:p>
              </table:table-cell>
              <table:table-cell office:value-type="float" office:value="1.04090094566345">
                <text:p>1.04090094566345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1.00166881084442">
                <text:p>1.00166881084442</text:p>
              </table:table-cell>
            </table:table-row>
            <table:table-row>
              <table:table-cell office:value-type="float" office:value="231">
                <text:p>231</text:p>
              </table:table-cell>
              <table:table-cell office:value-type="float" office:value="0.942785799503326">
                <text:p>0.942785799503326</text:p>
              </table:table-cell>
            </table:table-row>
            <table:table-row>
              <table:table-cell office:value-type="float" office:value="232">
                <text:p>232</text:p>
              </table:table-cell>
              <table:table-cell office:value-type="float" office:value="0.90523487329483">
                <text:p>0.90523487329483</text:p>
              </table:table-cell>
            </table:table-row>
            <table:table-row>
              <table:table-cell office:value-type="float" office:value="233">
                <text:p>233</text:p>
              </table:table-cell>
              <table:table-cell office:value-type="float" office:value="0.86557811498642">
                <text:p>0.86557811498642</text:p>
              </table:table-cell>
            </table:table-row>
            <table:table-row>
              <table:table-cell office:value-type="float" office:value="234">
                <text:p>234</text:p>
              </table:table-cell>
              <table:table-cell office:value-type="float" office:value="0.823020458221435">
                <text:p>0.823020458221435</text:p>
              </table:table-cell>
            </table:table-row>
            <table:table-row>
              <table:table-cell office:value-type="float" office:value="235">
                <text:p>235</text:p>
              </table:table-cell>
              <table:table-cell office:value-type="float" office:value="0.795031726360321">
                <text:p>0.795031726360321</text:p>
              </table:table-cell>
            </table:table-row>
            <table:table-row>
              <table:table-cell office:value-type="float" office:value="236">
                <text:p>236</text:p>
              </table:table-cell>
              <table:table-cell office:value-type="float" office:value="0.752045333385468">
                <text:p>0.752045333385468</text:p>
              </table:table-cell>
            </table:table-row>
            <table:table-row>
              <table:table-cell office:value-type="float" office:value="237">
                <text:p>237</text:p>
              </table:table-cell>
              <table:table-cell office:value-type="float" office:value="0.729671955108643">
                <text:p>0.729671955108643</text:p>
              </table:table-cell>
            </table:table-row>
            <table:table-row>
              <table:table-cell office:value-type="float" office:value="238">
                <text:p>238</text:p>
              </table:table-cell>
              <table:table-cell office:value-type="float" office:value="0.709845364093781">
                <text:p>0.709845364093781</text:p>
              </table:table-cell>
            </table:table-row>
            <table:table-row>
              <table:table-cell office:value-type="float" office:value="239">
                <text:p>239</text:p>
              </table:table-cell>
              <table:table-cell office:value-type="float" office:value="0.67067289352417">
                <text:p>0.67067289352417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649772346019745">
                <text:p>0.649772346019745</text:p>
              </table:table-cell>
            </table:table-row>
            <table:table-row>
              <table:table-cell office:value-type="float" office:value="241">
                <text:p>241</text:p>
              </table:table-cell>
              <table:table-cell office:value-type="float" office:value="0.628970742225647">
                <text:p>0.628970742225647</text:p>
              </table:table-cell>
            </table:table-row>
            <table:table-row>
              <table:table-cell office:value-type="float" office:value="242">
                <text:p>242</text:p>
              </table:table-cell>
              <table:table-cell office:value-type="float" office:value="0.616528153419495">
                <text:p>0.616528153419495</text:p>
              </table:table-cell>
            </table:table-row>
            <table:table-row>
              <table:table-cell office:value-type="float" office:value="243">
                <text:p>243</text:p>
              </table:table-cell>
              <table:table-cell office:value-type="float" office:value="0.601197302341461">
                <text:p>0.601197302341461</text:p>
              </table:table-cell>
            </table:table-row>
            <table:table-row>
              <table:table-cell office:value-type="float" office:value="244">
                <text:p>244</text:p>
              </table:table-cell>
              <table:table-cell office:value-type="float" office:value="0.589987099170685">
                <text:p>0.589987099170685</text:p>
              </table:table-cell>
            </table:table-row>
            <table:table-row>
              <table:table-cell office:value-type="float" office:value="245">
                <text:p>245</text:p>
              </table:table-cell>
              <table:table-cell office:value-type="float" office:value="0.575867593288422">
                <text:p>0.575867593288422</text:p>
              </table:table-cell>
            </table:table-row>
            <table:table-row>
              <table:table-cell office:value-type="float" office:value="246">
                <text:p>246</text:p>
              </table:table-cell>
              <table:table-cell office:value-type="float" office:value="0.565961241722107">
                <text:p>0.565961241722107</text:p>
              </table:table-cell>
            </table:table-row>
            <table:table-row>
              <table:table-cell office:value-type="float" office:value="247">
                <text:p>247</text:p>
              </table:table-cell>
              <table:table-cell office:value-type="float" office:value="0.526359975337982">
                <text:p>0.526359975337982</text:p>
              </table:table-cell>
            </table:table-row>
            <table:table-row>
              <table:table-cell office:value-type="float" office:value="248">
                <text:p>248</text:p>
              </table:table-cell>
              <table:table-cell office:value-type="float" office:value="0.501506924629211">
                <text:p>0.501506924629211</text:p>
              </table:table-cell>
            </table:table-row>
            <table:table-row>
              <table:table-cell office:value-type="float" office:value="249">
                <text:p>249</text:p>
              </table:table-cell>
              <table:table-cell office:value-type="float" office:value="0.513202250003815">
                <text:p>0.513202250003815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504279792308807">
                <text:p>0.504279792308807</text:p>
              </table:table-cell>
            </table:table-row>
            <table:table-row>
              <table:table-cell office:value-type="float" office:value="251">
                <text:p>251</text:p>
              </table:table-cell>
              <table:table-cell office:value-type="float" office:value="0.494568139314652">
                <text:p>0.494568139314652</text:p>
              </table:table-cell>
            </table:table-row>
            <table:table-row>
              <table:table-cell office:value-type="float" office:value="252">
                <text:p>252</text:p>
              </table:table-cell>
              <table:table-cell office:value-type="float" office:value="0.493286579847336">
                <text:p>0.493286579847336</text:p>
              </table:table-cell>
            </table:table-row>
            <table:table-row>
              <table:table-cell office:value-type="float" office:value="253">
                <text:p>253</text:p>
              </table:table-cell>
              <table:table-cell office:value-type="float" office:value="0.454209625720978">
                <text:p>0.454209625720978</text:p>
              </table:table-cell>
            </table:table-row>
            <table:table-row>
              <table:table-cell office:value-type="float" office:value="254">
                <text:p>254</text:p>
              </table:table-cell>
              <table:table-cell office:value-type="float" office:value="0.466046422719955">
                <text:p>0.466046422719955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0.454599231481552">
                <text:p>0.454599231481552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434530705213547">
                <text:p>0.434530705213547</text:p>
              </table:table-cell>
            </table:table-row>
            <table:table-row>
              <table:table-cell office:value-type="float" office:value="257">
                <text:p>257</text:p>
              </table:table-cell>
              <table:table-cell office:value-type="float" office:value="0.439292430877686">
                <text:p>0.439292430877686</text:p>
              </table:table-cell>
            </table:table-row>
            <table:table-row>
              <table:table-cell office:value-type="float" office:value="258">
                <text:p>258</text:p>
              </table:table-cell>
              <table:table-cell office:value-type="float" office:value="0.415350586175919">
                <text:p>0.415350586175919</text:p>
              </table:table-cell>
            </table:table-row>
            <table:table-row>
              <table:table-cell office:value-type="float" office:value="259">
                <text:p>259</text:p>
              </table:table-cell>
              <table:table-cell office:value-type="float" office:value="0.424032986164093">
                <text:p>0.424032986164093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404732555150986">
                <text:p>0.404732555150986</text:p>
              </table:table-cell>
            </table:table-row>
            <table:table-row>
              <table:table-cell office:value-type="float" office:value="261">
                <text:p>261</text:p>
              </table:table-cell>
              <table:table-cell office:value-type="float" office:value="0.409320950508118">
                <text:p>0.409320950508118</text:p>
              </table:table-cell>
            </table:table-row>
            <table:table-row>
              <table:table-cell office:value-type="float" office:value="262">
                <text:p>262</text:p>
              </table:table-cell>
              <table:table-cell office:value-type="float" office:value="0.393312752246857">
                <text:p>0.393312752246857</text:p>
              </table:table-cell>
            </table:table-row>
            <table:table-row>
              <table:table-cell office:value-type="float" office:value="263">
                <text:p>263</text:p>
              </table:table-cell>
              <table:table-cell office:value-type="float" office:value="0.373405456542969">
                <text:p>0.373405456542969</text:p>
              </table:table-cell>
            </table:table-row>
            <table:table-row>
              <table:table-cell office:value-type="float" office:value="264">
                <text:p>264</text:p>
              </table:table-cell>
              <table:table-cell office:value-type="float" office:value="0.393593698740005">
                <text:p>0.393593698740005</text:p>
              </table:table-cell>
            </table:table-row>
            <table:table-row>
              <table:table-cell office:value-type="float" office:value="265">
                <text:p>265</text:p>
              </table:table-cell>
              <table:table-cell office:value-type="float" office:value="0.373177289962769">
                <text:p>0.373177289962769</text:p>
              </table:table-cell>
            </table:table-row>
            <table:table-row>
              <table:table-cell office:value-type="float" office:value="266">
                <text:p>266</text:p>
              </table:table-cell>
              <table:table-cell office:value-type="float" office:value="0.381464838981628">
                <text:p>0.381464838981628</text:p>
              </table:table-cell>
            </table:table-row>
            <table:table-row>
              <table:table-cell office:value-type="float" office:value="267">
                <text:p>267</text:p>
              </table:table-cell>
              <table:table-cell office:value-type="float" office:value="0.375838249921799">
                <text:p>0.375838249921799</text:p>
              </table:table-cell>
            </table:table-row>
            <table:table-row>
              <table:table-cell office:value-type="float" office:value="268">
                <text:p>268</text:p>
              </table:table-cell>
              <table:table-cell office:value-type="float" office:value="0.3616803586483">
                <text:p>0.3616803586483</text:p>
              </table:table-cell>
            </table:table-row>
            <table:table-row>
              <table:table-cell office:value-type="float" office:value="269">
                <text:p>269</text:p>
              </table:table-cell>
              <table:table-cell office:value-type="float" office:value="0.366388440132141">
                <text:p>0.366388440132141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34982693195343">
                <text:p>0.34982693195343</text:p>
              </table:table-cell>
            </table:table-row>
            <table:table-row>
              <table:table-cell office:value-type="float" office:value="271">
                <text:p>271</text:p>
              </table:table-cell>
              <table:table-cell office:value-type="float" office:value="0.341348528862">
                <text:p>0.341348528862</text:p>
              </table:table-cell>
            </table:table-row>
            <table:table-row>
              <table:table-cell office:value-type="float" office:value="272">
                <text:p>272</text:p>
              </table:table-cell>
              <table:table-cell office:value-type="float" office:value="0.330108970403671">
                <text:p>0.330108970403671</text:p>
              </table:table-cell>
            </table:table-row>
            <table:table-row>
              <table:table-cell office:value-type="float" office:value="273">
                <text:p>273</text:p>
              </table:table-cell>
              <table:table-cell office:value-type="float" office:value="0.342181771993637">
                <text:p>0.342181771993637</text:p>
              </table:table-cell>
            </table:table-row>
            <table:table-row>
              <table:table-cell office:value-type="float" office:value="274">
                <text:p>274</text:p>
              </table:table-cell>
              <table:table-cell office:value-type="float" office:value="0.333277672529221">
                <text:p>0.333277672529221</text:p>
              </table:table-cell>
            </table:table-row>
            <table:table-row>
              <table:table-cell office:value-type="float" office:value="275">
                <text:p>275</text:p>
              </table:table-cell>
              <table:table-cell office:value-type="float" office:value="0.343391567468643">
                <text:p>0.343391567468643</text:p>
              </table:table-cell>
            </table:table-row>
            <table:table-row>
              <table:table-cell office:value-type="float" office:value="276">
                <text:p>276</text:p>
              </table:table-cell>
              <table:table-cell office:value-type="float" office:value="0.338804185390472">
                <text:p>0.338804185390472</text:p>
              </table:table-cell>
            </table:table-row>
            <table:table-row>
              <table:table-cell office:value-type="float" office:value="277">
                <text:p>277</text:p>
              </table:table-cell>
              <table:table-cell office:value-type="float" office:value="0.337965071201324">
                <text:p>0.337965071201324</text:p>
              </table:table-cell>
            </table:table-row>
            <table:table-row>
              <table:table-cell office:value-type="float" office:value="278">
                <text:p>278</text:p>
              </table:table-cell>
              <table:table-cell office:value-type="float" office:value="0.330295234918594">
                <text:p>0.330295234918594</text:p>
              </table:table-cell>
            </table:table-row>
            <table:table-row>
              <table:table-cell office:value-type="float" office:value="279">
                <text:p>279</text:p>
              </table:table-cell>
              <table:table-cell office:value-type="float" office:value="0.304013967514038">
                <text:p>0.304013967514038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3218734562397">
                <text:p>0.3218734562397</text:p>
              </table:table-cell>
            </table:table-row>
            <table:table-row>
              <table:table-cell office:value-type="float" office:value="281">
                <text:p>281</text:p>
              </table:table-cell>
              <table:table-cell office:value-type="float" office:value="0.307446300983429">
                <text:p>0.307446300983429</text:p>
              </table:table-cell>
            </table:table-row>
            <table:table-row>
              <table:table-cell office:value-type="float" office:value="282">
                <text:p>282</text:p>
              </table:table-cell>
              <table:table-cell office:value-type="float" office:value="0.309590816497803">
                <text:p>0.309590816497803</text:p>
              </table:table-cell>
            </table:table-row>
            <table:table-row>
              <table:table-cell office:value-type="float" office:value="283">
                <text:p>283</text:p>
              </table:table-cell>
              <table:table-cell office:value-type="float" office:value="0.29791247844696">
                <text:p>0.29791247844696</text:p>
              </table:table-cell>
            </table:table-row>
            <table:table-row>
              <table:table-cell office:value-type="float" office:value="284">
                <text:p>284</text:p>
              </table:table-cell>
              <table:table-cell office:value-type="float" office:value="0.307283192873001">
                <text:p>0.307283192873001</text:p>
              </table:table-cell>
            </table:table-row>
            <table:table-row>
              <table:table-cell office:value-type="float" office:value="285">
                <text:p>285</text:p>
              </table:table-cell>
              <table:table-cell office:value-type="float" office:value="0.309974163770676">
                <text:p>0.309974163770676</text:p>
              </table:table-cell>
            </table:table-row>
            <table:table-row>
              <table:table-cell office:value-type="float" office:value="286">
                <text:p>286</text:p>
              </table:table-cell>
              <table:table-cell office:value-type="float" office:value="0.182257980108261">
                <text:p>0.182257980108261</text:p>
              </table:table-cell>
            </table:table-row>
            <table:table-row>
              <table:table-cell office:value-type="float" office:value="287">
                <text:p>287</text:p>
              </table:table-cell>
              <table:table-cell office:value-type="float" office:value="0.176667407155037">
                <text:p>0.176667407155037</text:p>
              </table:table-cell>
            </table:table-row>
            <table:table-row>
              <table:table-cell office:value-type="float" office:value="288">
                <text:p>288</text:p>
              </table:table-cell>
              <table:table-cell office:value-type="float" office:value="0.190412029623985">
                <text:p>0.190412029623985</text:p>
              </table:table-cell>
            </table:table-row>
            <table:table-row>
              <table:table-cell office:value-type="float" office:value="289">
                <text:p>289</text:p>
              </table:table-cell>
              <table:table-cell office:value-type="float" office:value="0.185408934950829">
                <text:p>0.185408934950829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202211737632751">
                <text:p>0.202211737632751</text:p>
              </table:table-cell>
            </table:table-row>
            <table:table-row>
              <table:table-cell office:value-type="float" office:value="291">
                <text:p>291</text:p>
              </table:table-cell>
              <table:table-cell office:value-type="float" office:value="0.295147508382797">
                <text:p>0.295147508382797</text:p>
              </table:table-cell>
            </table:table-row>
            <table:table-row>
              <table:table-cell office:value-type="float" office:value="292">
                <text:p>292</text:p>
              </table:table-cell>
              <table:table-cell office:value-type="float" office:value="0.301797360181809">
                <text:p>0.301797360181809</text:p>
              </table:table-cell>
            </table:table-row>
            <table:table-row>
              <table:table-cell office:value-type="float" office:value="293">
                <text:p>293</text:p>
              </table:table-cell>
              <table:table-cell office:value-type="float" office:value="0.312992721796036">
                <text:p>0.312992721796036</text:p>
              </table:table-cell>
            </table:table-row>
            <table:table-row>
              <table:table-cell office:value-type="float" office:value="294">
                <text:p>294</text:p>
              </table:table-cell>
              <table:table-cell office:value-type="float" office:value="0.280363887548447">
                <text:p>0.280363887548447</text:p>
              </table:table-cell>
            </table:table-row>
            <table:table-row>
              <table:table-cell office:value-type="float" office:value="295">
                <text:p>295</text:p>
              </table:table-cell>
              <table:table-cell office:value-type="float" office:value="0.287582576274872">
                <text:p>0.287582576274872</text:p>
              </table:table-cell>
            </table:table-row>
            <table:table-row>
              <table:table-cell office:value-type="float" office:value="296">
                <text:p>296</text:p>
              </table:table-cell>
              <table:table-cell office:value-type="float" office:value="0.309967935085297">
                <text:p>0.309967935085297</text:p>
              </table:table-cell>
            </table:table-row>
            <table:table-row>
              <table:table-cell office:value-type="float" office:value="297">
                <text:p>297</text:p>
              </table:table-cell>
              <table:table-cell office:value-type="float" office:value="0.313481897115707">
                <text:p>0.313481897115707</text:p>
              </table:table-cell>
            </table:table-row>
            <table:table-row>
              <table:table-cell office:value-type="float" office:value="298">
                <text:p>298</text:p>
              </table:table-cell>
              <table:table-cell office:value-type="float" office:value="0.295122712850571">
                <text:p>0.295122712850571</text:p>
              </table:table-cell>
            </table:table-row>
            <table:table-row>
              <table:table-cell office:value-type="float" office:value="299">
                <text:p>299</text:p>
              </table:table-cell>
              <table:table-cell office:value-type="float" office:value="0.27607598900795">
                <text:p>0.27607598900795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271197140216827">
                <text:p>0.271197140216827</text:p>
              </table:table-cell>
            </table:table-row>
            <table:table-row>
              <table:table-cell office:value-type="float" office:value="301">
                <text:p>301</text:p>
              </table:table-cell>
              <table:table-cell office:value-type="float" office:value="0.277951121330261">
                <text:p>0.277951121330261</text:p>
              </table:table-cell>
            </table:table-row>
            <table:table-row>
              <table:table-cell office:value-type="float" office:value="302">
                <text:p>302</text:p>
              </table:table-cell>
              <table:table-cell office:value-type="float" office:value="0.286891222000122">
                <text:p>0.286891222000122</text:p>
              </table:table-cell>
            </table:table-row>
            <table:table-row>
              <table:table-cell office:value-type="float" office:value="303">
                <text:p>303</text:p>
              </table:table-cell>
              <table:table-cell office:value-type="float" office:value="0.289821773767471">
                <text:p>0.289821773767471</text:p>
              </table:table-cell>
            </table:table-row>
            <table:table-row>
              <table:table-cell office:value-type="float" office:value="304">
                <text:p>304</text:p>
              </table:table-cell>
              <table:table-cell office:value-type="float" office:value="0.285814195871353">
                <text:p>0.285814195871353</text:p>
              </table:table-cell>
            </table:table-row>
            <table:table-row>
              <table:table-cell office:value-type="float" office:value="305">
                <text:p>305</text:p>
              </table:table-cell>
              <table:table-cell office:value-type="float" office:value="0.283460229635239">
                <text:p>0.283460229635239</text:p>
              </table:table-cell>
            </table:table-row>
            <table:table-row>
              <table:table-cell office:value-type="float" office:value="306">
                <text:p>306</text:p>
              </table:table-cell>
              <table:table-cell office:value-type="float" office:value="0.275984436273575">
                <text:p>0.275984436273575</text:p>
              </table:table-cell>
            </table:table-row>
            <table:table-row>
              <table:table-cell office:value-type="float" office:value="307">
                <text:p>307</text:p>
              </table:table-cell>
              <table:table-cell office:value-type="float" office:value="0.280761361122131">
                <text:p>0.280761361122131</text:p>
              </table:table-cell>
            </table:table-row>
            <table:table-row>
              <table:table-cell office:value-type="float" office:value="308">
                <text:p>308</text:p>
              </table:table-cell>
              <table:table-cell office:value-type="float" office:value="0.285464704036713">
                <text:p>0.285464704036713</text:p>
              </table:table-cell>
            </table:table-row>
            <table:table-row>
              <table:table-cell office:value-type="float" office:value="309">
                <text:p>309</text:p>
              </table:table-cell>
              <table:table-cell office:value-type="float" office:value="0.299757391214371">
                <text:p>0.299757391214371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.273328065872192">
                <text:p>0.273328065872192</text:p>
              </table:table-cell>
            </table:table-row>
            <table:table-row>
              <table:table-cell office:value-type="float" office:value="311">
                <text:p>311</text:p>
              </table:table-cell>
              <table:table-cell office:value-type="float" office:value="0.290931612253189">
                <text:p>0.290931612253189</text:p>
              </table:table-cell>
            </table:table-row>
            <table:table-row>
              <table:table-cell office:value-type="float" office:value="312">
                <text:p>312</text:p>
              </table:table-cell>
              <table:table-cell office:value-type="float" office:value="0.298518002033234">
                <text:p>0.298518002033234</text:p>
              </table:table-cell>
            </table:table-row>
            <table:table-row>
              <table:table-cell office:value-type="float" office:value="313">
                <text:p>313</text:p>
              </table:table-cell>
              <table:table-cell office:value-type="float" office:value="0.282268166542053">
                <text:p>0.282268166542053</text:p>
              </table:table-cell>
            </table:table-row>
            <table:table-row>
              <table:table-cell office:value-type="float" office:value="314">
                <text:p>314</text:p>
              </table:table-cell>
              <table:table-cell office:value-type="float" office:value="0.28437551856041">
                <text:p>0.28437551856041</text:p>
              </table:table-cell>
            </table:table-row>
            <table:table-row>
              <table:table-cell office:value-type="float" office:value="315">
                <text:p>315</text:p>
              </table:table-cell>
              <table:table-cell office:value-type="float" office:value="0.279731065034866">
                <text:p>0.279731065034866</text:p>
              </table:table-cell>
            </table:table-row>
            <table:table-row>
              <table:table-cell office:value-type="float" office:value="316">
                <text:p>316</text:p>
              </table:table-cell>
              <table:table-cell office:value-type="float" office:value="0.272350192070007">
                <text:p>0.272350192070007</text:p>
              </table:table-cell>
            </table:table-row>
            <table:table-row>
              <table:table-cell office:value-type="float" office:value="317">
                <text:p>317</text:p>
              </table:table-cell>
              <table:table-cell office:value-type="float" office:value="0.27892991900444">
                <text:p>0.27892991900444</text:p>
              </table:table-cell>
            </table:table-row>
            <table:table-row>
              <table:table-cell office:value-type="float" office:value="318">
                <text:p>318</text:p>
              </table:table-cell>
              <table:table-cell office:value-type="float" office:value="0.279163926839828">
                <text:p>0.279163926839828</text:p>
              </table:table-cell>
            </table:table-row>
            <table:table-row>
              <table:table-cell office:value-type="float" office:value="319">
                <text:p>319</text:p>
              </table:table-cell>
              <table:table-cell office:value-type="float" office:value="0.285100817680359">
                <text:p>0.285100817680359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266686230897903">
                <text:p>0.266686230897903</text:p>
              </table:table-cell>
            </table:table-row>
            <table:table-row>
              <table:table-cell office:value-type="float" office:value="321">
                <text:p>321</text:p>
              </table:table-cell>
              <table:table-cell office:value-type="float" office:value="0.294885039329529">
                <text:p>0.294885039329529</text:p>
              </table:table-cell>
            </table:table-row>
            <table:table-row>
              <table:table-cell office:value-type="float" office:value="322">
                <text:p>322</text:p>
              </table:table-cell>
              <table:table-cell office:value-type="float" office:value="0.285625457763672">
                <text:p>0.285625457763672</text:p>
              </table:table-cell>
            </table:table-row>
            <table:table-row>
              <table:table-cell office:value-type="float" office:value="323">
                <text:p>323</text:p>
              </table:table-cell>
              <table:table-cell office:value-type="float" office:value="0.276627063751221">
                <text:p>0.276627063751221</text:p>
              </table:table-cell>
            </table:table-row>
            <table:table-row>
              <table:table-cell office:value-type="float" office:value="324">
                <text:p>324</text:p>
              </table:table-cell>
              <table:table-cell office:value-type="float" office:value="0.277961015701294">
                <text:p>0.277961015701294</text:p>
              </table:table-cell>
            </table:table-row>
            <table:table-row>
              <table:table-cell office:value-type="float" office:value="325">
                <text:p>325</text:p>
              </table:table-cell>
              <table:table-cell office:value-type="float" office:value="0.282654911279678">
                <text:p>0.282654911279678</text:p>
              </table:table-cell>
            </table:table-row>
            <table:table-row>
              <table:table-cell office:value-type="float" office:value="326">
                <text:p>326</text:p>
              </table:table-cell>
              <table:table-cell office:value-type="float" office:value="0.280472069978714">
                <text:p>0.280472069978714</text:p>
              </table:table-cell>
            </table:table-row>
            <table:table-row>
              <table:table-cell office:value-type="float" office:value="327">
                <text:p>327</text:p>
              </table:table-cell>
              <table:table-cell office:value-type="float" office:value="0.278237998485565">
                <text:p>0.278237998485565</text:p>
              </table:table-cell>
            </table:table-row>
            <table:table-row>
              <table:table-cell office:value-type="float" office:value="328">
                <text:p>328</text:p>
              </table:table-cell>
              <table:table-cell office:value-type="float" office:value="0.302791118621826">
                <text:p>0.302791118621826</text:p>
              </table:table-cell>
            </table:table-row>
            <table:table-row>
              <table:table-cell office:value-type="float" office:value="329">
                <text:p>329</text:p>
              </table:table-cell>
              <table:table-cell office:value-type="float" office:value="0.316512197256088">
                <text:p>0.316512197256088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28170707821846">
                <text:p>0.28170707821846</text:p>
              </table:table-cell>
            </table:table-row>
            <table:table-row>
              <table:table-cell office:value-type="float" office:value="331">
                <text:p>331</text:p>
              </table:table-cell>
              <table:table-cell office:value-type="float" office:value="0.319863945245743">
                <text:p>0.319863945245743</text:p>
              </table:table-cell>
            </table:table-row>
            <table:table-row>
              <table:table-cell office:value-type="float" office:value="332">
                <text:p>332</text:p>
              </table:table-cell>
              <table:table-cell office:value-type="float" office:value="0.287585198879242">
                <text:p>0.287585198879242</text:p>
              </table:table-cell>
            </table:table-row>
            <table:table-row>
              <table:table-cell office:value-type="float" office:value="333">
                <text:p>333</text:p>
              </table:table-cell>
              <table:table-cell office:value-type="float" office:value="0.292836397886276">
                <text:p>0.292836397886276</text:p>
              </table:table-cell>
            </table:table-row>
            <table:table-row>
              <table:table-cell office:value-type="float" office:value="334">
                <text:p>334</text:p>
              </table:table-cell>
              <table:table-cell office:value-type="float" office:value="0.309013813734055">
                <text:p>0.309013813734055</text:p>
              </table:table-cell>
            </table:table-row>
            <table:table-row>
              <table:table-cell office:value-type="float" office:value="335">
                <text:p>335</text:p>
              </table:table-cell>
              <table:table-cell office:value-type="float" office:value="0.296084314584732">
                <text:p>0.296084314584732</text:p>
              </table:table-cell>
            </table:table-row>
            <table:table-row>
              <table:table-cell office:value-type="float" office:value="336">
                <text:p>336</text:p>
              </table:table-cell>
              <table:table-cell office:value-type="float" office:value="0.30616682767868">
                <text:p>0.30616682767868</text:p>
              </table:table-cell>
            </table:table-row>
            <table:table-row>
              <table:table-cell office:value-type="float" office:value="337">
                <text:p>337</text:p>
              </table:table-cell>
              <table:table-cell office:value-type="float" office:value="0.299315124750137">
                <text:p>0.299315124750137</text:p>
              </table:table-cell>
            </table:table-row>
            <table:table-row>
              <table:table-cell office:value-type="float" office:value="338">
                <text:p>338</text:p>
              </table:table-cell>
              <table:table-cell office:value-type="float" office:value="0.326754033565521">
                <text:p>0.326754033565521</text:p>
              </table:table-cell>
            </table:table-row>
            <table:table-row>
              <table:table-cell office:value-type="float" office:value="339">
                <text:p>339</text:p>
              </table:table-cell>
              <table:table-cell office:value-type="float" office:value="0.303849190473557">
                <text:p>0.303849190473557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319252490997314">
                <text:p>0.319252490997314</text:p>
              </table:table-cell>
            </table:table-row>
            <table:table-row>
              <table:table-cell office:value-type="float" office:value="341">
                <text:p>341</text:p>
              </table:table-cell>
              <table:table-cell office:value-type="float" office:value="0.324252992868423">
                <text:p>0.324252992868423</text:p>
              </table:table-cell>
            </table:table-row>
            <table:table-row>
              <table:table-cell office:value-type="float" office:value="342">
                <text:p>342</text:p>
              </table:table-cell>
              <table:table-cell office:value-type="float" office:value="0.332264423370361">
                <text:p>0.332264423370361</text:p>
              </table:table-cell>
            </table:table-row>
            <table:table-row>
              <table:table-cell office:value-type="float" office:value="343">
                <text:p>343</text:p>
              </table:table-cell>
              <table:table-cell office:value-type="float" office:value="0.317296504974365">
                <text:p>0.317296504974365</text:p>
              </table:table-cell>
            </table:table-row>
            <table:table-row>
              <table:table-cell office:value-type="float" office:value="344">
                <text:p>344</text:p>
              </table:table-cell>
              <table:table-cell office:value-type="float" office:value="0.318847447633743">
                <text:p>0.318847447633743</text:p>
              </table:table-cell>
            </table:table-row>
            <table:table-row>
              <table:table-cell office:value-type="float" office:value="345">
                <text:p>345</text:p>
              </table:table-cell>
              <table:table-cell office:value-type="float" office:value="0.331831008195877">
                <text:p>0.331831008195877</text:p>
              </table:table-cell>
            </table:table-row>
            <table:table-row>
              <table:table-cell office:value-type="float" office:value="346">
                <text:p>346</text:p>
              </table:table-cell>
              <table:table-cell office:value-type="float" office:value="0.329789459705353">
                <text:p>0.329789459705353</text:p>
              </table:table-cell>
            </table:table-row>
            <table:table-row>
              <table:table-cell office:value-type="float" office:value="347">
                <text:p>347</text:p>
              </table:table-cell>
              <table:table-cell office:value-type="float" office:value="0.328867793083191">
                <text:p>0.328867793083191</text:p>
              </table:table-cell>
            </table:table-row>
            <table:table-row>
              <table:table-cell office:value-type="float" office:value="348">
                <text:p>348</text:p>
              </table:table-cell>
              <table:table-cell office:value-type="float" office:value="0.335574209690094">
                <text:p>0.335574209690094</text:p>
              </table:table-cell>
            </table:table-row>
            <table:table-row>
              <table:table-cell office:value-type="float" office:value="349">
                <text:p>349</text:p>
              </table:table-cell>
              <table:table-cell office:value-type="float" office:value="0.319524824619293">
                <text:p>0.319524824619293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340030819177628">
                <text:p>0.340030819177628</text:p>
              </table:table-cell>
            </table:table-row>
            <table:table-row>
              <table:table-cell office:value-type="float" office:value="351">
                <text:p>351</text:p>
              </table:table-cell>
              <table:table-cell office:value-type="float" office:value="0.348728746175766">
                <text:p>0.348728746175766</text:p>
              </table:table-cell>
            </table:table-row>
            <table:table-row>
              <table:table-cell office:value-type="float" office:value="352">
                <text:p>352</text:p>
              </table:table-cell>
              <table:table-cell office:value-type="float" office:value="0.362288624048233">
                <text:p>0.362288624048233</text:p>
              </table:table-cell>
            </table:table-row>
            <table:table-row>
              <table:table-cell office:value-type="float" office:value="353">
                <text:p>353</text:p>
              </table:table-cell>
              <table:table-cell office:value-type="float" office:value="0.353129178285599">
                <text:p>0.353129178285599</text:p>
              </table:table-cell>
            </table:table-row>
            <table:table-row>
              <table:table-cell office:value-type="float" office:value="354">
                <text:p>354</text:p>
              </table:table-cell>
              <table:table-cell office:value-type="float" office:value="0.356258004903793">
                <text:p>0.356258004903793</text:p>
              </table:table-cell>
            </table:table-row>
            <table:table-row>
              <table:table-cell office:value-type="float" office:value="355">
                <text:p>355</text:p>
              </table:table-cell>
              <table:table-cell office:value-type="float" office:value="0.348302811384201">
                <text:p>0.348302811384201</text:p>
              </table:table-cell>
            </table:table-row>
            <table:table-row>
              <table:table-cell office:value-type="float" office:value="356">
                <text:p>356</text:p>
              </table:table-cell>
              <table:table-cell office:value-type="float" office:value="0.345862120389938">
                <text:p>0.345862120389938</text:p>
              </table:table-cell>
            </table:table-row>
            <table:table-row>
              <table:table-cell office:value-type="float" office:value="357">
                <text:p>357</text:p>
              </table:table-cell>
              <table:table-cell office:value-type="float" office:value="0.296141028404236">
                <text:p>0.296141028404236</text:p>
              </table:table-cell>
            </table:table-row>
            <table:table-row>
              <table:table-cell office:value-type="float" office:value="358">
                <text:p>358</text:p>
              </table:table-cell>
              <table:table-cell office:value-type="float" office:value="0.282964736223221">
                <text:p>0.282964736223221</text:p>
              </table:table-cell>
            </table:table-row>
            <table:table-row>
              <table:table-cell office:value-type="float" office:value="359">
                <text:p>359</text:p>
              </table:table-cell>
              <table:table-cell office:value-type="float" office:value="0.283249974250793">
                <text:p>0.283249974250793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.411312609910965">
                <text:p>0.411312609910965</text:p>
              </table:table-cell>
            </table:table-row>
            <table:table-row>
              <table:table-cell office:value-type="float" office:value="361">
                <text:p>361</text:p>
              </table:table-cell>
              <table:table-cell office:value-type="float" office:value="0.402678966522217">
                <text:p>0.402678966522217</text:p>
              </table:table-cell>
            </table:table-row>
            <table:table-row>
              <table:table-cell office:value-type="float" office:value="362">
                <text:p>362</text:p>
              </table:table-cell>
              <table:table-cell office:value-type="float" office:value="0.409232169389725">
                <text:p>0.409232169389725</text:p>
              </table:table-cell>
            </table:table-row>
            <table:table-row>
              <table:table-cell office:value-type="float" office:value="363">
                <text:p>363</text:p>
              </table:table-cell>
              <table:table-cell office:value-type="float" office:value="0.406720817089081">
                <text:p>0.406720817089081</text:p>
              </table:table-cell>
            </table:table-row>
            <table:table-row>
              <table:table-cell office:value-type="float" office:value="364">
                <text:p>364</text:p>
              </table:table-cell>
              <table:table-cell office:value-type="float" office:value="0.423616290092468">
                <text:p>0.423616290092468</text:p>
              </table:table-cell>
            </table:table-row>
            <table:table-row>
              <table:table-cell office:value-type="float" office:value="365">
                <text:p>365</text:p>
              </table:table-cell>
              <table:table-cell office:value-type="float" office:value="0.43459489941597">
                <text:p>0.43459489941597</text:p>
              </table:table-cell>
            </table:table-row>
            <table:table-row>
              <table:table-cell office:value-type="float" office:value="366">
                <text:p>366</text:p>
              </table:table-cell>
              <table:table-cell office:value-type="float" office:value="0.431133419275284">
                <text:p>0.431133419275284</text:p>
              </table:table-cell>
            </table:table-row>
            <table:table-row>
              <table:table-cell office:value-type="float" office:value="367">
                <text:p>367</text:p>
              </table:table-cell>
              <table:table-cell office:value-type="float" office:value="0.444088846445084">
                <text:p>0.444088846445084</text:p>
              </table:table-cell>
            </table:table-row>
            <table:table-row>
              <table:table-cell office:value-type="float" office:value="368">
                <text:p>368</text:p>
              </table:table-cell>
              <table:table-cell office:value-type="float" office:value="0.443173319101334">
                <text:p>0.443173319101334</text:p>
              </table:table-cell>
            </table:table-row>
            <table:table-row>
              <table:table-cell office:value-type="float" office:value="369">
                <text:p>369</text:p>
              </table:table-cell>
              <table:table-cell office:value-type="float" office:value="0.44950133562088">
                <text:p>0.44950133562088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45178285241127">
                <text:p>0.45178285241127</text:p>
              </table:table-cell>
            </table:table-row>
            <table:table-row>
              <table:table-cell office:value-type="float" office:value="371">
                <text:p>371</text:p>
              </table:table-cell>
              <table:table-cell office:value-type="float" office:value="0.485985666513443">
                <text:p>0.485985666513443</text:p>
              </table:table-cell>
            </table:table-row>
            <table:table-row>
              <table:table-cell office:value-type="float" office:value="372">
                <text:p>372</text:p>
              </table:table-cell>
              <table:table-cell office:value-type="float" office:value="0.486095100641251">
                <text:p>0.486095100641251</text:p>
              </table:table-cell>
            </table:table-row>
            <table:table-row>
              <table:table-cell office:value-type="float" office:value="373">
                <text:p>373</text:p>
              </table:table-cell>
              <table:table-cell office:value-type="float" office:value="0.506607115268707">
                <text:p>0.506607115268707</text:p>
              </table:table-cell>
            </table:table-row>
            <table:table-row>
              <table:table-cell office:value-type="float" office:value="374">
                <text:p>374</text:p>
              </table:table-cell>
              <table:table-cell office:value-type="float" office:value="0.500895440578461">
                <text:p>0.500895440578461</text:p>
              </table:table-cell>
            </table:table-row>
            <table:table-row>
              <table:table-cell office:value-type="float" office:value="375">
                <text:p>375</text:p>
              </table:table-cell>
              <table:table-cell office:value-type="float" office:value="0.526762366294861">
                <text:p>0.526762366294861</text:p>
              </table:table-cell>
            </table:table-row>
            <table:table-row>
              <table:table-cell office:value-type="float" office:value="376">
                <text:p>376</text:p>
              </table:table-cell>
              <table:table-cell office:value-type="float" office:value="0.538946330547333">
                <text:p>0.538946330547333</text:p>
              </table:table-cell>
            </table:table-row>
            <table:table-row>
              <table:table-cell office:value-type="float" office:value="377">
                <text:p>377</text:p>
              </table:table-cell>
              <table:table-cell office:value-type="float" office:value="0.548869431018829">
                <text:p>0.548869431018829</text:p>
              </table:table-cell>
            </table:table-row>
            <table:table-row>
              <table:table-cell office:value-type="float" office:value="378">
                <text:p>378</text:p>
              </table:table-cell>
              <table:table-cell office:value-type="float" office:value="0.566631197929382">
                <text:p>0.566631197929382</text:p>
              </table:table-cell>
            </table:table-row>
            <table:table-row>
              <table:table-cell office:value-type="float" office:value="379">
                <text:p>379</text:p>
              </table:table-cell>
              <table:table-cell office:value-type="float" office:value="0.574115872383118">
                <text:p>0.574115872383118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0.605615794658661">
                <text:p>0.605615794658661</text:p>
              </table:table-cell>
            </table:table-row>
            <table:table-row>
              <table:table-cell office:value-type="float" office:value="381">
                <text:p>381</text:p>
              </table:table-cell>
              <table:table-cell office:value-type="float" office:value="0.609663307666779">
                <text:p>0.609663307666779</text:p>
              </table:table-cell>
            </table:table-row>
            <table:table-row>
              <table:table-cell office:value-type="float" office:value="382">
                <text:p>382</text:p>
              </table:table-cell>
              <table:table-cell office:value-type="float" office:value="0.605656802654266">
                <text:p>0.605656802654266</text:p>
              </table:table-cell>
            </table:table-row>
            <table:table-row>
              <table:table-cell office:value-type="float" office:value="383">
                <text:p>383</text:p>
              </table:table-cell>
              <table:table-cell office:value-type="float" office:value="0.613327205181122">
                <text:p>0.613327205181122</text:p>
              </table:table-cell>
            </table:table-row>
            <table:table-row>
              <table:table-cell office:value-type="float" office:value="384">
                <text:p>384</text:p>
              </table:table-cell>
              <table:table-cell office:value-type="float" office:value="0.603942096233368">
                <text:p>0.603942096233368</text:p>
              </table:table-cell>
            </table:table-row>
            <table:table-row>
              <table:table-cell office:value-type="float" office:value="385">
                <text:p>385</text:p>
              </table:table-cell>
              <table:table-cell office:value-type="float" office:value="0.622345685958862">
                <text:p>0.622345685958862</text:p>
              </table:table-cell>
            </table:table-row>
            <table:table-row>
              <table:table-cell office:value-type="float" office:value="386">
                <text:p>386</text:p>
              </table:table-cell>
              <table:table-cell office:value-type="float" office:value="0.610919296741486">
                <text:p>0.610919296741486</text:p>
              </table:table-cell>
            </table:table-row>
            <table:table-row>
              <table:table-cell office:value-type="float" office:value="387">
                <text:p>387</text:p>
              </table:table-cell>
              <table:table-cell office:value-type="float" office:value="0.606784403324127">
                <text:p>0.606784403324127</text:p>
              </table:table-cell>
            </table:table-row>
            <table:table-row>
              <table:table-cell office:value-type="float" office:value="388">
                <text:p>388</text:p>
              </table:table-cell>
              <table:table-cell office:value-type="float" office:value="0.600206196308136">
                <text:p>0.600206196308136</text:p>
              </table:table-cell>
            </table:table-row>
            <table:table-row>
              <table:table-cell office:value-type="float" office:value="389">
                <text:p>389</text:p>
              </table:table-cell>
              <table:table-cell office:value-type="float" office:value="0.607150375843048">
                <text:p>0.607150375843048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582513153553009">
                <text:p>0.582513153553009</text:p>
              </table:table-cell>
            </table:table-row>
            <table:table-row>
              <table:table-cell office:value-type="float" office:value="391">
                <text:p>391</text:p>
              </table:table-cell>
              <table:table-cell office:value-type="float" office:value="0.599648892879486">
                <text:p>0.599648892879486</text:p>
              </table:table-cell>
            </table:table-row>
            <table:table-row>
              <table:table-cell office:value-type="float" office:value="392">
                <text:p>392</text:p>
              </table:table-cell>
              <table:table-cell office:value-type="float" office:value="0.587698578834534">
                <text:p>0.587698578834534</text:p>
              </table:table-cell>
            </table:table-row>
            <table:table-row>
              <table:table-cell office:value-type="float" office:value="393">
                <text:p>393</text:p>
              </table:table-cell>
              <table:table-cell office:value-type="float" office:value="0.584221422672272">
                <text:p>0.584221422672272</text:p>
              </table:table-cell>
            </table:table-row>
            <table:table-row>
              <table:table-cell office:value-type="float" office:value="394">
                <text:p>394</text:p>
              </table:table-cell>
              <table:table-cell office:value-type="float" office:value="0.564433693885803">
                <text:p>0.564433693885803</text:p>
              </table:table-cell>
            </table:table-row>
            <table:table-row>
              <table:table-cell office:value-type="float" office:value="395">
                <text:p>395</text:p>
              </table:table-cell>
              <table:table-cell office:value-type="float" office:value="0.58582216501236">
                <text:p>0.58582216501236</text:p>
              </table:table-cell>
            </table:table-row>
            <table:table-row>
              <table:table-cell office:value-type="float" office:value="396">
                <text:p>396</text:p>
              </table:table-cell>
              <table:table-cell office:value-type="float" office:value="0.578154861927033">
                <text:p>0.578154861927033</text:p>
              </table:table-cell>
            </table:table-row>
            <table:table-row>
              <table:table-cell office:value-type="float" office:value="397">
                <text:p>397</text:p>
              </table:table-cell>
              <table:table-cell office:value-type="float" office:value="0.566948175430298">
                <text:p>0.566948175430298</text:p>
              </table:table-cell>
            </table:table-row>
            <table:table-row>
              <table:table-cell office:value-type="float" office:value="398">
                <text:p>398</text:p>
              </table:table-cell>
              <table:table-cell office:value-type="float" office:value="0.578762888908386">
                <text:p>0.578762888908386</text:p>
              </table:table-cell>
            </table:table-row>
            <table:table-row>
              <table:table-cell office:value-type="float" office:value="399">
                <text:p>399</text:p>
              </table:table-cell>
              <table:table-cell office:value-type="float" office:value="0.563071250915527">
                <text:p>0.563071250915527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568998515605927">
                <text:p>0.56899851560592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31.136cm" svg:height="17.513cm" xlink:href=".." xlink:type="simple" chart:class="chart:line" chart:column-mapping="0" chart:style-name="ch1">
        <chart:plot-area chart:style-name="ch2" table:cell-range-address="Foglio1.X1:Foglio1.X400 Foglio1.C1:Foglio1.C400" chart:data-source-has-labels="column" svg:x="0.622cm" svg:y="0.35cm" svg:width="29.892cm" svg:height="16.813cm">
          <chartooo:coordinate-region svg:x="1.349cm" svg:y="0.471cm" svg:width="29.165cm" svg:height="15.69cm"/>
          <chart:axis chart:dimension="x" chart:name="primary-x" chart:style-name="ch3" chartooo:axis-type="auto">
            <chartooo:date-scale/>
            <chart:categories table:cell-range-address="Foglio1.X1:Foglio1.X400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Foglio1.C1:Foglio1.C400" chart:class="chart:line">
            <chart:data-point chart:repeated="40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C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Foglio1.X1:Foglio1.X400</svg:desc>
                </draw:g>
              </table:table-cell>
              <table:table-cell office:value-type="float" office:value="0.242861434817314">
                <text:p>0.242861434817314</text:p>
                <draw:g>
                  <svg:desc>Foglio1.C1:Foglio1.C400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265308111906052">
                <text:p>0.26530811190605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272704929113388">
                <text:p>0.27270492911338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274525433778763">
                <text:p>0.27452543377876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2654889523983">
                <text:p>0.265488952398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253740429878235">
                <text:p>0.25374042987823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277058750391007">
                <text:p>0.27705875039100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260277599096298">
                <text:p>0.26027759909629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250065296888351">
                <text:p>0.25006529688835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266553997993469">
                <text:p>0.26655399799346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253085762262344">
                <text:p>0.253085762262344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27097687125206">
                <text:p>0.27097687125206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282661408185959">
                <text:p>0.282661408185959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268512606620789">
                <text:p>0.268512606620789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262565106153488">
                <text:p>0.26256510615348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292432755231857">
                <text:p>0.292432755231857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259095847606659">
                <text:p>0.259095847606659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268129289150238">
                <text:p>0.268129289150238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272742480039597">
                <text:p>0.27274248003959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275507748126984">
                <text:p>0.275507748126984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273923993110657">
                <text:p>0.273923993110657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279113799333572">
                <text:p>0.279113799333572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299592733383179">
                <text:p>0.299592733383179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291132718324661">
                <text:p>0.291132718324661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290203511714935">
                <text:p>0.290203511714935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274258762598038">
                <text:p>0.274258762598038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301173120737076">
                <text:p>0.301173120737076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287398517131805">
                <text:p>0.287398517131805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306158363819122">
                <text:p>0.30615836381912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304357647895813">
                <text:p>0.304357647895813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296502381563187">
                <text:p>0.296502381563187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30632945895195">
                <text:p>0.30632945895195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319152265787125">
                <text:p>0.319152265787125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293523788452148">
                <text:p>0.293523788452148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319896072149277">
                <text:p>0.319896072149277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313667833805084">
                <text:p>0.313667833805084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310283541679382">
                <text:p>0.310283541679382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32229083776474">
                <text:p>0.32229083776474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331203371286392">
                <text:p>0.33120337128639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320691138505936">
                <text:p>0.320691138505936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343646585941315">
                <text:p>0.343646585941315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287392497062683">
                <text:p>0.287392497062683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289553433656693">
                <text:p>0.289553433656693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29761129617691">
                <text:p>0.29761129617691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35843351483345">
                <text:p>0.35843351483345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362680554389954">
                <text:p>0.362680554389954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350404530763626">
                <text:p>0.350404530763626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350172907114029">
                <text:p>0.350172907114029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367645412683487">
                <text:p>0.36764541268348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372873395681381">
                <text:p>0.372873395681381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389664202928543">
                <text:p>0.389664202928543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380095839500427">
                <text:p>0.380095839500427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395885169506073">
                <text:p>0.395885169506073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424031376838684">
                <text:p>0.424031376838684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403987228870392">
                <text:p>0.403987228870392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425680220127106">
                <text:p>0.425680220127106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423545897006988">
                <text:p>0.423545897006988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424197494983673">
                <text:p>0.424197494983673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.45106565952301">
                <text:p>0.4510656595230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451113641262054">
                <text:p>0.451113641262054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.465107262134552">
                <text:p>0.465107262134552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.471837133169174">
                <text:p>0.471837133169174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.472814500331879">
                <text:p>0.472814500331879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507704079151154">
                <text:p>0.507704079151154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.496710807085037">
                <text:p>0.496710807085037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0.523084223270416">
                <text:p>0.523084223270416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.52569979429245">
                <text:p>0.52569979429245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0.52258574962616">
                <text:p>0.52258574962616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0.509866118431091">
                <text:p>0.509866118431091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510871469974518">
                <text:p>0.510871469974518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.512059211730957">
                <text:p>0.512059211730957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.489565223455429">
                <text:p>0.489565223455429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0.51920074224472">
                <text:p>0.51920074224472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.504936397075653">
                <text:p>0.504936397075653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495902866125107">
                <text:p>0.495902866125107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0.491237699985504">
                <text:p>0.491237699985504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0.491461992263794">
                <text:p>0.491461992263794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.481513738632202">
                <text:p>0.481513738632202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0.469251811504364">
                <text:p>0.46925181150436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485812455415726">
                <text:p>0.485812455415726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0.48550745844841">
                <text:p>0.48550745844841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.467045992612839">
                <text:p>0.467045992612839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0.473509877920151">
                <text:p>0.473509877920151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0.442604720592499">
                <text:p>0.442604720592499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.498421221971512">
                <text:p>0.498421221971512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0.47539833188057">
                <text:p>0.47539833188057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.470694124698639">
                <text:p>0.470694124698639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0.457354933023453">
                <text:p>0.457354933023453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0.452256232500076">
                <text:p>0.452256232500076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454729974269867">
                <text:p>0.454729974269867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0.448471784591675">
                <text:p>0.448471784591675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.448798477649689">
                <text:p>0.448798477649689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0.452542573213577">
                <text:p>0.452542573213577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0.446362853050232">
                <text:p>0.446362853050232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.45950847864151">
                <text:p>0.45950847864151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0.448551833629608">
                <text:p>0.448551833629608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0.449597150087357">
                <text:p>0.449597150087357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0.443202048540115">
                <text:p>0.443202048540115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0.461143285036087">
                <text:p>0.46114328503608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446694493293762">
                <text:p>0.446694493293762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0.474401921033859">
                <text:p>0.474401921033859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0.460635155439377">
                <text:p>0.460635155439377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0.448558151721954">
                <text:p>0.448558151721954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0.467724084854126">
                <text:p>0.467724084854126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0.46089431643486">
                <text:p>0.46089431643486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0.48992845416069">
                <text:p>0.48992845416069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0.462375521659851">
                <text:p>0.462375521659851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0.450271457433701">
                <text:p>0.450271457433701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0.439353555440903">
                <text:p>0.439353555440903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45458397269249">
                <text:p>0.45458397269249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0.183395132422447">
                <text:p>0.183395132422447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0.175621032714844">
                <text:p>0.175621032714844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0.181978553533554">
                <text:p>0.181978553533554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0.18949268758297">
                <text:p>0.18949268758297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0.183374017477036">
                <text:p>0.183374017477036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0.472455888986587">
                <text:p>0.472455888986587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0.479440897703171">
                <text:p>0.479440897703171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0.450849324464798">
                <text:p>0.450849324464798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0.457886755466461">
                <text:p>0.457886755466461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438661694526672">
                <text:p>0.438661694526672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0.433767437934876">
                <text:p>0.433767437934876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0.422879904508591">
                <text:p>0.422879904508591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0.444859683513641">
                <text:p>0.444859683513641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0.41759529709816">
                <text:p>0.41759529709816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0.426326900720596">
                <text:p>0.426326900720596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0.41798534989357">
                <text:p>0.41798534989357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0.418098598718643">
                <text:p>0.418098598718643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400212943553925">
                <text:p>0.400212943553925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0.410939663648605">
                <text:p>0.410939663648605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390478312969208">
                <text:p>0.390478312969208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0.391246378421783">
                <text:p>0.391246378421783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0.387990027666092">
                <text:p>0.387990027666092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0.39619579911232">
                <text:p>0.39619579911232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0.383198082447052">
                <text:p>0.383198082447052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0.367605954408646">
                <text:p>0.367605954408646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0.360681265592575">
                <text:p>0.360681265592575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0.358262896537781">
                <text:p>0.358262896537781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0.352587878704071">
                <text:p>0.352587878704071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0.36176598072052">
                <text:p>0.36176598072052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371549278497696">
                <text:p>0.371549278497696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0.367087334394455">
                <text:p>0.367087334394455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0.354019105434418">
                <text:p>0.354019105434418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0.353202939033508">
                <text:p>0.353202939033508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0.368424654006958">
                <text:p>0.368424654006958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0.368878155946732">
                <text:p>0.368878155946732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0.366963028907776">
                <text:p>0.366963028907776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0.379970580339432">
                <text:p>0.379970580339432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0.409535020589829">
                <text:p>0.409535020589829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0.394060730934143">
                <text:p>0.394060730934143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383022397756576">
                <text:p>0.383022397756576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0.40380534529686">
                <text:p>0.40380534529686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0.3965884745121">
                <text:p>0.3965884745121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0.421018600463867">
                <text:p>0.421018600463867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0.411027431488037">
                <text:p>0.411027431488037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0.429156988859177">
                <text:p>0.429156988859177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0.435427844524384">
                <text:p>0.435427844524384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0.452287614345551">
                <text:p>0.452287614345551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0.455247014760971">
                <text:p>0.455247014760971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0.458111524581909">
                <text:p>0.458111524581909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497031807899475">
                <text:p>0.497031807899475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0.480215162038803">
                <text:p>0.480215162038803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0.485051721334457">
                <text:p>0.485051721334457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0.512027502059937">
                <text:p>0.512027502059937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0.52019989490509">
                <text:p>0.52019989490509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0.548076987266541">
                <text:p>0.548076987266541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0.564492583274841">
                <text:p>0.564492583274841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0.573578059673309">
                <text:p>0.573578059673309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0.595649540424347">
                <text:p>0.595649540424347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0.595575213432312">
                <text:p>0.595575213432312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632901906967163">
                <text:p>0.632901906967163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0.629386007785797">
                <text:p>0.629386007785797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0.655481815338135">
                <text:p>0.655481815338135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0.688874781131744">
                <text:p>0.688874781131744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0.73225861787796">
                <text:p>0.73225861787796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0.749554753303528">
                <text:p>0.749554753303528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0.754202544689178">
                <text:p>0.754202544689178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0.801705658435822">
                <text:p>0.801705658435822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0.825055778026581">
                <text:p>0.825055778026581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0.887766122817993">
                <text:p>0.887766122817993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898370921611786">
                <text:p>0.898370921611786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0.970756888389587">
                <text:p>0.970756888389587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1.02236330509186">
                <text:p>1.02236330509186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1.0801717042923">
                <text:p>1.0801717042923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1.15043461322784">
                <text:p>1.15043461322784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1.23014771938324">
                <text:p>1.23014771938324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1.31418609619141">
                <text:p>1.31418609619141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1.43596458435059">
                <text:p>1.43596458435059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1.5527675151825">
                <text:p>1.5527675151825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1.71466207504272">
                <text:p>1.71466207504272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1.87248396873474">
                <text:p>1.87248396873474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2.10662817955017">
                <text:p>2.10662817955017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2.38885617256165">
                <text:p>2.38885617256165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2.76269006729126">
                <text:p>2.76269006729126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3.41530013084412">
                <text:p>3.41530013084412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3.97435164451599">
                <text:p>3.97435164451599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3.96909403800964">
                <text:p>3.96909403800964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3.96022033691406">
                <text:p>3.96022033691406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3.94538235664368">
                <text:p>3.94538235664368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3.93972206115723">
                <text:p>3.93972206115723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3.96666812896729">
                <text:p>3.96666812896729</text:p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3.9493408203125">
                <text:p>3.9493408203125</text:p>
              </table:table-cell>
            </table:table-row>
            <table:table-row>
              <table:table-cell office:value-type="float" office:value="202">
                <text:p>202</text:p>
              </table:table-cell>
              <table:table-cell office:value-type="float" office:value="3.96480822563171">
                <text:p>3.96480822563171</text:p>
              </table:table-cell>
            </table:table-row>
            <table:table-row>
              <table:table-cell office:value-type="float" office:value="203">
                <text:p>203</text:p>
              </table:table-cell>
              <table:table-cell office:value-type="float" office:value="3.95074486732483">
                <text:p>3.95074486732483</text:p>
              </table:table-cell>
            </table:table-row>
            <table:table-row>
              <table:table-cell office:value-type="float" office:value="204">
                <text:p>204</text:p>
              </table:table-cell>
              <table:table-cell office:value-type="float" office:value="3.95299363136292">
                <text:p>3.95299363136292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3.237065076828">
                <text:p>3.237065076828</text:p>
              </table:table-cell>
            </table:table-row>
            <table:table-row>
              <table:table-cell office:value-type="float" office:value="206">
                <text:p>206</text:p>
              </table:table-cell>
              <table:table-cell office:value-type="float" office:value="2.74691700935364">
                <text:p>2.74691700935364</text:p>
              </table:table-cell>
            </table:table-row>
            <table:table-row>
              <table:table-cell office:value-type="float" office:value="207">
                <text:p>207</text:p>
              </table:table-cell>
              <table:table-cell office:value-type="float" office:value="2.41874575614929">
                <text:p>2.41874575614929</text:p>
              </table:table-cell>
            </table:table-row>
            <table:table-row>
              <table:table-cell office:value-type="float" office:value="208">
                <text:p>208</text:p>
              </table:table-cell>
              <table:table-cell office:value-type="float" office:value="2.12602806091309">
                <text:p>2.12602806091309</text:p>
              </table:table-cell>
            </table:table-row>
            <table:table-row>
              <table:table-cell office:value-type="float" office:value="209">
                <text:p>209</text:p>
              </table:table-cell>
              <table:table-cell office:value-type="float" office:value="1.88591432571411">
                <text:p>1.88591432571411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1.72855401039124">
                <text:p>1.72855401039124</text:p>
              </table:table-cell>
            </table:table-row>
            <table:table-row>
              <table:table-cell office:value-type="float" office:value="211">
                <text:p>211</text:p>
              </table:table-cell>
              <table:table-cell office:value-type="float" office:value="1.56462645530701">
                <text:p>1.56462645530701</text:p>
              </table:table-cell>
            </table:table-row>
            <table:table-row>
              <table:table-cell office:value-type="float" office:value="212">
                <text:p>212</text:p>
              </table:table-cell>
              <table:table-cell office:value-type="float" office:value="1.45585596561432">
                <text:p>1.45585596561432</text:p>
              </table:table-cell>
            </table:table-row>
            <table:table-row>
              <table:table-cell office:value-type="float" office:value="213">
                <text:p>213</text:p>
              </table:table-cell>
              <table:table-cell office:value-type="float" office:value="1.33707332611084">
                <text:p>1.33707332611084</text:p>
              </table:table-cell>
            </table:table-row>
            <table:table-row>
              <table:table-cell office:value-type="float" office:value="214">
                <text:p>214</text:p>
              </table:table-cell>
              <table:table-cell office:value-type="float" office:value="1.26799523830414">
                <text:p>1.26799523830414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1.18150699138641">
                <text:p>1.18150699138641</text:p>
              </table:table-cell>
            </table:table-row>
            <table:table-row>
              <table:table-cell office:value-type="float" office:value="216">
                <text:p>216</text:p>
              </table:table-cell>
              <table:table-cell office:value-type="float" office:value="1.11150169372559">
                <text:p>1.11150169372559</text:p>
              </table:table-cell>
            </table:table-row>
            <table:table-row>
              <table:table-cell office:value-type="float" office:value="217">
                <text:p>217</text:p>
              </table:table-cell>
              <table:table-cell office:value-type="float" office:value="1.05685698986053">
                <text:p>1.05685698986053</text:p>
              </table:table-cell>
            </table:table-row>
            <table:table-row>
              <table:table-cell office:value-type="float" office:value="218">
                <text:p>218</text:p>
              </table:table-cell>
              <table:table-cell office:value-type="float" office:value="1.00150620937347">
                <text:p>1.00150620937347</text:p>
              </table:table-cell>
            </table:table-row>
            <table:table-row>
              <table:table-cell office:value-type="float" office:value="219">
                <text:p>219</text:p>
              </table:table-cell>
              <table:table-cell office:value-type="float" office:value="0.919010818004608">
                <text:p>0.919010818004608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879959881305695">
                <text:p>0.879959881305695</text:p>
              </table:table-cell>
            </table:table-row>
            <table:table-row>
              <table:table-cell office:value-type="float" office:value="221">
                <text:p>221</text:p>
              </table:table-cell>
              <table:table-cell office:value-type="float" office:value="0.851609170436859">
                <text:p>0.851609170436859</text:p>
              </table:table-cell>
            </table:table-row>
            <table:table-row>
              <table:table-cell office:value-type="float" office:value="222">
                <text:p>222</text:p>
              </table:table-cell>
              <table:table-cell office:value-type="float" office:value="0.820506989955902">
                <text:p>0.820506989955902</text:p>
              </table:table-cell>
            </table:table-row>
            <table:table-row>
              <table:table-cell office:value-type="float" office:value="223">
                <text:p>223</text:p>
              </table:table-cell>
              <table:table-cell office:value-type="float" office:value="0.765975534915924">
                <text:p>0.765975534915924</text:p>
              </table:table-cell>
            </table:table-row>
            <table:table-row>
              <table:table-cell office:value-type="float" office:value="224">
                <text:p>224</text:p>
              </table:table-cell>
              <table:table-cell office:value-type="float" office:value="0.7576984167099">
                <text:p>0.7576984167099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0.726030945777893">
                <text:p>0.726030945777893</text:p>
              </table:table-cell>
            </table:table-row>
            <table:table-row>
              <table:table-cell office:value-type="float" office:value="226">
                <text:p>226</text:p>
              </table:table-cell>
              <table:table-cell office:value-type="float" office:value="0.703949987888336">
                <text:p>0.703949987888336</text:p>
              </table:table-cell>
            </table:table-row>
            <table:table-row>
              <table:table-cell office:value-type="float" office:value="227">
                <text:p>227</text:p>
              </table:table-cell>
              <table:table-cell office:value-type="float" office:value="0.676583230495453">
                <text:p>0.676583230495453</text:p>
              </table:table-cell>
            </table:table-row>
            <table:table-row>
              <table:table-cell office:value-type="float" office:value="228">
                <text:p>228</text:p>
              </table:table-cell>
              <table:table-cell office:value-type="float" office:value="0.652475476264954">
                <text:p>0.652475476264954</text:p>
              </table:table-cell>
            </table:table-row>
            <table:table-row>
              <table:table-cell office:value-type="float" office:value="229">
                <text:p>229</text:p>
              </table:table-cell>
              <table:table-cell office:value-type="float" office:value="0.636478781700134">
                <text:p>0.636478781700134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615866780281067">
                <text:p>0.615866780281067</text:p>
              </table:table-cell>
            </table:table-row>
            <table:table-row>
              <table:table-cell office:value-type="float" office:value="231">
                <text:p>231</text:p>
              </table:table-cell>
              <table:table-cell office:value-type="float" office:value="0.599267303943634">
                <text:p>0.599267303943634</text:p>
              </table:table-cell>
            </table:table-row>
            <table:table-row>
              <table:table-cell office:value-type="float" office:value="232">
                <text:p>232</text:p>
              </table:table-cell>
              <table:table-cell office:value-type="float" office:value="0.583122432231903">
                <text:p>0.583122432231903</text:p>
              </table:table-cell>
            </table:table-row>
            <table:table-row>
              <table:table-cell office:value-type="float" office:value="233">
                <text:p>233</text:p>
              </table:table-cell>
              <table:table-cell office:value-type="float" office:value="0.549902200698853">
                <text:p>0.549902200698853</text:p>
              </table:table-cell>
            </table:table-row>
            <table:table-row>
              <table:table-cell office:value-type="float" office:value="234">
                <text:p>234</text:p>
              </table:table-cell>
              <table:table-cell office:value-type="float" office:value="0.529124975204468">
                <text:p>0.529124975204468</text:p>
              </table:table-cell>
            </table:table-row>
            <table:table-row>
              <table:table-cell office:value-type="float" office:value="235">
                <text:p>235</text:p>
              </table:table-cell>
              <table:table-cell office:value-type="float" office:value="0.536291360855103">
                <text:p>0.536291360855103</text:p>
              </table:table-cell>
            </table:table-row>
            <table:table-row>
              <table:table-cell office:value-type="float" office:value="236">
                <text:p>236</text:p>
              </table:table-cell>
              <table:table-cell office:value-type="float" office:value="0.521734178066254">
                <text:p>0.521734178066254</text:p>
              </table:table-cell>
            </table:table-row>
            <table:table-row>
              <table:table-cell office:value-type="float" office:value="237">
                <text:p>237</text:p>
              </table:table-cell>
              <table:table-cell office:value-type="float" office:value="0.516198754310608">
                <text:p>0.516198754310608</text:p>
              </table:table-cell>
            </table:table-row>
            <table:table-row>
              <table:table-cell office:value-type="float" office:value="238">
                <text:p>238</text:p>
              </table:table-cell>
              <table:table-cell office:value-type="float" office:value="0.50871354341507">
                <text:p>0.50871354341507</text:p>
              </table:table-cell>
            </table:table-row>
            <table:table-row>
              <table:table-cell office:value-type="float" office:value="239">
                <text:p>239</text:p>
              </table:table-cell>
              <table:table-cell office:value-type="float" office:value="0.483315587043762">
                <text:p>0.483315587043762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487157553434372">
                <text:p>0.487157553434372</text:p>
              </table:table-cell>
            </table:table-row>
            <table:table-row>
              <table:table-cell office:value-type="float" office:value="241">
                <text:p>241</text:p>
              </table:table-cell>
              <table:table-cell office:value-type="float" office:value="0.449678331613541">
                <text:p>0.449678331613541</text:p>
              </table:table-cell>
            </table:table-row>
            <table:table-row>
              <table:table-cell office:value-type="float" office:value="242">
                <text:p>242</text:p>
              </table:table-cell>
              <table:table-cell office:value-type="float" office:value="0.468052685260773">
                <text:p>0.468052685260773</text:p>
              </table:table-cell>
            </table:table-row>
            <table:table-row>
              <table:table-cell office:value-type="float" office:value="243">
                <text:p>243</text:p>
              </table:table-cell>
              <table:table-cell office:value-type="float" office:value="0.454852789640427">
                <text:p>0.454852789640427</text:p>
              </table:table-cell>
            </table:table-row>
            <table:table-row>
              <table:table-cell office:value-type="float" office:value="244">
                <text:p>244</text:p>
              </table:table-cell>
              <table:table-cell office:value-type="float" office:value="0.435404449701309">
                <text:p>0.435404449701309</text:p>
              </table:table-cell>
            </table:table-row>
            <table:table-row>
              <table:table-cell office:value-type="float" office:value="245">
                <text:p>245</text:p>
              </table:table-cell>
              <table:table-cell office:value-type="float" office:value="0.449589431285858">
                <text:p>0.449589431285858</text:p>
              </table:table-cell>
            </table:table-row>
            <table:table-row>
              <table:table-cell office:value-type="float" office:value="246">
                <text:p>246</text:p>
              </table:table-cell>
              <table:table-cell office:value-type="float" office:value="0.431591391563415">
                <text:p>0.431591391563415</text:p>
              </table:table-cell>
            </table:table-row>
            <table:table-row>
              <table:table-cell office:value-type="float" office:value="247">
                <text:p>247</text:p>
              </table:table-cell>
              <table:table-cell office:value-type="float" office:value="0.420625954866409">
                <text:p>0.420625954866409</text:p>
              </table:table-cell>
            </table:table-row>
            <table:table-row>
              <table:table-cell office:value-type="float" office:value="248">
                <text:p>248</text:p>
              </table:table-cell>
              <table:table-cell office:value-type="float" office:value="0.408692240715027">
                <text:p>0.408692240715027</text:p>
              </table:table-cell>
            </table:table-row>
            <table:table-row>
              <table:table-cell office:value-type="float" office:value="249">
                <text:p>249</text:p>
              </table:table-cell>
              <table:table-cell office:value-type="float" office:value="0.418570965528488">
                <text:p>0.418570965528488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415817230939865">
                <text:p>0.415817230939865</text:p>
              </table:table-cell>
            </table:table-row>
            <table:table-row>
              <table:table-cell office:value-type="float" office:value="251">
                <text:p>251</text:p>
              </table:table-cell>
              <table:table-cell office:value-type="float" office:value="0.402708053588867">
                <text:p>0.402708053588867</text:p>
              </table:table-cell>
            </table:table-row>
            <table:table-row>
              <table:table-cell office:value-type="float" office:value="252">
                <text:p>252</text:p>
              </table:table-cell>
              <table:table-cell office:value-type="float" office:value="0.38196611404419">
                <text:p>0.38196611404419</text:p>
              </table:table-cell>
            </table:table-row>
            <table:table-row>
              <table:table-cell office:value-type="float" office:value="253">
                <text:p>253</text:p>
              </table:table-cell>
              <table:table-cell office:value-type="float" office:value="0.388791650533676">
                <text:p>0.388791650533676</text:p>
              </table:table-cell>
            </table:table-row>
            <table:table-row>
              <table:table-cell office:value-type="float" office:value="254">
                <text:p>254</text:p>
              </table:table-cell>
              <table:table-cell office:value-type="float" office:value="0.38819169998169">
                <text:p>0.38819169998169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0.366285771131515">
                <text:p>0.366285771131515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367309957742691">
                <text:p>0.367309957742691</text:p>
              </table:table-cell>
            </table:table-row>
            <table:table-row>
              <table:table-cell office:value-type="float" office:value="257">
                <text:p>257</text:p>
              </table:table-cell>
              <table:table-cell office:value-type="float" office:value="0.368353992700577">
                <text:p>0.368353992700577</text:p>
              </table:table-cell>
            </table:table-row>
            <table:table-row>
              <table:table-cell office:value-type="float" office:value="258">
                <text:p>258</text:p>
              </table:table-cell>
              <table:table-cell office:value-type="float" office:value="0.358526825904846">
                <text:p>0.358526825904846</text:p>
              </table:table-cell>
            </table:table-row>
            <table:table-row>
              <table:table-cell office:value-type="float" office:value="259">
                <text:p>259</text:p>
              </table:table-cell>
              <table:table-cell office:value-type="float" office:value="0.36110931634903">
                <text:p>0.36110931634903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359221965074539">
                <text:p>0.359221965074539</text:p>
              </table:table-cell>
            </table:table-row>
            <table:table-row>
              <table:table-cell office:value-type="float" office:value="261">
                <text:p>261</text:p>
              </table:table-cell>
              <table:table-cell office:value-type="float" office:value="0.347811728715897">
                <text:p>0.347811728715897</text:p>
              </table:table-cell>
            </table:table-row>
            <table:table-row>
              <table:table-cell office:value-type="float" office:value="262">
                <text:p>262</text:p>
              </table:table-cell>
              <table:table-cell office:value-type="float" office:value="0.35820859670639">
                <text:p>0.35820859670639</text:p>
              </table:table-cell>
            </table:table-row>
            <table:table-row>
              <table:table-cell office:value-type="float" office:value="263">
                <text:p>263</text:p>
              </table:table-cell>
              <table:table-cell office:value-type="float" office:value="0.338673919439316">
                <text:p>0.338673919439316</text:p>
              </table:table-cell>
            </table:table-row>
            <table:table-row>
              <table:table-cell office:value-type="float" office:value="264">
                <text:p>264</text:p>
              </table:table-cell>
              <table:table-cell office:value-type="float" office:value="0.335638433694839">
                <text:p>0.335638433694839</text:p>
              </table:table-cell>
            </table:table-row>
            <table:table-row>
              <table:table-cell office:value-type="float" office:value="265">
                <text:p>265</text:p>
              </table:table-cell>
              <table:table-cell office:value-type="float" office:value="0.332679450511932">
                <text:p>0.332679450511932</text:p>
              </table:table-cell>
            </table:table-row>
            <table:table-row>
              <table:table-cell office:value-type="float" office:value="266">
                <text:p>266</text:p>
              </table:table-cell>
              <table:table-cell office:value-type="float" office:value="0.329021751880646">
                <text:p>0.329021751880646</text:p>
              </table:table-cell>
            </table:table-row>
            <table:table-row>
              <table:table-cell office:value-type="float" office:value="267">
                <text:p>267</text:p>
              </table:table-cell>
              <table:table-cell office:value-type="float" office:value="0.328612118959427">
                <text:p>0.328612118959427</text:p>
              </table:table-cell>
            </table:table-row>
            <table:table-row>
              <table:table-cell office:value-type="float" office:value="268">
                <text:p>268</text:p>
              </table:table-cell>
              <table:table-cell office:value-type="float" office:value="0.31745183467865">
                <text:p>0.31745183467865</text:p>
              </table:table-cell>
            </table:table-row>
            <table:table-row>
              <table:table-cell office:value-type="float" office:value="269">
                <text:p>269</text:p>
              </table:table-cell>
              <table:table-cell office:value-type="float" office:value="0.336027324199677">
                <text:p>0.336027324199677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330810874700546">
                <text:p>0.330810874700546</text:p>
              </table:table-cell>
            </table:table-row>
            <table:table-row>
              <table:table-cell office:value-type="float" office:value="271">
                <text:p>271</text:p>
              </table:table-cell>
              <table:table-cell office:value-type="float" office:value="0.307851493358612">
                <text:p>0.307851493358612</text:p>
              </table:table-cell>
            </table:table-row>
            <table:table-row>
              <table:table-cell office:value-type="float" office:value="272">
                <text:p>272</text:p>
              </table:table-cell>
              <table:table-cell office:value-type="float" office:value="0.29972979426384">
                <text:p>0.29972979426384</text:p>
              </table:table-cell>
            </table:table-row>
            <table:table-row>
              <table:table-cell office:value-type="float" office:value="273">
                <text:p>273</text:p>
              </table:table-cell>
              <table:table-cell office:value-type="float" office:value="0.301057010889053">
                <text:p>0.301057010889053</text:p>
              </table:table-cell>
            </table:table-row>
            <table:table-row>
              <table:table-cell office:value-type="float" office:value="274">
                <text:p>274</text:p>
              </table:table-cell>
              <table:table-cell office:value-type="float" office:value="0.337057679891586">
                <text:p>0.337057679891586</text:p>
              </table:table-cell>
            </table:table-row>
            <table:table-row>
              <table:table-cell office:value-type="float" office:value="275">
                <text:p>275</text:p>
              </table:table-cell>
              <table:table-cell office:value-type="float" office:value="0.31777885556221">
                <text:p>0.31777885556221</text:p>
              </table:table-cell>
            </table:table-row>
            <table:table-row>
              <table:table-cell office:value-type="float" office:value="276">
                <text:p>276</text:p>
              </table:table-cell>
              <table:table-cell office:value-type="float" office:value="0.306444227695465">
                <text:p>0.306444227695465</text:p>
              </table:table-cell>
            </table:table-row>
            <table:table-row>
              <table:table-cell office:value-type="float" office:value="277">
                <text:p>277</text:p>
              </table:table-cell>
              <table:table-cell office:value-type="float" office:value="0.295284777879715">
                <text:p>0.295284777879715</text:p>
              </table:table-cell>
            </table:table-row>
            <table:table-row>
              <table:table-cell office:value-type="float" office:value="278">
                <text:p>278</text:p>
              </table:table-cell>
              <table:table-cell office:value-type="float" office:value="0.291872292757034">
                <text:p>0.291872292757034</text:p>
              </table:table-cell>
            </table:table-row>
            <table:table-row>
              <table:table-cell office:value-type="float" office:value="279">
                <text:p>279</text:p>
              </table:table-cell>
              <table:table-cell office:value-type="float" office:value="0.295754373073578">
                <text:p>0.295754373073578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317414373159409">
                <text:p>0.317414373159409</text:p>
              </table:table-cell>
            </table:table-row>
            <table:table-row>
              <table:table-cell office:value-type="float" office:value="281">
                <text:p>281</text:p>
              </table:table-cell>
              <table:table-cell office:value-type="float" office:value="0.294238895177841">
                <text:p>0.294238895177841</text:p>
              </table:table-cell>
            </table:table-row>
            <table:table-row>
              <table:table-cell office:value-type="float" office:value="282">
                <text:p>282</text:p>
              </table:table-cell>
              <table:table-cell office:value-type="float" office:value="0.289095103740692">
                <text:p>0.289095103740692</text:p>
              </table:table-cell>
            </table:table-row>
            <table:table-row>
              <table:table-cell office:value-type="float" office:value="283">
                <text:p>283</text:p>
              </table:table-cell>
              <table:table-cell office:value-type="float" office:value="0.299661457538605">
                <text:p>0.299661457538605</text:p>
              </table:table-cell>
            </table:table-row>
            <table:table-row>
              <table:table-cell office:value-type="float" office:value="284">
                <text:p>284</text:p>
              </table:table-cell>
              <table:table-cell office:value-type="float" office:value="0.311981469392776">
                <text:p>0.311981469392776</text:p>
              </table:table-cell>
            </table:table-row>
            <table:table-row>
              <table:table-cell office:value-type="float" office:value="285">
                <text:p>285</text:p>
              </table:table-cell>
              <table:table-cell office:value-type="float" office:value="0.283473700284958">
                <text:p>0.283473700284958</text:p>
              </table:table-cell>
            </table:table-row>
            <table:table-row>
              <table:table-cell office:value-type="float" office:value="286">
                <text:p>286</text:p>
              </table:table-cell>
              <table:table-cell office:value-type="float" office:value="0.170796975493431">
                <text:p>0.170796975493431</text:p>
              </table:table-cell>
            </table:table-row>
            <table:table-row>
              <table:table-cell office:value-type="float" office:value="287">
                <text:p>287</text:p>
              </table:table-cell>
              <table:table-cell office:value-type="float" office:value="0.171379864215851">
                <text:p>0.171379864215851</text:p>
              </table:table-cell>
            </table:table-row>
            <table:table-row>
              <table:table-cell office:value-type="float" office:value="288">
                <text:p>288</text:p>
              </table:table-cell>
              <table:table-cell office:value-type="float" office:value="0.180315777659416">
                <text:p>0.180315777659416</text:p>
              </table:table-cell>
            </table:table-row>
            <table:table-row>
              <table:table-cell office:value-type="float" office:value="289">
                <text:p>289</text:p>
              </table:table-cell>
              <table:table-cell office:value-type="float" office:value="0.183219492435455">
                <text:p>0.183219492435455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194636449217796">
                <text:p>0.194636449217796</text:p>
              </table:table-cell>
            </table:table-row>
            <table:table-row>
              <table:table-cell office:value-type="float" office:value="291">
                <text:p>291</text:p>
              </table:table-cell>
              <table:table-cell office:value-type="float" office:value="0.2737857401371">
                <text:p>0.2737857401371</text:p>
              </table:table-cell>
            </table:table-row>
            <table:table-row>
              <table:table-cell office:value-type="float" office:value="292">
                <text:p>292</text:p>
              </table:table-cell>
              <table:table-cell office:value-type="float" office:value="0.293017327785492">
                <text:p>0.293017327785492</text:p>
              </table:table-cell>
            </table:table-row>
            <table:table-row>
              <table:table-cell office:value-type="float" office:value="293">
                <text:p>293</text:p>
              </table:table-cell>
              <table:table-cell office:value-type="float" office:value="0.267789721488953">
                <text:p>0.267789721488953</text:p>
              </table:table-cell>
            </table:table-row>
            <table:table-row>
              <table:table-cell office:value-type="float" office:value="294">
                <text:p>294</text:p>
              </table:table-cell>
              <table:table-cell office:value-type="float" office:value="0.291165143251419">
                <text:p>0.291165143251419</text:p>
              </table:table-cell>
            </table:table-row>
            <table:table-row>
              <table:table-cell office:value-type="float" office:value="295">
                <text:p>295</text:p>
              </table:table-cell>
              <table:table-cell office:value-type="float" office:value="0.293098211288452">
                <text:p>0.293098211288452</text:p>
              </table:table-cell>
            </table:table-row>
            <table:table-row>
              <table:table-cell office:value-type="float" office:value="296">
                <text:p>296</text:p>
              </table:table-cell>
              <table:table-cell office:value-type="float" office:value="0.274238556623459">
                <text:p>0.274238556623459</text:p>
              </table:table-cell>
            </table:table-row>
            <table:table-row>
              <table:table-cell office:value-type="float" office:value="297">
                <text:p>297</text:p>
              </table:table-cell>
              <table:table-cell office:value-type="float" office:value="0.280380219221115">
                <text:p>0.280380219221115</text:p>
              </table:table-cell>
            </table:table-row>
            <table:table-row>
              <table:table-cell office:value-type="float" office:value="298">
                <text:p>298</text:p>
              </table:table-cell>
              <table:table-cell office:value-type="float" office:value="0.287067651748657">
                <text:p>0.287067651748657</text:p>
              </table:table-cell>
            </table:table-row>
            <table:table-row>
              <table:table-cell office:value-type="float" office:value="299">
                <text:p>299</text:p>
              </table:table-cell>
              <table:table-cell office:value-type="float" office:value="0.274586051702499">
                <text:p>0.274586051702499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289316803216934">
                <text:p>0.289316803216934</text:p>
              </table:table-cell>
            </table:table-row>
            <table:table-row>
              <table:table-cell office:value-type="float" office:value="301">
                <text:p>301</text:p>
              </table:table-cell>
              <table:table-cell office:value-type="float" office:value="0.282670646905899">
                <text:p>0.282670646905899</text:p>
              </table:table-cell>
            </table:table-row>
            <table:table-row>
              <table:table-cell office:value-type="float" office:value="302">
                <text:p>302</text:p>
              </table:table-cell>
              <table:table-cell office:value-type="float" office:value="0.286737412214279">
                <text:p>0.286737412214279</text:p>
              </table:table-cell>
            </table:table-row>
            <table:table-row>
              <table:table-cell office:value-type="float" office:value="303">
                <text:p>303</text:p>
              </table:table-cell>
              <table:table-cell office:value-type="float" office:value="0.285486370325088">
                <text:p>0.285486370325088</text:p>
              </table:table-cell>
            </table:table-row>
            <table:table-row>
              <table:table-cell office:value-type="float" office:value="304">
                <text:p>304</text:p>
              </table:table-cell>
              <table:table-cell office:value-type="float" office:value="0.272218197584152">
                <text:p>0.272218197584152</text:p>
              </table:table-cell>
            </table:table-row>
            <table:table-row>
              <table:table-cell office:value-type="float" office:value="305">
                <text:p>305</text:p>
              </table:table-cell>
              <table:table-cell office:value-type="float" office:value="0.284981608390808">
                <text:p>0.284981608390808</text:p>
              </table:table-cell>
            </table:table-row>
            <table:table-row>
              <table:table-cell office:value-type="float" office:value="306">
                <text:p>306</text:p>
              </table:table-cell>
              <table:table-cell office:value-type="float" office:value="0.277537316083908">
                <text:p>0.277537316083908</text:p>
              </table:table-cell>
            </table:table-row>
            <table:table-row>
              <table:table-cell office:value-type="float" office:value="307">
                <text:p>307</text:p>
              </table:table-cell>
              <table:table-cell office:value-type="float" office:value="0.282890945672989">
                <text:p>0.282890945672989</text:p>
              </table:table-cell>
            </table:table-row>
            <table:table-row>
              <table:table-cell office:value-type="float" office:value="308">
                <text:p>308</text:p>
              </table:table-cell>
              <table:table-cell office:value-type="float" office:value="0.301385581493378">
                <text:p>0.301385581493378</text:p>
              </table:table-cell>
            </table:table-row>
            <table:table-row>
              <table:table-cell office:value-type="float" office:value="309">
                <text:p>309</text:p>
              </table:table-cell>
              <table:table-cell office:value-type="float" office:value="0.299443870782852">
                <text:p>0.299443870782852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.282131791114807">
                <text:p>0.282131791114807</text:p>
              </table:table-cell>
            </table:table-row>
            <table:table-row>
              <table:table-cell office:value-type="float" office:value="311">
                <text:p>311</text:p>
              </table:table-cell>
              <table:table-cell office:value-type="float" office:value="0.29383048415184">
                <text:p>0.29383048415184</text:p>
              </table:table-cell>
            </table:table-row>
            <table:table-row>
              <table:table-cell office:value-type="float" office:value="312">
                <text:p>312</text:p>
              </table:table-cell>
              <table:table-cell office:value-type="float" office:value="0.291298419237137">
                <text:p>0.291298419237137</text:p>
              </table:table-cell>
            </table:table-row>
            <table:table-row>
              <table:table-cell office:value-type="float" office:value="313">
                <text:p>313</text:p>
              </table:table-cell>
              <table:table-cell office:value-type="float" office:value="0.294017791748047">
                <text:p>0.294017791748047</text:p>
              </table:table-cell>
            </table:table-row>
            <table:table-row>
              <table:table-cell office:value-type="float" office:value="314">
                <text:p>314</text:p>
              </table:table-cell>
              <table:table-cell office:value-type="float" office:value="0.303276419639587">
                <text:p>0.303276419639587</text:p>
              </table:table-cell>
            </table:table-row>
            <table:table-row>
              <table:table-cell office:value-type="float" office:value="315">
                <text:p>315</text:p>
              </table:table-cell>
              <table:table-cell office:value-type="float" office:value="0.302877962589264">
                <text:p>0.302877962589264</text:p>
              </table:table-cell>
            </table:table-row>
            <table:table-row>
              <table:table-cell office:value-type="float" office:value="316">
                <text:p>316</text:p>
              </table:table-cell>
              <table:table-cell office:value-type="float" office:value="0.305487066507339">
                <text:p>0.305487066507339</text:p>
              </table:table-cell>
            </table:table-row>
            <table:table-row>
              <table:table-cell office:value-type="float" office:value="317">
                <text:p>317</text:p>
              </table:table-cell>
              <table:table-cell office:value-type="float" office:value="0.29261913895607">
                <text:p>0.29261913895607</text:p>
              </table:table-cell>
            </table:table-row>
            <table:table-row>
              <table:table-cell office:value-type="float" office:value="318">
                <text:p>318</text:p>
              </table:table-cell>
              <table:table-cell office:value-type="float" office:value="0.314176648855209">
                <text:p>0.314176648855209</text:p>
              </table:table-cell>
            </table:table-row>
            <table:table-row>
              <table:table-cell office:value-type="float" office:value="319">
                <text:p>319</text:p>
              </table:table-cell>
              <table:table-cell office:value-type="float" office:value="0.305104941129684">
                <text:p>0.305104941129684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310739666223526">
                <text:p>0.310739666223526</text:p>
              </table:table-cell>
            </table:table-row>
            <table:table-row>
              <table:table-cell office:value-type="float" office:value="321">
                <text:p>321</text:p>
              </table:table-cell>
              <table:table-cell office:value-type="float" office:value="0.307383865118027">
                <text:p>0.307383865118027</text:p>
              </table:table-cell>
            </table:table-row>
            <table:table-row>
              <table:table-cell office:value-type="float" office:value="322">
                <text:p>322</text:p>
              </table:table-cell>
              <table:table-cell office:value-type="float" office:value="0.308647602796555">
                <text:p>0.308647602796555</text:p>
              </table:table-cell>
            </table:table-row>
            <table:table-row>
              <table:table-cell office:value-type="float" office:value="323">
                <text:p>323</text:p>
              </table:table-cell>
              <table:table-cell office:value-type="float" office:value="0.295222371816635">
                <text:p>0.295222371816635</text:p>
              </table:table-cell>
            </table:table-row>
            <table:table-row>
              <table:table-cell office:value-type="float" office:value="324">
                <text:p>324</text:p>
              </table:table-cell>
              <table:table-cell office:value-type="float" office:value="0.316810190677643">
                <text:p>0.316810190677643</text:p>
              </table:table-cell>
            </table:table-row>
            <table:table-row>
              <table:table-cell office:value-type="float" office:value="325">
                <text:p>325</text:p>
              </table:table-cell>
              <table:table-cell office:value-type="float" office:value="0.310029685497284">
                <text:p>0.310029685497284</text:p>
              </table:table-cell>
            </table:table-row>
            <table:table-row>
              <table:table-cell office:value-type="float" office:value="326">
                <text:p>326</text:p>
              </table:table-cell>
              <table:table-cell office:value-type="float" office:value="0.319942951202393">
                <text:p>0.319942951202393</text:p>
              </table:table-cell>
            </table:table-row>
            <table:table-row>
              <table:table-cell office:value-type="float" office:value="327">
                <text:p>327</text:p>
              </table:table-cell>
              <table:table-cell office:value-type="float" office:value="0.296492248773575">
                <text:p>0.296492248773575</text:p>
              </table:table-cell>
            </table:table-row>
            <table:table-row>
              <table:table-cell office:value-type="float" office:value="328">
                <text:p>328</text:p>
              </table:table-cell>
              <table:table-cell office:value-type="float" office:value="0.322947472333908">
                <text:p>0.322947472333908</text:p>
              </table:table-cell>
            </table:table-row>
            <table:table-row>
              <table:table-cell office:value-type="float" office:value="329">
                <text:p>329</text:p>
              </table:table-cell>
              <table:table-cell office:value-type="float" office:value="0.3263900578022">
                <text:p>0.3263900578022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306453257799149">
                <text:p>0.306453257799149</text:p>
              </table:table-cell>
            </table:table-row>
            <table:table-row>
              <table:table-cell office:value-type="float" office:value="331">
                <text:p>331</text:p>
              </table:table-cell>
              <table:table-cell office:value-type="float" office:value="0.316415131092072">
                <text:p>0.316415131092072</text:p>
              </table:table-cell>
            </table:table-row>
            <table:table-row>
              <table:table-cell office:value-type="float" office:value="332">
                <text:p>332</text:p>
              </table:table-cell>
              <table:table-cell office:value-type="float" office:value="0.316725701093674">
                <text:p>0.316725701093674</text:p>
              </table:table-cell>
            </table:table-row>
            <table:table-row>
              <table:table-cell office:value-type="float" office:value="333">
                <text:p>333</text:p>
              </table:table-cell>
              <table:table-cell office:value-type="float" office:value="0.340614557266235">
                <text:p>0.340614557266235</text:p>
              </table:table-cell>
            </table:table-row>
            <table:table-row>
              <table:table-cell office:value-type="float" office:value="334">
                <text:p>334</text:p>
              </table:table-cell>
              <table:table-cell office:value-type="float" office:value="0.352845191955566">
                <text:p>0.352845191955566</text:p>
              </table:table-cell>
            </table:table-row>
            <table:table-row>
              <table:table-cell office:value-type="float" office:value="335">
                <text:p>335</text:p>
              </table:table-cell>
              <table:table-cell office:value-type="float" office:value="0.343814373016357">
                <text:p>0.343814373016357</text:p>
              </table:table-cell>
            </table:table-row>
            <table:table-row>
              <table:table-cell office:value-type="float" office:value="336">
                <text:p>336</text:p>
              </table:table-cell>
              <table:table-cell office:value-type="float" office:value="0.337827354669571">
                <text:p>0.337827354669571</text:p>
              </table:table-cell>
            </table:table-row>
            <table:table-row>
              <table:table-cell office:value-type="float" office:value="337">
                <text:p>337</text:p>
              </table:table-cell>
              <table:table-cell office:value-type="float" office:value="0.348531156778336">
                <text:p>0.348531156778336</text:p>
              </table:table-cell>
            </table:table-row>
            <table:table-row>
              <table:table-cell office:value-type="float" office:value="338">
                <text:p>338</text:p>
              </table:table-cell>
              <table:table-cell office:value-type="float" office:value="0.356116116046906">
                <text:p>0.356116116046906</text:p>
              </table:table-cell>
            </table:table-row>
            <table:table-row>
              <table:table-cell office:value-type="float" office:value="339">
                <text:p>339</text:p>
              </table:table-cell>
              <table:table-cell office:value-type="float" office:value="0.331237852573395">
                <text:p>0.331237852573395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350921750068665">
                <text:p>0.350921750068665</text:p>
              </table:table-cell>
            </table:table-row>
            <table:table-row>
              <table:table-cell office:value-type="float" office:value="341">
                <text:p>341</text:p>
              </table:table-cell>
              <table:table-cell office:value-type="float" office:value="0.370921492576599">
                <text:p>0.370921492576599</text:p>
              </table:table-cell>
            </table:table-row>
            <table:table-row>
              <table:table-cell office:value-type="float" office:value="342">
                <text:p>342</text:p>
              </table:table-cell>
              <table:table-cell office:value-type="float" office:value="0.375979006290436">
                <text:p>0.375979006290436</text:p>
              </table:table-cell>
            </table:table-row>
            <table:table-row>
              <table:table-cell office:value-type="float" office:value="343">
                <text:p>343</text:p>
              </table:table-cell>
              <table:table-cell office:value-type="float" office:value="0.375142812728882">
                <text:p>0.375142812728882</text:p>
              </table:table-cell>
            </table:table-row>
            <table:table-row>
              <table:table-cell office:value-type="float" office:value="344">
                <text:p>344</text:p>
              </table:table-cell>
              <table:table-cell office:value-type="float" office:value="0.371771335601807">
                <text:p>0.371771335601807</text:p>
              </table:table-cell>
            </table:table-row>
            <table:table-row>
              <table:table-cell office:value-type="float" office:value="345">
                <text:p>345</text:p>
              </table:table-cell>
              <table:table-cell office:value-type="float" office:value="0.396351873874664">
                <text:p>0.396351873874664</text:p>
              </table:table-cell>
            </table:table-row>
            <table:table-row>
              <table:table-cell office:value-type="float" office:value="346">
                <text:p>346</text:p>
              </table:table-cell>
              <table:table-cell office:value-type="float" office:value="0.391202419996262">
                <text:p>0.391202419996262</text:p>
              </table:table-cell>
            </table:table-row>
            <table:table-row>
              <table:table-cell office:value-type="float" office:value="347">
                <text:p>347</text:p>
              </table:table-cell>
              <table:table-cell office:value-type="float" office:value="0.411939740180969">
                <text:p>0.411939740180969</text:p>
              </table:table-cell>
            </table:table-row>
            <table:table-row>
              <table:table-cell office:value-type="float" office:value="348">
                <text:p>348</text:p>
              </table:table-cell>
              <table:table-cell office:value-type="float" office:value="0.396399348974228">
                <text:p>0.396399348974228</text:p>
              </table:table-cell>
            </table:table-row>
            <table:table-row>
              <table:table-cell office:value-type="float" office:value="349">
                <text:p>349</text:p>
              </table:table-cell>
              <table:table-cell office:value-type="float" office:value="0.377637028694153">
                <text:p>0.377637028694153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365947812795639">
                <text:p>0.365947812795639</text:p>
              </table:table-cell>
            </table:table-row>
            <table:table-row>
              <table:table-cell office:value-type="float" office:value="351">
                <text:p>351</text:p>
              </table:table-cell>
              <table:table-cell office:value-type="float" office:value="0.348175823688507">
                <text:p>0.348175823688507</text:p>
              </table:table-cell>
            </table:table-row>
            <table:table-row>
              <table:table-cell office:value-type="float" office:value="352">
                <text:p>352</text:p>
              </table:table-cell>
              <table:table-cell office:value-type="float" office:value="0.345693588256836">
                <text:p>0.345693588256836</text:p>
              </table:table-cell>
            </table:table-row>
            <table:table-row>
              <table:table-cell office:value-type="float" office:value="353">
                <text:p>353</text:p>
              </table:table-cell>
              <table:table-cell office:value-type="float" office:value="0.374057769775391">
                <text:p>0.374057769775391</text:p>
              </table:table-cell>
            </table:table-row>
            <table:table-row>
              <table:table-cell office:value-type="float" office:value="354">
                <text:p>354</text:p>
              </table:table-cell>
              <table:table-cell office:value-type="float" office:value="0.341664612293243">
                <text:p>0.341664612293243</text:p>
              </table:table-cell>
            </table:table-row>
            <table:table-row>
              <table:table-cell office:value-type="float" office:value="355">
                <text:p>355</text:p>
              </table:table-cell>
              <table:table-cell office:value-type="float" office:value="0.346817910671234">
                <text:p>0.346817910671234</text:p>
              </table:table-cell>
            </table:table-row>
            <table:table-row>
              <table:table-cell office:value-type="float" office:value="356">
                <text:p>356</text:p>
              </table:table-cell>
              <table:table-cell office:value-type="float" office:value="0.329563945531845">
                <text:p>0.329563945531845</text:p>
              </table:table-cell>
            </table:table-row>
            <table:table-row>
              <table:table-cell office:value-type="float" office:value="357">
                <text:p>357</text:p>
              </table:table-cell>
              <table:table-cell office:value-type="float" office:value="0.290436685085297">
                <text:p>0.290436685085297</text:p>
              </table:table-cell>
            </table:table-row>
            <table:table-row>
              <table:table-cell office:value-type="float" office:value="358">
                <text:p>358</text:p>
              </table:table-cell>
              <table:table-cell office:value-type="float" office:value="0.290194541215897">
                <text:p>0.290194541215897</text:p>
              </table:table-cell>
            </table:table-row>
            <table:table-row>
              <table:table-cell office:value-type="float" office:value="359">
                <text:p>359</text:p>
              </table:table-cell>
              <table:table-cell office:value-type="float" office:value="0.297544151544571">
                <text:p>0.297544151544571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.316808611154556">
                <text:p>0.316808611154556</text:p>
              </table:table-cell>
            </table:table-row>
            <table:table-row>
              <table:table-cell office:value-type="float" office:value="361">
                <text:p>361</text:p>
              </table:table-cell>
              <table:table-cell office:value-type="float" office:value="0.314323842525482">
                <text:p>0.314323842525482</text:p>
              </table:table-cell>
            </table:table-row>
            <table:table-row>
              <table:table-cell office:value-type="float" office:value="362">
                <text:p>362</text:p>
              </table:table-cell>
              <table:table-cell office:value-type="float" office:value="0.31629553437233">
                <text:p>0.31629553437233</text:p>
              </table:table-cell>
            </table:table-row>
            <table:table-row>
              <table:table-cell office:value-type="float" office:value="363">
                <text:p>363</text:p>
              </table:table-cell>
              <table:table-cell office:value-type="float" office:value="0.334113240242004">
                <text:p>0.334113240242004</text:p>
              </table:table-cell>
            </table:table-row>
            <table:table-row>
              <table:table-cell office:value-type="float" office:value="364">
                <text:p>364</text:p>
              </table:table-cell>
              <table:table-cell office:value-type="float" office:value="0.312729746103287">
                <text:p>0.312729746103287</text:p>
              </table:table-cell>
            </table:table-row>
            <table:table-row>
              <table:table-cell office:value-type="float" office:value="365">
                <text:p>365</text:p>
              </table:table-cell>
              <table:table-cell office:value-type="float" office:value="0.306665271520615">
                <text:p>0.306665271520615</text:p>
              </table:table-cell>
            </table:table-row>
            <table:table-row>
              <table:table-cell office:value-type="float" office:value="366">
                <text:p>366</text:p>
              </table:table-cell>
              <table:table-cell office:value-type="float" office:value="0.295828998088837">
                <text:p>0.295828998088837</text:p>
              </table:table-cell>
            </table:table-row>
            <table:table-row>
              <table:table-cell office:value-type="float" office:value="367">
                <text:p>367</text:p>
              </table:table-cell>
              <table:table-cell office:value-type="float" office:value="0.289716362953186">
                <text:p>0.289716362953186</text:p>
              </table:table-cell>
            </table:table-row>
            <table:table-row>
              <table:table-cell office:value-type="float" office:value="368">
                <text:p>368</text:p>
              </table:table-cell>
              <table:table-cell office:value-type="float" office:value="0.301314145326614">
                <text:p>0.301314145326614</text:p>
              </table:table-cell>
            </table:table-row>
            <table:table-row>
              <table:table-cell office:value-type="float" office:value="369">
                <text:p>369</text:p>
              </table:table-cell>
              <table:table-cell office:value-type="float" office:value="0.308240532875061">
                <text:p>0.308240532875061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309225708246231">
                <text:p>0.309225708246231</text:p>
              </table:table-cell>
            </table:table-row>
            <table:table-row>
              <table:table-cell office:value-type="float" office:value="371">
                <text:p>371</text:p>
              </table:table-cell>
              <table:table-cell office:value-type="float" office:value="0.295067429542542">
                <text:p>0.295067429542542</text:p>
              </table:table-cell>
            </table:table-row>
            <table:table-row>
              <table:table-cell office:value-type="float" office:value="372">
                <text:p>372</text:p>
              </table:table-cell>
              <table:table-cell office:value-type="float" office:value="0.299040704965591">
                <text:p>0.299040704965591</text:p>
              </table:table-cell>
            </table:table-row>
            <table:table-row>
              <table:table-cell office:value-type="float" office:value="373">
                <text:p>373</text:p>
              </table:table-cell>
              <table:table-cell office:value-type="float" office:value="0.290979474782944">
                <text:p>0.290979474782944</text:p>
              </table:table-cell>
            </table:table-row>
            <table:table-row>
              <table:table-cell office:value-type="float" office:value="374">
                <text:p>374</text:p>
              </table:table-cell>
              <table:table-cell office:value-type="float" office:value="0.297278851270676">
                <text:p>0.297278851270676</text:p>
              </table:table-cell>
            </table:table-row>
            <table:table-row>
              <table:table-cell office:value-type="float" office:value="375">
                <text:p>375</text:p>
              </table:table-cell>
              <table:table-cell office:value-type="float" office:value="0.282736957073212">
                <text:p>0.282736957073212</text:p>
              </table:table-cell>
            </table:table-row>
            <table:table-row>
              <table:table-cell office:value-type="float" office:value="376">
                <text:p>376</text:p>
              </table:table-cell>
              <table:table-cell office:value-type="float" office:value="0.26678055524826">
                <text:p>0.26678055524826</text:p>
              </table:table-cell>
            </table:table-row>
            <table:table-row>
              <table:table-cell office:value-type="float" office:value="377">
                <text:p>377</text:p>
              </table:table-cell>
              <table:table-cell office:value-type="float" office:value="0.279053717851639">
                <text:p>0.279053717851639</text:p>
              </table:table-cell>
            </table:table-row>
            <table:table-row>
              <table:table-cell office:value-type="float" office:value="378">
                <text:p>378</text:p>
              </table:table-cell>
              <table:table-cell office:value-type="float" office:value="0.271303236484528">
                <text:p>0.271303236484528</text:p>
              </table:table-cell>
            </table:table-row>
            <table:table-row>
              <table:table-cell office:value-type="float" office:value="379">
                <text:p>379</text:p>
              </table:table-cell>
              <table:table-cell office:value-type="float" office:value="0.274323344230652">
                <text:p>0.274323344230652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0.275702834129333">
                <text:p>0.275702834129333</text:p>
              </table:table-cell>
            </table:table-row>
            <table:table-row>
              <table:table-cell office:value-type="float" office:value="381">
                <text:p>381</text:p>
              </table:table-cell>
              <table:table-cell office:value-type="float" office:value="0.278849750757217">
                <text:p>0.278849750757217</text:p>
              </table:table-cell>
            </table:table-row>
            <table:table-row>
              <table:table-cell office:value-type="float" office:value="382">
                <text:p>382</text:p>
              </table:table-cell>
              <table:table-cell office:value-type="float" office:value="0.265298217535019">
                <text:p>0.265298217535019</text:p>
              </table:table-cell>
            </table:table-row>
            <table:table-row>
              <table:table-cell office:value-type="float" office:value="383">
                <text:p>383</text:p>
              </table:table-cell>
              <table:table-cell office:value-type="float" office:value="0.279213011264801">
                <text:p>0.279213011264801</text:p>
              </table:table-cell>
            </table:table-row>
            <table:table-row>
              <table:table-cell office:value-type="float" office:value="384">
                <text:p>384</text:p>
              </table:table-cell>
              <table:table-cell office:value-type="float" office:value="0.270792126655579">
                <text:p>0.270792126655579</text:p>
              </table:table-cell>
            </table:table-row>
            <table:table-row>
              <table:table-cell office:value-type="float" office:value="385">
                <text:p>385</text:p>
              </table:table-cell>
              <table:table-cell office:value-type="float" office:value="0.272797465324402">
                <text:p>0.272797465324402</text:p>
              </table:table-cell>
            </table:table-row>
            <table:table-row>
              <table:table-cell office:value-type="float" office:value="386">
                <text:p>386</text:p>
              </table:table-cell>
              <table:table-cell office:value-type="float" office:value="0.266393899917603">
                <text:p>0.266393899917603</text:p>
              </table:table-cell>
            </table:table-row>
            <table:table-row>
              <table:table-cell office:value-type="float" office:value="387">
                <text:p>387</text:p>
              </table:table-cell>
              <table:table-cell office:value-type="float" office:value="0.266604989767075">
                <text:p>0.266604989767075</text:p>
              </table:table-cell>
            </table:table-row>
            <table:table-row>
              <table:table-cell office:value-type="float" office:value="388">
                <text:p>388</text:p>
              </table:table-cell>
              <table:table-cell office:value-type="float" office:value="0.262145161628723">
                <text:p>0.262145161628723</text:p>
              </table:table-cell>
            </table:table-row>
            <table:table-row>
              <table:table-cell office:value-type="float" office:value="389">
                <text:p>389</text:p>
              </table:table-cell>
              <table:table-cell office:value-type="float" office:value="0.258409529924393">
                <text:p>0.258409529924393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255371242761612">
                <text:p>0.255371242761612</text:p>
              </table:table-cell>
            </table:table-row>
            <table:table-row>
              <table:table-cell office:value-type="float" office:value="391">
                <text:p>391</text:p>
              </table:table-cell>
              <table:table-cell office:value-type="float" office:value="0.274365305900574">
                <text:p>0.274365305900574</text:p>
              </table:table-cell>
            </table:table-row>
            <table:table-row>
              <table:table-cell office:value-type="float" office:value="392">
                <text:p>392</text:p>
              </table:table-cell>
              <table:table-cell office:value-type="float" office:value="0.270475149154663">
                <text:p>0.270475149154663</text:p>
              </table:table-cell>
            </table:table-row>
            <table:table-row>
              <table:table-cell office:value-type="float" office:value="393">
                <text:p>393</text:p>
              </table:table-cell>
              <table:table-cell office:value-type="float" office:value="0.26259508728981">
                <text:p>0.26259508728981</text:p>
              </table:table-cell>
            </table:table-row>
            <table:table-row>
              <table:table-cell office:value-type="float" office:value="394">
                <text:p>394</text:p>
              </table:table-cell>
              <table:table-cell office:value-type="float" office:value="0.261196285486221">
                <text:p>0.261196285486221</text:p>
              </table:table-cell>
            </table:table-row>
            <table:table-row>
              <table:table-cell office:value-type="float" office:value="395">
                <text:p>395</text:p>
              </table:table-cell>
              <table:table-cell office:value-type="float" office:value="0.270065695047379">
                <text:p>0.270065695047379</text:p>
              </table:table-cell>
            </table:table-row>
            <table:table-row>
              <table:table-cell office:value-type="float" office:value="396">
                <text:p>396</text:p>
              </table:table-cell>
              <table:table-cell office:value-type="float" office:value="0.282035350799561">
                <text:p>0.282035350799561</text:p>
              </table:table-cell>
            </table:table-row>
            <table:table-row>
              <table:table-cell office:value-type="float" office:value="397">
                <text:p>397</text:p>
              </table:table-cell>
              <table:table-cell office:value-type="float" office:value="0.269538253545761">
                <text:p>0.269538253545761</text:p>
              </table:table-cell>
            </table:table-row>
            <table:table-row>
              <table:table-cell office:value-type="float" office:value="398">
                <text:p>398</text:p>
              </table:table-cell>
              <table:table-cell office:value-type="float" office:value="0.267225503921509">
                <text:p>0.267225503921509</text:p>
              </table:table-cell>
            </table:table-row>
            <table:table-row>
              <table:table-cell office:value-type="float" office:value="399">
                <text:p>399</text:p>
              </table:table-cell>
              <table:table-cell office:value-type="float" office:value="0.252697497606277">
                <text:p>0.252697497606277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274921208620071">
                <text:p>0.27492120862007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30.706cm" svg:height="17.272cm" xlink:href=".." xlink:type="simple" chart:class="chart:line" chart:column-mapping="0" chart:style-name="ch1">
        <chart:plot-area chart:style-name="ch2" table:cell-range-address="Foglio1.X1:Foglio1.X400 Foglio1.D1:Foglio1.D400" chart:data-source-has-labels="column" svg:x="0.614cm" svg:y="0.345cm" svg:width="29.478cm" svg:height="16.582cm">
          <chartooo:coordinate-region svg:x="1.341cm" svg:y="0.466cm" svg:width="28.751cm" svg:height="15.458cm"/>
          <chart:axis chart:dimension="x" chart:name="primary-x" chart:style-name="ch3" chartooo:axis-type="auto">
            <chartooo:date-scale/>
            <chart:categories table:cell-range-address="Foglio1.X1:Foglio1.X400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Foglio1.D1:Foglio1.D400" chart:class="chart:line">
            <chart:data-point chart:repeated="40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D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Foglio1.X1:Foglio1.X400</svg:desc>
                </draw:g>
              </table:table-cell>
              <table:table-cell office:value-type="float" office:value="0.449738562107086">
                <text:p>0.449738562107086</text:p>
                <draw:g>
                  <svg:desc>Foglio1.D1:Foglio1.D400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436292767524719">
                <text:p>0.43629276752471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444909900426865">
                <text:p>0.44490990042686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467215836048126">
                <text:p>0.46721583604812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433258563280106">
                <text:p>0.43325856328010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428085505962372">
                <text:p>0.42808550596237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426627397537231">
                <text:p>0.42662739753723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446218192577362">
                <text:p>0.44621819257736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444523245096207">
                <text:p>0.44452324509620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437385559082031">
                <text:p>0.43738555908203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427957028150559">
                <text:p>0.42795702815055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444033324718475">
                <text:p>0.44403332471847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452729552984238">
                <text:p>0.45272955298423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445705652236939">
                <text:p>0.445705652236939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437656253576279">
                <text:p>0.43765625357627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449510395526886">
                <text:p>0.449510395526886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434062153100967">
                <text:p>0.43406215310096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420498549938202">
                <text:p>0.420498549938202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445685535669327">
                <text:p>0.44568553566932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45089665055275">
                <text:p>0.45089665055275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468195199966431">
                <text:p>0.468195199966431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458660155534744">
                <text:p>0.458660155534744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464977234601975">
                <text:p>0.464977234601975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458359748125076">
                <text:p>0.458359748125076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459230542182922">
                <text:p>0.459230542182922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471518129110336">
                <text:p>0.471518129110336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475585490465164">
                <text:p>0.475585490465164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484084278345108">
                <text:p>0.484084278345108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461588859558106">
                <text:p>0.46158885955810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423700779676437">
                <text:p>0.423700779676437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425685495138168">
                <text:p>0.425685495138168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419647127389908">
                <text:p>0.419647127389908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421973556280136">
                <text:p>0.421973556280136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404630213975906">
                <text:p>0.404630213975906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38218691945076">
                <text:p>0.38218691945076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386794030666351">
                <text:p>0.386794030666351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380278557538986">
                <text:p>0.380278557538986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367281287908554">
                <text:p>0.367281287908554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370481878519058">
                <text:p>0.37048187851905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365030020475388">
                <text:p>0.365030020475388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334964364767075">
                <text:p>0.334964364767075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287436485290527">
                <text:p>0.287436485290527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276274740695953">
                <text:p>0.276274740695953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297138184309006">
                <text:p>0.297138184309006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318028002977371">
                <text:p>0.318028002977371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288466930389404">
                <text:p>0.288466930389404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30862745642662">
                <text:p>0.30862745642662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308126449584961">
                <text:p>0.308126449584961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304684698581696">
                <text:p>0.30468469858169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292630344629288">
                <text:p>0.292630344629288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293072551488876">
                <text:p>0.293072551488876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28632441163063">
                <text:p>0.28632441163063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283703118562698">
                <text:p>0.283703118562698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281427979469299">
                <text:p>0.281427979469299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260323464870453">
                <text:p>0.260323464870453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269203305244446">
                <text:p>0.269203305244446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272396951913834">
                <text:p>0.272396951913834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2623310983181">
                <text:p>0.2623310983181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.258559852838516">
                <text:p>0.25855985283851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25501212477684">
                <text:p>0.25501212477684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.249667540192604">
                <text:p>0.249667540192604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.243672057986259">
                <text:p>0.243672057986259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.260119140148163">
                <text:p>0.260119140148163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250087052583694">
                <text:p>0.250087052583694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.227475970983505">
                <text:p>0.227475970983505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0.235004067420959">
                <text:p>0.235004067420959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.260334342718124">
                <text:p>0.260334342718124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0.222105890512466">
                <text:p>0.222105890512466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0.219505071640015">
                <text:p>0.21950507164001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233656361699104">
                <text:p>0.233656361699104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.220763504505157">
                <text:p>0.220763504505157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.232467651367187">
                <text:p>0.232467651367187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0.217958554625511">
                <text:p>0.217958554625511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.23269185423851">
                <text:p>0.23269185423851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203085407614708">
                <text:p>0.203085407614708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0.223855510354042">
                <text:p>0.223855510354042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0.22778856754303">
                <text:p>0.22778856754303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.214144870638847">
                <text:p>0.214144870638847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0.202682986855507">
                <text:p>0.202682986855507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21143938601017">
                <text:p>0.21143938601017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0.234523087739944">
                <text:p>0.234523087739944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.222827032208443">
                <text:p>0.222827032208443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0.232822999358177">
                <text:p>0.232822999358177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0.218001618981361">
                <text:p>0.218001618981361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.211243748664856">
                <text:p>0.211243748664856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0.199397996068001">
                <text:p>0.199397996068001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.222271233797073">
                <text:p>0.222271233797073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0.213769033551216">
                <text:p>0.213769033551216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0.216925352811813">
                <text:p>0.216925352811813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204912275075912">
                <text:p>0.204912275075912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0.230572327971458">
                <text:p>0.230572327971458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.206295624375343">
                <text:p>0.206295624375343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0.213329091668129">
                <text:p>0.213329091668129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0.217303350567818">
                <text:p>0.217303350567818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.206174269318581">
                <text:p>0.206174269318581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0.223442241549492">
                <text:p>0.223442241549492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0.202048197388649">
                <text:p>0.202048197388649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0.227253064513206">
                <text:p>0.227253064513206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0.212190508842468">
                <text:p>0.21219050884246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202620163559914">
                <text:p>0.202620163559914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0.190281197428703">
                <text:p>0.190281197428703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0.191380858421326">
                <text:p>0.191380858421326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0.195477932691574">
                <text:p>0.195477932691574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0.185214757919312">
                <text:p>0.185214757919312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0.210216403007507">
                <text:p>0.210216403007507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0.218001797795296">
                <text:p>0.218001797795296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0.216791346669197">
                <text:p>0.216791346669197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0.213738784193993">
                <text:p>0.213738784193993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0.187736764550209">
                <text:p>0.187736764550209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213396593928337">
                <text:p>0.213396593928337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0.181316390633583">
                <text:p>0.181316390633583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0.192945674061775">
                <text:p>0.192945674061775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0.170889645814896">
                <text:p>0.170889645814896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0.179006993770599">
                <text:p>0.179006993770599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0.18631187081337">
                <text:p>0.18631187081337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0.208987921476364">
                <text:p>0.208987921476364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0.222320109605789">
                <text:p>0.222320109605789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0.22337195277214">
                <text:p>0.22337195277214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0.224094584584236">
                <text:p>0.224094584584236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229979380965233">
                <text:p>0.229979380965233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0.247696727514267">
                <text:p>0.247696727514267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0.222949653863907">
                <text:p>0.222949653863907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0.227430626749992">
                <text:p>0.227430626749992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0.218418329954147">
                <text:p>0.218418329954147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0.214906617999077">
                <text:p>0.214906617999077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0.232094377279282">
                <text:p>0.232094377279282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0.227412611246109">
                <text:p>0.227412611246109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229348570108414">
                <text:p>0.229348570108414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0.255652695894241">
                <text:p>0.255652695894241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242784664034843">
                <text:p>0.242784664034843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0.232909247279167">
                <text:p>0.232909247279167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0.236796110868454">
                <text:p>0.236796110868454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0.240983352065086">
                <text:p>0.240983352065086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0.264827728271484">
                <text:p>0.264827728271484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0.250693112611771">
                <text:p>0.250693112611771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0.241918385028839">
                <text:p>0.241918385028839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0.266499102115631">
                <text:p>0.266499102115631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0.250057935714722">
                <text:p>0.250057935714722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0.272647321224213">
                <text:p>0.272647321224213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266121804714203">
                <text:p>0.266121804714203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0.282689243555069">
                <text:p>0.282689243555069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0.27981573343277">
                <text:p>0.27981573343277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0.281103163957596">
                <text:p>0.281103163957596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0.269924342632294">
                <text:p>0.269924342632294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0.282662510871887">
                <text:p>0.282662510871887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0.285698682069778">
                <text:p>0.285698682069778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0.287497639656067">
                <text:p>0.287497639656067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0.295306980609894">
                <text:p>0.295306980609894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0.288873195648193">
                <text:p>0.288873195648193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312363028526306">
                <text:p>0.312363028526306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0.298500120639801">
                <text:p>0.298500120639801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0.317711412906647">
                <text:p>0.317711412906647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0.308492809534073">
                <text:p>0.308492809534073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0.326481342315674">
                <text:p>0.326481342315674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0.313859581947327">
                <text:p>0.313859581947327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0.336044609546661">
                <text:p>0.336044609546661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0.355167269706726">
                <text:p>0.355167269706726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0.35426139831543">
                <text:p>0.35426139831543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0.357967704534531">
                <text:p>0.357967704534531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367792725563049">
                <text:p>0.367792725563049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0.371819972991943">
                <text:p>0.371819972991943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0.377032369375229">
                <text:p>0.377032369375229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0.376279443502426">
                <text:p>0.376279443502426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0.364966064691544">
                <text:p>0.364966064691544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0.359635353088379">
                <text:p>0.359635353088379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0.35121351480484">
                <text:p>0.35121351480484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0.372387379407883">
                <text:p>0.372387379407883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0.360092639923096">
                <text:p>0.360092639923096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0.348036795854568">
                <text:p>0.348036795854568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356755554676056">
                <text:p>0.356755554676056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0.340589821338654">
                <text:p>0.340589821338654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0.33252677321434">
                <text:p>0.33252677321434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0.350026190280914">
                <text:p>0.350026190280914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0.341291815042496">
                <text:p>0.341291815042496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0.338612854480743">
                <text:p>0.338612854480743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0.321350872516632">
                <text:p>0.321350872516632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0.326104342937469">
                <text:p>0.326104342937469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0.318459749221802">
                <text:p>0.318459749221802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0.338180422782898">
                <text:p>0.338180422782898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339438140392303">
                <text:p>0.339438140392303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0.332967281341553">
                <text:p>0.332967281341553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0.326308786869049">
                <text:p>0.326308786869049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0.338933825492859">
                <text:p>0.338933825492859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0.323977708816528">
                <text:p>0.323977708816528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0.32141375541687">
                <text:p>0.32141375541687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0.321186423301697">
                <text:p>0.321186423301697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0.311475157737732">
                <text:p>0.311475157737732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0.315131813287735">
                <text:p>0.315131813287735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0.322601526975632">
                <text:p>0.322601526975632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31254455447197">
                <text:p>0.31254455447197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0.312875956296921">
                <text:p>0.312875956296921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0.312013745307922">
                <text:p>0.312013745307922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0.304263770580292">
                <text:p>0.304263770580292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0.304411232471466">
                <text:p>0.304411232471466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0.32286137342453">
                <text:p>0.32286137342453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0.298845797777176">
                <text:p>0.298845797777176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0.304069757461548">
                <text:p>0.304069757461548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0.330185532569885">
                <text:p>0.330185532569885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0.313589453697205">
                <text:p>0.313589453697205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294472575187683">
                <text:p>0.294472575187683</text:p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0.310647308826447">
                <text:p>0.310647308826447</text:p>
              </table:table-cell>
            </table:table-row>
            <table:table-row>
              <table:table-cell office:value-type="float" office:value="202">
                <text:p>202</text:p>
              </table:table-cell>
              <table:table-cell office:value-type="float" office:value="0.323790401220322">
                <text:p>0.323790401220322</text:p>
              </table:table-cell>
            </table:table-row>
            <table:table-row>
              <table:table-cell office:value-type="float" office:value="203">
                <text:p>203</text:p>
              </table:table-cell>
              <table:table-cell office:value-type="float" office:value="0.309895604848862">
                <text:p>0.309895604848862</text:p>
              </table:table-cell>
            </table:table-row>
            <table:table-row>
              <table:table-cell office:value-type="float" office:value="204">
                <text:p>204</text:p>
              </table:table-cell>
              <table:table-cell office:value-type="float" office:value="0.302601218223572">
                <text:p>0.302601218223572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0.312023788690567">
                <text:p>0.312023788690567</text:p>
              </table:table-cell>
            </table:table-row>
            <table:table-row>
              <table:table-cell office:value-type="float" office:value="206">
                <text:p>206</text:p>
              </table:table-cell>
              <table:table-cell office:value-type="float" office:value="0.310313701629639">
                <text:p>0.310313701629639</text:p>
              </table:table-cell>
            </table:table-row>
            <table:table-row>
              <table:table-cell office:value-type="float" office:value="207">
                <text:p>207</text:p>
              </table:table-cell>
              <table:table-cell office:value-type="float" office:value="0.305860877037048">
                <text:p>0.305860877037048</text:p>
              </table:table-cell>
            </table:table-row>
            <table:table-row>
              <table:table-cell office:value-type="float" office:value="208">
                <text:p>208</text:p>
              </table:table-cell>
              <table:table-cell office:value-type="float" office:value="0.319282114505768">
                <text:p>0.319282114505768</text:p>
              </table:table-cell>
            </table:table-row>
            <table:table-row>
              <table:table-cell office:value-type="float" office:value="209">
                <text:p>209</text:p>
              </table:table-cell>
              <table:table-cell office:value-type="float" office:value="0.306792706251144">
                <text:p>0.306792706251144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32834056019783">
                <text:p>0.32834056019783</text:p>
              </table:table-cell>
            </table:table-row>
            <table:table-row>
              <table:table-cell office:value-type="float" office:value="211">
                <text:p>211</text:p>
              </table:table-cell>
              <table:table-cell office:value-type="float" office:value="0.334094107151031">
                <text:p>0.334094107151031</text:p>
              </table:table-cell>
            </table:table-row>
            <table:table-row>
              <table:table-cell office:value-type="float" office:value="212">
                <text:p>212</text:p>
              </table:table-cell>
              <table:table-cell office:value-type="float" office:value="0.31876277923584">
                <text:p>0.31876277923584</text:p>
              </table:table-cell>
            </table:table-row>
            <table:table-row>
              <table:table-cell office:value-type="float" office:value="213">
                <text:p>213</text:p>
              </table:table-cell>
              <table:table-cell office:value-type="float" office:value="0.314812541007996">
                <text:p>0.314812541007996</text:p>
              </table:table-cell>
            </table:table-row>
            <table:table-row>
              <table:table-cell office:value-type="float" office:value="214">
                <text:p>214</text:p>
              </table:table-cell>
              <table:table-cell office:value-type="float" office:value="0.337040275335312">
                <text:p>0.337040275335312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0.311204761266708">
                <text:p>0.311204761266708</text:p>
              </table:table-cell>
            </table:table-row>
            <table:table-row>
              <table:table-cell office:value-type="float" office:value="216">
                <text:p>216</text:p>
              </table:table-cell>
              <table:table-cell office:value-type="float" office:value="0.317260146141052">
                <text:p>0.317260146141052</text:p>
              </table:table-cell>
            </table:table-row>
            <table:table-row>
              <table:table-cell office:value-type="float" office:value="217">
                <text:p>217</text:p>
              </table:table-cell>
              <table:table-cell office:value-type="float" office:value="0.329393774271011">
                <text:p>0.329393774271011</text:p>
              </table:table-cell>
            </table:table-row>
            <table:table-row>
              <table:table-cell office:value-type="float" office:value="218">
                <text:p>218</text:p>
              </table:table-cell>
              <table:table-cell office:value-type="float" office:value="0.326660215854645">
                <text:p>0.326660215854645</text:p>
              </table:table-cell>
            </table:table-row>
            <table:table-row>
              <table:table-cell office:value-type="float" office:value="219">
                <text:p>219</text:p>
              </table:table-cell>
              <table:table-cell office:value-type="float" office:value="0.335018336772919">
                <text:p>0.335018336772919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31123811006546">
                <text:p>0.31123811006546</text:p>
              </table:table-cell>
            </table:table-row>
            <table:table-row>
              <table:table-cell office:value-type="float" office:value="221">
                <text:p>221</text:p>
              </table:table-cell>
              <table:table-cell office:value-type="float" office:value="0.306209862232208">
                <text:p>0.306209862232208</text:p>
              </table:table-cell>
            </table:table-row>
            <table:table-row>
              <table:table-cell office:value-type="float" office:value="222">
                <text:p>222</text:p>
              </table:table-cell>
              <table:table-cell office:value-type="float" office:value="0.344207793474197">
                <text:p>0.344207793474197</text:p>
              </table:table-cell>
            </table:table-row>
            <table:table-row>
              <table:table-cell office:value-type="float" office:value="223">
                <text:p>223</text:p>
              </table:table-cell>
              <table:table-cell office:value-type="float" office:value="0.323390275239944">
                <text:p>0.323390275239944</text:p>
              </table:table-cell>
            </table:table-row>
            <table:table-row>
              <table:table-cell office:value-type="float" office:value="224">
                <text:p>224</text:p>
              </table:table-cell>
              <table:table-cell office:value-type="float" office:value="0.350226879119873">
                <text:p>0.350226879119873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0.330965369939804">
                <text:p>0.330965369939804</text:p>
              </table:table-cell>
            </table:table-row>
            <table:table-row>
              <table:table-cell office:value-type="float" office:value="226">
                <text:p>226</text:p>
              </table:table-cell>
              <table:table-cell office:value-type="float" office:value="0.341058135032654">
                <text:p>0.341058135032654</text:p>
              </table:table-cell>
            </table:table-row>
            <table:table-row>
              <table:table-cell office:value-type="float" office:value="227">
                <text:p>227</text:p>
              </table:table-cell>
              <table:table-cell office:value-type="float" office:value="0.352188944816589">
                <text:p>0.352188944816589</text:p>
              </table:table-cell>
            </table:table-row>
            <table:table-row>
              <table:table-cell office:value-type="float" office:value="228">
                <text:p>228</text:p>
              </table:table-cell>
              <table:table-cell office:value-type="float" office:value="0.334218263626099">
                <text:p>0.334218263626099</text:p>
              </table:table-cell>
            </table:table-row>
            <table:table-row>
              <table:table-cell office:value-type="float" office:value="229">
                <text:p>229</text:p>
              </table:table-cell>
              <table:table-cell office:value-type="float" office:value="0.355526328086853">
                <text:p>0.355526328086853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356705188751221">
                <text:p>0.356705188751221</text:p>
              </table:table-cell>
            </table:table-row>
            <table:table-row>
              <table:table-cell office:value-type="float" office:value="231">
                <text:p>231</text:p>
              </table:table-cell>
              <table:table-cell office:value-type="float" office:value="0.358084708452225">
                <text:p>0.358084708452225</text:p>
              </table:table-cell>
            </table:table-row>
            <table:table-row>
              <table:table-cell office:value-type="float" office:value="232">
                <text:p>232</text:p>
              </table:table-cell>
              <table:table-cell office:value-type="float" office:value="0.363059401512146">
                <text:p>0.363059401512146</text:p>
              </table:table-cell>
            </table:table-row>
            <table:table-row>
              <table:table-cell office:value-type="float" office:value="233">
                <text:p>233</text:p>
              </table:table-cell>
              <table:table-cell office:value-type="float" office:value="0.347760409116745">
                <text:p>0.347760409116745</text:p>
              </table:table-cell>
            </table:table-row>
            <table:table-row>
              <table:table-cell office:value-type="float" office:value="234">
                <text:p>234</text:p>
              </table:table-cell>
              <table:table-cell office:value-type="float" office:value="0.357712775468826">
                <text:p>0.357712775468826</text:p>
              </table:table-cell>
            </table:table-row>
            <table:table-row>
              <table:table-cell office:value-type="float" office:value="235">
                <text:p>235</text:p>
              </table:table-cell>
              <table:table-cell office:value-type="float" office:value="0.319237112998962">
                <text:p>0.319237112998962</text:p>
              </table:table-cell>
            </table:table-row>
            <table:table-row>
              <table:table-cell office:value-type="float" office:value="236">
                <text:p>236</text:p>
              </table:table-cell>
              <table:table-cell office:value-type="float" office:value="0.35626608133316">
                <text:p>0.35626608133316</text:p>
              </table:table-cell>
            </table:table-row>
            <table:table-row>
              <table:table-cell office:value-type="float" office:value="237">
                <text:p>237</text:p>
              </table:table-cell>
              <table:table-cell office:value-type="float" office:value="0.343441814184189">
                <text:p>0.343441814184189</text:p>
              </table:table-cell>
            </table:table-row>
            <table:table-row>
              <table:table-cell office:value-type="float" office:value="238">
                <text:p>238</text:p>
              </table:table-cell>
              <table:table-cell office:value-type="float" office:value="0.328868269920349">
                <text:p>0.328868269920349</text:p>
              </table:table-cell>
            </table:table-row>
            <table:table-row>
              <table:table-cell office:value-type="float" office:value="239">
                <text:p>239</text:p>
              </table:table-cell>
              <table:table-cell office:value-type="float" office:value="0.342358648777008">
                <text:p>0.342358648777008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32173627614975">
                <text:p>0.32173627614975</text:p>
              </table:table-cell>
            </table:table-row>
            <table:table-row>
              <table:table-cell office:value-type="float" office:value="241">
                <text:p>241</text:p>
              </table:table-cell>
              <table:table-cell office:value-type="float" office:value="0.326855808496475">
                <text:p>0.326855808496475</text:p>
              </table:table-cell>
            </table:table-row>
            <table:table-row>
              <table:table-cell office:value-type="float" office:value="242">
                <text:p>242</text:p>
              </table:table-cell>
              <table:table-cell office:value-type="float" office:value="0.322926878929138">
                <text:p>0.322926878929138</text:p>
              </table:table-cell>
            </table:table-row>
            <table:table-row>
              <table:table-cell office:value-type="float" office:value="243">
                <text:p>243</text:p>
              </table:table-cell>
              <table:table-cell office:value-type="float" office:value="0.333701997995377">
                <text:p>0.333701997995377</text:p>
              </table:table-cell>
            </table:table-row>
            <table:table-row>
              <table:table-cell office:value-type="float" office:value="244">
                <text:p>244</text:p>
              </table:table-cell>
              <table:table-cell office:value-type="float" office:value="0.323953658342361">
                <text:p>0.323953658342361</text:p>
              </table:table-cell>
            </table:table-row>
            <table:table-row>
              <table:table-cell office:value-type="float" office:value="245">
                <text:p>245</text:p>
              </table:table-cell>
              <table:table-cell office:value-type="float" office:value="0.330747872591019">
                <text:p>0.330747872591019</text:p>
              </table:table-cell>
            </table:table-row>
            <table:table-row>
              <table:table-cell office:value-type="float" office:value="246">
                <text:p>246</text:p>
              </table:table-cell>
              <table:table-cell office:value-type="float" office:value="0.333372473716736">
                <text:p>0.333372473716736</text:p>
              </table:table-cell>
            </table:table-row>
            <table:table-row>
              <table:table-cell office:value-type="float" office:value="247">
                <text:p>247</text:p>
              </table:table-cell>
              <table:table-cell office:value-type="float" office:value="0.301700979471207">
                <text:p>0.301700979471207</text:p>
              </table:table-cell>
            </table:table-row>
            <table:table-row>
              <table:table-cell office:value-type="float" office:value="248">
                <text:p>248</text:p>
              </table:table-cell>
              <table:table-cell office:value-type="float" office:value="0.324654638767242">
                <text:p>0.324654638767242</text:p>
              </table:table-cell>
            </table:table-row>
            <table:table-row>
              <table:table-cell office:value-type="float" office:value="249">
                <text:p>249</text:p>
              </table:table-cell>
              <table:table-cell office:value-type="float" office:value="0.32293900847435">
                <text:p>0.32293900847435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330792397260666">
                <text:p>0.330792397260666</text:p>
              </table:table-cell>
            </table:table-row>
            <table:table-row>
              <table:table-cell office:value-type="float" office:value="251">
                <text:p>251</text:p>
              </table:table-cell>
              <table:table-cell office:value-type="float" office:value="0.31114250421524">
                <text:p>0.31114250421524</text:p>
              </table:table-cell>
            </table:table-row>
            <table:table-row>
              <table:table-cell office:value-type="float" office:value="252">
                <text:p>252</text:p>
              </table:table-cell>
              <table:table-cell office:value-type="float" office:value="0.30682110786438">
                <text:p>0.30682110786438</text:p>
              </table:table-cell>
            </table:table-row>
            <table:table-row>
              <table:table-cell office:value-type="float" office:value="253">
                <text:p>253</text:p>
              </table:table-cell>
              <table:table-cell office:value-type="float" office:value="0.304991453886032">
                <text:p>0.304991453886032</text:p>
              </table:table-cell>
            </table:table-row>
            <table:table-row>
              <table:table-cell office:value-type="float" office:value="254">
                <text:p>254</text:p>
              </table:table-cell>
              <table:table-cell office:value-type="float" office:value="0.299238353967667">
                <text:p>0.299238353967667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0.309938132762909">
                <text:p>0.309938132762909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305070728063583">
                <text:p>0.305070728063583</text:p>
              </table:table-cell>
            </table:table-row>
            <table:table-row>
              <table:table-cell office:value-type="float" office:value="257">
                <text:p>257</text:p>
              </table:table-cell>
              <table:table-cell office:value-type="float" office:value="0.299006074666977">
                <text:p>0.299006074666977</text:p>
              </table:table-cell>
            </table:table-row>
            <table:table-row>
              <table:table-cell office:value-type="float" office:value="258">
                <text:p>258</text:p>
              </table:table-cell>
              <table:table-cell office:value-type="float" office:value="0.301908314228058">
                <text:p>0.301908314228058</text:p>
              </table:table-cell>
            </table:table-row>
            <table:table-row>
              <table:table-cell office:value-type="float" office:value="259">
                <text:p>259</text:p>
              </table:table-cell>
              <table:table-cell office:value-type="float" office:value="0.311544716358185">
                <text:p>0.311544716358185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314720660448074">
                <text:p>0.314720660448074</text:p>
              </table:table-cell>
            </table:table-row>
            <table:table-row>
              <table:table-cell office:value-type="float" office:value="261">
                <text:p>261</text:p>
              </table:table-cell>
              <table:table-cell office:value-type="float" office:value="0.301766008138657">
                <text:p>0.301766008138657</text:p>
              </table:table-cell>
            </table:table-row>
            <table:table-row>
              <table:table-cell office:value-type="float" office:value="262">
                <text:p>262</text:p>
              </table:table-cell>
              <table:table-cell office:value-type="float" office:value="0.325906544923782">
                <text:p>0.325906544923782</text:p>
              </table:table-cell>
            </table:table-row>
            <table:table-row>
              <table:table-cell office:value-type="float" office:value="263">
                <text:p>263</text:p>
              </table:table-cell>
              <table:table-cell office:value-type="float" office:value="0.299227267503738">
                <text:p>0.299227267503738</text:p>
              </table:table-cell>
            </table:table-row>
            <table:table-row>
              <table:table-cell office:value-type="float" office:value="264">
                <text:p>264</text:p>
              </table:table-cell>
              <table:table-cell office:value-type="float" office:value="0.306301325559616">
                <text:p>0.306301325559616</text:p>
              </table:table-cell>
            </table:table-row>
            <table:table-row>
              <table:table-cell office:value-type="float" office:value="265">
                <text:p>265</text:p>
              </table:table-cell>
              <table:table-cell office:value-type="float" office:value="0.31020975112915">
                <text:p>0.31020975112915</text:p>
              </table:table-cell>
            </table:table-row>
            <table:table-row>
              <table:table-cell office:value-type="float" office:value="266">
                <text:p>266</text:p>
              </table:table-cell>
              <table:table-cell office:value-type="float" office:value="0.306197762489319">
                <text:p>0.306197762489319</text:p>
              </table:table-cell>
            </table:table-row>
            <table:table-row>
              <table:table-cell office:value-type="float" office:value="267">
                <text:p>267</text:p>
              </table:table-cell>
              <table:table-cell office:value-type="float" office:value="0.309445947408676">
                <text:p>0.309445947408676</text:p>
              </table:table-cell>
            </table:table-row>
            <table:table-row>
              <table:table-cell office:value-type="float" office:value="268">
                <text:p>268</text:p>
              </table:table-cell>
              <table:table-cell office:value-type="float" office:value="0.306156307458878">
                <text:p>0.306156307458878</text:p>
              </table:table-cell>
            </table:table-row>
            <table:table-row>
              <table:table-cell office:value-type="float" office:value="269">
                <text:p>269</text:p>
              </table:table-cell>
              <table:table-cell office:value-type="float" office:value="0.31903675198555">
                <text:p>0.31903675198555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304404348134994">
                <text:p>0.304404348134994</text:p>
              </table:table-cell>
            </table:table-row>
            <table:table-row>
              <table:table-cell office:value-type="float" office:value="271">
                <text:p>271</text:p>
              </table:table-cell>
              <table:table-cell office:value-type="float" office:value="0.306224495172501">
                <text:p>0.306224495172501</text:p>
              </table:table-cell>
            </table:table-row>
            <table:table-row>
              <table:table-cell office:value-type="float" office:value="272">
                <text:p>272</text:p>
              </table:table-cell>
              <table:table-cell office:value-type="float" office:value="0.308609783649445">
                <text:p>0.308609783649445</text:p>
              </table:table-cell>
            </table:table-row>
            <table:table-row>
              <table:table-cell office:value-type="float" office:value="273">
                <text:p>273</text:p>
              </table:table-cell>
              <table:table-cell office:value-type="float" office:value="0.331577003002167">
                <text:p>0.331577003002167</text:p>
              </table:table-cell>
            </table:table-row>
            <table:table-row>
              <table:table-cell office:value-type="float" office:value="274">
                <text:p>274</text:p>
              </table:table-cell>
              <table:table-cell office:value-type="float" office:value="0.322521090507507">
                <text:p>0.322521090507507</text:p>
              </table:table-cell>
            </table:table-row>
            <table:table-row>
              <table:table-cell office:value-type="float" office:value="275">
                <text:p>275</text:p>
              </table:table-cell>
              <table:table-cell office:value-type="float" office:value="0.351258814334869">
                <text:p>0.351258814334869</text:p>
              </table:table-cell>
            </table:table-row>
            <table:table-row>
              <table:table-cell office:value-type="float" office:value="276">
                <text:p>276</text:p>
              </table:table-cell>
              <table:table-cell office:value-type="float" office:value="0.370753616094589">
                <text:p>0.370753616094589</text:p>
              </table:table-cell>
            </table:table-row>
            <table:table-row>
              <table:table-cell office:value-type="float" office:value="277">
                <text:p>277</text:p>
              </table:table-cell>
              <table:table-cell office:value-type="float" office:value="0.376931518316269">
                <text:p>0.376931518316269</text:p>
              </table:table-cell>
            </table:table-row>
            <table:table-row>
              <table:table-cell office:value-type="float" office:value="278">
                <text:p>278</text:p>
              </table:table-cell>
              <table:table-cell office:value-type="float" office:value="0.406446367502212">
                <text:p>0.406446367502212</text:p>
              </table:table-cell>
            </table:table-row>
            <table:table-row>
              <table:table-cell office:value-type="float" office:value="279">
                <text:p>279</text:p>
              </table:table-cell>
              <table:table-cell office:value-type="float" office:value="0.432304680347443">
                <text:p>0.432304680347443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448050707578659">
                <text:p>0.448050707578659</text:p>
              </table:table-cell>
            </table:table-row>
            <table:table-row>
              <table:table-cell office:value-type="float" office:value="281">
                <text:p>281</text:p>
              </table:table-cell>
              <table:table-cell office:value-type="float" office:value="0.467094838619232">
                <text:p>0.467094838619232</text:p>
              </table:table-cell>
            </table:table-row>
            <table:table-row>
              <table:table-cell office:value-type="float" office:value="282">
                <text:p>282</text:p>
              </table:table-cell>
              <table:table-cell office:value-type="float" office:value="0.496698617935181">
                <text:p>0.496698617935181</text:p>
              </table:table-cell>
            </table:table-row>
            <table:table-row>
              <table:table-cell office:value-type="float" office:value="283">
                <text:p>283</text:p>
              </table:table-cell>
              <table:table-cell office:value-type="float" office:value="0.544555842876434">
                <text:p>0.544555842876434</text:p>
              </table:table-cell>
            </table:table-row>
            <table:table-row>
              <table:table-cell office:value-type="float" office:value="284">
                <text:p>284</text:p>
              </table:table-cell>
              <table:table-cell office:value-type="float" office:value="0.561148643493652">
                <text:p>0.561148643493652</text:p>
              </table:table-cell>
            </table:table-row>
            <table:table-row>
              <table:table-cell office:value-type="float" office:value="285">
                <text:p>285</text:p>
              </table:table-cell>
              <table:table-cell office:value-type="float" office:value="0.594895720481873">
                <text:p>0.594895720481873</text:p>
              </table:table-cell>
            </table:table-row>
            <table:table-row>
              <table:table-cell office:value-type="float" office:value="286">
                <text:p>286</text:p>
              </table:table-cell>
              <table:table-cell office:value-type="float" office:value="0.162489295005798">
                <text:p>0.162489295005798</text:p>
              </table:table-cell>
            </table:table-row>
            <table:table-row>
              <table:table-cell office:value-type="float" office:value="287">
                <text:p>287</text:p>
              </table:table-cell>
              <table:table-cell office:value-type="float" office:value="0.192940562963486">
                <text:p>0.192940562963486</text:p>
              </table:table-cell>
            </table:table-row>
            <table:table-row>
              <table:table-cell office:value-type="float" office:value="288">
                <text:p>288</text:p>
              </table:table-cell>
              <table:table-cell office:value-type="float" office:value="0.18678306043148">
                <text:p>0.18678306043148</text:p>
              </table:table-cell>
            </table:table-row>
            <table:table-row>
              <table:table-cell office:value-type="float" office:value="289">
                <text:p>289</text:p>
              </table:table-cell>
              <table:table-cell office:value-type="float" office:value="0.17153787612915">
                <text:p>0.17153787612915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190409958362579">
                <text:p>0.190409958362579</text:p>
              </table:table-cell>
            </table:table-row>
            <table:table-row>
              <table:table-cell office:value-type="float" office:value="291">
                <text:p>291</text:p>
              </table:table-cell>
              <table:table-cell office:value-type="float" office:value="1.07145619392395">
                <text:p>1.07145619392395</text:p>
              </table:table-cell>
            </table:table-row>
            <table:table-row>
              <table:table-cell office:value-type="float" office:value="292">
                <text:p>292</text:p>
              </table:table-cell>
              <table:table-cell office:value-type="float" office:value="1.23648190498352">
                <text:p>1.23648190498352</text:p>
              </table:table-cell>
            </table:table-row>
            <table:table-row>
              <table:table-cell office:value-type="float" office:value="293">
                <text:p>293</text:p>
              </table:table-cell>
              <table:table-cell office:value-type="float" office:value="1.46350157260895">
                <text:p>1.46350157260895</text:p>
              </table:table-cell>
            </table:table-row>
            <table:table-row>
              <table:table-cell office:value-type="float" office:value="294">
                <text:p>294</text:p>
              </table:table-cell>
              <table:table-cell office:value-type="float" office:value="1.77026665210724">
                <text:p>1.77026665210724</text:p>
              </table:table-cell>
            </table:table-row>
            <table:table-row>
              <table:table-cell office:value-type="float" office:value="295">
                <text:p>295</text:p>
              </table:table-cell>
              <table:table-cell office:value-type="float" office:value="2.28760170936584">
                <text:p>2.28760170936584</text:p>
              </table:table-cell>
            </table:table-row>
            <table:table-row>
              <table:table-cell office:value-type="float" office:value="296">
                <text:p>296</text:p>
              </table:table-cell>
              <table:table-cell office:value-type="float" office:value="3.44410228729248">
                <text:p>3.44410228729248</text:p>
              </table:table-cell>
            </table:table-row>
            <table:table-row>
              <table:table-cell office:value-type="float" office:value="297">
                <text:p>297</text:p>
              </table:table-cell>
              <table:table-cell office:value-type="float" office:value="4.00674629211426">
                <text:p>4.00674629211426</text:p>
              </table:table-cell>
            </table:table-row>
            <table:table-row>
              <table:table-cell office:value-type="float" office:value="298">
                <text:p>298</text:p>
              </table:table-cell>
              <table:table-cell office:value-type="float" office:value="4.0107479095459">
                <text:p>4.0107479095459</text:p>
              </table:table-cell>
            </table:table-row>
            <table:table-row>
              <table:table-cell office:value-type="float" office:value="299">
                <text:p>299</text:p>
              </table:table-cell>
              <table:table-cell office:value-type="float" office:value="4.01467800140381">
                <text:p>4.01467800140381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4.02076101303101">
                <text:p>4.02076101303101</text:p>
              </table:table-cell>
            </table:table-row>
            <table:table-row>
              <table:table-cell office:value-type="float" office:value="301">
                <text:p>301</text:p>
              </table:table-cell>
              <table:table-cell office:value-type="float" office:value="4.00573015213013">
                <text:p>4.00573015213013</text:p>
              </table:table-cell>
            </table:table-row>
            <table:table-row>
              <table:table-cell office:value-type="float" office:value="302">
                <text:p>302</text:p>
              </table:table-cell>
              <table:table-cell office:value-type="float" office:value="4.02023839950562">
                <text:p>4.02023839950562</text:p>
              </table:table-cell>
            </table:table-row>
            <table:table-row>
              <table:table-cell office:value-type="float" office:value="303">
                <text:p>303</text:p>
              </table:table-cell>
              <table:table-cell office:value-type="float" office:value="4.03889846801758">
                <text:p>4.03889846801758</text:p>
              </table:table-cell>
            </table:table-row>
            <table:table-row>
              <table:table-cell office:value-type="float" office:value="304">
                <text:p>304</text:p>
              </table:table-cell>
              <table:table-cell office:value-type="float" office:value="4.02350568771362">
                <text:p>4.02350568771362</text:p>
              </table:table-cell>
            </table:table-row>
            <table:table-row>
              <table:table-cell office:value-type="float" office:value="305">
                <text:p>305</text:p>
              </table:table-cell>
              <table:table-cell office:value-type="float" office:value="4.05836868286133">
                <text:p>4.05836868286133</text:p>
              </table:table-cell>
            </table:table-row>
            <table:table-row>
              <table:table-cell office:value-type="float" office:value="306">
                <text:p>306</text:p>
              </table:table-cell>
              <table:table-cell office:value-type="float" office:value="3.75161981582642">
                <text:p>3.75161981582642</text:p>
              </table:table-cell>
            </table:table-row>
            <table:table-row>
              <table:table-cell office:value-type="float" office:value="307">
                <text:p>307</text:p>
              </table:table-cell>
              <table:table-cell office:value-type="float" office:value="3.31117010116577">
                <text:p>3.31117010116577</text:p>
              </table:table-cell>
            </table:table-row>
            <table:table-row>
              <table:table-cell office:value-type="float" office:value="308">
                <text:p>308</text:p>
              </table:table-cell>
              <table:table-cell office:value-type="float" office:value="2.94119262695312">
                <text:p>2.94119262695312</text:p>
              </table:table-cell>
            </table:table-row>
            <table:table-row>
              <table:table-cell office:value-type="float" office:value="309">
                <text:p>309</text:p>
              </table:table-cell>
              <table:table-cell office:value-type="float" office:value="2.69521379470825">
                <text:p>2.69521379470825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2.43811702728271">
                <text:p>2.43811702728271</text:p>
              </table:table-cell>
            </table:table-row>
            <table:table-row>
              <table:table-cell office:value-type="float" office:value="311">
                <text:p>311</text:p>
              </table:table-cell>
              <table:table-cell office:value-type="float" office:value="2.24664855003357">
                <text:p>2.24664855003357</text:p>
              </table:table-cell>
            </table:table-row>
            <table:table-row>
              <table:table-cell office:value-type="float" office:value="312">
                <text:p>312</text:p>
              </table:table-cell>
              <table:table-cell office:value-type="float" office:value="2.08250784873962">
                <text:p>2.08250784873962</text:p>
              </table:table-cell>
            </table:table-row>
            <table:table-row>
              <table:table-cell office:value-type="float" office:value="313">
                <text:p>313</text:p>
              </table:table-cell>
              <table:table-cell office:value-type="float" office:value="1.93158936500549">
                <text:p>1.93158936500549</text:p>
              </table:table-cell>
            </table:table-row>
            <table:table-row>
              <table:table-cell office:value-type="float" office:value="314">
                <text:p>314</text:p>
              </table:table-cell>
              <table:table-cell office:value-type="float" office:value="1.80188965797424">
                <text:p>1.80188965797424</text:p>
              </table:table-cell>
            </table:table-row>
            <table:table-row>
              <table:table-cell office:value-type="float" office:value="315">
                <text:p>315</text:p>
              </table:table-cell>
              <table:table-cell office:value-type="float" office:value="1.68774235248566">
                <text:p>1.68774235248566</text:p>
              </table:table-cell>
            </table:table-row>
            <table:table-row>
              <table:table-cell office:value-type="float" office:value="316">
                <text:p>316</text:p>
              </table:table-cell>
              <table:table-cell office:value-type="float" office:value="1.5992397069931">
                <text:p>1.5992397069931</text:p>
              </table:table-cell>
            </table:table-row>
            <table:table-row>
              <table:table-cell office:value-type="float" office:value="317">
                <text:p>317</text:p>
              </table:table-cell>
              <table:table-cell office:value-type="float" office:value="1.50759267807007">
                <text:p>1.50759267807007</text:p>
              </table:table-cell>
            </table:table-row>
            <table:table-row>
              <table:table-cell office:value-type="float" office:value="318">
                <text:p>318</text:p>
              </table:table-cell>
              <table:table-cell office:value-type="float" office:value="1.44834887981415">
                <text:p>1.44834887981415</text:p>
              </table:table-cell>
            </table:table-row>
            <table:table-row>
              <table:table-cell office:value-type="float" office:value="319">
                <text:p>319</text:p>
              </table:table-cell>
              <table:table-cell office:value-type="float" office:value="1.36142528057098">
                <text:p>1.36142528057098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1.31366050243378">
                <text:p>1.31366050243378</text:p>
              </table:table-cell>
            </table:table-row>
            <table:table-row>
              <table:table-cell office:value-type="float" office:value="321">
                <text:p>321</text:p>
              </table:table-cell>
              <table:table-cell office:value-type="float" office:value="1.25717854499817">
                <text:p>1.25717854499817</text:p>
              </table:table-cell>
            </table:table-row>
            <table:table-row>
              <table:table-cell office:value-type="float" office:value="322">
                <text:p>322</text:p>
              </table:table-cell>
              <table:table-cell office:value-type="float" office:value="1.21562945842743">
                <text:p>1.21562945842743</text:p>
              </table:table-cell>
            </table:table-row>
            <table:table-row>
              <table:table-cell office:value-type="float" office:value="323">
                <text:p>323</text:p>
              </table:table-cell>
              <table:table-cell office:value-type="float" office:value="1.15162837505341">
                <text:p>1.15162837505341</text:p>
              </table:table-cell>
            </table:table-row>
            <table:table-row>
              <table:table-cell office:value-type="float" office:value="324">
                <text:p>324</text:p>
              </table:table-cell>
              <table:table-cell office:value-type="float" office:value="1.10453367233276">
                <text:p>1.10453367233276</text:p>
              </table:table-cell>
            </table:table-row>
            <table:table-row>
              <table:table-cell office:value-type="float" office:value="325">
                <text:p>325</text:p>
              </table:table-cell>
              <table:table-cell office:value-type="float" office:value="1.0715765953064">
                <text:p>1.0715765953064</text:p>
              </table:table-cell>
            </table:table-row>
            <table:table-row>
              <table:table-cell office:value-type="float" office:value="326">
                <text:p>326</text:p>
              </table:table-cell>
              <table:table-cell office:value-type="float" office:value="1.01591646671295">
                <text:p>1.01591646671295</text:p>
              </table:table-cell>
            </table:table-row>
            <table:table-row>
              <table:table-cell office:value-type="float" office:value="327">
                <text:p>327</text:p>
              </table:table-cell>
              <table:table-cell office:value-type="float" office:value="1.01135158538818">
                <text:p>1.01135158538818</text:p>
              </table:table-cell>
            </table:table-row>
            <table:table-row>
              <table:table-cell office:value-type="float" office:value="328">
                <text:p>328</text:p>
              </table:table-cell>
              <table:table-cell office:value-type="float" office:value="0.969706177711487">
                <text:p>0.969706177711487</text:p>
              </table:table-cell>
            </table:table-row>
            <table:table-row>
              <table:table-cell office:value-type="float" office:value="329">
                <text:p>329</text:p>
              </table:table-cell>
              <table:table-cell office:value-type="float" office:value="0.948101878166199">
                <text:p>0.948101878166199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904075145721436">
                <text:p>0.904075145721436</text:p>
              </table:table-cell>
            </table:table-row>
            <table:table-row>
              <table:table-cell office:value-type="float" office:value="331">
                <text:p>331</text:p>
              </table:table-cell>
              <table:table-cell office:value-type="float" office:value="0.885303854942322">
                <text:p>0.885303854942322</text:p>
              </table:table-cell>
            </table:table-row>
            <table:table-row>
              <table:table-cell office:value-type="float" office:value="332">
                <text:p>332</text:p>
              </table:table-cell>
              <table:table-cell office:value-type="float" office:value="0.876292288303375">
                <text:p>0.876292288303375</text:p>
              </table:table-cell>
            </table:table-row>
            <table:table-row>
              <table:table-cell office:value-type="float" office:value="333">
                <text:p>333</text:p>
              </table:table-cell>
              <table:table-cell office:value-type="float" office:value="0.843892872333527">
                <text:p>0.843892872333527</text:p>
              </table:table-cell>
            </table:table-row>
            <table:table-row>
              <table:table-cell office:value-type="float" office:value="334">
                <text:p>334</text:p>
              </table:table-cell>
              <table:table-cell office:value-type="float" office:value="0.831833243370056">
                <text:p>0.831833243370056</text:p>
              </table:table-cell>
            </table:table-row>
            <table:table-row>
              <table:table-cell office:value-type="float" office:value="335">
                <text:p>335</text:p>
              </table:table-cell>
              <table:table-cell office:value-type="float" office:value="0.780031859874725">
                <text:p>0.780031859874725</text:p>
              </table:table-cell>
            </table:table-row>
            <table:table-row>
              <table:table-cell office:value-type="float" office:value="336">
                <text:p>336</text:p>
              </table:table-cell>
              <table:table-cell office:value-type="float" office:value="0.770784616470337">
                <text:p>0.770784616470337</text:p>
              </table:table-cell>
            </table:table-row>
            <table:table-row>
              <table:table-cell office:value-type="float" office:value="337">
                <text:p>337</text:p>
              </table:table-cell>
              <table:table-cell office:value-type="float" office:value="0.757318615913391">
                <text:p>0.757318615913391</text:p>
              </table:table-cell>
            </table:table-row>
            <table:table-row>
              <table:table-cell office:value-type="float" office:value="338">
                <text:p>338</text:p>
              </table:table-cell>
              <table:table-cell office:value-type="float" office:value="0.752918183803558">
                <text:p>0.752918183803558</text:p>
              </table:table-cell>
            </table:table-row>
            <table:table-row>
              <table:table-cell office:value-type="float" office:value="339">
                <text:p>339</text:p>
              </table:table-cell>
              <table:table-cell office:value-type="float" office:value="0.734934091567993">
                <text:p>0.734934091567993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719372093677521">
                <text:p>0.719372093677521</text:p>
              </table:table-cell>
            </table:table-row>
            <table:table-row>
              <table:table-cell office:value-type="float" office:value="341">
                <text:p>341</text:p>
              </table:table-cell>
              <table:table-cell office:value-type="float" office:value="0.690165579319">
                <text:p>0.690165579319</text:p>
              </table:table-cell>
            </table:table-row>
            <table:table-row>
              <table:table-cell office:value-type="float" office:value="342">
                <text:p>342</text:p>
              </table:table-cell>
              <table:table-cell office:value-type="float" office:value="0.699934959411621">
                <text:p>0.699934959411621</text:p>
              </table:table-cell>
            </table:table-row>
            <table:table-row>
              <table:table-cell office:value-type="float" office:value="343">
                <text:p>343</text:p>
              </table:table-cell>
              <table:table-cell office:value-type="float" office:value="0.681739568710327">
                <text:p>0.681739568710327</text:p>
              </table:table-cell>
            </table:table-row>
            <table:table-row>
              <table:table-cell office:value-type="float" office:value="344">
                <text:p>344</text:p>
              </table:table-cell>
              <table:table-cell office:value-type="float" office:value="0.67586225271225">
                <text:p>0.67586225271225</text:p>
              </table:table-cell>
            </table:table-row>
            <table:table-row>
              <table:table-cell office:value-type="float" office:value="345">
                <text:p>345</text:p>
              </table:table-cell>
              <table:table-cell office:value-type="float" office:value="0.650206565856934">
                <text:p>0.650206565856934</text:p>
              </table:table-cell>
            </table:table-row>
            <table:table-row>
              <table:table-cell office:value-type="float" office:value="346">
                <text:p>346</text:p>
              </table:table-cell>
              <table:table-cell office:value-type="float" office:value="0.625919878482819">
                <text:p>0.625919878482819</text:p>
              </table:table-cell>
            </table:table-row>
            <table:table-row>
              <table:table-cell office:value-type="float" office:value="347">
                <text:p>347</text:p>
              </table:table-cell>
              <table:table-cell office:value-type="float" office:value="0.608805060386658">
                <text:p>0.608805060386658</text:p>
              </table:table-cell>
            </table:table-row>
            <table:table-row>
              <table:table-cell office:value-type="float" office:value="348">
                <text:p>348</text:p>
              </table:table-cell>
              <table:table-cell office:value-type="float" office:value="0.630381345748901">
                <text:p>0.630381345748901</text:p>
              </table:table-cell>
            </table:table-row>
            <table:table-row>
              <table:table-cell office:value-type="float" office:value="349">
                <text:p>349</text:p>
              </table:table-cell>
              <table:table-cell office:value-type="float" office:value="0.62594085931778">
                <text:p>0.62594085931778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585436284542084">
                <text:p>0.585436284542084</text:p>
              </table:table-cell>
            </table:table-row>
            <table:table-row>
              <table:table-cell office:value-type="float" office:value="351">
                <text:p>351</text:p>
              </table:table-cell>
              <table:table-cell office:value-type="float" office:value="0.611590087413788">
                <text:p>0.611590087413788</text:p>
              </table:table-cell>
            </table:table-row>
            <table:table-row>
              <table:table-cell office:value-type="float" office:value="352">
                <text:p>352</text:p>
              </table:table-cell>
              <table:table-cell office:value-type="float" office:value="0.586584985256195">
                <text:p>0.586584985256195</text:p>
              </table:table-cell>
            </table:table-row>
            <table:table-row>
              <table:table-cell office:value-type="float" office:value="353">
                <text:p>353</text:p>
              </table:table-cell>
              <table:table-cell office:value-type="float" office:value="0.568913221359253">
                <text:p>0.568913221359253</text:p>
              </table:table-cell>
            </table:table-row>
            <table:table-row>
              <table:table-cell office:value-type="float" office:value="354">
                <text:p>354</text:p>
              </table:table-cell>
              <table:table-cell office:value-type="float" office:value="0.563048243522644">
                <text:p>0.563048243522644</text:p>
              </table:table-cell>
            </table:table-row>
            <table:table-row>
              <table:table-cell office:value-type="float" office:value="355">
                <text:p>355</text:p>
              </table:table-cell>
              <table:table-cell office:value-type="float" office:value="0.553680300712585">
                <text:p>0.553680300712585</text:p>
              </table:table-cell>
            </table:table-row>
            <table:table-row>
              <table:table-cell office:value-type="float" office:value="356">
                <text:p>356</text:p>
              </table:table-cell>
              <table:table-cell office:value-type="float" office:value="0.561417758464813">
                <text:p>0.561417758464813</text:p>
              </table:table-cell>
            </table:table-row>
            <table:table-row>
              <table:table-cell office:value-type="float" office:value="357">
                <text:p>357</text:p>
              </table:table-cell>
              <table:table-cell office:value-type="float" office:value="0.279358476400375">
                <text:p>0.279358476400375</text:p>
              </table:table-cell>
            </table:table-row>
            <table:table-row>
              <table:table-cell office:value-type="float" office:value="358">
                <text:p>358</text:p>
              </table:table-cell>
              <table:table-cell office:value-type="float" office:value="0.287327229976654">
                <text:p>0.287327229976654</text:p>
              </table:table-cell>
            </table:table-row>
            <table:table-row>
              <table:table-cell office:value-type="float" office:value="359">
                <text:p>359</text:p>
              </table:table-cell>
              <table:table-cell office:value-type="float" office:value="0.281093001365662">
                <text:p>0.281093001365662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.523814141750336">
                <text:p>0.523814141750336</text:p>
              </table:table-cell>
            </table:table-row>
            <table:table-row>
              <table:table-cell office:value-type="float" office:value="361">
                <text:p>361</text:p>
              </table:table-cell>
              <table:table-cell office:value-type="float" office:value="0.520510256290436">
                <text:p>0.520510256290436</text:p>
              </table:table-cell>
            </table:table-row>
            <table:table-row>
              <table:table-cell office:value-type="float" office:value="362">
                <text:p>362</text:p>
              </table:table-cell>
              <table:table-cell office:value-type="float" office:value="0.512618243694305">
                <text:p>0.512618243694305</text:p>
              </table:table-cell>
            </table:table-row>
            <table:table-row>
              <table:table-cell office:value-type="float" office:value="363">
                <text:p>363</text:p>
              </table:table-cell>
              <table:table-cell office:value-type="float" office:value="0.517248809337616">
                <text:p>0.517248809337616</text:p>
              </table:table-cell>
            </table:table-row>
            <table:table-row>
              <table:table-cell office:value-type="float" office:value="364">
                <text:p>364</text:p>
              </table:table-cell>
              <table:table-cell office:value-type="float" office:value="0.507635712623596">
                <text:p>0.507635712623596</text:p>
              </table:table-cell>
            </table:table-row>
            <table:table-row>
              <table:table-cell office:value-type="float" office:value="365">
                <text:p>365</text:p>
              </table:table-cell>
              <table:table-cell office:value-type="float" office:value="0.517495512962341">
                <text:p>0.517495512962341</text:p>
              </table:table-cell>
            </table:table-row>
            <table:table-row>
              <table:table-cell office:value-type="float" office:value="366">
                <text:p>366</text:p>
              </table:table-cell>
              <table:table-cell office:value-type="float" office:value="0.486536502838135">
                <text:p>0.486536502838135</text:p>
              </table:table-cell>
            </table:table-row>
            <table:table-row>
              <table:table-cell office:value-type="float" office:value="367">
                <text:p>367</text:p>
              </table:table-cell>
              <table:table-cell office:value-type="float" office:value="0.500832796096802">
                <text:p>0.500832796096802</text:p>
              </table:table-cell>
            </table:table-row>
            <table:table-row>
              <table:table-cell office:value-type="float" office:value="368">
                <text:p>368</text:p>
              </table:table-cell>
              <table:table-cell office:value-type="float" office:value="0.489025235176086">
                <text:p>0.489025235176086</text:p>
              </table:table-cell>
            </table:table-row>
            <table:table-row>
              <table:table-cell office:value-type="float" office:value="369">
                <text:p>369</text:p>
              </table:table-cell>
              <table:table-cell office:value-type="float" office:value="0.496407747268677">
                <text:p>0.496407747268677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491693407297134">
                <text:p>0.491693407297134</text:p>
              </table:table-cell>
            </table:table-row>
            <table:table-row>
              <table:table-cell office:value-type="float" office:value="371">
                <text:p>371</text:p>
              </table:table-cell>
              <table:table-cell office:value-type="float" office:value="0.465552419424057">
                <text:p>0.465552419424057</text:p>
              </table:table-cell>
            </table:table-row>
            <table:table-row>
              <table:table-cell office:value-type="float" office:value="372">
                <text:p>372</text:p>
              </table:table-cell>
              <table:table-cell office:value-type="float" office:value="0.471198111772537">
                <text:p>0.471198111772537</text:p>
              </table:table-cell>
            </table:table-row>
            <table:table-row>
              <table:table-cell office:value-type="float" office:value="373">
                <text:p>373</text:p>
              </table:table-cell>
              <table:table-cell office:value-type="float" office:value="0.474332511425018">
                <text:p>0.474332511425018</text:p>
              </table:table-cell>
            </table:table-row>
            <table:table-row>
              <table:table-cell office:value-type="float" office:value="374">
                <text:p>374</text:p>
              </table:table-cell>
              <table:table-cell office:value-type="float" office:value="0.454375207424164">
                <text:p>0.454375207424164</text:p>
              </table:table-cell>
            </table:table-row>
            <table:table-row>
              <table:table-cell office:value-type="float" office:value="375">
                <text:p>375</text:p>
              </table:table-cell>
              <table:table-cell office:value-type="float" office:value="0.467969298362732">
                <text:p>0.467969298362732</text:p>
              </table:table-cell>
            </table:table-row>
            <table:table-row>
              <table:table-cell office:value-type="float" office:value="376">
                <text:p>376</text:p>
              </table:table-cell>
              <table:table-cell office:value-type="float" office:value="0.260414153337479">
                <text:p>0.260414153337479</text:p>
              </table:table-cell>
            </table:table-row>
            <table:table-row>
              <table:table-cell office:value-type="float" office:value="377">
                <text:p>377</text:p>
              </table:table-cell>
              <table:table-cell office:value-type="float" office:value="0.463426262140274">
                <text:p>0.463426262140274</text:p>
              </table:table-cell>
            </table:table-row>
            <table:table-row>
              <table:table-cell office:value-type="float" office:value="378">
                <text:p>378</text:p>
              </table:table-cell>
              <table:table-cell office:value-type="float" office:value="0.44221106171608">
                <text:p>0.44221106171608</text:p>
              </table:table-cell>
            </table:table-row>
            <table:table-row>
              <table:table-cell office:value-type="float" office:value="379">
                <text:p>379</text:p>
              </table:table-cell>
              <table:table-cell office:value-type="float" office:value="0.451405763626099">
                <text:p>0.451405763626099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0.443956464529038">
                <text:p>0.443956464529038</text:p>
              </table:table-cell>
            </table:table-row>
            <table:table-row>
              <table:table-cell office:value-type="float" office:value="381">
                <text:p>381</text:p>
              </table:table-cell>
              <table:table-cell office:value-type="float" office:value="0.448694407939911">
                <text:p>0.448694407939911</text:p>
              </table:table-cell>
            </table:table-row>
            <table:table-row>
              <table:table-cell office:value-type="float" office:value="382">
                <text:p>382</text:p>
              </table:table-cell>
              <table:table-cell office:value-type="float" office:value="0.456114619970322">
                <text:p>0.456114619970322</text:p>
              </table:table-cell>
            </table:table-row>
            <table:table-row>
              <table:table-cell office:value-type="float" office:value="383">
                <text:p>383</text:p>
              </table:table-cell>
              <table:table-cell office:value-type="float" office:value="0.443884760141373">
                <text:p>0.443884760141373</text:p>
              </table:table-cell>
            </table:table-row>
            <table:table-row>
              <table:table-cell office:value-type="float" office:value="384">
                <text:p>384</text:p>
              </table:table-cell>
              <table:table-cell office:value-type="float" office:value="0.447949826717377">
                <text:p>0.447949826717377</text:p>
              </table:table-cell>
            </table:table-row>
            <table:table-row>
              <table:table-cell office:value-type="float" office:value="385">
                <text:p>385</text:p>
              </table:table-cell>
              <table:table-cell office:value-type="float" office:value="0.441358536481857">
                <text:p>0.441358536481857</text:p>
              </table:table-cell>
            </table:table-row>
            <table:table-row>
              <table:table-cell office:value-type="float" office:value="386">
                <text:p>386</text:p>
              </table:table-cell>
              <table:table-cell office:value-type="float" office:value="0.428774952888489">
                <text:p>0.428774952888489</text:p>
              </table:table-cell>
            </table:table-row>
            <table:table-row>
              <table:table-cell office:value-type="float" office:value="387">
                <text:p>387</text:p>
              </table:table-cell>
              <table:table-cell office:value-type="float" office:value="0.438213676214218">
                <text:p>0.438213676214218</text:p>
              </table:table-cell>
            </table:table-row>
            <table:table-row>
              <table:table-cell office:value-type="float" office:value="388">
                <text:p>388</text:p>
              </table:table-cell>
              <table:table-cell office:value-type="float" office:value="0.43870359659195">
                <text:p>0.43870359659195</text:p>
              </table:table-cell>
            </table:table-row>
            <table:table-row>
              <table:table-cell office:value-type="float" office:value="389">
                <text:p>389</text:p>
              </table:table-cell>
              <table:table-cell office:value-type="float" office:value="0.430077314376831">
                <text:p>0.430077314376831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42839789390564">
                <text:p>0.42839789390564</text:p>
              </table:table-cell>
            </table:table-row>
            <table:table-row>
              <table:table-cell office:value-type="float" office:value="391">
                <text:p>391</text:p>
              </table:table-cell>
              <table:table-cell office:value-type="float" office:value="0.428684502840042">
                <text:p>0.428684502840042</text:p>
              </table:table-cell>
            </table:table-row>
            <table:table-row>
              <table:table-cell office:value-type="float" office:value="392">
                <text:p>392</text:p>
              </table:table-cell>
              <table:table-cell office:value-type="float" office:value="0.438478976488113">
                <text:p>0.438478976488113</text:p>
              </table:table-cell>
            </table:table-row>
            <table:table-row>
              <table:table-cell office:value-type="float" office:value="393">
                <text:p>393</text:p>
              </table:table-cell>
              <table:table-cell office:value-type="float" office:value="0.434927016496658">
                <text:p>0.434927016496658</text:p>
              </table:table-cell>
            </table:table-row>
            <table:table-row>
              <table:table-cell office:value-type="float" office:value="394">
                <text:p>394</text:p>
              </table:table-cell>
              <table:table-cell office:value-type="float" office:value="0.420232355594635">
                <text:p>0.420232355594635</text:p>
              </table:table-cell>
            </table:table-row>
            <table:table-row>
              <table:table-cell office:value-type="float" office:value="395">
                <text:p>395</text:p>
              </table:table-cell>
              <table:table-cell office:value-type="float" office:value="0.42604723572731">
                <text:p>0.42604723572731</text:p>
              </table:table-cell>
            </table:table-row>
            <table:table-row>
              <table:table-cell office:value-type="float" office:value="396">
                <text:p>396</text:p>
              </table:table-cell>
              <table:table-cell office:value-type="float" office:value="0.421078085899353">
                <text:p>0.421078085899353</text:p>
              </table:table-cell>
            </table:table-row>
            <table:table-row>
              <table:table-cell office:value-type="float" office:value="397">
                <text:p>397</text:p>
              </table:table-cell>
              <table:table-cell office:value-type="float" office:value="0.443721950054169">
                <text:p>0.443721950054169</text:p>
              </table:table-cell>
            </table:table-row>
            <table:table-row>
              <table:table-cell office:value-type="float" office:value="398">
                <text:p>398</text:p>
              </table:table-cell>
              <table:table-cell office:value-type="float" office:value="0.429894775152206">
                <text:p>0.429894775152206</text:p>
              </table:table-cell>
            </table:table-row>
            <table:table-row>
              <table:table-cell office:value-type="float" office:value="399">
                <text:p>399</text:p>
              </table:table-cell>
              <table:table-cell office:value-type="float" office:value="0.435876697301865">
                <text:p>0.435876697301865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441387712955475">
                <text:p>0.44138771295547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30.653cm" svg:height="17.242cm" xlink:href=".." xlink:type="simple" chart:class="chart:line" chart:column-mapping="0" chart:style-name="ch1">
        <chart:plot-area chart:style-name="ch2" table:cell-range-address="Foglio1.X1:Foglio1.X400 Foglio1.E1:Foglio1.E400" chart:data-source-has-labels="column" svg:x="0.613cm" svg:y="0.344cm" svg:width="29.427cm" svg:height="16.554cm">
          <chartooo:coordinate-region svg:x="1.234cm" svg:y="0.465cm" svg:width="28.806cm" svg:height="15.431cm"/>
          <chart:axis chart:dimension="x" chart:name="primary-x" chart:style-name="ch3" chartooo:axis-type="auto">
            <chartooo:date-scale/>
            <chart:categories table:cell-range-address="Foglio1.X1:Foglio1.X400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Foglio1.E1:Foglio1.E400" chart:class="chart:line">
            <chart:data-point chart:repeated="40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E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Foglio1.X1:Foglio1.X400</svg:desc>
                </draw:g>
              </table:table-cell>
              <table:table-cell office:value-type="float" office:value="0.222085624933243">
                <text:p>0.222085624933243</text:p>
                <draw:g>
                  <svg:desc>Foglio1.E1:Foglio1.E400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400036126375198">
                <text:p>0.40003612637519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422372311353684">
                <text:p>0.42237231135368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404386758804321">
                <text:p>0.40438675880432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399135410785675">
                <text:p>0.39913541078567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402703613042831">
                <text:p>0.40270361304283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407367140054703">
                <text:p>0.40736714005470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422930389642715">
                <text:p>0.42293038964271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410974055528641">
                <text:p>0.41097405552864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455826759338379">
                <text:p>0.45582675933837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469480782747269">
                <text:p>0.46948078274726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1.9169397354126">
                <text:p>11.9169397354126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1.9505176544189">
                <text:p>11.9505176544189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281146973371506">
                <text:p>0.281146973371506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304691910743713">
                <text:p>0.304691910743713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294272273778915">
                <text:p>0.294272273778915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6.66671562194824">
                <text:p>6.66671562194824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6.76592254638672">
                <text:p>6.76592254638672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7.04053497314453">
                <text:p>7.04053497314453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7.35252094268799">
                <text:p>7.35252094268799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7.69809627532959">
                <text:p>7.69809627532959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8.07129192352295">
                <text:p>8.07129192352295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8.47997856140137">
                <text:p>8.47997856140137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8.95731163024902">
                <text:p>8.95731163024902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9.46708583831787">
                <text:p>9.46708583831787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6.74620914459229">
                <text:p>6.74620914459229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6.71585083007813">
                <text:p>6.71585083007813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6.72480869293213">
                <text:p>6.72480869293213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6.68110704421997">
                <text:p>6.68110704421997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6.65117311477661">
                <text:p>6.65117311477661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6.64394187927246">
                <text:p>6.64394187927246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6.61774063110352">
                <text:p>6.61774063110352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6.60304021835327">
                <text:p>6.60304021835327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6.58990287780762">
                <text:p>6.58990287780762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6.58267831802368">
                <text:p>6.58267831802368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6.57764768600464">
                <text:p>6.57764768600464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6.5864462852478">
                <text:p>6.5864462852478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6.56274747848511">
                <text:p>6.56274747848511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6.54929351806641">
                <text:p>6.54929351806641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6.55163526535034">
                <text:p>6.5516352653503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6.54195261001587">
                <text:p>6.54195261001587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6.55944490432739">
                <text:p>6.55944490432739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6.55518627166748">
                <text:p>6.55518627166748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6.55871820449829">
                <text:p>6.55871820449829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6.57333087921143">
                <text:p>6.57333087921143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6.54607057571411">
                <text:p>6.54607057571411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6.57647943496704">
                <text:p>6.57647943496704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6.58295965194702">
                <text:p>6.58295965194702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6.58338117599487">
                <text:p>6.58338117599487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6.6061577796936">
                <text:p>6.6061577796936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6.60519647598267">
                <text:p>6.60519647598267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0.179492354393005">
                <text:p>0.179492354393005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0.177931949496269">
                <text:p>0.177931949496269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0.179683104157448">
                <text:p>0.179683104157448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0.183343172073364">
                <text:p>0.183343172073364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0.178640723228455">
                <text:p>0.178640723228455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6.73910140991211">
                <text:p>6.73910140991211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6.76436281204224">
                <text:p>6.76436281204224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6.79711294174194">
                <text:p>6.79711294174194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6.82252979278564">
                <text:p>6.82252979278564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6.85570192337036">
                <text:p>6.85570192337036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6.89809799194336">
                <text:p>6.89809799194336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6.9257493019104">
                <text:p>6.9257493019104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6.96346235275269">
                <text:p>6.96346235275269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7.01522493362427">
                <text:p>7.01522493362427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02">
                <text:p>20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03">
                <text:p>20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04">
                <text:p>20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06">
                <text:p>20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07">
                <text:p>20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08">
                <text:p>20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09">
                <text:p>20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11">
                <text:p>21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12">
                <text:p>21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13">
                <text:p>21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14">
                <text:p>21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16">
                <text:p>21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17">
                <text:p>21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18">
                <text:p>21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19">
                <text:p>21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21">
                <text:p>22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22">
                <text:p>22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23">
                <text:p>22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24">
                <text:p>22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26">
                <text:p>22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27">
                <text:p>22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28">
                <text:p>22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29">
                <text:p>22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31">
                <text:p>23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32">
                <text:p>23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33">
                <text:p>23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34">
                <text:p>23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35">
                <text:p>23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36">
                <text:p>23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37">
                <text:p>23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38">
                <text:p>23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39">
                <text:p>23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41">
                <text:p>24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42">
                <text:p>24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43">
                <text:p>24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44">
                <text:p>24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45">
                <text:p>24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46">
                <text:p>24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47">
                <text:p>24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48">
                <text:p>24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49">
                <text:p>24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51">
                <text:p>25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52">
                <text:p>25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53">
                <text:p>25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54">
                <text:p>25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57">
                <text:p>25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58">
                <text:p>25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59">
                <text:p>25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61">
                <text:p>26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62">
                <text:p>26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63">
                <text:p>26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64">
                <text:p>26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65">
                <text:p>26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66">
                <text:p>26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67">
                <text:p>26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68">
                <text:p>26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69">
                <text:p>26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71">
                <text:p>27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72">
                <text:p>27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73">
                <text:p>27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74">
                <text:p>27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75">
                <text:p>27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76">
                <text:p>27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77">
                <text:p>27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78">
                <text:p>27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79">
                <text:p>27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81">
                <text:p>28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82">
                <text:p>28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83">
                <text:p>28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84">
                <text:p>28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85">
                <text:p>28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86">
                <text:p>286</text:p>
              </table:table-cell>
              <table:table-cell office:value-type="float" office:value="0.17215895652771">
                <text:p>0.17215895652771</text:p>
              </table:table-cell>
            </table:table-row>
            <table:table-row>
              <table:table-cell office:value-type="float" office:value="287">
                <text:p>287</text:p>
              </table:table-cell>
              <table:table-cell office:value-type="float" office:value="0.173313111066818">
                <text:p>0.173313111066818</text:p>
              </table:table-cell>
            </table:table-row>
            <table:table-row>
              <table:table-cell office:value-type="float" office:value="288">
                <text:p>288</text:p>
              </table:table-cell>
              <table:table-cell office:value-type="float" office:value="0.170214533805847">
                <text:p>0.170214533805847</text:p>
              </table:table-cell>
            </table:table-row>
            <table:table-row>
              <table:table-cell office:value-type="float" office:value="289">
                <text:p>289</text:p>
              </table:table-cell>
              <table:table-cell office:value-type="float" office:value="0.196215510368347">
                <text:p>0.196215510368347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206944510340691">
                <text:p>0.206944510340691</text:p>
              </table:table-cell>
            </table:table-row>
            <table:table-row>
              <table:table-cell office:value-type="float" office:value="291">
                <text:p>29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92">
                <text:p>29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93">
                <text:p>29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94">
                <text:p>29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95">
                <text:p>29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96">
                <text:p>29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97">
                <text:p>29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98">
                <text:p>29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99">
                <text:p>29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01">
                <text:p>30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02">
                <text:p>30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03">
                <text:p>30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04">
                <text:p>30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05">
                <text:p>30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06">
                <text:p>30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07">
                <text:p>30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08">
                <text:p>30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09">
                <text:p>30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11">
                <text:p>31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12">
                <text:p>31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13">
                <text:p>31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14">
                <text:p>31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15">
                <text:p>31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16">
                <text:p>31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17">
                <text:p>31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18">
                <text:p>31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19">
                <text:p>31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21">
                <text:p>32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22">
                <text:p>32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23">
                <text:p>32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24">
                <text:p>32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25">
                <text:p>32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26">
                <text:p>32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27">
                <text:p>32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28">
                <text:p>32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29">
                <text:p>32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31">
                <text:p>33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32">
                <text:p>33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33">
                <text:p>33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34">
                <text:p>33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35">
                <text:p>33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36">
                <text:p>33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37">
                <text:p>33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38">
                <text:p>33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39">
                <text:p>33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41">
                <text:p>34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42">
                <text:p>34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43">
                <text:p>34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44">
                <text:p>34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45">
                <text:p>34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46">
                <text:p>34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47">
                <text:p>34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48">
                <text:p>34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49">
                <text:p>34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51">
                <text:p>35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52">
                <text:p>35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53">
                <text:p>35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54">
                <text:p>35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55">
                <text:p>35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56">
                <text:p>35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57">
                <text:p>357</text:p>
              </table:table-cell>
              <table:table-cell office:value-type="float" office:value="0.318714648485184">
                <text:p>0.318714648485184</text:p>
              </table:table-cell>
            </table:table-row>
            <table:table-row>
              <table:table-cell office:value-type="float" office:value="358">
                <text:p>358</text:p>
              </table:table-cell>
              <table:table-cell office:value-type="float" office:value="0.291000038385391">
                <text:p>0.291000038385391</text:p>
              </table:table-cell>
            </table:table-row>
            <table:table-row>
              <table:table-cell office:value-type="float" office:value="359">
                <text:p>359</text:p>
              </table:table-cell>
              <table:table-cell office:value-type="float" office:value="0.287114173173904">
                <text:p>0.287114173173904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61">
                <text:p>36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62">
                <text:p>36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63">
                <text:p>36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64">
                <text:p>36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65">
                <text:p>36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66">
                <text:p>36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67">
                <text:p>36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68">
                <text:p>36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69">
                <text:p>36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71">
                <text:p>37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72">
                <text:p>37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73">
                <text:p>37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74">
                <text:p>37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75">
                <text:p>37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76">
                <text:p>37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77">
                <text:p>37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78">
                <text:p>37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79">
                <text:p>37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81">
                <text:p>38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82">
                <text:p>38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83">
                <text:p>38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84">
                <text:p>38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85">
                <text:p>38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86">
                <text:p>386</text:p>
              </table:table-cell>
              <table:table-cell office:value-type="float" office:value="0.467007517814636">
                <text:p>0.467007517814636</text:p>
              </table:table-cell>
            </table:table-row>
            <table:table-row>
              <table:table-cell office:value-type="float" office:value="387">
                <text:p>387</text:p>
              </table:table-cell>
              <table:table-cell office:value-type="float" office:value="0.459086656570435">
                <text:p>0.459086656570435</text:p>
              </table:table-cell>
            </table:table-row>
            <table:table-row>
              <table:table-cell office:value-type="float" office:value="388">
                <text:p>388</text:p>
              </table:table-cell>
              <table:table-cell office:value-type="float" office:value="0.423241168260574">
                <text:p>0.423241168260574</text:p>
              </table:table-cell>
            </table:table-row>
            <table:table-row>
              <table:table-cell office:value-type="float" office:value="389">
                <text:p>389</text:p>
              </table:table-cell>
              <table:table-cell office:value-type="float" office:value="0.433366447687149">
                <text:p>0.433366447687149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413955211639404">
                <text:p>0.413955211639404</text:p>
              </table:table-cell>
            </table:table-row>
            <table:table-row>
              <table:table-cell office:value-type="float" office:value="391">
                <text:p>391</text:p>
              </table:table-cell>
              <table:table-cell office:value-type="float" office:value="0.391071051359177">
                <text:p>0.391071051359177</text:p>
              </table:table-cell>
            </table:table-row>
            <table:table-row>
              <table:table-cell office:value-type="float" office:value="392">
                <text:p>392</text:p>
              </table:table-cell>
              <table:table-cell office:value-type="float" office:value="0.409762173891068">
                <text:p>0.409762173891068</text:p>
              </table:table-cell>
            </table:table-row>
            <table:table-row>
              <table:table-cell office:value-type="float" office:value="393">
                <text:p>393</text:p>
              </table:table-cell>
              <table:table-cell office:value-type="float" office:value="0.402048200368881">
                <text:p>0.402048200368881</text:p>
              </table:table-cell>
            </table:table-row>
            <table:table-row>
              <table:table-cell office:value-type="float" office:value="394">
                <text:p>394</text:p>
              </table:table-cell>
              <table:table-cell office:value-type="float" office:value="0.396534293889999">
                <text:p>0.396534293889999</text:p>
              </table:table-cell>
            </table:table-row>
            <table:table-row>
              <table:table-cell office:value-type="float" office:value="395">
                <text:p>395</text:p>
              </table:table-cell>
              <table:table-cell office:value-type="float" office:value="0.406138271093369">
                <text:p>0.406138271093369</text:p>
              </table:table-cell>
            </table:table-row>
            <table:table-row>
              <table:table-cell office:value-type="float" office:value="396">
                <text:p>396</text:p>
              </table:table-cell>
              <table:table-cell office:value-type="float" office:value="0.398774206638336">
                <text:p>0.398774206638336</text:p>
              </table:table-cell>
            </table:table-row>
            <table:table-row>
              <table:table-cell office:value-type="float" office:value="397">
                <text:p>397</text:p>
              </table:table-cell>
              <table:table-cell office:value-type="float" office:value="0.393532991409302">
                <text:p>0.393532991409302</text:p>
              </table:table-cell>
            </table:table-row>
            <table:table-row>
              <table:table-cell office:value-type="float" office:value="398">
                <text:p>398</text:p>
              </table:table-cell>
              <table:table-cell office:value-type="float" office:value="0.389698922634125">
                <text:p>0.389698922634125</text:p>
              </table:table-cell>
            </table:table-row>
            <table:table-row>
              <table:table-cell office:value-type="float" office:value="399">
                <text:p>399</text:p>
              </table:table-cell>
              <table:table-cell office:value-type="float" office:value="0.401486754417419">
                <text:p>0.401486754417419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397867053747177">
                <text:p>0.39786705374717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30.17cm" svg:height="16.97cm" xlink:href=".." xlink:type="simple" chart:class="chart:line" chart:column-mapping="0" chart:style-name="ch1">
        <chart:plot-area chart:style-name="ch2" table:cell-range-address="Foglio1.X1:Foglio1.X400 Foglio1.F1:Foglio1.F400" chart:data-source-has-labels="column" svg:x="0.603cm" svg:y="0.339cm" svg:width="28.964cm" svg:height="16.292cm">
          <chartooo:coordinate-region svg:x="1.224cm" svg:y="0.46cm" svg:width="28.343cm" svg:height="15.168cm"/>
          <chart:axis chart:dimension="x" chart:name="primary-x" chart:style-name="ch3" chartooo:axis-type="auto">
            <chartooo:date-scale/>
            <chart:categories table:cell-range-address="Foglio1.X1:Foglio1.X400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Foglio1.F1:Foglio1.F400" chart:class="chart:line">
            <chart:data-point chart:repeated="40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F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Foglio1.X1:Foglio1.X400</svg:desc>
                </draw:g>
              </table:table-cell>
              <table:table-cell office:value-type="float" office:value="0.234898716211319">
                <text:p>0.234898716211319</text:p>
                <draw:g>
                  <svg:desc>Foglio1.F1:Foglio1.F400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1.7507762908936">
                <text:p>11.750776290893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1.748007774353">
                <text:p>11.74800777435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1.7653837203979">
                <text:p>11.765383720397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1.7731790542603">
                <text:p>11.773179054260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1.7932014465332">
                <text:p>11.793201446533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.8083467483521">
                <text:p>11.808346748352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1.819803237915">
                <text:p>11.81980323791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1.830454826355">
                <text:p>11.83045482635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1.8591575622559">
                <text:p>11.859157562255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1.8782043457031">
                <text:p>11.8782043457031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1.9042072296143">
                <text:p>11.9042072296143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1.9438714981079">
                <text:p>11.9438714981079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294285356998444">
                <text:p>0.294285356998444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295256942510605">
                <text:p>0.295256942510605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30321004986763">
                <text:p>0.30321004986763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6.6904411315918">
                <text:p>6.6904411315918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6.75714063644409">
                <text:p>6.75714063644409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7.04616546630859">
                <text:p>7.04616546630859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7.33981609344482">
                <text:p>7.3398160934448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7.68087291717529">
                <text:p>7.68087291717529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8.06040096282959">
                <text:p>8.06040096282959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8.47888660430908">
                <text:p>8.47888660430908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8.94290351867676">
                <text:p>8.94290351867676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9.46919918060303">
                <text:p>9.46919918060303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6.76848888397217">
                <text:p>6.76848888397217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6.71966409683228">
                <text:p>6.71966409683228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6.70197725296021">
                <text:p>6.70197725296021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6.67015504837036">
                <text:p>6.67015504837036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6.66702842712402">
                <text:p>6.6670284271240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6.63755178451538">
                <text:p>6.63755178451538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6.62289953231812">
                <text:p>6.62289953231812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6.5973334312439">
                <text:p>6.5973334312439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6.59955024719238">
                <text:p>6.59955024719238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6.57866334915161">
                <text:p>6.57866334915161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6.56856870651245">
                <text:p>6.56856870651245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6.56134462356567">
                <text:p>6.56134462356567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6.56224155426025">
                <text:p>6.56224155426025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6.56067800521851">
                <text:p>6.56067800521851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6.54154586791992">
                <text:p>6.5415458679199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6.55803346633911">
                <text:p>6.55803346633911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6.54339075088501">
                <text:p>6.54339075088501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6.55213308334351">
                <text:p>6.55213308334351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6.55137348175049">
                <text:p>6.55137348175049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6.54465293884277">
                <text:p>6.54465293884277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6.57574510574341">
                <text:p>6.57574510574341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6.59227848052979">
                <text:p>6.59227848052979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6.58367300033569">
                <text:p>6.58367300033569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6.60548114776611">
                <text:p>6.60548114776611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6.58080768585205">
                <text:p>6.58080768585205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6.60537719726563">
                <text:p>6.60537719726563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0.187490701675415">
                <text:p>0.187490701675415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0.190135359764099">
                <text:p>0.190135359764099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0.191121384501457">
                <text:p>0.191121384501457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0.18123260140419">
                <text:p>0.18123260140419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0.187041416764259">
                <text:p>0.187041416764259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6.73953580856323">
                <text:p>6.73953580856323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6.75874948501587">
                <text:p>6.75874948501587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6.80588531494141">
                <text:p>6.80588531494141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6.83307456970215">
                <text:p>6.83307456970215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6.86380815505981">
                <text:p>6.86380815505981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6.89120006561279">
                <text:p>6.89120006561279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6.91294193267822">
                <text:p>6.91294193267822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6.96455335617065">
                <text:p>6.96455335617065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7.02121686935425">
                <text:p>7.02121686935425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02">
                <text:p>20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03">
                <text:p>20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04">
                <text:p>20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06">
                <text:p>20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07">
                <text:p>20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08">
                <text:p>20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09">
                <text:p>20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11">
                <text:p>21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12">
                <text:p>21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13">
                <text:p>21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14">
                <text:p>21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16">
                <text:p>21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17">
                <text:p>21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18">
                <text:p>21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19">
                <text:p>21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21">
                <text:p>22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22">
                <text:p>22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23">
                <text:p>22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24">
                <text:p>22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26">
                <text:p>22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27">
                <text:p>22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28">
                <text:p>22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29">
                <text:p>22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31">
                <text:p>23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32">
                <text:p>23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33">
                <text:p>23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34">
                <text:p>23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35">
                <text:p>23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36">
                <text:p>23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37">
                <text:p>23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38">
                <text:p>23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39">
                <text:p>23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41">
                <text:p>24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42">
                <text:p>24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43">
                <text:p>24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44">
                <text:p>24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45">
                <text:p>24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46">
                <text:p>24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47">
                <text:p>24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48">
                <text:p>24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49">
                <text:p>24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51">
                <text:p>25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52">
                <text:p>25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53">
                <text:p>25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54">
                <text:p>25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57">
                <text:p>25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58">
                <text:p>25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59">
                <text:p>25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61">
                <text:p>26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62">
                <text:p>26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63">
                <text:p>26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64">
                <text:p>26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65">
                <text:p>26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66">
                <text:p>26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67">
                <text:p>26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68">
                <text:p>26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69">
                <text:p>26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71">
                <text:p>27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72">
                <text:p>27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73">
                <text:p>27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74">
                <text:p>27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75">
                <text:p>27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76">
                <text:p>27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77">
                <text:p>27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78">
                <text:p>27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79">
                <text:p>27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81">
                <text:p>28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82">
                <text:p>28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83">
                <text:p>28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84">
                <text:p>28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85">
                <text:p>28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86">
                <text:p>286</text:p>
              </table:table-cell>
              <table:table-cell office:value-type="float" office:value="0.19509644806385">
                <text:p>0.19509644806385</text:p>
              </table:table-cell>
            </table:table-row>
            <table:table-row>
              <table:table-cell office:value-type="float" office:value="287">
                <text:p>287</text:p>
              </table:table-cell>
              <table:table-cell office:value-type="float" office:value="0.187855914235115">
                <text:p>0.187855914235115</text:p>
              </table:table-cell>
            </table:table-row>
            <table:table-row>
              <table:table-cell office:value-type="float" office:value="288">
                <text:p>288</text:p>
              </table:table-cell>
              <table:table-cell office:value-type="float" office:value="0.199232965707779">
                <text:p>0.199232965707779</text:p>
              </table:table-cell>
            </table:table-row>
            <table:table-row>
              <table:table-cell office:value-type="float" office:value="289">
                <text:p>289</text:p>
              </table:table-cell>
              <table:table-cell office:value-type="float" office:value="0.179351434111595">
                <text:p>0.179351434111595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181082189083099">
                <text:p>0.181082189083099</text:p>
              </table:table-cell>
            </table:table-row>
            <table:table-row>
              <table:table-cell office:value-type="float" office:value="291">
                <text:p>29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92">
                <text:p>29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93">
                <text:p>29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94">
                <text:p>29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95">
                <text:p>29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96">
                <text:p>29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97">
                <text:p>29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98">
                <text:p>29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99">
                <text:p>29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01">
                <text:p>30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02">
                <text:p>30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03">
                <text:p>30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04">
                <text:p>30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05">
                <text:p>30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06">
                <text:p>30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07">
                <text:p>30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08">
                <text:p>30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09">
                <text:p>30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11">
                <text:p>31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12">
                <text:p>31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13">
                <text:p>31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14">
                <text:p>31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15">
                <text:p>31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16">
                <text:p>31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17">
                <text:p>31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18">
                <text:p>31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19">
                <text:p>31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21">
                <text:p>32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22">
                <text:p>32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23">
                <text:p>32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24">
                <text:p>32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25">
                <text:p>32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26">
                <text:p>32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27">
                <text:p>32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28">
                <text:p>32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29">
                <text:p>32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31">
                <text:p>33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32">
                <text:p>33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33">
                <text:p>33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34">
                <text:p>33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35">
                <text:p>33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36">
                <text:p>33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37">
                <text:p>33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38">
                <text:p>33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39">
                <text:p>33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41">
                <text:p>34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42">
                <text:p>34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43">
                <text:p>34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44">
                <text:p>34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45">
                <text:p>34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46">
                <text:p>34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47">
                <text:p>34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48">
                <text:p>34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49">
                <text:p>34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51">
                <text:p>35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52">
                <text:p>35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53">
                <text:p>35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54">
                <text:p>35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55">
                <text:p>35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56">
                <text:p>35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57">
                <text:p>357</text:p>
              </table:table-cell>
              <table:table-cell office:value-type="float" office:value="0.317087262868881">
                <text:p>0.317087262868881</text:p>
              </table:table-cell>
            </table:table-row>
            <table:table-row>
              <table:table-cell office:value-type="float" office:value="358">
                <text:p>358</text:p>
              </table:table-cell>
              <table:table-cell office:value-type="float" office:value="0.296567112207413">
                <text:p>0.296567112207413</text:p>
              </table:table-cell>
            </table:table-row>
            <table:table-row>
              <table:table-cell office:value-type="float" office:value="359">
                <text:p>359</text:p>
              </table:table-cell>
              <table:table-cell office:value-type="float" office:value="0.287881553173065">
                <text:p>0.287881553173065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61">
                <text:p>36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62">
                <text:p>36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63">
                <text:p>36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64">
                <text:p>36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65">
                <text:p>36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66">
                <text:p>36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67">
                <text:p>36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68">
                <text:p>36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69">
                <text:p>36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71">
                <text:p>37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72">
                <text:p>37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73">
                <text:p>37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74">
                <text:p>37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75">
                <text:p>37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76">
                <text:p>37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77">
                <text:p>37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78">
                <text:p>37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79">
                <text:p>37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81">
                <text:p>38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82">
                <text:p>38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83">
                <text:p>38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84">
                <text:p>38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85">
                <text:p>38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86">
                <text:p>38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87">
                <text:p>38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88">
                <text:p>388</text:p>
              </table:table-cell>
              <table:table-cell office:value-type="float" office:value="11.9646186828613">
                <text:p>11.9646186828613</text:p>
              </table:table-cell>
            </table:table-row>
            <table:table-row>
              <table:table-cell office:value-type="float" office:value="389">
                <text:p>389</text:p>
              </table:table-cell>
              <table:table-cell office:value-type="float" office:value="11.9323663711548">
                <text:p>11.9323663711548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11.8945446014404">
                <text:p>11.8945446014404</text:p>
              </table:table-cell>
            </table:table-row>
            <table:table-row>
              <table:table-cell office:value-type="float" office:value="391">
                <text:p>391</text:p>
              </table:table-cell>
              <table:table-cell office:value-type="float" office:value="11.8639764785767">
                <text:p>11.8639764785767</text:p>
              </table:table-cell>
            </table:table-row>
            <table:table-row>
              <table:table-cell office:value-type="float" office:value="392">
                <text:p>392</text:p>
              </table:table-cell>
              <table:table-cell office:value-type="float" office:value="11.8633756637573">
                <text:p>11.8633756637573</text:p>
              </table:table-cell>
            </table:table-row>
            <table:table-row>
              <table:table-cell office:value-type="float" office:value="393">
                <text:p>393</text:p>
              </table:table-cell>
              <table:table-cell office:value-type="float" office:value="11.8065547943115">
                <text:p>11.8065547943115</text:p>
              </table:table-cell>
            </table:table-row>
            <table:table-row>
              <table:table-cell office:value-type="float" office:value="394">
                <text:p>394</text:p>
              </table:table-cell>
              <table:table-cell office:value-type="float" office:value="11.7916507720947">
                <text:p>11.7916507720947</text:p>
              </table:table-cell>
            </table:table-row>
            <table:table-row>
              <table:table-cell office:value-type="float" office:value="395">
                <text:p>395</text:p>
              </table:table-cell>
              <table:table-cell office:value-type="float" office:value="11.8080968856812">
                <text:p>11.8080968856812</text:p>
              </table:table-cell>
            </table:table-row>
            <table:table-row>
              <table:table-cell office:value-type="float" office:value="396">
                <text:p>396</text:p>
              </table:table-cell>
              <table:table-cell office:value-type="float" office:value="11.7790861129761">
                <text:p>11.7790861129761</text:p>
              </table:table-cell>
            </table:table-row>
            <table:table-row>
              <table:table-cell office:value-type="float" office:value="397">
                <text:p>397</text:p>
              </table:table-cell>
              <table:table-cell office:value-type="float" office:value="11.7527942657471">
                <text:p>11.7527942657471</text:p>
              </table:table-cell>
            </table:table-row>
            <table:table-row>
              <table:table-cell office:value-type="float" office:value="398">
                <text:p>398</text:p>
              </table:table-cell>
              <table:table-cell office:value-type="float" office:value="11.7448253631592">
                <text:p>11.7448253631592</text:p>
              </table:table-cell>
            </table:table-row>
            <table:table-row>
              <table:table-cell office:value-type="float" office:value="399">
                <text:p>399</text:p>
              </table:table-cell>
              <table:table-cell office:value-type="float" office:value="11.7618932723999">
                <text:p>11.7618932723999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11.7531671524048">
                <text:p>11.753167152404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29.884cm" svg:height="16.809cm" xlink:href=".." xlink:type="simple" chart:class="chart:line" chart:style-name="ch1">
        <chart:plot-area chart:style-name="ch2" table:cell-range-address="Foglio1.X1:Foglio1.X400 Foglio1.G1:Foglio1.G501" chart:data-source-has-labels="column" svg:x="0.597cm" svg:y="0.336cm" svg:width="28.69cm" svg:height="16.137cm">
          <chartooo:coordinate-region svg:x="1.218cm" svg:y="0.457cm" svg:width="28.069cm" svg:height="15.013cm"/>
          <chart:axis chart:dimension="x" chart:name="primary-x" chart:style-name="ch3" chartooo:axis-type="auto">
            <chartooo:date-scale/>
            <chart:categories table:cell-range-address="Foglio1.X1:Foglio1.X400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Foglio1.G1:Foglio1.G501" chart:class="chart:line">
            <chart:data-point chart:repeated="501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G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Foglio1.X1:Foglio1.X400</svg:desc>
                </draw:g>
              </table:table-cell>
              <table:table-cell office:value-type="float" office:value="0.242089718580246">
                <text:p>0.242089718580246</text:p>
                <draw:g>
                  <svg:desc>Foglio1.G1:Foglio1.G50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1.7339286804199">
                <text:p>11.733928680419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1.7574253082275">
                <text:p>11.757425308227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1.7626123428345">
                <text:p>11.762612342834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1.7508544921875">
                <text:p>11.750854492187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1.7781162261963">
                <text:p>11.778116226196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.8023309707642">
                <text:p>11.802330970764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1.8098936080933">
                <text:p>11.809893608093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1.845157623291">
                <text:p>11.84515762329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1.8468647003174">
                <text:p>11.846864700317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1.8889379501343">
                <text:p>11.888937950134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1.9185056686401">
                <text:p>11.918505668640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1.9529113769531">
                <text:p>11.952911376953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1.9923505783081">
                <text:p>11.992350578308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28615739941597">
                <text:p>0.28615739941597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292407006025314">
                <text:p>0.292407006025314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292667478322983">
                <text:p>0.292667478322983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0.198668956756592">
                <text:p>0.198668956756592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0.18079075217247">
                <text:p>0.18079075217247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0.17441999912262">
                <text:p>0.17441999912262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0.171807914972305">
                <text:p>0.171807914972305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0.182805791497231">
                <text:p>0.182805791497231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02">
                <text:p>20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03">
                <text:p>20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04">
                <text:p>20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06">
                <text:p>20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07">
                <text:p>20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08">
                <text:p>20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09">
                <text:p>20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11">
                <text:p>21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12">
                <text:p>21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13">
                <text:p>21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14">
                <text:p>21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16">
                <text:p>21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17">
                <text:p>21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18">
                <text:p>21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19">
                <text:p>21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21">
                <text:p>22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22">
                <text:p>22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23">
                <text:p>22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24">
                <text:p>22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26">
                <text:p>22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27">
                <text:p>22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28">
                <text:p>22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29">
                <text:p>22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31">
                <text:p>23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32">
                <text:p>23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33">
                <text:p>23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34">
                <text:p>23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35">
                <text:p>23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36">
                <text:p>23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37">
                <text:p>23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38">
                <text:p>23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39">
                <text:p>23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41">
                <text:p>24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42">
                <text:p>24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43">
                <text:p>24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44">
                <text:p>24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45">
                <text:p>24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46">
                <text:p>24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47">
                <text:p>24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48">
                <text:p>24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49">
                <text:p>24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251">
                <text:p>251</text:p>
              </table:table-cell>
              <table:table-cell office:value-type="float" office:value="4.33469200134277">
                <text:p>4.33469200134277</text:p>
              </table:table-cell>
            </table:table-row>
            <table:table-row>
              <table:table-cell office:value-type="float" office:value="252">
                <text:p>252</text:p>
              </table:table-cell>
              <table:table-cell office:value-type="float" office:value="4.25187110900879">
                <text:p>4.25187110900879</text:p>
              </table:table-cell>
            </table:table-row>
            <table:table-row>
              <table:table-cell office:value-type="float" office:value="253">
                <text:p>253</text:p>
              </table:table-cell>
              <table:table-cell office:value-type="float" office:value="4.21258401870728">
                <text:p>4.21258401870728</text:p>
              </table:table-cell>
            </table:table-row>
            <table:table-row>
              <table:table-cell office:value-type="float" office:value="254">
                <text:p>254</text:p>
              </table:table-cell>
              <table:table-cell office:value-type="float" office:value="4.15534591674805">
                <text:p>4.15534591674805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4.07408142089844">
                <text:p>4.07408142089844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4.02813148498535">
                <text:p>4.02813148498535</text:p>
              </table:table-cell>
            </table:table-row>
            <table:table-row>
              <table:table-cell office:value-type="float" office:value="257">
                <text:p>257</text:p>
              </table:table-cell>
              <table:table-cell office:value-type="float" office:value="3.97788310050964">
                <text:p>3.97788310050964</text:p>
              </table:table-cell>
            </table:table-row>
            <table:table-row>
              <table:table-cell office:value-type="float" office:value="258">
                <text:p>258</text:p>
              </table:table-cell>
              <table:table-cell office:value-type="float" office:value="3.94134402275085">
                <text:p>3.94134402275085</text:p>
              </table:table-cell>
            </table:table-row>
            <table:table-row>
              <table:table-cell office:value-type="float" office:value="259">
                <text:p>259</text:p>
              </table:table-cell>
              <table:table-cell office:value-type="float" office:value="3.87830543518066">
                <text:p>3.87830543518066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3.83877730369568">
                <text:p>3.83877730369568</text:p>
              </table:table-cell>
            </table:table-row>
            <table:table-row>
              <table:table-cell office:value-type="float" office:value="261">
                <text:p>261</text:p>
              </table:table-cell>
              <table:table-cell office:value-type="float" office:value="3.78166818618774">
                <text:p>3.78166818618774</text:p>
              </table:table-cell>
            </table:table-row>
            <table:table-row>
              <table:table-cell office:value-type="float" office:value="262">
                <text:p>262</text:p>
              </table:table-cell>
              <table:table-cell office:value-type="float" office:value="3.7501540184021">
                <text:p>3.7501540184021</text:p>
              </table:table-cell>
            </table:table-row>
            <table:table-row>
              <table:table-cell office:value-type="float" office:value="263">
                <text:p>263</text:p>
              </table:table-cell>
              <table:table-cell office:value-type="float" office:value="3.72753167152405">
                <text:p>3.72753167152405</text:p>
              </table:table-cell>
            </table:table-row>
            <table:table-row>
              <table:table-cell office:value-type="float" office:value="264">
                <text:p>264</text:p>
              </table:table-cell>
              <table:table-cell office:value-type="float" office:value="3.70509195327759">
                <text:p>3.70509195327759</text:p>
              </table:table-cell>
            </table:table-row>
            <table:table-row>
              <table:table-cell office:value-type="float" office:value="265">
                <text:p>265</text:p>
              </table:table-cell>
              <table:table-cell office:value-type="float" office:value="3.63567495346069">
                <text:p>3.63567495346069</text:p>
              </table:table-cell>
            </table:table-row>
            <table:table-row>
              <table:table-cell office:value-type="float" office:value="266">
                <text:p>266</text:p>
              </table:table-cell>
              <table:table-cell office:value-type="float" office:value="3.65221118927002">
                <text:p>3.65221118927002</text:p>
              </table:table-cell>
            </table:table-row>
            <table:table-row>
              <table:table-cell office:value-type="float" office:value="267">
                <text:p>267</text:p>
              </table:table-cell>
              <table:table-cell office:value-type="float" office:value="3.5628719329834">
                <text:p>3.5628719329834</text:p>
              </table:table-cell>
            </table:table-row>
            <table:table-row>
              <table:table-cell office:value-type="float" office:value="268">
                <text:p>268</text:p>
              </table:table-cell>
              <table:table-cell office:value-type="float" office:value="3.55141091346741">
                <text:p>3.55141091346741</text:p>
              </table:table-cell>
            </table:table-row>
            <table:table-row>
              <table:table-cell office:value-type="float" office:value="269">
                <text:p>269</text:p>
              </table:table-cell>
              <table:table-cell office:value-type="float" office:value="3.50726938247681">
                <text:p>3.50726938247681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3.48733568191528">
                <text:p>3.48733568191528</text:p>
              </table:table-cell>
            </table:table-row>
            <table:table-row>
              <table:table-cell office:value-type="float" office:value="271">
                <text:p>271</text:p>
              </table:table-cell>
              <table:table-cell office:value-type="float" office:value="3.45562529563904">
                <text:p>3.45562529563904</text:p>
              </table:table-cell>
            </table:table-row>
            <table:table-row>
              <table:table-cell office:value-type="float" office:value="272">
                <text:p>272</text:p>
              </table:table-cell>
              <table:table-cell office:value-type="float" office:value="3.43178081512451">
                <text:p>3.43178081512451</text:p>
              </table:table-cell>
            </table:table-row>
            <table:table-row>
              <table:table-cell office:value-type="float" office:value="273">
                <text:p>273</text:p>
              </table:table-cell>
              <table:table-cell office:value-type="float" office:value="3.39909148216248">
                <text:p>3.39909148216248</text:p>
              </table:table-cell>
            </table:table-row>
            <table:table-row>
              <table:table-cell office:value-type="float" office:value="274">
                <text:p>274</text:p>
              </table:table-cell>
              <table:table-cell office:value-type="float" office:value="3.38389277458191">
                <text:p>3.38389277458191</text:p>
              </table:table-cell>
            </table:table-row>
            <table:table-row>
              <table:table-cell office:value-type="float" office:value="275">
                <text:p>275</text:p>
              </table:table-cell>
              <table:table-cell office:value-type="float" office:value="3.36970233917236">
                <text:p>3.36970233917236</text:p>
              </table:table-cell>
            </table:table-row>
            <table:table-row>
              <table:table-cell office:value-type="float" office:value="276">
                <text:p>276</text:p>
              </table:table-cell>
              <table:table-cell office:value-type="float" office:value="3.33425235748291">
                <text:p>3.33425235748291</text:p>
              </table:table-cell>
            </table:table-row>
            <table:table-row>
              <table:table-cell office:value-type="float" office:value="277">
                <text:p>277</text:p>
              </table:table-cell>
              <table:table-cell office:value-type="float" office:value="3.31112384796143">
                <text:p>3.31112384796143</text:p>
              </table:table-cell>
            </table:table-row>
            <table:table-row>
              <table:table-cell office:value-type="float" office:value="278">
                <text:p>278</text:p>
              </table:table-cell>
              <table:table-cell office:value-type="float" office:value="3.301109790802">
                <text:p>3.301109790802</text:p>
              </table:table-cell>
            </table:table-row>
            <table:table-row>
              <table:table-cell office:value-type="float" office:value="279">
                <text:p>279</text:p>
              </table:table-cell>
              <table:table-cell office:value-type="float" office:value="3.28323268890381">
                <text:p>3.28323268890381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3.25913405418396">
                <text:p>3.25913405418396</text:p>
              </table:table-cell>
            </table:table-row>
            <table:table-row>
              <table:table-cell office:value-type="float" office:value="281">
                <text:p>281</text:p>
              </table:table-cell>
              <table:table-cell office:value-type="float" office:value="3.25577259063721">
                <text:p>3.25577259063721</text:p>
              </table:table-cell>
            </table:table-row>
            <table:table-row>
              <table:table-cell office:value-type="float" office:value="282">
                <text:p>282</text:p>
              </table:table-cell>
              <table:table-cell office:value-type="float" office:value="3.23810124397278">
                <text:p>3.23810124397278</text:p>
              </table:table-cell>
            </table:table-row>
            <table:table-row>
              <table:table-cell office:value-type="float" office:value="283">
                <text:p>283</text:p>
              </table:table-cell>
              <table:table-cell office:value-type="float" office:value="3.20512104034424">
                <text:p>3.20512104034424</text:p>
              </table:table-cell>
            </table:table-row>
            <table:table-row>
              <table:table-cell office:value-type="float" office:value="284">
                <text:p>284</text:p>
              </table:table-cell>
              <table:table-cell office:value-type="float" office:value="3.18634533882141">
                <text:p>3.18634533882141</text:p>
              </table:table-cell>
            </table:table-row>
            <table:table-row>
              <table:table-cell office:value-type="float" office:value="285">
                <text:p>285</text:p>
              </table:table-cell>
              <table:table-cell office:value-type="float" office:value="3.18809914588928">
                <text:p>3.18809914588928</text:p>
              </table:table-cell>
            </table:table-row>
            <table:table-row>
              <table:table-cell office:value-type="float" office:value="286">
                <text:p>286</text:p>
              </table:table-cell>
              <table:table-cell office:value-type="float" office:value="0.180856555700302">
                <text:p>0.180856555700302</text:p>
              </table:table-cell>
            </table:table-row>
            <table:table-row>
              <table:table-cell office:value-type="float" office:value="287">
                <text:p>287</text:p>
              </table:table-cell>
              <table:table-cell office:value-type="float" office:value="0.179493248462677">
                <text:p>0.179493248462677</text:p>
              </table:table-cell>
            </table:table-row>
            <table:table-row>
              <table:table-cell office:value-type="float" office:value="288">
                <text:p>288</text:p>
              </table:table-cell>
              <table:table-cell office:value-type="float" office:value="0.17581744492054">
                <text:p>0.17581744492054</text:p>
              </table:table-cell>
            </table:table-row>
            <table:table-row>
              <table:table-cell office:value-type="float" office:value="289">
                <text:p>289</text:p>
              </table:table-cell>
              <table:table-cell office:value-type="float" office:value="0.168626248836517">
                <text:p>0.168626248836517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185382708907127">
                <text:p>0.185382708907127</text:p>
              </table:table-cell>
            </table:table-row>
            <table:table-row>
              <table:table-cell office:value-type="float" office:value="291">
                <text:p>291</text:p>
              </table:table-cell>
              <table:table-cell office:value-type="float" office:value="3.13449501991272">
                <text:p>3.13449501991272</text:p>
              </table:table-cell>
            </table:table-row>
            <table:table-row>
              <table:table-cell office:value-type="float" office:value="292">
                <text:p>292</text:p>
              </table:table-cell>
              <table:table-cell office:value-type="float" office:value="3.13283944129944">
                <text:p>3.13283944129944</text:p>
              </table:table-cell>
            </table:table-row>
            <table:table-row>
              <table:table-cell office:value-type="float" office:value="293">
                <text:p>293</text:p>
              </table:table-cell>
              <table:table-cell office:value-type="float" office:value="3.13034725189209">
                <text:p>3.13034725189209</text:p>
              </table:table-cell>
            </table:table-row>
            <table:table-row>
              <table:table-cell office:value-type="float" office:value="294">
                <text:p>294</text:p>
              </table:table-cell>
              <table:table-cell office:value-type="float" office:value="3.12505412101746">
                <text:p>3.12505412101746</text:p>
              </table:table-cell>
            </table:table-row>
            <table:table-row>
              <table:table-cell office:value-type="float" office:value="295">
                <text:p>295</text:p>
              </table:table-cell>
              <table:table-cell office:value-type="float" office:value="3.12445092201233">
                <text:p>3.12445092201233</text:p>
              </table:table-cell>
            </table:table-row>
            <table:table-row>
              <table:table-cell office:value-type="float" office:value="296">
                <text:p>296</text:p>
              </table:table-cell>
              <table:table-cell office:value-type="float" office:value="3.09356236457825">
                <text:p>3.09356236457825</text:p>
              </table:table-cell>
            </table:table-row>
            <table:table-row>
              <table:table-cell office:value-type="float" office:value="297">
                <text:p>297</text:p>
              </table:table-cell>
              <table:table-cell office:value-type="float" office:value="3.11028122901916">
                <text:p>3.11028122901916</text:p>
              </table:table-cell>
            </table:table-row>
            <table:table-row>
              <table:table-cell office:value-type="float" office:value="298">
                <text:p>298</text:p>
              </table:table-cell>
              <table:table-cell office:value-type="float" office:value="3.1142590045929">
                <text:p>3.1142590045929</text:p>
              </table:table-cell>
            </table:table-row>
            <table:table-row>
              <table:table-cell office:value-type="float" office:value="299">
                <text:p>299</text:p>
              </table:table-cell>
              <table:table-cell office:value-type="float" office:value="3.07734155654907">
                <text:p>3.07734155654907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3.10465335845947">
                <text:p>3.10465335845947</text:p>
              </table:table-cell>
            </table:table-row>
            <table:table-row>
              <table:table-cell office:value-type="float" office:value="301">
                <text:p>301</text:p>
              </table:table-cell>
              <table:table-cell office:value-type="float" office:value="3.07538986206055">
                <text:p>3.07538986206055</text:p>
              </table:table-cell>
            </table:table-row>
            <table:table-row>
              <table:table-cell office:value-type="float" office:value="302">
                <text:p>302</text:p>
              </table:table-cell>
              <table:table-cell office:value-type="float" office:value="3.09946012496948">
                <text:p>3.09946012496948</text:p>
              </table:table-cell>
            </table:table-row>
            <table:table-row>
              <table:table-cell office:value-type="float" office:value="303">
                <text:p>303</text:p>
              </table:table-cell>
              <table:table-cell office:value-type="float" office:value="3.1106538772583">
                <text:p>3.1106538772583</text:p>
              </table:table-cell>
            </table:table-row>
            <table:table-row>
              <table:table-cell office:value-type="float" office:value="304">
                <text:p>304</text:p>
              </table:table-cell>
              <table:table-cell office:value-type="float" office:value="3.11109709739685">
                <text:p>3.11109709739685</text:p>
              </table:table-cell>
            </table:table-row>
            <table:table-row>
              <table:table-cell office:value-type="float" office:value="305">
                <text:p>305</text:p>
              </table:table-cell>
              <table:table-cell office:value-type="float" office:value="3.11082100868225">
                <text:p>3.11082100868225</text:p>
              </table:table-cell>
            </table:table-row>
            <table:table-row>
              <table:table-cell office:value-type="float" office:value="306">
                <text:p>306</text:p>
              </table:table-cell>
              <table:table-cell office:value-type="float" office:value="3.10642886161804">
                <text:p>3.10642886161804</text:p>
              </table:table-cell>
            </table:table-row>
            <table:table-row>
              <table:table-cell office:value-type="float" office:value="307">
                <text:p>307</text:p>
              </table:table-cell>
              <table:table-cell office:value-type="float" office:value="3.11662602424622">
                <text:p>3.11662602424622</text:p>
              </table:table-cell>
            </table:table-row>
            <table:table-row>
              <table:table-cell office:value-type="float" office:value="308">
                <text:p>308</text:p>
              </table:table-cell>
              <table:table-cell office:value-type="float" office:value="3.12667107582092">
                <text:p>3.12667107582092</text:p>
              </table:table-cell>
            </table:table-row>
            <table:table-row>
              <table:table-cell office:value-type="float" office:value="309">
                <text:p>309</text:p>
              </table:table-cell>
              <table:table-cell office:value-type="float" office:value="3.13099074363708">
                <text:p>3.13099074363708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3.13003516197205">
                <text:p>3.13003516197205</text:p>
              </table:table-cell>
            </table:table-row>
            <table:table-row>
              <table:table-cell office:value-type="float" office:value="311">
                <text:p>311</text:p>
              </table:table-cell>
              <table:table-cell office:value-type="float" office:value="3.15346479415894">
                <text:p>3.15346479415894</text:p>
              </table:table-cell>
            </table:table-row>
            <table:table-row>
              <table:table-cell office:value-type="float" office:value="312">
                <text:p>312</text:p>
              </table:table-cell>
              <table:table-cell office:value-type="float" office:value="3.16920757293701">
                <text:p>3.16920757293701</text:p>
              </table:table-cell>
            </table:table-row>
            <table:table-row>
              <table:table-cell office:value-type="float" office:value="313">
                <text:p>313</text:p>
              </table:table-cell>
              <table:table-cell office:value-type="float" office:value="3.17937040328979">
                <text:p>3.17937040328979</text:p>
              </table:table-cell>
            </table:table-row>
            <table:table-row>
              <table:table-cell office:value-type="float" office:value="314">
                <text:p>314</text:p>
              </table:table-cell>
              <table:table-cell office:value-type="float" office:value="3.19050812721252">
                <text:p>3.19050812721252</text:p>
              </table:table-cell>
            </table:table-row>
            <table:table-row>
              <table:table-cell office:value-type="float" office:value="315">
                <text:p>315</text:p>
              </table:table-cell>
              <table:table-cell office:value-type="float" office:value="3.1816394329071">
                <text:p>3.1816394329071</text:p>
              </table:table-cell>
            </table:table-row>
            <table:table-row>
              <table:table-cell office:value-type="float" office:value="316">
                <text:p>316</text:p>
              </table:table-cell>
              <table:table-cell office:value-type="float" office:value="3.19992828369141">
                <text:p>3.19992828369141</text:p>
              </table:table-cell>
            </table:table-row>
            <table:table-row>
              <table:table-cell office:value-type="float" office:value="317">
                <text:p>317</text:p>
              </table:table-cell>
              <table:table-cell office:value-type="float" office:value="3.21615052223206">
                <text:p>3.21615052223206</text:p>
              </table:table-cell>
            </table:table-row>
            <table:table-row>
              <table:table-cell office:value-type="float" office:value="318">
                <text:p>318</text:p>
              </table:table-cell>
              <table:table-cell office:value-type="float" office:value="3.23277378082275">
                <text:p>3.23277378082275</text:p>
              </table:table-cell>
            </table:table-row>
            <table:table-row>
              <table:table-cell office:value-type="float" office:value="319">
                <text:p>319</text:p>
              </table:table-cell>
              <table:table-cell office:value-type="float" office:value="3.2467954158783">
                <text:p>3.2467954158783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3.26403737068176">
                <text:p>3.26403737068176</text:p>
              </table:table-cell>
            </table:table-row>
            <table:table-row>
              <table:table-cell office:value-type="float" office:value="321">
                <text:p>321</text:p>
              </table:table-cell>
              <table:table-cell office:value-type="float" office:value="3.27600598335266">
                <text:p>3.27600598335266</text:p>
              </table:table-cell>
            </table:table-row>
            <table:table-row>
              <table:table-cell office:value-type="float" office:value="322">
                <text:p>322</text:p>
              </table:table-cell>
              <table:table-cell office:value-type="float" office:value="3.2884042263031">
                <text:p>3.2884042263031</text:p>
              </table:table-cell>
            </table:table-row>
            <table:table-row>
              <table:table-cell office:value-type="float" office:value="323">
                <text:p>323</text:p>
              </table:table-cell>
              <table:table-cell office:value-type="float" office:value="3.32478666305542">
                <text:p>3.32478666305542</text:p>
              </table:table-cell>
            </table:table-row>
            <table:table-row>
              <table:table-cell office:value-type="float" office:value="324">
                <text:p>324</text:p>
              </table:table-cell>
              <table:table-cell office:value-type="float" office:value="3.32916617393494">
                <text:p>3.32916617393494</text:p>
              </table:table-cell>
            </table:table-row>
            <table:table-row>
              <table:table-cell office:value-type="float" office:value="325">
                <text:p>325</text:p>
              </table:table-cell>
              <table:table-cell office:value-type="float" office:value="3.36877083778381">
                <text:p>3.36877083778381</text:p>
              </table:table-cell>
            </table:table-row>
            <table:table-row>
              <table:table-cell office:value-type="float" office:value="326">
                <text:p>326</text:p>
              </table:table-cell>
              <table:table-cell office:value-type="float" office:value="4.9701452255249">
                <text:p>4.9701452255249</text:p>
              </table:table-cell>
            </table:table-row>
            <table:table-row>
              <table:table-cell office:value-type="float" office:value="327">
                <text:p>327</text:p>
              </table:table-cell>
              <table:table-cell office:value-type="float" office:value="4.78229951858521">
                <text:p>4.78229951858521</text:p>
              </table:table-cell>
            </table:table-row>
            <table:table-row>
              <table:table-cell office:value-type="float" office:value="328">
                <text:p>328</text:p>
              </table:table-cell>
              <table:table-cell office:value-type="float" office:value="4.63253116607666">
                <text:p>4.63253116607666</text:p>
              </table:table-cell>
            </table:table-row>
            <table:table-row>
              <table:table-cell office:value-type="float" office:value="329">
                <text:p>329</text:p>
              </table:table-cell>
              <table:table-cell office:value-type="float" office:value="4.47250032424927">
                <text:p>4.47250032424927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4.3457145690918">
                <text:p>4.3457145690918</text:p>
              </table:table-cell>
            </table:table-row>
            <table:table-row>
              <table:table-cell office:value-type="float" office:value="331">
                <text:p>331</text:p>
              </table:table-cell>
              <table:table-cell office:value-type="float" office:value="4.20340013504028">
                <text:p>4.20340013504028</text:p>
              </table:table-cell>
            </table:table-row>
            <table:table-row>
              <table:table-cell office:value-type="float" office:value="332">
                <text:p>332</text:p>
              </table:table-cell>
              <table:table-cell office:value-type="float" office:value="4.09111213684082">
                <text:p>4.09111213684082</text:p>
              </table:table-cell>
            </table:table-row>
            <table:table-row>
              <table:table-cell office:value-type="float" office:value="333">
                <text:p>333</text:p>
              </table:table-cell>
              <table:table-cell office:value-type="float" office:value="3.98651027679443">
                <text:p>3.98651027679443</text:p>
              </table:table-cell>
            </table:table-row>
            <table:table-row>
              <table:table-cell office:value-type="float" office:value="334">
                <text:p>334</text:p>
              </table:table-cell>
              <table:table-cell office:value-type="float" office:value="3.86101102828979">
                <text:p>3.86101102828979</text:p>
              </table:table-cell>
            </table:table-row>
            <table:table-row>
              <table:table-cell office:value-type="float" office:value="335">
                <text:p>335</text:p>
              </table:table-cell>
              <table:table-cell office:value-type="float" office:value="3.77162837982178">
                <text:p>3.77162837982178</text:p>
              </table:table-cell>
            </table:table-row>
            <table:table-row>
              <table:table-cell office:value-type="float" office:value="336">
                <text:p>336</text:p>
              </table:table-cell>
              <table:table-cell office:value-type="float" office:value="3.65878963470459">
                <text:p>3.65878963470459</text:p>
              </table:table-cell>
            </table:table-row>
            <table:table-row>
              <table:table-cell office:value-type="float" office:value="337">
                <text:p>337</text:p>
              </table:table-cell>
              <table:table-cell office:value-type="float" office:value="3.5862295627594">
                <text:p>3.5862295627594</text:p>
              </table:table-cell>
            </table:table-row>
            <table:table-row>
              <table:table-cell office:value-type="float" office:value="338">
                <text:p>338</text:p>
              </table:table-cell>
              <table:table-cell office:value-type="float" office:value="3.49617910385132">
                <text:p>3.49617910385132</text:p>
              </table:table-cell>
            </table:table-row>
            <table:table-row>
              <table:table-cell office:value-type="float" office:value="339">
                <text:p>339</text:p>
              </table:table-cell>
              <table:table-cell office:value-type="float" office:value="3.41398978233337">
                <text:p>3.41398978233337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3.35423040390015">
                <text:p>3.35423040390015</text:p>
              </table:table-cell>
            </table:table-row>
            <table:table-row>
              <table:table-cell office:value-type="float" office:value="341">
                <text:p>341</text:p>
              </table:table-cell>
              <table:table-cell office:value-type="float" office:value="3.31132888793945">
                <text:p>3.31132888793945</text:p>
              </table:table-cell>
            </table:table-row>
            <table:table-row>
              <table:table-cell office:value-type="float" office:value="342">
                <text:p>342</text:p>
              </table:table-cell>
              <table:table-cell office:value-type="float" office:value="3.36067891120911">
                <text:p>3.36067891120911</text:p>
              </table:table-cell>
            </table:table-row>
            <table:table-row>
              <table:table-cell office:value-type="float" office:value="343">
                <text:p>34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44">
                <text:p>34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45">
                <text:p>34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46">
                <text:p>34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47">
                <text:p>34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48">
                <text:p>34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49">
                <text:p>34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51">
                <text:p>35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52">
                <text:p>35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53">
                <text:p>35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54">
                <text:p>35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55">
                <text:p>35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56">
                <text:p>35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57">
                <text:p>357</text:p>
              </table:table-cell>
              <table:table-cell office:value-type="float" office:value="0.284897327423096">
                <text:p>0.284897327423096</text:p>
              </table:table-cell>
            </table:table-row>
            <table:table-row>
              <table:table-cell office:value-type="float" office:value="358">
                <text:p>358</text:p>
              </table:table-cell>
              <table:table-cell office:value-type="float" office:value="0.300984919071197">
                <text:p>0.300984919071197</text:p>
              </table:table-cell>
            </table:table-row>
            <table:table-row>
              <table:table-cell office:value-type="float" office:value="359">
                <text:p>359</text:p>
              </table:table-cell>
              <table:table-cell office:value-type="float" office:value="0.306482374668121">
                <text:p>0.306482374668121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61">
                <text:p>36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62">
                <text:p>36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63">
                <text:p>36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64">
                <text:p>36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65">
                <text:p>36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66">
                <text:p>36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67">
                <text:p>36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68">
                <text:p>36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69">
                <text:p>36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71">
                <text:p>37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72">
                <text:p>37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73">
                <text:p>37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74">
                <text:p>37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75">
                <text:p>37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76">
                <text:p>37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77">
                <text:p>37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78">
                <text:p>378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79">
                <text:p>379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81">
                <text:p>381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82">
                <text:p>382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83">
                <text:p>383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84">
                <text:p>384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85">
                <text:p>385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86">
                <text:p>386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87">
                <text:p>387</text:p>
              </table:table-cell>
              <table:table-cell office:value-type="float" office:value="11.99999">
                <text:p>11.99999</text:p>
              </table:table-cell>
            </table:table-row>
            <table:table-row>
              <table:table-cell office:value-type="float" office:value="388">
                <text:p>388</text:p>
              </table:table-cell>
              <table:table-cell office:value-type="float" office:value="11.9670391082764">
                <text:p>11.9670391082764</text:p>
              </table:table-cell>
            </table:table-row>
            <table:table-row>
              <table:table-cell office:value-type="float" office:value="389">
                <text:p>389</text:p>
              </table:table-cell>
              <table:table-cell office:value-type="float" office:value="11.9287662506104">
                <text:p>11.9287662506104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11.8959493637085">
                <text:p>11.8959493637085</text:p>
              </table:table-cell>
            </table:table-row>
            <table:table-row>
              <table:table-cell office:value-type="float" office:value="391">
                <text:p>391</text:p>
              </table:table-cell>
              <table:table-cell office:value-type="float" office:value="11.8474493026733">
                <text:p>11.8474493026733</text:p>
              </table:table-cell>
            </table:table-row>
            <table:table-row>
              <table:table-cell office:value-type="float" office:value="392">
                <text:p>392</text:p>
              </table:table-cell>
              <table:table-cell office:value-type="float" office:value="11.8493413925171">
                <text:p>11.8493413925171</text:p>
              </table:table-cell>
            </table:table-row>
            <table:table-row>
              <table:table-cell office:value-type="float" office:value="393">
                <text:p>393</text:p>
              </table:table-cell>
              <table:table-cell office:value-type="float" office:value="11.8329830169678">
                <text:p>11.8329830169678</text:p>
              </table:table-cell>
            </table:table-row>
            <table:table-row>
              <table:table-cell office:value-type="float" office:value="394">
                <text:p>394</text:p>
              </table:table-cell>
              <table:table-cell office:value-type="float" office:value="11.7985324859619">
                <text:p>11.7985324859619</text:p>
              </table:table-cell>
            </table:table-row>
            <table:table-row>
              <table:table-cell office:value-type="float" office:value="395">
                <text:p>395</text:p>
              </table:table-cell>
              <table:table-cell office:value-type="float" office:value="11.7871379852295">
                <text:p>11.7871379852295</text:p>
              </table:table-cell>
            </table:table-row>
            <table:table-row>
              <table:table-cell office:value-type="float" office:value="396">
                <text:p>396</text:p>
              </table:table-cell>
              <table:table-cell office:value-type="float" office:value="11.7741317749023">
                <text:p>11.7741317749023</text:p>
              </table:table-cell>
            </table:table-row>
            <table:table-row>
              <table:table-cell office:value-type="float" office:value="397">
                <text:p>397</text:p>
              </table:table-cell>
              <table:table-cell office:value-type="float" office:value="11.7571258544922">
                <text:p>11.7571258544922</text:p>
              </table:table-cell>
            </table:table-row>
            <table:table-row>
              <table:table-cell office:value-type="float" office:value="398">
                <text:p>398</text:p>
              </table:table-cell>
              <table:table-cell office:value-type="float" office:value="11.7746887207031">
                <text:p>11.7746887207031</text:p>
              </table:table-cell>
            </table:table-row>
            <table:table-row>
              <table:table-cell office:value-type="float" office:value="399">
                <text:p>399</text:p>
              </table:table-cell>
              <table:table-cell office:value-type="float" office:value="11.7643671035767">
                <text:p>11.7643671035767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11.7473373413086">
                <text:p>11.74733734130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29.124cm" svg:height="16.382cm" xlink:href=".." xlink:type="simple" chart:class="chart:line" chart:column-mapping="0" chart:style-name="ch1">
        <chart:plot-area chart:style-name="ch2" table:cell-range-address="Foglio1.X1:Foglio1.X400 Foglio1.I1:Foglio1.I400" chart:data-source-has-labels="column" svg:x="0.582cm" svg:y="0.327cm" svg:width="27.96cm" svg:height="15.728cm">
          <chartooo:coordinate-region svg:x="1.309cm" svg:y="0.448cm" svg:width="27.233cm" svg:height="14.605cm"/>
          <chart:axis chart:dimension="x" chart:name="primary-x" chart:style-name="ch3" chartooo:axis-type="auto">
            <chartooo:date-scale/>
            <chart:categories table:cell-range-address="Foglio1.X1:Foglio1.X400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Foglio1.I1:Foglio1.I400" chart:class="chart:line">
            <chart:data-point chart:repeated="40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I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Foglio1.X1:Foglio1.X400</svg:desc>
                </draw:g>
              </table:table-cell>
              <table:table-cell office:value-type="float" office:value="0.235722064971924">
                <text:p>0.235722064971924</text:p>
                <draw:g>
                  <svg:desc>Foglio1.I1:Foglio1.I400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75507497787476">
                <text:p>1.7550749778747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.74045467376709">
                <text:p>1.7404546737670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.70987129211426">
                <text:p>1.7098712921142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.63159835338593">
                <text:p>1.6315983533859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.53418850898743">
                <text:p>1.5341885089874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.48798596858978">
                <text:p>1.4879859685897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.40067887306213">
                <text:p>1.4006788730621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.3660169839859">
                <text:p>1.366016983985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.3019472360611">
                <text:p>1.301947236061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.26284861564636">
                <text:p>1.2628486156463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.21231341362">
                <text:p>1.2123134136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.18061316013336">
                <text:p>1.1806131601333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.12802410125732">
                <text:p>1.12802410125732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.09871387481689">
                <text:p>1.0987138748168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.0514714717865">
                <text:p>1.0514714717865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.04209864139557">
                <text:p>1.0420986413955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.01641309261322">
                <text:p>1.01641309261322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988304495811462">
                <text:p>0.98830449581146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965415716171265">
                <text:p>0.965415716171265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930702447891235">
                <text:p>0.930702447891235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900092720985413">
                <text:p>0.900092720985413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879079163074493">
                <text:p>0.879079163074493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859895408153534">
                <text:p>0.859895408153534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840799748897553">
                <text:p>0.840799748897553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842531144618988">
                <text:p>0.842531144618988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806881487369537">
                <text:p>0.806881487369537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77979302406311">
                <text:p>0.77979302406311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765949249267578">
                <text:p>0.76594924926757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756264388561249">
                <text:p>0.756264388561249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745281219482422">
                <text:p>0.745281219482422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742670357227325">
                <text:p>0.742670357227325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733499765396118">
                <text:p>0.733499765396118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703458428382874">
                <text:p>0.703458428382874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710951685905456">
                <text:p>0.710951685905456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689350068569183">
                <text:p>0.689350068569183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673306941986084">
                <text:p>0.673306941986084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671284675598145">
                <text:p>0.671284675598145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652707695960999">
                <text:p>0.65270769596099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64491868019104">
                <text:p>0.64491868019104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649120092391968">
                <text:p>0.649120092391968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282875061035156">
                <text:p>0.282875061035156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3020880818367">
                <text:p>0.3020880818367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307229429483414">
                <text:p>0.307229429483414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603885352611542">
                <text:p>0.603885352611542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595311403274536">
                <text:p>0.595311403274536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615300059318543">
                <text:p>0.615300059318543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593334317207336">
                <text:p>0.593334317207336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596639513969421">
                <text:p>0.59663951396942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570423424243927">
                <text:p>0.570423424243927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583971858024597">
                <text:p>0.583971858024597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569279670715332">
                <text:p>0.569279670715332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564352452754974">
                <text:p>0.564352452754974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562939643859863">
                <text:p>0.562939643859863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552316904067993">
                <text:p>0.552316904067993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55361533164978">
                <text:p>0.55361533164978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534598886966705">
                <text:p>0.534598886966705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524761021137237">
                <text:p>0.524761021137237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.531398057937622">
                <text:p>0.53139805793762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519431114196777">
                <text:p>0.519431114196777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.531002521514893">
                <text:p>0.531002521514893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.530929148197174">
                <text:p>0.530929148197174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.523312449455261">
                <text:p>0.523312449455261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514873802661896">
                <text:p>0.514873802661896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.512037038803101">
                <text:p>0.512037038803101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0.510276198387146">
                <text:p>0.510276198387146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.525414288043976">
                <text:p>0.525414288043976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0.511715829372406">
                <text:p>0.511715829372406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0.508685946464539">
                <text:p>0.508685946464539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514338612556458">
                <text:p>0.514338612556458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.526912152767181">
                <text:p>0.526912152767181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.4890296459198">
                <text:p>0.4890296459198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0.503171443939209">
                <text:p>0.503171443939209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.491254985332489">
                <text:p>0.491254985332489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503054141998291">
                <text:p>0.503054141998291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0.503543794155121">
                <text:p>0.503543794155121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0.478734701871872">
                <text:p>0.478734701871872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.473181784152985">
                <text:p>0.473181784152985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0.503685712814331">
                <text:p>0.503685712814331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488336831331253">
                <text:p>0.488336831331253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0.480477958917618">
                <text:p>0.480477958917618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.502487719058991">
                <text:p>0.502487719058991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0.512292444705963">
                <text:p>0.512292444705963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0.486565619707108">
                <text:p>0.486565619707108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.500894963741303">
                <text:p>0.500894963741303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0.488584518432617">
                <text:p>0.488584518432617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.508115708827972">
                <text:p>0.508115708827972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0.497163593769074">
                <text:p>0.497163593769074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0.498530954122543">
                <text:p>0.498530954122543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502098083496094">
                <text:p>0.502098083496094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0.505363404750824">
                <text:p>0.505363404750824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.472920387983322">
                <text:p>0.472920387983322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0.493247210979462">
                <text:p>0.493247210979462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0.489948332309723">
                <text:p>0.489948332309723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.48912051320076">
                <text:p>0.48912051320076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0.505656599998474">
                <text:p>0.505656599998474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0.489686071872711">
                <text:p>0.489686071872711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0.517345070838928">
                <text:p>0.517345070838928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0.493873775005341">
                <text:p>0.493873775005341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50959438085556">
                <text:p>0.50959438085556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0.510996222496033">
                <text:p>0.510996222496033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0.513425052165985">
                <text:p>0.513425052165985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0.517783284187317">
                <text:p>0.517783284187317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0.519578278064728">
                <text:p>0.519578278064728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0.500373303890228">
                <text:p>0.500373303890228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0.530284404754639">
                <text:p>0.530284404754639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0.522903442382813">
                <text:p>0.522903442382813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0.512884438037872">
                <text:p>0.512884438037872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0.526838004589081">
                <text:p>0.526838004589081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521961867809296">
                <text:p>0.521961867809296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0.172628670930862">
                <text:p>0.172628670930862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0.175843089818955">
                <text:p>0.175843089818955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0.164321556687355">
                <text:p>0.164321556687355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0.182238265872002">
                <text:p>0.182238265872002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0.172694683074951">
                <text:p>0.172694683074951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0.567386984825134">
                <text:p>0.567386984825134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0.574240207672119">
                <text:p>0.574240207672119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0.577888667583466">
                <text:p>0.577888667583466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0.585706174373627">
                <text:p>0.585706174373627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577174127101898">
                <text:p>0.577174127101898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0.595165550708771">
                <text:p>0.595165550708771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0.587350368499756">
                <text:p>0.587350368499756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0.587301075458527">
                <text:p>0.587301075458527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0.606416404247284">
                <text:p>0.606416404247284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0.593689262866974">
                <text:p>0.593689262866974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0.619585454463959">
                <text:p>0.619585454463959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0.624606966972351">
                <text:p>0.624606966972351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639330327510834">
                <text:p>0.639330327510834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0.636610686779022">
                <text:p>0.636610686779022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652398109436035">
                <text:p>0.652398109436035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0.655099630355835">
                <text:p>0.655099630355835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0.678347170352936">
                <text:p>0.678347170352936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0.668358564376831">
                <text:p>0.668358564376831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0.684442937374115">
                <text:p>0.684442937374115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0.70467871427536">
                <text:p>0.70467871427536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0.727598071098328">
                <text:p>0.727598071098328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0.717434108257294">
                <text:p>0.717434108257294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0.729408979415894">
                <text:p>0.729408979415894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0.746785819530487">
                <text:p>0.746785819530487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776142776012421">
                <text:p>0.776142776012421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0.77160656452179">
                <text:p>0.77160656452179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0.794983625411987">
                <text:p>0.794983625411987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0.810427606105804">
                <text:p>0.810427606105804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0.833263754844666">
                <text:p>0.833263754844666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0.81256902217865">
                <text:p>0.81256902217865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0.849443316459656">
                <text:p>0.849443316459656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0.882112741470337">
                <text:p>0.882112741470337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0.886569023132324">
                <text:p>0.886569023132324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0.912294924259186">
                <text:p>0.912294924259186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935390889644623">
                <text:p>0.935390889644623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0.943961322307587">
                <text:p>0.943961322307587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0.946251749992371">
                <text:p>0.946251749992371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0.939842462539673">
                <text:p>0.939842462539673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0.945899486541748">
                <text:p>0.945899486541748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0.952768743038178">
                <text:p>0.952768743038178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0.943980693817139">
                <text:p>0.943980693817139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0.955010890960693">
                <text:p>0.955010890960693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0.946613967418671">
                <text:p>0.946613967418671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0.960512161254883">
                <text:p>0.960512161254883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968183159828186">
                <text:p>0.968183159828186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0.956474781036377">
                <text:p>0.956474781036377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0.95381772518158">
                <text:p>0.95381772518158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0.956129133701324">
                <text:p>0.956129133701324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0.96068000793457">
                <text:p>0.96068000793457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0.948151230812073">
                <text:p>0.948151230812073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0.922960221767426">
                <text:p>0.922960221767426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0.925358474254608">
                <text:p>0.925358474254608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0.934030652046204">
                <text:p>0.934030652046204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0.916379868984222">
                <text:p>0.916379868984222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918275713920593">
                <text:p>0.918275713920593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0.907012760639191">
                <text:p>0.907012760639191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0.897814333438873">
                <text:p>0.897814333438873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0.913183629512787">
                <text:p>0.913183629512787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0.911230862140656">
                <text:p>0.911230862140656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0.896387934684753">
                <text:p>0.896387934684753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0.898016929626465">
                <text:p>0.898016929626465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0.534724414348602">
                <text:p>0.534724414348602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0.529965460300446">
                <text:p>0.529965460300446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0.506761848926544">
                <text:p>0.506761848926544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521902322769165">
                <text:p>0.521902322769165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0.48247218132019">
                <text:p>0.48247218132019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0.492781132459641">
                <text:p>0.492781132459641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0.48092994093895">
                <text:p>0.48092994093895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0.486905485391617">
                <text:p>0.486905485391617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0.473324447870255">
                <text:p>0.473324447870255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0.477662920951843">
                <text:p>0.477662920951843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0.474042415618897">
                <text:p>0.474042415618897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0.467707961797714">
                <text:p>0.467707961797714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0.464538067579269">
                <text:p>0.464538067579269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464152425527573">
                <text:p>0.464152425527573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0.482684254646301">
                <text:p>0.482684254646301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0.484030812978745">
                <text:p>0.484030812978745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0.472908407449722">
                <text:p>0.472908407449722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0.467663139104843">
                <text:p>0.467663139104843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0.490132927894592">
                <text:p>0.490132927894592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0.508485794067383">
                <text:p>0.508485794067383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0.522603750228882">
                <text:p>0.522603750228882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0.539520263671875">
                <text:p>0.539520263671875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0.560880243778229">
                <text:p>0.560880243778229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942622125148773">
                <text:p>0.942622125148773</text:p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0.935620784759522">
                <text:p>0.935620784759522</text:p>
              </table:table-cell>
            </table:table-row>
            <table:table-row>
              <table:table-cell office:value-type="float" office:value="202">
                <text:p>202</text:p>
              </table:table-cell>
              <table:table-cell office:value-type="float" office:value="0.933354139328003">
                <text:p>0.933354139328003</text:p>
              </table:table-cell>
            </table:table-row>
            <table:table-row>
              <table:table-cell office:value-type="float" office:value="203">
                <text:p>203</text:p>
              </table:table-cell>
              <table:table-cell office:value-type="float" office:value="0.932808756828308">
                <text:p>0.932808756828308</text:p>
              </table:table-cell>
            </table:table-row>
            <table:table-row>
              <table:table-cell office:value-type="float" office:value="204">
                <text:p>204</text:p>
              </table:table-cell>
              <table:table-cell office:value-type="float" office:value="0.940724790096283">
                <text:p>0.940724790096283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0.944913148880005">
                <text:p>0.944913148880005</text:p>
              </table:table-cell>
            </table:table-row>
            <table:table-row>
              <table:table-cell office:value-type="float" office:value="206">
                <text:p>206</text:p>
              </table:table-cell>
              <table:table-cell office:value-type="float" office:value="0.961366176605225">
                <text:p>0.961366176605225</text:p>
              </table:table-cell>
            </table:table-row>
            <table:table-row>
              <table:table-cell office:value-type="float" office:value="207">
                <text:p>207</text:p>
              </table:table-cell>
              <table:table-cell office:value-type="float" office:value="0.948711574077606">
                <text:p>0.948711574077606</text:p>
              </table:table-cell>
            </table:table-row>
            <table:table-row>
              <table:table-cell office:value-type="float" office:value="208">
                <text:p>208</text:p>
              </table:table-cell>
              <table:table-cell office:value-type="float" office:value="0.937707424163818">
                <text:p>0.937707424163818</text:p>
              </table:table-cell>
            </table:table-row>
            <table:table-row>
              <table:table-cell office:value-type="float" office:value="209">
                <text:p>209</text:p>
              </table:table-cell>
              <table:table-cell office:value-type="float" office:value="0.978371500968933">
                <text:p>0.978371500968933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979261040687561">
                <text:p>0.979261040687561</text:p>
              </table:table-cell>
            </table:table-row>
            <table:table-row>
              <table:table-cell office:value-type="float" office:value="211">
                <text:p>211</text:p>
              </table:table-cell>
              <table:table-cell office:value-type="float" office:value="0.965054392814636">
                <text:p>0.965054392814636</text:p>
              </table:table-cell>
            </table:table-row>
            <table:table-row>
              <table:table-cell office:value-type="float" office:value="212">
                <text:p>212</text:p>
              </table:table-cell>
              <table:table-cell office:value-type="float" office:value="0.981710612773895">
                <text:p>0.981710612773895</text:p>
              </table:table-cell>
            </table:table-row>
            <table:table-row>
              <table:table-cell office:value-type="float" office:value="213">
                <text:p>213</text:p>
              </table:table-cell>
              <table:table-cell office:value-type="float" office:value="0.991542637348175">
                <text:p>0.991542637348175</text:p>
              </table:table-cell>
            </table:table-row>
            <table:table-row>
              <table:table-cell office:value-type="float" office:value="214">
                <text:p>214</text:p>
              </table:table-cell>
              <table:table-cell office:value-type="float" office:value="0.994730234146118">
                <text:p>0.994730234146118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1.00961148738861">
                <text:p>1.00961148738861</text:p>
              </table:table-cell>
            </table:table-row>
            <table:table-row>
              <table:table-cell office:value-type="float" office:value="216">
                <text:p>216</text:p>
              </table:table-cell>
              <table:table-cell office:value-type="float" office:value="1.01842379570007">
                <text:p>1.01842379570007</text:p>
              </table:table-cell>
            </table:table-row>
            <table:table-row>
              <table:table-cell office:value-type="float" office:value="217">
                <text:p>217</text:p>
              </table:table-cell>
              <table:table-cell office:value-type="float" office:value="1.02890145778656">
                <text:p>1.02890145778656</text:p>
              </table:table-cell>
            </table:table-row>
            <table:table-row>
              <table:table-cell office:value-type="float" office:value="218">
                <text:p>218</text:p>
              </table:table-cell>
              <table:table-cell office:value-type="float" office:value="1.02963399887085">
                <text:p>1.02963399887085</text:p>
              </table:table-cell>
            </table:table-row>
            <table:table-row>
              <table:table-cell office:value-type="float" office:value="219">
                <text:p>219</text:p>
              </table:table-cell>
              <table:table-cell office:value-type="float" office:value="1.0382524728775">
                <text:p>1.0382524728775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1.04751181602478">
                <text:p>1.04751181602478</text:p>
              </table:table-cell>
            </table:table-row>
            <table:table-row>
              <table:table-cell office:value-type="float" office:value="221">
                <text:p>221</text:p>
              </table:table-cell>
              <table:table-cell office:value-type="float" office:value="1.0626802444458">
                <text:p>1.0626802444458</text:p>
              </table:table-cell>
            </table:table-row>
            <table:table-row>
              <table:table-cell office:value-type="float" office:value="222">
                <text:p>222</text:p>
              </table:table-cell>
              <table:table-cell office:value-type="float" office:value="1.06750977039337">
                <text:p>1.06750977039337</text:p>
              </table:table-cell>
            </table:table-row>
            <table:table-row>
              <table:table-cell office:value-type="float" office:value="223">
                <text:p>223</text:p>
              </table:table-cell>
              <table:table-cell office:value-type="float" office:value="1.11641132831573">
                <text:p>1.11641132831573</text:p>
              </table:table-cell>
            </table:table-row>
            <table:table-row>
              <table:table-cell office:value-type="float" office:value="224">
                <text:p>224</text:p>
              </table:table-cell>
              <table:table-cell office:value-type="float" office:value="1.09859192371368">
                <text:p>1.09859192371368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1.09946358203888">
                <text:p>1.09946358203888</text:p>
              </table:table-cell>
            </table:table-row>
            <table:table-row>
              <table:table-cell office:value-type="float" office:value="226">
                <text:p>226</text:p>
              </table:table-cell>
              <table:table-cell office:value-type="float" office:value="1.11808621883392">
                <text:p>1.11808621883392</text:p>
              </table:table-cell>
            </table:table-row>
            <table:table-row>
              <table:table-cell office:value-type="float" office:value="227">
                <text:p>227</text:p>
              </table:table-cell>
              <table:table-cell office:value-type="float" office:value="1.12922263145447">
                <text:p>1.12922263145447</text:p>
              </table:table-cell>
            </table:table-row>
            <table:table-row>
              <table:table-cell office:value-type="float" office:value="228">
                <text:p>228</text:p>
              </table:table-cell>
              <table:table-cell office:value-type="float" office:value="1.14560723304749">
                <text:p>1.14560723304749</text:p>
              </table:table-cell>
            </table:table-row>
            <table:table-row>
              <table:table-cell office:value-type="float" office:value="229">
                <text:p>229</text:p>
              </table:table-cell>
              <table:table-cell office:value-type="float" office:value="1.15644252300262">
                <text:p>1.15644252300262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1.1794501543045">
                <text:p>1.1794501543045</text:p>
              </table:table-cell>
            </table:table-row>
            <table:table-row>
              <table:table-cell office:value-type="float" office:value="231">
                <text:p>231</text:p>
              </table:table-cell>
              <table:table-cell office:value-type="float" office:value="1.19611465930939">
                <text:p>1.19611465930939</text:p>
              </table:table-cell>
            </table:table-row>
            <table:table-row>
              <table:table-cell office:value-type="float" office:value="232">
                <text:p>232</text:p>
              </table:table-cell>
              <table:table-cell office:value-type="float" office:value="1.20532095432282">
                <text:p>1.20532095432282</text:p>
              </table:table-cell>
            </table:table-row>
            <table:table-row>
              <table:table-cell office:value-type="float" office:value="233">
                <text:p>233</text:p>
              </table:table-cell>
              <table:table-cell office:value-type="float" office:value="1.24362051486969">
                <text:p>1.24362051486969</text:p>
              </table:table-cell>
            </table:table-row>
            <table:table-row>
              <table:table-cell office:value-type="float" office:value="234">
                <text:p>234</text:p>
              </table:table-cell>
              <table:table-cell office:value-type="float" office:value="1.24231564998627">
                <text:p>1.24231564998627</text:p>
              </table:table-cell>
            </table:table-row>
            <table:table-row>
              <table:table-cell office:value-type="float" office:value="235">
                <text:p>235</text:p>
              </table:table-cell>
              <table:table-cell office:value-type="float" office:value="1.26882421970367">
                <text:p>1.26882421970367</text:p>
              </table:table-cell>
            </table:table-row>
            <table:table-row>
              <table:table-cell office:value-type="float" office:value="236">
                <text:p>236</text:p>
              </table:table-cell>
              <table:table-cell office:value-type="float" office:value="1.28004944324493">
                <text:p>1.28004944324493</text:p>
              </table:table-cell>
            </table:table-row>
            <table:table-row>
              <table:table-cell office:value-type="float" office:value="237">
                <text:p>237</text:p>
              </table:table-cell>
              <table:table-cell office:value-type="float" office:value="1.26900207996368">
                <text:p>1.26900207996368</text:p>
              </table:table-cell>
            </table:table-row>
            <table:table-row>
              <table:table-cell office:value-type="float" office:value="238">
                <text:p>238</text:p>
              </table:table-cell>
              <table:table-cell office:value-type="float" office:value="1.25586068630219">
                <text:p>1.25586068630219</text:p>
              </table:table-cell>
            </table:table-row>
            <table:table-row>
              <table:table-cell office:value-type="float" office:value="239">
                <text:p>239</text:p>
              </table:table-cell>
              <table:table-cell office:value-type="float" office:value="1.2498722076416">
                <text:p>1.2498722076416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.23084759712219">
                <text:p>1.23084759712219</text:p>
              </table:table-cell>
            </table:table-row>
            <table:table-row>
              <table:table-cell office:value-type="float" office:value="241">
                <text:p>241</text:p>
              </table:table-cell>
              <table:table-cell office:value-type="float" office:value="1.21417796611786">
                <text:p>1.21417796611786</text:p>
              </table:table-cell>
            </table:table-row>
            <table:table-row>
              <table:table-cell office:value-type="float" office:value="242">
                <text:p>242</text:p>
              </table:table-cell>
              <table:table-cell office:value-type="float" office:value="1.22734081745148">
                <text:p>1.22734081745148</text:p>
              </table:table-cell>
            </table:table-row>
            <table:table-row>
              <table:table-cell office:value-type="float" office:value="243">
                <text:p>243</text:p>
              </table:table-cell>
              <table:table-cell office:value-type="float" office:value="2.35532069206238">
                <text:p>2.35532069206238</text:p>
              </table:table-cell>
            </table:table-row>
            <table:table-row>
              <table:table-cell office:value-type="float" office:value="244">
                <text:p>244</text:p>
              </table:table-cell>
              <table:table-cell office:value-type="float" office:value="2.39731669425964">
                <text:p>2.39731669425964</text:p>
              </table:table-cell>
            </table:table-row>
            <table:table-row>
              <table:table-cell office:value-type="float" office:value="245">
                <text:p>245</text:p>
              </table:table-cell>
              <table:table-cell office:value-type="float" office:value="2.43807220458984">
                <text:p>2.43807220458984</text:p>
              </table:table-cell>
            </table:table-row>
            <table:table-row>
              <table:table-cell office:value-type="float" office:value="246">
                <text:p>246</text:p>
              </table:table-cell>
              <table:table-cell office:value-type="float" office:value="2.45702648162842">
                <text:p>2.45702648162842</text:p>
              </table:table-cell>
            </table:table-row>
            <table:table-row>
              <table:table-cell office:value-type="float" office:value="247">
                <text:p>247</text:p>
              </table:table-cell>
              <table:table-cell office:value-type="float" office:value="2.41148996353149">
                <text:p>2.41148996353149</text:p>
              </table:table-cell>
            </table:table-row>
            <table:table-row>
              <table:table-cell office:value-type="float" office:value="248">
                <text:p>248</text:p>
              </table:table-cell>
              <table:table-cell office:value-type="float" office:value="2.38731789588928">
                <text:p>2.38731789588928</text:p>
              </table:table-cell>
            </table:table-row>
            <table:table-row>
              <table:table-cell office:value-type="float" office:value="249">
                <text:p>249</text:p>
              </table:table-cell>
              <table:table-cell office:value-type="float" office:value="2.36306190490723">
                <text:p>2.36306190490723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2.3414318561554">
                <text:p>2.3414318561554</text:p>
              </table:table-cell>
            </table:table-row>
            <table:table-row>
              <table:table-cell office:value-type="float" office:value="251">
                <text:p>251</text:p>
              </table:table-cell>
              <table:table-cell office:value-type="float" office:value="2.31449151039124">
                <text:p>2.31449151039124</text:p>
              </table:table-cell>
            </table:table-row>
            <table:table-row>
              <table:table-cell office:value-type="float" office:value="252">
                <text:p>252</text:p>
              </table:table-cell>
              <table:table-cell office:value-type="float" office:value="2.31027960777283">
                <text:p>2.31027960777283</text:p>
              </table:table-cell>
            </table:table-row>
            <table:table-row>
              <table:table-cell office:value-type="float" office:value="253">
                <text:p>253</text:p>
              </table:table-cell>
              <table:table-cell office:value-type="float" office:value="2.29205584526062">
                <text:p>2.29205584526062</text:p>
              </table:table-cell>
            </table:table-row>
            <table:table-row>
              <table:table-cell office:value-type="float" office:value="254">
                <text:p>254</text:p>
              </table:table-cell>
              <table:table-cell office:value-type="float" office:value="2.25487661361694">
                <text:p>2.25487661361694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2.23422646522522">
                <text:p>2.23422646522522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2.23841190338135">
                <text:p>2.23841190338135</text:p>
              </table:table-cell>
            </table:table-row>
            <table:table-row>
              <table:table-cell office:value-type="float" office:value="257">
                <text:p>257</text:p>
              </table:table-cell>
              <table:table-cell office:value-type="float" office:value="2.22619295120239">
                <text:p>2.22619295120239</text:p>
              </table:table-cell>
            </table:table-row>
            <table:table-row>
              <table:table-cell office:value-type="float" office:value="258">
                <text:p>258</text:p>
              </table:table-cell>
              <table:table-cell office:value-type="float" office:value="2.19959497451782">
                <text:p>2.19959497451782</text:p>
              </table:table-cell>
            </table:table-row>
            <table:table-row>
              <table:table-cell office:value-type="float" office:value="259">
                <text:p>259</text:p>
              </table:table-cell>
              <table:table-cell office:value-type="float" office:value="2.16639709472656">
                <text:p>2.16639709472656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2.18481469154358">
                <text:p>2.18481469154358</text:p>
              </table:table-cell>
            </table:table-row>
            <table:table-row>
              <table:table-cell office:value-type="float" office:value="261">
                <text:p>261</text:p>
              </table:table-cell>
              <table:table-cell office:value-type="float" office:value="2.14866185188293">
                <text:p>2.14866185188293</text:p>
              </table:table-cell>
            </table:table-row>
            <table:table-row>
              <table:table-cell office:value-type="float" office:value="262">
                <text:p>262</text:p>
              </table:table-cell>
              <table:table-cell office:value-type="float" office:value="2.13586139678955">
                <text:p>2.13586139678955</text:p>
              </table:table-cell>
            </table:table-row>
            <table:table-row>
              <table:table-cell office:value-type="float" office:value="263">
                <text:p>263</text:p>
              </table:table-cell>
              <table:table-cell office:value-type="float" office:value="2.13130784034729">
                <text:p>2.13130784034729</text:p>
              </table:table-cell>
            </table:table-row>
            <table:table-row>
              <table:table-cell office:value-type="float" office:value="264">
                <text:p>264</text:p>
              </table:table-cell>
              <table:table-cell office:value-type="float" office:value="2.11247801780701">
                <text:p>2.11247801780701</text:p>
              </table:table-cell>
            </table:table-row>
            <table:table-row>
              <table:table-cell office:value-type="float" office:value="265">
                <text:p>265</text:p>
              </table:table-cell>
              <table:table-cell office:value-type="float" office:value="2.11250591278076">
                <text:p>2.11250591278076</text:p>
              </table:table-cell>
            </table:table-row>
            <table:table-row>
              <table:table-cell office:value-type="float" office:value="266">
                <text:p>266</text:p>
              </table:table-cell>
              <table:table-cell office:value-type="float" office:value="2.11246061325073">
                <text:p>2.11246061325073</text:p>
              </table:table-cell>
            </table:table-row>
            <table:table-row>
              <table:table-cell office:value-type="float" office:value="267">
                <text:p>267</text:p>
              </table:table-cell>
              <table:table-cell office:value-type="float" office:value="2.0587694644928">
                <text:p>2.0587694644928</text:p>
              </table:table-cell>
            </table:table-row>
            <table:table-row>
              <table:table-cell office:value-type="float" office:value="268">
                <text:p>268</text:p>
              </table:table-cell>
              <table:table-cell office:value-type="float" office:value="2.0677182674408">
                <text:p>2.0677182674408</text:p>
              </table:table-cell>
            </table:table-row>
            <table:table-row>
              <table:table-cell office:value-type="float" office:value="269">
                <text:p>269</text:p>
              </table:table-cell>
              <table:table-cell office:value-type="float" office:value="2.06252002716064">
                <text:p>2.06252002716064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2.06435084342957">
                <text:p>2.06435084342957</text:p>
              </table:table-cell>
            </table:table-row>
            <table:table-row>
              <table:table-cell office:value-type="float" office:value="271">
                <text:p>271</text:p>
              </table:table-cell>
              <table:table-cell office:value-type="float" office:value="2.03633642196655">
                <text:p>2.03633642196655</text:p>
              </table:table-cell>
            </table:table-row>
            <table:table-row>
              <table:table-cell office:value-type="float" office:value="272">
                <text:p>272</text:p>
              </table:table-cell>
              <table:table-cell office:value-type="float" office:value="2.03236508369446">
                <text:p>2.03236508369446</text:p>
              </table:table-cell>
            </table:table-row>
            <table:table-row>
              <table:table-cell office:value-type="float" office:value="273">
                <text:p>273</text:p>
              </table:table-cell>
              <table:table-cell office:value-type="float" office:value="2.03334045410156">
                <text:p>2.03334045410156</text:p>
              </table:table-cell>
            </table:table-row>
            <table:table-row>
              <table:table-cell office:value-type="float" office:value="274">
                <text:p>274</text:p>
              </table:table-cell>
              <table:table-cell office:value-type="float" office:value="2.04718852043152">
                <text:p>2.04718852043152</text:p>
              </table:table-cell>
            </table:table-row>
            <table:table-row>
              <table:table-cell office:value-type="float" office:value="275">
                <text:p>275</text:p>
              </table:table-cell>
              <table:table-cell office:value-type="float" office:value="2.05049133300781">
                <text:p>2.05049133300781</text:p>
              </table:table-cell>
            </table:table-row>
            <table:table-row>
              <table:table-cell office:value-type="float" office:value="276">
                <text:p>276</text:p>
              </table:table-cell>
              <table:table-cell office:value-type="float" office:value="2.02615261077881">
                <text:p>2.02615261077881</text:p>
              </table:table-cell>
            </table:table-row>
            <table:table-row>
              <table:table-cell office:value-type="float" office:value="277">
                <text:p>277</text:p>
              </table:table-cell>
              <table:table-cell office:value-type="float" office:value="2.02546262741089">
                <text:p>2.02546262741089</text:p>
              </table:table-cell>
            </table:table-row>
            <table:table-row>
              <table:table-cell office:value-type="float" office:value="278">
                <text:p>278</text:p>
              </table:table-cell>
              <table:table-cell office:value-type="float" office:value="2.02727556228638">
                <text:p>2.02727556228638</text:p>
              </table:table-cell>
            </table:table-row>
            <table:table-row>
              <table:table-cell office:value-type="float" office:value="279">
                <text:p>279</text:p>
              </table:table-cell>
              <table:table-cell office:value-type="float" office:value="2.01945781707764">
                <text:p>2.01945781707764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2.02718663215637">
                <text:p>2.02718663215637</text:p>
              </table:table-cell>
            </table:table-row>
            <table:table-row>
              <table:table-cell office:value-type="float" office:value="281">
                <text:p>281</text:p>
              </table:table-cell>
              <table:table-cell office:value-type="float" office:value="2.00699925422668">
                <text:p>2.00699925422668</text:p>
              </table:table-cell>
            </table:table-row>
            <table:table-row>
              <table:table-cell office:value-type="float" office:value="282">
                <text:p>282</text:p>
              </table:table-cell>
              <table:table-cell office:value-type="float" office:value="2.00448632240295">
                <text:p>2.00448632240295</text:p>
              </table:table-cell>
            </table:table-row>
            <table:table-row>
              <table:table-cell office:value-type="float" office:value="283">
                <text:p>283</text:p>
              </table:table-cell>
              <table:table-cell office:value-type="float" office:value="1.99253714084625">
                <text:p>1.99253714084625</text:p>
              </table:table-cell>
            </table:table-row>
            <table:table-row>
              <table:table-cell office:value-type="float" office:value="284">
                <text:p>284</text:p>
              </table:table-cell>
              <table:table-cell office:value-type="float" office:value="2.01480031013489">
                <text:p>2.01480031013489</text:p>
              </table:table-cell>
            </table:table-row>
            <table:table-row>
              <table:table-cell office:value-type="float" office:value="285">
                <text:p>285</text:p>
              </table:table-cell>
              <table:table-cell office:value-type="float" office:value="2.01518654823303">
                <text:p>2.01518654823303</text:p>
              </table:table-cell>
            </table:table-row>
            <table:table-row>
              <table:table-cell office:value-type="float" office:value="286">
                <text:p>286</text:p>
              </table:table-cell>
              <table:table-cell office:value-type="float" office:value="0.189587160944939">
                <text:p>0.189587160944939</text:p>
              </table:table-cell>
            </table:table-row>
            <table:table-row>
              <table:table-cell office:value-type="float" office:value="287">
                <text:p>287</text:p>
              </table:table-cell>
              <table:table-cell office:value-type="float" office:value="0.17302280664444">
                <text:p>0.17302280664444</text:p>
              </table:table-cell>
            </table:table-row>
            <table:table-row>
              <table:table-cell office:value-type="float" office:value="288">
                <text:p>288</text:p>
              </table:table-cell>
              <table:table-cell office:value-type="float" office:value="0.165408506989479">
                <text:p>0.165408506989479</text:p>
              </table:table-cell>
            </table:table-row>
            <table:table-row>
              <table:table-cell office:value-type="float" office:value="289">
                <text:p>289</text:p>
              </table:table-cell>
              <table:table-cell office:value-type="float" office:value="0.183899760246277">
                <text:p>0.183899760246277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183256670832634">
                <text:p>0.183256670832634</text:p>
              </table:table-cell>
            </table:table-row>
            <table:table-row>
              <table:table-cell office:value-type="float" office:value="291">
                <text:p>291</text:p>
              </table:table-cell>
              <table:table-cell office:value-type="float" office:value="2.00120687484741">
                <text:p>2.00120687484741</text:p>
              </table:table-cell>
            </table:table-row>
            <table:table-row>
              <table:table-cell office:value-type="float" office:value="292">
                <text:p>292</text:p>
              </table:table-cell>
              <table:table-cell office:value-type="float" office:value="2.01458859443665">
                <text:p>2.01458859443665</text:p>
              </table:table-cell>
            </table:table-row>
            <table:table-row>
              <table:table-cell office:value-type="float" office:value="293">
                <text:p>293</text:p>
              </table:table-cell>
              <table:table-cell office:value-type="float" office:value="2.01231241226196">
                <text:p>2.01231241226196</text:p>
              </table:table-cell>
            </table:table-row>
            <table:table-row>
              <table:table-cell office:value-type="float" office:value="294">
                <text:p>294</text:p>
              </table:table-cell>
              <table:table-cell office:value-type="float" office:value="2.0161497592926">
                <text:p>2.0161497592926</text:p>
              </table:table-cell>
            </table:table-row>
            <table:table-row>
              <table:table-cell office:value-type="float" office:value="295">
                <text:p>295</text:p>
              </table:table-cell>
              <table:table-cell office:value-type="float" office:value="2.01698398590088">
                <text:p>2.01698398590088</text:p>
              </table:table-cell>
            </table:table-row>
            <table:table-row>
              <table:table-cell office:value-type="float" office:value="296">
                <text:p>296</text:p>
              </table:table-cell>
              <table:table-cell office:value-type="float" office:value="2.0527195930481">
                <text:p>2.0527195930481</text:p>
              </table:table-cell>
            </table:table-row>
            <table:table-row>
              <table:table-cell office:value-type="float" office:value="297">
                <text:p>297</text:p>
              </table:table-cell>
              <table:table-cell office:value-type="float" office:value="2.05649328231812">
                <text:p>2.05649328231812</text:p>
              </table:table-cell>
            </table:table-row>
            <table:table-row>
              <table:table-cell office:value-type="float" office:value="298">
                <text:p>298</text:p>
              </table:table-cell>
              <table:table-cell office:value-type="float" office:value="2.06616544723511">
                <text:p>2.06616544723511</text:p>
              </table:table-cell>
            </table:table-row>
            <table:table-row>
              <table:table-cell office:value-type="float" office:value="299">
                <text:p>299</text:p>
              </table:table-cell>
              <table:table-cell office:value-type="float" office:value="2.05431151390076">
                <text:p>2.05431151390076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2.05392503738403">
                <text:p>2.05392503738403</text:p>
              </table:table-cell>
            </table:table-row>
            <table:table-row>
              <table:table-cell office:value-type="float" office:value="301">
                <text:p>301</text:p>
              </table:table-cell>
              <table:table-cell office:value-type="float" office:value="2.07565760612488">
                <text:p>2.07565760612488</text:p>
              </table:table-cell>
            </table:table-row>
            <table:table-row>
              <table:table-cell office:value-type="float" office:value="302">
                <text:p>302</text:p>
              </table:table-cell>
              <table:table-cell office:value-type="float" office:value="1.16270649433136">
                <text:p>1.16270649433136</text:p>
              </table:table-cell>
            </table:table-row>
            <table:table-row>
              <table:table-cell office:value-type="float" office:value="303">
                <text:p>303</text:p>
              </table:table-cell>
              <table:table-cell office:value-type="float" office:value="1.14555311203003">
                <text:p>1.14555311203003</text:p>
              </table:table-cell>
            </table:table-row>
            <table:table-row>
              <table:table-cell office:value-type="float" office:value="304">
                <text:p>304</text:p>
              </table:table-cell>
              <table:table-cell office:value-type="float" office:value="1.11825037002563">
                <text:p>1.11825037002563</text:p>
              </table:table-cell>
            </table:table-row>
            <table:table-row>
              <table:table-cell office:value-type="float" office:value="305">
                <text:p>305</text:p>
              </table:table-cell>
              <table:table-cell office:value-type="float" office:value="1.10273051261902">
                <text:p>1.10273051261902</text:p>
              </table:table-cell>
            </table:table-row>
            <table:table-row>
              <table:table-cell office:value-type="float" office:value="306">
                <text:p>306</text:p>
              </table:table-cell>
              <table:table-cell office:value-type="float" office:value="1.11406064033508">
                <text:p>1.11406064033508</text:p>
              </table:table-cell>
            </table:table-row>
            <table:table-row>
              <table:table-cell office:value-type="float" office:value="307">
                <text:p>307</text:p>
              </table:table-cell>
              <table:table-cell office:value-type="float" office:value="1.10636270046234">
                <text:p>1.10636270046234</text:p>
              </table:table-cell>
            </table:table-row>
            <table:table-row>
              <table:table-cell office:value-type="float" office:value="308">
                <text:p>308</text:p>
              </table:table-cell>
              <table:table-cell office:value-type="float" office:value="1.1105580329895">
                <text:p>1.1105580329895</text:p>
              </table:table-cell>
            </table:table-row>
            <table:table-row>
              <table:table-cell office:value-type="float" office:value="309">
                <text:p>309</text:p>
              </table:table-cell>
              <table:table-cell office:value-type="float" office:value="1.10642552375793">
                <text:p>1.10642552375793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1.13329803943634">
                <text:p>1.13329803943634</text:p>
              </table:table-cell>
            </table:table-row>
            <table:table-row>
              <table:table-cell office:value-type="float" office:value="311">
                <text:p>311</text:p>
              </table:table-cell>
              <table:table-cell office:value-type="float" office:value="1.12949168682098">
                <text:p>1.12949168682098</text:p>
              </table:table-cell>
            </table:table-row>
            <table:table-row>
              <table:table-cell office:value-type="float" office:value="312">
                <text:p>312</text:p>
              </table:table-cell>
              <table:table-cell office:value-type="float" office:value="1.17851328849792">
                <text:p>1.17851328849792</text:p>
              </table:table-cell>
            </table:table-row>
            <table:table-row>
              <table:table-cell office:value-type="float" office:value="313">
                <text:p>313</text:p>
              </table:table-cell>
              <table:table-cell office:value-type="float" office:value="2.23007965087891">
                <text:p>2.23007965087891</text:p>
              </table:table-cell>
            </table:table-row>
            <table:table-row>
              <table:table-cell office:value-type="float" office:value="314">
                <text:p>314</text:p>
              </table:table-cell>
              <table:table-cell office:value-type="float" office:value="2.23969292640686">
                <text:p>2.23969292640686</text:p>
              </table:table-cell>
            </table:table-row>
            <table:table-row>
              <table:table-cell office:value-type="float" office:value="315">
                <text:p>315</text:p>
              </table:table-cell>
              <table:table-cell office:value-type="float" office:value="2.25512027740479">
                <text:p>2.25512027740479</text:p>
              </table:table-cell>
            </table:table-row>
            <table:table-row>
              <table:table-cell office:value-type="float" office:value="316">
                <text:p>316</text:p>
              </table:table-cell>
              <table:table-cell office:value-type="float" office:value="2.27115440368652">
                <text:p>2.27115440368652</text:p>
              </table:table-cell>
            </table:table-row>
            <table:table-row>
              <table:table-cell office:value-type="float" office:value="317">
                <text:p>317</text:p>
              </table:table-cell>
              <table:table-cell office:value-type="float" office:value="2.28957462310791">
                <text:p>2.28957462310791</text:p>
              </table:table-cell>
            </table:table-row>
            <table:table-row>
              <table:table-cell office:value-type="float" office:value="318">
                <text:p>318</text:p>
              </table:table-cell>
              <table:table-cell office:value-type="float" office:value="2.34070539474487">
                <text:p>2.34070539474487</text:p>
              </table:table-cell>
            </table:table-row>
            <table:table-row>
              <table:table-cell office:value-type="float" office:value="319">
                <text:p>319</text:p>
              </table:table-cell>
              <table:table-cell office:value-type="float" office:value="2.32760453224182">
                <text:p>2.32760453224182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2.34697961807251">
                <text:p>2.34697961807251</text:p>
              </table:table-cell>
            </table:table-row>
            <table:table-row>
              <table:table-cell office:value-type="float" office:value="321">
                <text:p>321</text:p>
              </table:table-cell>
              <table:table-cell office:value-type="float" office:value="2.37826538085937">
                <text:p>2.37826538085937</text:p>
              </table:table-cell>
            </table:table-row>
            <table:table-row>
              <table:table-cell office:value-type="float" office:value="322">
                <text:p>322</text:p>
              </table:table-cell>
              <table:table-cell office:value-type="float" office:value="2.42404627799988">
                <text:p>2.42404627799988</text:p>
              </table:table-cell>
            </table:table-row>
            <table:table-row>
              <table:table-cell office:value-type="float" office:value="323">
                <text:p>323</text:p>
              </table:table-cell>
              <table:table-cell office:value-type="float" office:value="2.43277382850647">
                <text:p>2.43277382850647</text:p>
              </table:table-cell>
            </table:table-row>
            <table:table-row>
              <table:table-cell office:value-type="float" office:value="324">
                <text:p>324</text:p>
              </table:table-cell>
              <table:table-cell office:value-type="float" office:value="2.45206999778748">
                <text:p>2.45206999778748</text:p>
              </table:table-cell>
            </table:table-row>
            <table:table-row>
              <table:table-cell office:value-type="float" office:value="325">
                <text:p>325</text:p>
              </table:table-cell>
              <table:table-cell office:value-type="float" office:value="2.50898432731628">
                <text:p>2.50898432731628</text:p>
              </table:table-cell>
            </table:table-row>
            <table:table-row>
              <table:table-cell office:value-type="float" office:value="326">
                <text:p>326</text:p>
              </table:table-cell>
              <table:table-cell office:value-type="float" office:value="2.5096971988678">
                <text:p>2.5096971988678</text:p>
              </table:table-cell>
            </table:table-row>
            <table:table-row>
              <table:table-cell office:value-type="float" office:value="327">
                <text:p>327</text:p>
              </table:table-cell>
              <table:table-cell office:value-type="float" office:value="2.55308508872986">
                <text:p>2.55308508872986</text:p>
              </table:table-cell>
            </table:table-row>
            <table:table-row>
              <table:table-cell office:value-type="float" office:value="328">
                <text:p>328</text:p>
              </table:table-cell>
              <table:table-cell office:value-type="float" office:value="2.5900993347168">
                <text:p>2.5900993347168</text:p>
              </table:table-cell>
            </table:table-row>
            <table:table-row>
              <table:table-cell office:value-type="float" office:value="329">
                <text:p>329</text:p>
              </table:table-cell>
              <table:table-cell office:value-type="float" office:value="2.62756204605103">
                <text:p>2.62756204605103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2.6484489440918">
                <text:p>2.6484489440918</text:p>
              </table:table-cell>
            </table:table-row>
            <table:table-row>
              <table:table-cell office:value-type="float" office:value="331">
                <text:p>331</text:p>
              </table:table-cell>
              <table:table-cell office:value-type="float" office:value="2.67670464515686">
                <text:p>2.67670464515686</text:p>
              </table:table-cell>
            </table:table-row>
            <table:table-row>
              <table:table-cell office:value-type="float" office:value="332">
                <text:p>332</text:p>
              </table:table-cell>
              <table:table-cell office:value-type="float" office:value="2.71923518180847">
                <text:p>2.71923518180847</text:p>
              </table:table-cell>
            </table:table-row>
            <table:table-row>
              <table:table-cell office:value-type="float" office:value="333">
                <text:p>333</text:p>
              </table:table-cell>
              <table:table-cell office:value-type="float" office:value="2.76752686500549">
                <text:p>2.76752686500549</text:p>
              </table:table-cell>
            </table:table-row>
            <table:table-row>
              <table:table-cell office:value-type="float" office:value="334">
                <text:p>334</text:p>
              </table:table-cell>
              <table:table-cell office:value-type="float" office:value="2.8077404499054">
                <text:p>2.8077404499054</text:p>
              </table:table-cell>
            </table:table-row>
            <table:table-row>
              <table:table-cell office:value-type="float" office:value="335">
                <text:p>335</text:p>
              </table:table-cell>
              <table:table-cell office:value-type="float" office:value="2.86240720748901">
                <text:p>2.86240720748901</text:p>
              </table:table-cell>
            </table:table-row>
            <table:table-row>
              <table:table-cell office:value-type="float" office:value="336">
                <text:p>336</text:p>
              </table:table-cell>
              <table:table-cell office:value-type="float" office:value="2.91180753707886">
                <text:p>2.91180753707886</text:p>
              </table:table-cell>
            </table:table-row>
            <table:table-row>
              <table:table-cell office:value-type="float" office:value="337">
                <text:p>337</text:p>
              </table:table-cell>
              <table:table-cell office:value-type="float" office:value="2.93640542030334">
                <text:p>2.93640542030334</text:p>
              </table:table-cell>
            </table:table-row>
            <table:table-row>
              <table:table-cell office:value-type="float" office:value="338">
                <text:p>338</text:p>
              </table:table-cell>
              <table:table-cell office:value-type="float" office:value="2.09444642066956">
                <text:p>2.09444642066956</text:p>
              </table:table-cell>
            </table:table-row>
            <table:table-row>
              <table:table-cell office:value-type="float" office:value="339">
                <text:p>339</text:p>
              </table:table-cell>
              <table:table-cell office:value-type="float" office:value="2.11632490158081">
                <text:p>2.11632490158081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2.12701463699341">
                <text:p>2.12701463699341</text:p>
              </table:table-cell>
            </table:table-row>
            <table:table-row>
              <table:table-cell office:value-type="float" office:value="341">
                <text:p>341</text:p>
              </table:table-cell>
              <table:table-cell office:value-type="float" office:value="2.17738223075867">
                <text:p>2.17738223075867</text:p>
              </table:table-cell>
            </table:table-row>
            <table:table-row>
              <table:table-cell office:value-type="float" office:value="342">
                <text:p>342</text:p>
              </table:table-cell>
              <table:table-cell office:value-type="float" office:value="2.2294909954071">
                <text:p>2.2294909954071</text:p>
              </table:table-cell>
            </table:table-row>
            <table:table-row>
              <table:table-cell office:value-type="float" office:value="343">
                <text:p>343</text:p>
              </table:table-cell>
              <table:table-cell office:value-type="float" office:value="2.18760514259338">
                <text:p>2.18760514259338</text:p>
              </table:table-cell>
            </table:table-row>
            <table:table-row>
              <table:table-cell office:value-type="float" office:value="344">
                <text:p>344</text:p>
              </table:table-cell>
              <table:table-cell office:value-type="float" office:value="2.18286919593811">
                <text:p>2.18286919593811</text:p>
              </table:table-cell>
            </table:table-row>
            <table:table-row>
              <table:table-cell office:value-type="float" office:value="345">
                <text:p>345</text:p>
              </table:table-cell>
              <table:table-cell office:value-type="float" office:value="2.14847302436829">
                <text:p>2.14847302436829</text:p>
              </table:table-cell>
            </table:table-row>
            <table:table-row>
              <table:table-cell office:value-type="float" office:value="346">
                <text:p>346</text:p>
              </table:table-cell>
              <table:table-cell office:value-type="float" office:value="2.15465712547302">
                <text:p>2.15465712547302</text:p>
              </table:table-cell>
            </table:table-row>
            <table:table-row>
              <table:table-cell office:value-type="float" office:value="347">
                <text:p>347</text:p>
              </table:table-cell>
              <table:table-cell office:value-type="float" office:value="2.12038016319275">
                <text:p>2.12038016319275</text:p>
              </table:table-cell>
            </table:table-row>
            <table:table-row>
              <table:table-cell office:value-type="float" office:value="348">
                <text:p>348</text:p>
              </table:table-cell>
              <table:table-cell office:value-type="float" office:value="2.06903266906738">
                <text:p>2.06903266906738</text:p>
              </table:table-cell>
            </table:table-row>
            <table:table-row>
              <table:table-cell office:value-type="float" office:value="349">
                <text:p>349</text:p>
              </table:table-cell>
              <table:table-cell office:value-type="float" office:value="2.07139015197754">
                <text:p>2.07139015197754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2.03681468963623">
                <text:p>2.03681468963623</text:p>
              </table:table-cell>
            </table:table-row>
            <table:table-row>
              <table:table-cell office:value-type="float" office:value="351">
                <text:p>351</text:p>
              </table:table-cell>
              <table:table-cell office:value-type="float" office:value="0.843288779258728">
                <text:p>0.843288779258728</text:p>
              </table:table-cell>
            </table:table-row>
            <table:table-row>
              <table:table-cell office:value-type="float" office:value="352">
                <text:p>352</text:p>
              </table:table-cell>
              <table:table-cell office:value-type="float" office:value="0.827900588512421">
                <text:p>0.827900588512421</text:p>
              </table:table-cell>
            </table:table-row>
            <table:table-row>
              <table:table-cell office:value-type="float" office:value="353">
                <text:p>353</text:p>
              </table:table-cell>
              <table:table-cell office:value-type="float" office:value="0.823211371898651">
                <text:p>0.823211371898651</text:p>
              </table:table-cell>
            </table:table-row>
            <table:table-row>
              <table:table-cell office:value-type="float" office:value="354">
                <text:p>354</text:p>
              </table:table-cell>
              <table:table-cell office:value-type="float" office:value="0.81122100353241">
                <text:p>0.81122100353241</text:p>
              </table:table-cell>
            </table:table-row>
            <table:table-row>
              <table:table-cell office:value-type="float" office:value="355">
                <text:p>355</text:p>
              </table:table-cell>
              <table:table-cell office:value-type="float" office:value="0.784495890140533">
                <text:p>0.784495890140533</text:p>
              </table:table-cell>
            </table:table-row>
            <table:table-row>
              <table:table-cell office:value-type="float" office:value="356">
                <text:p>356</text:p>
              </table:table-cell>
              <table:table-cell office:value-type="float" office:value="0.811956167221069">
                <text:p>0.811956167221069</text:p>
              </table:table-cell>
            </table:table-row>
            <table:table-row>
              <table:table-cell office:value-type="float" office:value="357">
                <text:p>357</text:p>
              </table:table-cell>
              <table:table-cell office:value-type="float" office:value="0.288473457098007">
                <text:p>0.288473457098007</text:p>
              </table:table-cell>
            </table:table-row>
            <table:table-row>
              <table:table-cell office:value-type="float" office:value="358">
                <text:p>358</text:p>
              </table:table-cell>
              <table:table-cell office:value-type="float" office:value="0.280122399330139">
                <text:p>0.280122399330139</text:p>
              </table:table-cell>
            </table:table-row>
            <table:table-row>
              <table:table-cell office:value-type="float" office:value="359">
                <text:p>359</text:p>
              </table:table-cell>
              <table:table-cell office:value-type="float" office:value="0.300970047712326">
                <text:p>0.300970047712326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.812985002994537">
                <text:p>0.812985002994537</text:p>
              </table:table-cell>
            </table:table-row>
            <table:table-row>
              <table:table-cell office:value-type="float" office:value="361">
                <text:p>361</text:p>
              </table:table-cell>
              <table:table-cell office:value-type="float" office:value="0.826232135295868">
                <text:p>0.826232135295868</text:p>
              </table:table-cell>
            </table:table-row>
            <table:table-row>
              <table:table-cell office:value-type="float" office:value="362">
                <text:p>362</text:p>
              </table:table-cell>
              <table:table-cell office:value-type="float" office:value="0.830813884735107">
                <text:p>0.830813884735107</text:p>
              </table:table-cell>
            </table:table-row>
            <table:table-row>
              <table:table-cell office:value-type="float" office:value="363">
                <text:p>363</text:p>
              </table:table-cell>
              <table:table-cell office:value-type="float" office:value="0.853006303310394">
                <text:p>0.853006303310394</text:p>
              </table:table-cell>
            </table:table-row>
            <table:table-row>
              <table:table-cell office:value-type="float" office:value="364">
                <text:p>364</text:p>
              </table:table-cell>
              <table:table-cell office:value-type="float" office:value="0.873933255672455">
                <text:p>0.873933255672455</text:p>
              </table:table-cell>
            </table:table-row>
            <table:table-row>
              <table:table-cell office:value-type="float" office:value="365">
                <text:p>365</text:p>
              </table:table-cell>
              <table:table-cell office:value-type="float" office:value="1.83333551883698">
                <text:p>1.83333551883698</text:p>
              </table:table-cell>
            </table:table-row>
            <table:table-row>
              <table:table-cell office:value-type="float" office:value="366">
                <text:p>366</text:p>
              </table:table-cell>
              <table:table-cell office:value-type="float" office:value="1.8306211233139">
                <text:p>1.8306211233139</text:p>
              </table:table-cell>
            </table:table-row>
            <table:table-row>
              <table:table-cell office:value-type="float" office:value="367">
                <text:p>367</text:p>
              </table:table-cell>
              <table:table-cell office:value-type="float" office:value="1.820925116539">
                <text:p>1.820925116539</text:p>
              </table:table-cell>
            </table:table-row>
            <table:table-row>
              <table:table-cell office:value-type="float" office:value="368">
                <text:p>368</text:p>
              </table:table-cell>
              <table:table-cell office:value-type="float" office:value="1.81162464618683">
                <text:p>1.81162464618683</text:p>
              </table:table-cell>
            </table:table-row>
            <table:table-row>
              <table:table-cell office:value-type="float" office:value="369">
                <text:p>369</text:p>
              </table:table-cell>
              <table:table-cell office:value-type="float" office:value="1.78790044784546">
                <text:p>1.78790044784546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1.81166243553162">
                <text:p>1.81166243553162</text:p>
              </table:table-cell>
            </table:table-row>
            <table:table-row>
              <table:table-cell office:value-type="float" office:value="371">
                <text:p>371</text:p>
              </table:table-cell>
              <table:table-cell office:value-type="float" office:value="1.78629004955292">
                <text:p>1.78629004955292</text:p>
              </table:table-cell>
            </table:table-row>
            <table:table-row>
              <table:table-cell office:value-type="float" office:value="372">
                <text:p>372</text:p>
              </table:table-cell>
              <table:table-cell office:value-type="float" office:value="1.77487862110138">
                <text:p>1.77487862110138</text:p>
              </table:table-cell>
            </table:table-row>
            <table:table-row>
              <table:table-cell office:value-type="float" office:value="373">
                <text:p>373</text:p>
              </table:table-cell>
              <table:table-cell office:value-type="float" office:value="1.77780616283417">
                <text:p>1.77780616283417</text:p>
              </table:table-cell>
            </table:table-row>
            <table:table-row>
              <table:table-cell office:value-type="float" office:value="374">
                <text:p>374</text:p>
              </table:table-cell>
              <table:table-cell office:value-type="float" office:value="1.76554298400879">
                <text:p>1.76554298400879</text:p>
              </table:table-cell>
            </table:table-row>
            <table:table-row>
              <table:table-cell office:value-type="float" office:value="375">
                <text:p>375</text:p>
              </table:table-cell>
              <table:table-cell office:value-type="float" office:value="1.78335607051849">
                <text:p>1.78335607051849</text:p>
              </table:table-cell>
            </table:table-row>
            <table:table-row>
              <table:table-cell office:value-type="float" office:value="376">
                <text:p>376</text:p>
              </table:table-cell>
              <table:table-cell office:value-type="float" office:value="1.77328681945801">
                <text:p>1.77328681945801</text:p>
              </table:table-cell>
            </table:table-row>
            <table:table-row>
              <table:table-cell office:value-type="float" office:value="377">
                <text:p>377</text:p>
              </table:table-cell>
              <table:table-cell office:value-type="float" office:value="2.35084009170532">
                <text:p>2.35084009170532</text:p>
              </table:table-cell>
            </table:table-row>
            <table:table-row>
              <table:table-cell office:value-type="float" office:value="378">
                <text:p>378</text:p>
              </table:table-cell>
              <table:table-cell office:value-type="float" office:value="2.33871459960937">
                <text:p>2.33871459960937</text:p>
              </table:table-cell>
            </table:table-row>
            <table:table-row>
              <table:table-cell office:value-type="float" office:value="379">
                <text:p>379</text:p>
              </table:table-cell>
              <table:table-cell office:value-type="float" office:value="2.35041213035583">
                <text:p>2.35041213035583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2.33793163299561">
                <text:p>2.33793163299561</text:p>
              </table:table-cell>
            </table:table-row>
            <table:table-row>
              <table:table-cell office:value-type="float" office:value="381">
                <text:p>381</text:p>
              </table:table-cell>
              <table:table-cell office:value-type="float" office:value="2.32509517669678">
                <text:p>2.32509517669678</text:p>
              </table:table-cell>
            </table:table-row>
            <table:table-row>
              <table:table-cell office:value-type="float" office:value="382">
                <text:p>382</text:p>
              </table:table-cell>
              <table:table-cell office:value-type="float" office:value="2.33921766281128">
                <text:p>2.33921766281128</text:p>
              </table:table-cell>
            </table:table-row>
            <table:table-row>
              <table:table-cell office:value-type="float" office:value="383">
                <text:p>383</text:p>
              </table:table-cell>
              <table:table-cell office:value-type="float" office:value="2.31299734115601">
                <text:p>2.31299734115601</text:p>
              </table:table-cell>
            </table:table-row>
            <table:table-row>
              <table:table-cell office:value-type="float" office:value="384">
                <text:p>384</text:p>
              </table:table-cell>
              <table:table-cell office:value-type="float" office:value="2.33426761627197">
                <text:p>2.33426761627197</text:p>
              </table:table-cell>
            </table:table-row>
            <table:table-row>
              <table:table-cell office:value-type="float" office:value="385">
                <text:p>385</text:p>
              </table:table-cell>
              <table:table-cell office:value-type="float" office:value="2.33680462837219">
                <text:p>2.33680462837219</text:p>
              </table:table-cell>
            </table:table-row>
            <table:table-row>
              <table:table-cell office:value-type="float" office:value="386">
                <text:p>386</text:p>
              </table:table-cell>
              <table:table-cell office:value-type="float" office:value="2.33001112937927">
                <text:p>2.33001112937927</text:p>
              </table:table-cell>
            </table:table-row>
            <table:table-row>
              <table:table-cell office:value-type="float" office:value="387">
                <text:p>387</text:p>
              </table:table-cell>
              <table:table-cell office:value-type="float" office:value="2.31231379508972">
                <text:p>2.31231379508972</text:p>
              </table:table-cell>
            </table:table-row>
            <table:table-row>
              <table:table-cell office:value-type="float" office:value="388">
                <text:p>388</text:p>
              </table:table-cell>
              <table:table-cell office:value-type="float" office:value="2.32946109771729">
                <text:p>2.32946109771729</text:p>
              </table:table-cell>
            </table:table-row>
            <table:table-row>
              <table:table-cell office:value-type="float" office:value="389">
                <text:p>389</text:p>
              </table:table-cell>
              <table:table-cell office:value-type="float" office:value="2.34542679786682">
                <text:p>2.34542679786682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2.32822608947754">
                <text:p>2.32822608947754</text:p>
              </table:table-cell>
            </table:table-row>
            <table:table-row>
              <table:table-cell office:value-type="float" office:value="391">
                <text:p>391</text:p>
              </table:table-cell>
              <table:table-cell office:value-type="float" office:value="2.33063912391663">
                <text:p>2.33063912391663</text:p>
              </table:table-cell>
            </table:table-row>
            <table:table-row>
              <table:table-cell office:value-type="float" office:value="392">
                <text:p>392</text:p>
              </table:table-cell>
              <table:table-cell office:value-type="float" office:value="2.34055995941162">
                <text:p>2.34055995941162</text:p>
              </table:table-cell>
            </table:table-row>
            <table:table-row>
              <table:table-cell office:value-type="float" office:value="393">
                <text:p>393</text:p>
              </table:table-cell>
              <table:table-cell office:value-type="float" office:value="2.3485951423645">
                <text:p>2.3485951423645</text:p>
              </table:table-cell>
            </table:table-row>
            <table:table-row>
              <table:table-cell office:value-type="float" office:value="394">
                <text:p>394</text:p>
              </table:table-cell>
              <table:table-cell office:value-type="float" office:value="2.36957216262817">
                <text:p>2.36957216262817</text:p>
              </table:table-cell>
            </table:table-row>
            <table:table-row>
              <table:table-cell office:value-type="float" office:value="395">
                <text:p>395</text:p>
              </table:table-cell>
              <table:table-cell office:value-type="float" office:value="2.35790610313416">
                <text:p>2.35790610313416</text:p>
              </table:table-cell>
            </table:table-row>
            <table:table-row>
              <table:table-cell office:value-type="float" office:value="396">
                <text:p>396</text:p>
              </table:table-cell>
              <table:table-cell office:value-type="float" office:value="2.39013648033142">
                <text:p>2.39013648033142</text:p>
              </table:table-cell>
            </table:table-row>
            <table:table-row>
              <table:table-cell office:value-type="float" office:value="397">
                <text:p>397</text:p>
              </table:table-cell>
              <table:table-cell office:value-type="float" office:value="1.72779703140259">
                <text:p>1.72779703140259</text:p>
              </table:table-cell>
            </table:table-row>
            <table:table-row>
              <table:table-cell office:value-type="float" office:value="398">
                <text:p>398</text:p>
              </table:table-cell>
              <table:table-cell office:value-type="float" office:value="1.71849572658539">
                <text:p>1.71849572658539</text:p>
              </table:table-cell>
            </table:table-row>
            <table:table-row>
              <table:table-cell office:value-type="float" office:value="399">
                <text:p>399</text:p>
              </table:table-cell>
              <table:table-cell office:value-type="float" office:value="1.75091218948364">
                <text:p>1.75091218948364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1.74044489860535">
                <text:p>1.7404448986053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